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Monospace1" svg:font-family="Monospace" style:font-family-generic="roman"/>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499cm" style:contextual-spacing="false" fo:text-align="justify" style:justify-single-word="false"/>
      <style:text-properties fo:color="#800000" fo:font-weight="bold" style:font-weight-asian="bold" style:font-weight-complex="bold"/>
    </style:style>
    <style:style style:name="P2" style:family="paragraph" style:parent-style-name="Standard">
      <style:paragraph-properties fo:margin-top="0cm" fo:margin-bottom="0.499cm" style:contextual-spacing="false" fo:text-align="justify" style:justify-single-word="false"/>
      <style:text-properties fo:color="#800000" fo:font-weight="bold" fo:background-color="transparent" style:font-weight-asian="bold" style:font-weight-complex="bold"/>
    </style:style>
    <style:style style:name="P3" style:family="paragraph" style:parent-style-name="Standard">
      <style:paragraph-properties fo:margin-top="0cm" fo:margin-bottom="0.499cm" style:contextual-spacing="false" fo:text-align="center" style:justify-single-word="false"/>
      <style:text-properties fo:color="#800000" fo:font-weight="bold" fo:background-color="#ffff99" style:font-weight-asian="bold" style:font-weight-complex="bold"/>
    </style:style>
    <style:style style:name="P4" style:family="paragraph" style:parent-style-name="Standard">
      <style:paragraph-properties fo:margin-top="0cm" fo:margin-bottom="0.499cm" style:contextual-spacing="false" fo:text-align="start" style:justify-single-word="false"/>
      <style:text-properties fo:color="#800000" fo:font-weight="normal" style:font-weight-asian="normal" style:font-weight-complex="normal"/>
    </style:style>
    <style:style style:name="P5" style:family="paragraph" style:parent-style-name="Standard">
      <style:paragraph-properties fo:margin-top="0cm" fo:margin-bottom="0.499cm" style:contextual-spacing="false" fo:text-align="justify" style:justify-single-word="false"/>
      <style:text-properties fo:color="#800000" fo:font-weight="normal" style:font-weight-asian="normal" style:font-weight-complex="normal"/>
    </style:style>
    <style:style style:name="P6" style:family="paragraph" style:parent-style-name="Standard">
      <style:paragraph-properties fo:margin-top="0cm" fo:margin-bottom="0.499cm" style:contextual-spacing="false" fo:text-align="justify" style:justify-single-word="false"/>
      <style:text-properties fo:color="#800000" fo:font-weight="normal" fo:background-color="transparent" style:font-weight-asian="normal" style:font-weight-complex="normal"/>
    </style:style>
    <style:style style:name="P7" style:family="paragraph" style:parent-style-name="Standard">
      <style:paragraph-properties fo:margin-top="0cm" fo:margin-bottom="0.499cm" style:contextual-spacing="false" fo:text-align="justify" style:justify-single-word="false"/>
      <style:text-properties fo:color="#800000" style:text-underline-style="none" fo:font-weight="bold" fo:background-color="transparent" style:font-weight-asian="bold" style:font-weight-complex="bold"/>
    </style:style>
    <style:style style:name="P8" style:family="paragraph" style:parent-style-name="Standard">
      <style:paragraph-properties fo:margin-top="0cm" fo:margin-bottom="0.499cm" style:contextual-spacing="false" fo:text-align="start" style:justify-single-word="false"/>
      <style:text-properties fo:color="#800000" style:text-underline-style="none" fo:font-weight="bold" fo:background-color="transparent" style:font-weight-asian="bold" style:font-weight-complex="bold"/>
    </style:style>
    <style:style style:name="P9" style:family="paragraph" style:parent-style-name="Standard">
      <style:paragraph-properties fo:margin-top="0cm" fo:margin-bottom="0.499cm" style:contextual-spacing="false" fo:text-align="justify" style:justify-single-word="false"/>
      <style:text-properties style:text-underline-style="none"/>
    </style:style>
    <style:style style:name="P10" style:family="paragraph" style:parent-style-name="Standard">
      <style:paragraph-properties fo:margin-top="0cm" fo:margin-bottom="0.499cm" style:contextual-spacing="false" fo:text-align="start" style:justify-single-word="false"/>
      <style:text-properties style:text-underline-style="none"/>
    </style:style>
    <style:style style:name="P11" style:family="paragraph" style:parent-style-name="Standard">
      <style:paragraph-properties fo:margin-top="0cm" fo:margin-bottom="0.499cm" style:contextual-spacing="false" fo:text-align="justify" style:justify-single-word="false"/>
      <style:text-properties style:text-underline-style="solid" style:text-underline-width="auto" style:text-underline-color="font-color"/>
    </style:style>
    <style:style style:name="P12" style:family="paragraph" style:parent-style-name="Standard">
      <style:paragraph-properties fo:margin-top="0cm" fo:margin-bottom="0.499cm" style:contextual-spacing="false" fo:text-align="start" style:justify-single-word="false"/>
      <style:text-properties fo:color="#000000" fo:font-weight="bold" style:font-weight-asian="bold" style:font-weight-complex="bold"/>
    </style:style>
    <style:style style:name="P13" style:family="paragraph" style:parent-style-name="Standard">
      <style:paragraph-properties fo:margin-top="0cm" fo:margin-bottom="0.499cm" style:contextual-spacing="false" fo:text-align="start" style:justify-single-word="false"/>
      <style:text-properties fo:color="#000000" fo:font-weight="bold" officeooo:paragraph-rsid="00737d2e" style:font-weight-asian="bold" style:font-weight-complex="bold"/>
    </style:style>
    <style:style style:name="P14" style:family="paragraph" style:parent-style-name="Standard">
      <style:paragraph-properties fo:margin-top="0cm" fo:margin-bottom="0.499cm" style:contextual-spacing="false" fo:text-align="start" style:justify-single-word="false"/>
      <style:text-properties fo:color="#000000" fo:font-weight="bold" officeooo:rsid="007290e7" officeooo:paragraph-rsid="00737d2e" style:font-weight-asian="bold" style:font-weight-complex="bold"/>
    </style:style>
    <style:style style:name="P15" style:family="paragraph" style:parent-style-name="Standard">
      <style:paragraph-properties fo:margin-top="0cm" fo:margin-bottom="0.499cm" style:contextual-spacing="false" fo:text-align="start" style:justify-single-word="false"/>
      <style:text-properties fo:color="#000000" fo:font-weight="bold" officeooo:rsid="007c0828" officeooo:paragraph-rsid="007c0828" style:font-weight-asian="bold" style:font-weight-complex="bold"/>
    </style:style>
    <style:style style:name="P16" style:family="paragraph" style:parent-style-name="Standard">
      <style:paragraph-properties fo:margin-top="0cm" fo:margin-bottom="0.499cm" style:contextual-spacing="false" fo:text-align="justify" style:justify-single-word="false"/>
      <style:text-properties fo:color="#000000" fo:font-weight="bold" fo:background-color="transparent" style:font-weight-asian="bold" style:font-weight-complex="bold"/>
    </style:style>
    <style:style style:name="P17" style:family="paragraph" style:parent-style-name="Standard">
      <style:paragraph-properties fo:margin-top="0cm" fo:margin-bottom="0.499cm" style:contextual-spacing="false" fo:text-align="start" style:justify-single-word="false"/>
      <style:text-properties fo:color="#000000" fo:font-weight="bold" fo:background-color="transparent" style:font-weight-asian="bold" style:font-weight-complex="bold"/>
    </style:style>
    <style:style style:name="P18" style:family="paragraph" style:parent-style-name="Standard">
      <style:paragraph-properties fo:margin-top="0cm" fo:margin-bottom="0.499cm" style:contextual-spacing="false" fo:text-align="justify" style:justify-single-word="false"/>
      <style:text-properties fo:color="#000000" fo:font-weight="normal" style:font-weight-asian="normal" style:font-weight-complex="normal"/>
    </style:style>
    <style:style style:name="P19" style:family="paragraph" style:parent-style-name="Standard">
      <style:paragraph-properties fo:margin-top="0cm" fo:margin-bottom="0.499cm" style:contextual-spacing="false" fo:text-align="start" style:justify-single-word="false"/>
      <style:text-properties fo:color="#000000" fo:font-weight="normal" style:font-weight-asian="normal" style:font-weight-complex="normal"/>
    </style:style>
    <style:style style:name="P20" style:family="paragraph" style:parent-style-name="Standard">
      <style:paragraph-properties fo:margin-top="0cm" fo:margin-bottom="0.499cm" style:contextual-spacing="false" fo:text-align="start" style:justify-single-word="false"/>
      <style:text-properties fo:color="#000000" fo:font-weight="normal" officeooo:rsid="007290e7" officeooo:paragraph-rsid="00737d2e" style:font-weight-asian="normal" style:font-weight-complex="normal"/>
    </style:style>
    <style:style style:name="P21" style:family="paragraph" style:parent-style-name="Standard">
      <style:paragraph-properties fo:margin-top="0cm" fo:margin-bottom="0.499cm" style:contextual-spacing="false" fo:text-align="justify" style:justify-single-word="false"/>
      <style:text-properties fo:color="#000000" fo:font-weight="normal" fo:background-color="transparent" style:font-weight-asian="normal" style:font-weight-complex="normal"/>
    </style:style>
    <style:style style:name="P22" style:family="paragraph" style:parent-style-name="Standard">
      <style:paragraph-properties fo:margin-top="0cm" fo:margin-bottom="0.499cm" style:contextual-spacing="false" fo:text-align="start" style:justify-single-word="false"/>
      <style:text-properties fo:color="#000000" fo:font-weight="normal" fo:background-color="transparent" style:font-weight-asian="normal" style:font-weight-complex="normal"/>
    </style:style>
    <style:style style:name="P23" style:family="paragraph" style:parent-style-name="Standard">
      <style:paragraph-properties fo:margin-top="0cm" fo:margin-bottom="0.499cm" style:contextual-spacing="false" fo:text-align="justify" style:justify-single-word="false"/>
      <style:text-properties fo:color="#000000" fo:font-weight="normal" officeooo:rsid="00af9ea7" officeooo:paragraph-rsid="00af9ea7" fo:background-color="transparent" style:font-weight-asian="normal" style:font-weight-complex="normal"/>
    </style:style>
    <style:style style:name="P24" style:family="paragraph" style:parent-style-name="Standard">
      <style:paragraph-properties fo:margin-top="0cm" fo:margin-bottom="0.499cm" style:contextual-spacing="false" fo:text-align="justify" style:justify-single-word="false"/>
      <style:text-properties fo:color="#000000"/>
    </style:style>
    <style:style style:name="P25" style:family="paragraph" style:parent-style-name="Standard">
      <style:paragraph-properties fo:margin-top="0cm" fo:margin-bottom="0.499cm" style:contextual-spacing="false" fo:text-align="justify" style:justify-single-word="false"/>
      <style:text-properties fo:color="#000000" style:font-name="Monospace" fo:font-size="10pt" style:font-name-asian="Monospace" style:font-size-asian="10pt" style:font-name-complex="Monospace" style:font-size-complex="10pt"/>
    </style:style>
    <style:style style:name="P26" style:family="paragraph" style:parent-style-name="Standard">
      <style:paragraph-properties fo:margin-top="0cm" fo:margin-bottom="0.499cm" style:contextual-spacing="false" fo:text-align="justify" style:justify-single-word="false"/>
      <style:text-properties fo:color="#000000" style:text-underline-style="none" fo:font-weight="normal" fo:background-color="transparent" style:font-weight-asian="normal" style:font-weight-complex="normal"/>
    </style:style>
    <style:style style:name="P27" style:family="paragraph" style:parent-style-name="Standard">
      <style:paragraph-properties fo:margin-top="0cm" fo:margin-bottom="0.499cm" style:contextual-spacing="false" fo:line-height="150%" fo:text-align="justify" style:justify-single-word="false"/>
      <style:text-properties fo:color="#000000" style:font-name="Liberation Serif" fo:font-size="12pt" fo:font-weight="normal" fo:background-color="transparent" style:font-size-asian="12pt" style:font-weight-asian="normal" style:font-size-complex="12pt" style:font-weight-complex="normal"/>
    </style:style>
    <style:style style:name="P28" style:family="paragraph" style:parent-style-name="Standard">
      <style:paragraph-properties fo:margin-top="0cm" fo:margin-bottom="0.499cm" style:contextual-spacing="false" fo:line-height="150%" fo:text-align="justify" style:justify-single-word="false"/>
      <style:text-properties fo:color="#000000" style:font-name="Liberation Serif" fo:font-size="12pt" fo:font-weight="normal" officeooo:rsid="007dbba3" officeooo:paragraph-rsid="007dbba3" fo:background-color="transparent" style:font-size-asian="12pt" style:font-weight-asian="normal" style:font-size-complex="12pt" style:font-weight-complex="normal"/>
    </style:style>
    <style:style style:name="P29" style:family="paragraph" style:parent-style-name="Standard">
      <style:paragraph-properties fo:margin-top="0cm" fo:margin-bottom="0.499cm" style:contextual-spacing="false" fo:line-height="150%" fo:text-align="justify" style:justify-single-word="false"/>
      <style:text-properties fo:color="#000000" style:font-name="Liberation Serif" fo:font-size="12pt" fo:font-weight="normal" fo:background-color="transparent" style:font-name-asian="Monospace" style:font-size-asian="12pt" style:font-weight-asian="normal" style:font-name-complex="Monospace" style:font-size-complex="12pt" style:font-weight-complex="normal"/>
    </style:style>
    <style:style style:name="P30" style:family="paragraph" style:parent-style-name="Standard">
      <style:paragraph-properties fo:margin-top="0cm" fo:margin-bottom="0.499cm" style:contextual-spacing="false" fo:text-align="justify" style:justify-single-word="false"/>
      <style:text-properties fo:font-weight="normal" style:font-weight-asian="normal" style:font-weight-complex="normal"/>
    </style:style>
    <style:style style:name="P31" style:family="paragraph" style:parent-style-name="Standard">
      <style:paragraph-properties fo:margin-top="0cm" fo:margin-bottom="0.499cm" style:contextual-spacing="false" fo:text-align="justify" style:justify-single-word="false"/>
      <style:text-properties fo:font-weight="bold" style:font-weight-asian="bold" style:font-weight-complex="bold"/>
    </style:style>
    <style:style style:name="P32" style:family="paragraph" style:parent-style-name="Standard">
      <style:paragraph-properties fo:margin-top="0cm" fo:margin-bottom="0.499cm" style:contextual-spacing="false" fo:text-align="justify" style:justify-single-word="false"/>
      <style:text-properties fo:font-weight="bold" fo:background-color="transparent" style:font-weight-asian="bold" style:font-weight-complex="bold"/>
    </style:style>
    <style:style style:name="P33" style:family="paragraph" style:parent-style-name="Standard">
      <style:paragraph-properties fo:margin-top="0cm" fo:margin-bottom="0.499cm" style:contextual-spacing="false" fo:text-align="justify" style:justify-single-word="false"/>
    </style:style>
    <style:style style:name="P34" style:family="paragraph" style:parent-style-name="Standard">
      <style:paragraph-properties fo:margin-top="0cm" fo:margin-bottom="0.499cm" style:contextual-spacing="false" fo:text-align="justify" style:justify-single-word="false"/>
      <style:text-properties fo:color="#ff0000"/>
    </style:style>
    <style:style style:name="P35" style:family="paragraph" style:parent-style-name="Standard">
      <style:paragraph-properties fo:margin-top="0cm" fo:margin-bottom="0.499cm" style:contextual-spacing="false" fo:text-align="justify" style:justify-single-word="false"/>
      <style:text-properties fo:background-color="#00ffff"/>
    </style:style>
    <style:style style:name="P36" style:family="paragraph" style:parent-style-name="Standard">
      <style:paragraph-properties fo:margin-top="0cm" fo:margin-bottom="0.499cm" style:contextual-spacing="false" fo:text-align="justify" style:justify-single-word="false"/>
      <style:text-properties fo:font-style="italic" style:font-style-asian="italic" style:font-style-complex="italic"/>
    </style:style>
    <style:style style:name="P37" style:family="paragraph" style:parent-style-name="Standard">
      <style:paragraph-properties fo:margin-top="0cm" fo:margin-bottom="0.499cm" style:contextual-spacing="false" fo:text-align="justify" style:justify-single-word="false"/>
      <style:text-properties style:use-window-font-color="true" fo:font-size="12pt" fo:font-weight="bold" style:font-size-asian="12pt" style:font-weight-asian="bold" style:font-size-complex="12pt" style:font-weight-complex="bold"/>
    </style:style>
    <style:style style:name="P38" style:family="paragraph" style:parent-style-name="Standard">
      <style:paragraph-properties fo:margin-top="0cm" fo:margin-bottom="0.499cm" style:contextual-spacing="false" fo:text-align="justify" style:justify-single-word="false"/>
      <style:text-properties style:use-window-font-color="true" fo:font-size="12pt" fo:font-weight="normal" style:font-size-asian="12pt" style:font-weight-asian="normal" style:font-size-complex="12pt" style:font-weight-complex="normal"/>
    </style:style>
    <style:style style:name="P39" style:family="paragraph" style:parent-style-name="Standard">
      <style:paragraph-properties fo:margin-top="0cm" fo:margin-bottom="0.499cm" style:contextual-spacing="false" fo:line-height="150%" fo:text-align="justify" style:justify-single-word="false"/>
    </style:style>
    <style:style style:name="P40" style:family="paragraph" style:parent-style-name="Text_20_body">
      <style:paragraph-properties fo:margin-top="0cm" fo:margin-bottom="0.499cm" style:contextual-spacing="false" fo:text-align="justify" style:justify-single-word="false"/>
      <style:text-properties fo:color="#000000" fo:font-weight="normal" style:font-weight-asian="normal" style:font-weight-complex="normal"/>
    </style:style>
    <style:style style:name="P41" style:family="paragraph" style:parent-style-name="Text_20_body">
      <style:paragraph-properties fo:margin-top="0cm" fo:margin-bottom="0.499cm" style:contextual-spacing="false" fo:text-align="justify" style:justify-single-word="false"/>
      <style:text-properties fo:color="#000000" fo:font-style="normal" fo:font-weight="normal" style:font-style-asian="normal" style:font-weight-asian="normal" style:font-style-complex="normal" style:font-weight-complex="normal"/>
    </style:style>
    <style:style style:name="P42" style:family="paragraph" style:parent-style-name="Text_20_body">
      <style:paragraph-properties fo:margin-top="0cm" fo:margin-bottom="0.499cm" style:contextual-spacing="false" fo:text-align="justify" style:justify-single-word="false"/>
      <style:text-properties style:font-name="Liberation Serif" fo:background-color="transparent"/>
    </style:style>
    <style:style style:name="P43" style:family="paragraph" style:parent-style-name="Text_20_body">
      <style:paragraph-properties fo:margin-top="0cm" fo:margin-bottom="0.499cm" style:contextual-spacing="false" fo:text-align="justify" style:justify-single-word="false"/>
      <style:text-properties fo:font-weight="normal" style:font-weight-asian="normal" style:font-weight-complex="normal"/>
    </style:style>
    <style:style style:name="P44" style:family="paragraph" style:parent-style-name="Text_20_body">
      <style:paragraph-properties fo:margin-top="0cm" fo:margin-bottom="0.499cm" style:contextual-spacing="false" fo:text-align="justify" style:justify-single-word="false"/>
      <style:text-properties fo:color="#ff0000" fo:font-size="16pt" fo:font-style="normal" style:text-underline-style="none" fo:font-weight="bold" officeooo:paragraph-rsid="00adb950" style:font-size-asian="16pt" style:font-style-asian="normal" style:font-weight-asian="bold" style:font-size-complex="16pt" style:font-style-complex="normal" style:font-weight-complex="bold"/>
    </style:style>
    <style:style style:name="P45" style:family="paragraph" style:parent-style-name="Standard">
      <style:paragraph-properties fo:margin-top="0cm" fo:margin-bottom="0cm" style:contextual-spacing="false" fo:text-align="justify" style:justify-single-word="false"/>
      <style:text-properties fo:color="#000000" fo:font-size="9pt" fo:font-weight="normal" style:font-size-asian="9pt" style:font-weight-asian="normal" style:font-size-complex="9pt" style:font-weight-complex="normal"/>
    </style:style>
    <style:style style:name="P46" style:family="paragraph" style:parent-style-name="Standard">
      <style:paragraph-properties fo:margin-top="0cm" fo:margin-bottom="0cm" style:contextual-spacing="false" fo:text-align="justify" style:justify-single-word="false"/>
      <style:text-properties fo:color="#000000" fo:font-size="12pt" fo:font-weight="bold" style:font-size-asian="12pt" style:font-weight-asian="bold" style:font-size-complex="12pt" style:font-weight-complex="bold"/>
    </style:style>
    <style:style style:name="P47" style:family="paragraph" style:parent-style-name="Standard">
      <style:paragraph-properties fo:margin-top="0cm" fo:margin-bottom="0cm" style:contextual-spacing="false" fo:text-align="justify" style:justify-single-word="false"/>
      <style:text-properties fo:color="#000000" fo:font-size="12pt" fo:font-weight="bold" fo:background-color="#ffff00" style:font-size-asian="12pt" style:font-weight-asian="bold" style:font-size-complex="12pt" style:font-weight-complex="bold"/>
    </style:style>
    <style:style style:name="P48" style:family="paragraph" style:parent-style-name="Standard">
      <style:paragraph-properties fo:margin-top="0cm" fo:margin-bottom="0cm" style:contextual-spacing="false" fo:text-align="justify" style:justify-single-word="false"/>
      <style:text-properties fo:color="#000000" fo:font-size="12pt" fo:font-weight="normal" style:font-size-asian="12pt" style:font-weight-asian="normal" style:font-size-complex="12pt" style:font-weight-complex="normal"/>
    </style:style>
    <style:style style:name="P49" style:family="paragraph" style:parent-style-name="Standard">
      <style:paragraph-properties fo:margin-top="0cm" fo:margin-bottom="0cm" style:contextual-spacing="false" fo:text-align="justify" style:justify-single-word="fals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50" style:family="paragraph" style:parent-style-name="Standard">
      <style:paragraph-properties fo:margin-top="0cm" fo:margin-bottom="0cm" style:contextual-spacing="false" fo:line-height="150%" fo:text-align="justify" style:justify-single-word="false"/>
      <style:text-properties fo:color="#000000"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P51" style:family="paragraph" style:parent-style-name="Standard">
      <style:paragraph-properties fo:margin-top="0cm" fo:margin-bottom="0cm" style:contextual-spacing="false" fo:text-align="justify" style:justify-single-word="false"/>
      <style:text-properties fo:color="#000000" style:font-name="Liberation Serif" fo:font-size="12pt" style:font-size-asian="12pt" style:font-size-complex="12pt"/>
    </style:style>
    <style:style style:name="P52" style:family="paragraph" style:parent-style-name="Standard">
      <style:paragraph-properties fo:margin-top="0cm" fo:margin-bottom="0cm" style:contextual-spacing="false" fo:text-align="justify" style:justify-single-word="false"/>
      <style:text-properties fo:color="#000000" style:font-name="Liberation Serif" fo:font-size="10pt" style:font-size-asian="10pt"/>
    </style:style>
    <style:style style:name="P53" style:family="paragraph" style:parent-style-name="Standard">
      <style:paragraph-properties fo:margin-top="0cm" fo:margin-bottom="0cm" style:contextual-spacing="false" fo:text-align="justify" style:justify-single-word="false"/>
      <style:text-properties fo:color="#000000" style:font-name="Monospace1" fo:font-size="10pt" fo:font-weight="normal" officeooo:rsid="00296b55" officeooo:paragraph-rsid="00296b55" style:font-size-asian="10pt" style:font-weight-asian="normal" style:font-weight-complex="normal"/>
    </style:style>
    <style:style style:name="P54" style:family="paragraph" style:parent-style-name="Standard">
      <style:paragraph-properties fo:margin-top="0cm" fo:margin-bottom="0cm" style:contextual-spacing="false" fo:text-align="justify" style:justify-single-word="false"/>
      <style:text-properties fo:color="#000000" style:font-name="Monospace1" fo:font-size="10pt" fo:font-weight="normal" officeooo:rsid="00296b55" officeooo:paragraph-rsid="002d267a" style:font-size-asian="10pt" style:font-weight-asian="normal" style:font-weight-complex="normal"/>
    </style:style>
    <style:style style:name="P55" style:family="paragraph" style:parent-style-name="Standard">
      <style:paragraph-properties fo:margin-top="0cm" fo:margin-bottom="0cm" style:contextual-spacing="false" fo:text-align="justify" style:justify-single-word="false"/>
      <style:text-properties fo:color="#000000" style:font-name="Monospace1" fo:font-size="10pt" fo:font-weight="normal" officeooo:rsid="00296b55" officeooo:paragraph-rsid="00316261" style:font-size-asian="10pt" style:font-weight-asian="normal" style:font-weight-complex="normal"/>
    </style:style>
    <style:style style:name="P56" style:family="paragraph" style:parent-style-name="Standard">
      <style:paragraph-properties fo:margin-top="0cm" fo:margin-bottom="0cm" style:contextual-spacing="false" fo:text-align="justify" style:justify-single-word="false"/>
      <style:text-properties fo:color="#000000" style:font-name="Monospace1" fo:font-size="10pt" fo:font-weight="normal" officeooo:rsid="00296b55" officeooo:paragraph-rsid="0058d606" style:font-size-asian="10pt" style:font-weight-asian="normal" style:font-weight-complex="normal"/>
    </style:style>
    <style:style style:name="P57" style:family="paragraph" style:parent-style-name="Standard">
      <style:paragraph-properties fo:margin-top="0cm" fo:margin-bottom="0cm" style:contextual-spacing="false" fo:text-align="justify" style:justify-single-word="false"/>
      <style:text-properties fo:color="#000000" style:font-name="Monospace1" fo:font-size="10pt" fo:font-weight="normal" officeooo:rsid="00296b55" officeooo:paragraph-rsid="00618059" style:font-size-asian="10pt" style:font-weight-asian="normal" style:font-weight-complex="normal"/>
    </style:style>
    <style:style style:name="P58" style:family="paragraph" style:parent-style-name="Standard">
      <style:paragraph-properties fo:margin-top="0cm" fo:margin-bottom="0cm" style:contextual-spacing="false" fo:text-align="start" style:justify-single-word="false"/>
      <style:text-properties fo:color="#000000" style:font-name="Monospace1" fo:font-size="10pt" fo:font-weight="normal" officeooo:rsid="00296b55" officeooo:paragraph-rsid="005b5e64" style:font-size-asian="10pt" style:font-weight-asian="normal" style:font-weight-complex="normal"/>
    </style:style>
    <style:style style:name="P59" style:family="paragraph" style:parent-style-name="Standard">
      <style:paragraph-properties fo:margin-top="0cm" fo:margin-bottom="0cm" style:contextual-spacing="false" fo:text-align="start" style:justify-single-word="false"/>
      <style:text-properties fo:color="#000000" style:font-name="Monospace1" fo:font-size="10pt" fo:font-weight="normal" officeooo:rsid="00296b55" officeooo:paragraph-rsid="0064c484" style:font-size-asian="10pt" style:font-weight-asian="normal" style:font-weight-complex="normal"/>
    </style:style>
    <style:style style:name="P60" style:family="paragraph" style:parent-style-name="Standard">
      <style:paragraph-properties fo:margin-top="0cm" fo:margin-bottom="0cm" style:contextual-spacing="false" fo:text-align="justify" style:justify-single-word="false"/>
      <style:text-properties fo:color="#000000" style:font-name="Monospace1" fo:font-size="10pt" fo:font-weight="normal" officeooo:rsid="002f7ccf" officeooo:paragraph-rsid="002f7ccf" style:font-size-asian="10pt" style:font-weight-asian="normal" style:font-weight-complex="normal"/>
    </style:style>
    <style:style style:name="P61" style:family="paragraph" style:parent-style-name="Standard">
      <style:paragraph-properties fo:margin-top="0cm" fo:margin-bottom="0cm" style:contextual-spacing="false" fo:text-align="justify" style:justify-single-word="false"/>
      <style:text-properties fo:color="#000000" style:font-name="Monospace1" fo:font-size="10pt" fo:font-weight="normal" officeooo:rsid="00316261" officeooo:paragraph-rsid="00316261" style:font-size-asian="10pt" style:font-weight-asian="normal" style:font-weight-complex="normal"/>
    </style:style>
    <style:style style:name="P62" style:family="paragraph" style:parent-style-name="Standard">
      <style:paragraph-properties fo:margin-top="0cm" fo:margin-bottom="0cm" style:contextual-spacing="false" fo:text-align="start" style:justify-single-word="false"/>
      <style:text-properties fo:color="#000000" style:font-name="Monospace1" fo:font-size="10pt" fo:font-weight="normal" officeooo:rsid="0058299b" officeooo:paragraph-rsid="005f7963" style:font-size-asian="10pt" style:font-weight-asian="normal" style:font-weight-complex="normal"/>
    </style:style>
    <style:style style:name="P63" style:family="paragraph" style:parent-style-name="Standard">
      <style:paragraph-properties fo:margin-top="0cm" fo:margin-bottom="0cm" style:contextual-spacing="false" fo:text-align="justify" style:justify-single-word="false"/>
      <style:text-properties fo:color="#000000" style:font-name="Monospace1" fo:font-size="10pt" fo:font-weight="bold" officeooo:rsid="00296b55" officeooo:paragraph-rsid="00296b55" style:font-size-asian="10pt" style:font-weight-asian="bold" style:font-weight-complex="bold"/>
    </style:style>
    <style:style style:name="P64" style:family="paragraph" style:parent-style-name="Standard">
      <style:paragraph-properties fo:margin-top="0cm" fo:margin-bottom="0cm" style:contextual-spacing="false" fo:text-align="justify" style:justify-single-word="false"/>
      <style:text-properties fo:color="#000000" style:font-name="Monospace1" fo:font-size="10pt" fo:font-weight="bold" officeooo:rsid="00296b55" officeooo:paragraph-rsid="00316261" style:font-size-asian="10pt" style:font-weight-asian="bold" style:font-weight-complex="bold"/>
    </style:style>
    <style:style style:name="P65" style:family="paragraph" style:parent-style-name="Standard">
      <style:paragraph-properties fo:margin-top="0cm" fo:margin-bottom="0cm" style:contextual-spacing="false" fo:text-align="justify" style:justify-single-word="false"/>
      <style:text-properties fo:color="#000000" style:font-name="Monospace1" fo:font-size="10pt" fo:font-weight="bold" officeooo:rsid="00296b55" officeooo:paragraph-rsid="0058d606" style:font-size-asian="10pt" style:font-weight-asian="bold" style:font-weight-complex="bold"/>
    </style:style>
    <style:style style:name="P66" style:family="paragraph" style:parent-style-name="Standard">
      <style:paragraph-properties fo:margin-top="0cm" fo:margin-bottom="0cm" style:contextual-spacing="false" fo:text-align="justify" style:justify-single-word="false"/>
      <style:text-properties fo:color="#000000" style:font-name="Monospace1" fo:font-size="10pt" fo:font-weight="bold" officeooo:rsid="00296b55" officeooo:paragraph-rsid="00618059" style:font-size-asian="10pt" style:font-weight-asian="bold" style:font-weight-complex="bold"/>
    </style:style>
    <style:style style:name="P67" style:family="paragraph" style:parent-style-name="Standard">
      <style:paragraph-properties fo:margin-top="0cm" fo:margin-bottom="0cm" style:contextual-spacing="false" fo:text-align="justify" style:justify-single-word="false"/>
    </style:style>
    <style:style style:name="P68" style:family="paragraph" style:parent-style-name="Standard">
      <style:paragraph-properties fo:margin-top="0cm" fo:margin-bottom="0cm" style:contextual-spacing="false" fo:text-align="justify" style:justify-single-word="false"/>
      <style:text-properties officeooo:paragraph-rsid="00296b55"/>
    </style:style>
    <style:style style:name="P69" style:family="paragraph" style:parent-style-name="Standard">
      <style:paragraph-properties fo:margin-top="0cm" fo:margin-bottom="0cm" style:contextual-spacing="false" fo:text-align="justify" style:justify-single-word="false"/>
      <style:text-properties officeooo:paragraph-rsid="00316261"/>
    </style:style>
    <style:style style:name="P70" style:family="paragraph" style:parent-style-name="Standard">
      <style:paragraph-properties fo:margin-top="0cm" fo:margin-bottom="0cm" style:contextual-spacing="false" fo:text-align="justify" style:justify-single-word="false"/>
      <style:text-properties officeooo:paragraph-rsid="0053e75d"/>
    </style:style>
    <style:style style:name="P71" style:family="paragraph" style:parent-style-name="Standard">
      <style:paragraph-properties fo:margin-top="0cm" fo:margin-bottom="0cm" style:contextual-spacing="false" fo:text-align="justify" style:justify-single-word="false"/>
      <style:text-properties fo:font-weight="normal" style:font-weight-asian="normal" style:font-weight-complex="normal"/>
    </style:style>
    <style:style style:name="P72" style:family="paragraph" style:parent-style-name="Standard">
      <style:paragraph-properties fo:margin-top="0cm" fo:margin-bottom="0cm" style:contextual-spacing="false" fo:line-height="150%" fo:text-align="justify" style:justify-single-word="false"/>
      <style:text-properties fo:font-weight="normal" style:font-weight-asian="normal" style:font-weight-complex="normal"/>
    </style:style>
    <style:style style:name="P73" style:family="paragraph" style:parent-style-name="Standard">
      <style:paragraph-properties fo:margin-top="0cm" fo:margin-bottom="0cm" style:contextual-spacing="false" fo:text-align="justify" style:justify-single-word="false"/>
      <style:text-properties fo:font-size="12pt" style:font-size-asian="12pt" style:font-size-complex="12pt"/>
    </style:style>
    <style:style style:name="P74" style:family="paragraph" style:parent-style-name="Standard">
      <style:paragraph-properties fo:margin-top="0cm" fo:margin-bottom="0cm" style:contextual-spacing="false" fo:text-align="justify" style:justify-single-word="false"/>
      <style:text-properties style:font-name="Liberation Serif"/>
    </style:style>
    <style:style style:name="P75" style:family="paragraph" style:parent-style-name="Standard">
      <style:paragraph-properties fo:margin-top="0cm" fo:margin-bottom="0cm" style:contextual-spacing="false" fo:text-align="justify" style:justify-single-word="false"/>
      <style:text-properties style:font-name="Liberation Serif" fo:font-weight="bold" style:font-weight-asian="bold" style:font-weight-complex="bold"/>
    </style:style>
    <style:style style:name="P76" style:family="paragraph" style:parent-style-name="Standard">
      <style:paragraph-properties fo:margin-top="0cm" fo:margin-bottom="0cm" style:contextual-spacing="false" fo:text-align="justify" style:justify-single-word="false"/>
      <style:text-properties style:font-name="Liberation Serif" fo:font-weight="bold" officeooo:rsid="0014a788" officeooo:paragraph-rsid="0014a788" style:font-weight-asian="bold" style:font-weight-complex="bold"/>
    </style:style>
    <style:style style:name="P77" style:family="paragraph" style:parent-style-name="Standard">
      <style:paragraph-properties fo:margin-top="0cm" fo:margin-bottom="0cm" style:contextual-spacing="false" fo:text-align="justify" style:justify-single-word="false"/>
      <style:text-properties style:font-name="Liberation Serif" fo:font-weight="bold" officeooo:rsid="0014a788" officeooo:paragraph-rsid="0048b9a1" style:font-weight-asian="bold" style:font-weight-complex="bold"/>
    </style:style>
    <style:style style:name="P78" style:family="paragraph" style:parent-style-name="Standard">
      <style:paragraph-properties fo:margin-top="0cm" fo:margin-bottom="0cm" style:contextual-spacing="false" fo:text-align="justify" style:justify-single-word="false"/>
      <style:text-properties style:font-name="Liberation Serif" fo:font-weight="bold" officeooo:rsid="00377f8b" officeooo:paragraph-rsid="00377f8b" style:font-weight-asian="bold" style:font-weight-complex="bold"/>
    </style:style>
    <style:style style:name="P79" style:family="paragraph" style:parent-style-name="Standard">
      <style:paragraph-properties fo:margin-top="0cm" fo:margin-bottom="0cm" style:contextual-spacing="false" fo:text-align="justify" style:justify-single-word="false"/>
      <style:text-properties style:font-name="Liberation Serif" fo:font-weight="bold" officeooo:rsid="0043fbc0" officeooo:paragraph-rsid="00470617" style:font-weight-asian="bold" style:font-weight-complex="bold"/>
    </style:style>
    <style:style style:name="P80" style:family="paragraph" style:parent-style-name="Standard">
      <style:paragraph-properties fo:margin-top="0cm" fo:margin-bottom="0cm" style:contextual-spacing="false" fo:text-align="justify" style:justify-single-word="false"/>
      <style:text-properties style:font-name="Liberation Serif" fo:font-weight="bold" officeooo:rsid="0043fbc0" officeooo:paragraph-rsid="004885f8" style:font-weight-asian="bold" style:font-weight-complex="bold"/>
    </style:style>
    <style:style style:name="P81" style:family="paragraph" style:parent-style-name="Standard">
      <style:paragraph-properties fo:margin-top="0cm" fo:margin-bottom="0cm" style:contextual-spacing="false" fo:text-align="justify" style:justify-single-word="false"/>
      <style:text-properties style:font-name="Liberation Serif" fo:font-weight="bold" officeooo:rsid="003faee2" officeooo:paragraph-rsid="005198a2" style:font-weight-asian="bold" style:font-weight-complex="bold"/>
    </style:style>
    <style:style style:name="P82" style:family="paragraph" style:parent-style-name="Standard">
      <style:paragraph-properties fo:margin-top="0cm" fo:margin-bottom="0cm" style:contextual-spacing="false" fo:text-align="justify" style:justify-single-word="false"/>
      <style:text-properties style:font-name="Liberation Serif" fo:font-weight="bold" officeooo:rsid="0048b9a1" officeooo:paragraph-rsid="005198a2" style:font-weight-asian="bold" style:font-weight-complex="bold"/>
    </style:style>
    <style:style style:name="P83" style:family="paragraph" style:parent-style-name="Standard">
      <style:paragraph-properties fo:margin-top="0cm" fo:margin-bottom="0cm" style:contextual-spacing="false" fo:text-align="justify" style:justify-single-word="false"/>
      <style:text-properties style:font-name="Liberation Serif" fo:font-weight="bold" officeooo:rsid="0018d323" officeooo:paragraph-rsid="0018d323" style:font-weight-asian="bold" style:font-weight-complex="bold"/>
    </style:style>
    <style:style style:name="P84" style:family="paragraph" style:parent-style-name="Standard">
      <style:paragraph-properties fo:margin-top="0cm" fo:margin-bottom="0cm" style:contextual-spacing="false" fo:text-align="justify" style:justify-single-word="false"/>
      <style:text-properties style:font-name="Liberation Serif" fo:font-weight="bold" officeooo:rsid="00174ffc" officeooo:paragraph-rsid="00174ffc" style:font-weight-asian="bold" style:font-weight-complex="bold"/>
    </style:style>
    <style:style style:name="P85" style:family="paragraph" style:parent-style-name="Standard">
      <style:paragraph-properties fo:margin-top="0cm" fo:margin-bottom="0cm" style:contextual-spacing="false" fo:text-align="justify" style:justify-single-word="false"/>
      <style:text-properties style:font-name="Liberation Serif" fo:font-weight="bold" officeooo:rsid="00763802" officeooo:paragraph-rsid="00763802" style:font-weight-asian="bold" style:font-weight-complex="bold"/>
    </style:style>
    <style:style style:name="P86" style:family="paragraph" style:parent-style-name="Standard">
      <style:paragraph-properties fo:margin-top="0cm" fo:margin-bottom="0cm" style:contextual-spacing="false" fo:line-height="150%" fo:text-align="justify" style:justify-single-word="false"/>
      <style:text-properties style:font-name="Liberation Serif" fo:font-size="12pt" style:font-size-asian="12pt" style:font-size-complex="12pt"/>
    </style:style>
    <style:style style:name="P87" style:family="paragraph" style:parent-style-name="Standard">
      <style:paragraph-properties fo:margin-top="0cm" fo:margin-bottom="0cm" style:contextual-spacing="false" fo:line-height="150%" fo:text-align="justify" style:justify-single-word="false"/>
      <style:text-properties style:font-name="Liberation Serif" fo:font-size="12pt" fo:font-weight="normal" style:font-size-asian="12pt" style:font-weight-asian="normal" style:font-size-complex="12pt" style:font-weight-complex="normal"/>
    </style:style>
    <style:style style:name="P88" style:family="paragraph" style:parent-style-name="Standard">
      <style:paragraph-properties fo:margin-top="0cm" fo:margin-bottom="0cm" style:contextual-spacing="false" fo:line-height="150%" fo:text-align="justify" style:justify-single-word="false"/>
      <style:text-properties style:font-name="Liberation Serif" fo:font-size="12pt" fo:font-weight="bold" style:font-size-asian="12pt" style:font-weight-asian="bold" style:font-size-complex="12pt" style:font-weight-complex="bold"/>
    </style:style>
    <style:style style:name="P89" style:family="paragraph" style:parent-style-name="Standard">
      <style:paragraph-properties fo:margin-top="0cm" fo:margin-bottom="0cm" style:contextual-spacing="false" fo:line-height="150%" fo:text-align="justify" style:justify-single-word="false"/>
      <style:text-properties style:font-name="Liberation Serif" fo:font-size="12pt" style:text-underline-style="none" fo:font-weight="normal" style:font-size-asian="12pt" style:font-weight-asian="normal" style:font-size-complex="12pt" style:font-weight-complex="normal"/>
    </style:style>
    <style:style style:name="P90" style:family="paragraph" style:parent-style-name="Standard">
      <style:paragraph-properties fo:margin-top="0cm" fo:margin-bottom="0cm" style:contextual-spacing="false" fo:text-align="justify" style:justify-single-word="false"/>
      <style:text-properties style:font-name="Liberation Serif" fo:font-weight="normal" style:font-weight-asian="normal" style:font-weight-complex="normal"/>
    </style:style>
    <style:style style:name="P91" style:family="paragraph" style:parent-style-name="Standard">
      <style:paragraph-properties fo:margin-top="0cm" fo:margin-bottom="0cm" style:contextual-spacing="false" fo:text-align="justify" style:justify-single-word="false"/>
      <style:text-properties style:font-name="Liberation Serif" fo:font-weight="normal" officeooo:rsid="0014a788" officeooo:paragraph-rsid="0014a788" style:font-weight-asian="normal" style:font-weight-complex="normal"/>
    </style:style>
    <style:style style:name="P92" style:family="paragraph" style:parent-style-name="Standard">
      <style:paragraph-properties fo:margin-top="0cm" fo:margin-bottom="0cm" style:contextual-spacing="false" fo:text-align="justify" style:justify-single-word="false"/>
      <style:text-properties style:font-name="Liberation Serif" fo:font-weight="normal" officeooo:rsid="0014a788" officeooo:paragraph-rsid="004fee5b" style:font-weight-asian="normal" style:font-weight-complex="normal"/>
    </style:style>
    <style:style style:name="P93" style:family="paragraph" style:parent-style-name="Standard">
      <style:paragraph-properties fo:margin-top="0cm" fo:margin-bottom="0cm" style:contextual-spacing="false" fo:text-align="justify" style:justify-single-word="false"/>
      <style:text-properties style:font-name="Liberation Serif" fo:font-weight="normal" officeooo:rsid="0014a788" officeooo:paragraph-rsid="0050064a" style:font-weight-asian="normal" style:font-weight-complex="normal"/>
    </style:style>
    <style:style style:name="P94" style:family="paragraph" style:parent-style-name="Standard">
      <style:paragraph-properties fo:margin-top="0cm" fo:margin-bottom="0cm" style:contextual-spacing="false" fo:text-align="justify" style:justify-single-word="false"/>
      <style:text-properties style:font-name="Liberation Serif" fo:font-weight="normal" officeooo:rsid="0018d323" officeooo:paragraph-rsid="0018d323" style:font-weight-asian="normal" style:font-weight-complex="normal"/>
    </style:style>
    <style:style style:name="P95" style:family="paragraph" style:parent-style-name="Standard">
      <style:paragraph-properties fo:margin-top="0cm" fo:margin-bottom="0cm" style:contextual-spacing="false" fo:text-align="justify" style:justify-single-word="false"/>
      <style:text-properties style:font-name="Liberation Serif" fo:font-weight="normal" officeooo:rsid="001b4c19" officeooo:paragraph-rsid="001b4c19" style:font-weight-asian="normal" style:font-weight-complex="normal"/>
    </style:style>
    <style:style style:name="P96" style:family="paragraph" style:parent-style-name="Standard">
      <style:paragraph-properties fo:margin-top="0cm" fo:margin-bottom="0cm" style:contextual-spacing="false" fo:text-align="justify" style:justify-single-word="false"/>
      <style:text-properties style:font-name="Liberation Serif" fo:font-weight="normal" officeooo:rsid="0027b603" officeooo:paragraph-rsid="0027b603" style:font-weight-asian="normal" style:font-weight-complex="normal"/>
    </style:style>
    <style:style style:name="P97" style:family="paragraph" style:parent-style-name="Standard">
      <style:paragraph-properties fo:margin-top="0cm" fo:margin-bottom="0cm" style:contextual-spacing="false" fo:text-align="justify" style:justify-single-word="false"/>
      <style:text-properties style:font-name="Liberation Serif" fo:font-weight="normal" officeooo:rsid="00530e07" officeooo:paragraph-rsid="00530e07" style:font-weight-asian="normal" style:font-weight-complex="normal"/>
    </style:style>
    <style:style style:name="P98" style:family="paragraph" style:parent-style-name="Standard">
      <style:paragraph-properties fo:margin-top="0cm" fo:margin-bottom="0cm" style:contextual-spacing="false" fo:text-align="justify" style:justify-single-word="false"/>
      <style:text-properties style:font-name="Liberation Serif" fo:font-weight="normal" officeooo:rsid="006a85e6" officeooo:paragraph-rsid="006a85e6" style:font-weight-asian="normal" style:font-weight-complex="normal"/>
    </style:style>
    <style:style style:name="P99" style:family="paragraph" style:parent-style-name="Standard">
      <style:paragraph-properties fo:margin-top="0cm" fo:margin-bottom="0cm" style:contextual-spacing="false" fo:text-align="justify" style:justify-single-word="false"/>
      <style:text-properties fo:font-weight="bold" style:font-weight-asian="bold" style:font-weight-complex="bold"/>
    </style:style>
    <style:style style:name="P100" style:family="paragraph" style:parent-style-name="Standard">
      <style:paragraph-properties fo:margin-top="0cm" fo:margin-bottom="0cm" style:contextual-spacing="false" fo:line-height="150%" fo:text-align="justify" style:justify-single-word="false"/>
      <style:text-properties fo:color="#557f5f" style:font-name="Liberation Serif" fo:font-size="12pt" style:text-underline-style="none" fo:font-weight="normal" style:font-size-asian="12pt" style:font-weight-asian="normal" style:font-size-complex="12pt" style:font-weight-complex="normal"/>
    </style:style>
    <style:style style:name="P101" style:family="paragraph" style:parent-style-name="Standard">
      <style:paragraph-properties fo:margin-top="0cm" fo:margin-bottom="0cm" style:contextual-spacing="false" fo:text-align="justify" style:justify-single-word="false"/>
      <style:text-properties officeooo:rsid="001e6f00" officeooo:paragraph-rsid="001e6f00"/>
    </style:style>
    <style:style style:name="P102" style:family="paragraph" style:parent-style-name="Standard">
      <style:paragraph-properties fo:margin-top="0cm" fo:margin-bottom="0cm" style:contextual-spacing="false" fo:text-align="justify" style:justify-single-word="false" fo:background-color="transparent">
        <style:background-image/>
      </style:paragraph-properties>
      <style:text-properties fo:color="#000000" fo:font-size="12pt" fo:font-weight="bold" style:font-size-asian="12pt" style:font-weight-asian="bold" style:font-size-complex="12pt" style:font-weight-complex="bold"/>
    </style:style>
    <style:style style:name="P103" style:family="paragraph" style:parent-style-name="Standard">
      <style:paragraph-properties fo:margin-top="0cm" fo:margin-bottom="0cm" style:contextual-spacing="false" fo:text-align="justify" style:justify-single-word="false" fo:background-color="transparent">
        <style:background-image/>
      </style:paragraph-properties>
      <style:text-properties fo:color="#000000" fo:font-size="12pt" fo:font-weight="normal" style:font-size-asian="12pt" style:font-weight-asian="normal" style:font-size-complex="12pt" style:font-weight-complex="normal"/>
    </style:style>
    <style:style style:name="P104" style:family="paragraph" style:parent-style-name="Standard">
      <style:paragraph-properties fo:margin-left="1.203cm" fo:margin-right="0cm" fo:margin-top="0cm" fo:margin-bottom="0.499cm" style:contextual-spacing="false" fo:text-align="justify" style:justify-single-word="false" fo:text-indent="0cm" style:auto-text-indent="false"/>
      <style:text-properties fo:color="#000000" fo:font-weight="normal" style:font-weight-asian="normal" style:font-weight-complex="normal"/>
    </style:style>
    <style:style style:name="P105" style:family="paragraph" style:parent-style-name="Text_20_body">
      <style:paragraph-properties fo:text-align="justify" style:justify-single-word="false"/>
    </style:style>
    <style:style style:name="P106" style:family="paragraph" style:parent-style-name="Text_20_body">
      <style:text-properties style:text-underline-style="solid" style:text-underline-width="auto" style:text-underline-color="font-color"/>
    </style:style>
    <style:style style:name="P107" style:family="paragraph" style:parent-style-name="Text_20_body">
      <style:paragraph-properties fo:text-align="justify" style:justify-single-word="false"/>
      <style:text-properties style:text-underline-style="solid" style:text-underline-width="auto" style:text-underline-color="font-color"/>
    </style:style>
    <style:style style:name="P108" style:family="paragraph" style:parent-style-name="Text_20_body">
      <style:text-properties fo:color="#800000" fo:font-weight="bold" style:font-weight-asian="bold" style:font-weight-complex="bold"/>
    </style:style>
    <style:style style:name="P109" style:family="paragraph" style:parent-style-name="Text_20_body">
      <style:text-properties fo:background-color="#ffff00"/>
    </style:style>
    <style:style style:name="P110" style:family="paragraph" style:parent-style-name="Text_20_body">
      <style:text-properties style:font-name="Liberation Serif" fo:background-color="transparent"/>
    </style:style>
    <style:style style:name="P111" style:family="paragraph" style:parent-style-name="Text_20_body">
      <style:text-properties fo:color="#557f5f" style:font-name="Monospace1" fo:font-size="10pt" style:font-size-asian="10pt"/>
    </style:style>
    <style:style style:name="P112" style:family="paragraph" style:parent-style-name="Text_20_body">
      <style:text-properties fo:color="#557f5f" style:font-name="Monospace1" fo:font-size="10pt" officeooo:paragraph-rsid="009fd3a0" style:font-size-asian="10pt"/>
    </style:style>
    <style:style style:name="P113" style:family="paragraph" style:parent-style-name="Text_20_body">
      <style:text-properties fo:font-weight="normal" style:font-weight-asian="normal" style:font-weight-complex="normal"/>
    </style:style>
    <style:style style:name="P114" style:family="paragraph" style:parent-style-name="Text_20_body">
      <style:text-properties fo:font-weight="normal" officeooo:rsid="00118e95" officeooo:paragraph-rsid="00118e95" style:font-weight-asian="normal" style:font-weight-complex="normal"/>
    </style:style>
    <style:style style:name="P115" style:family="paragraph" style:parent-style-name="Text_20_body">
      <style:text-properties fo:font-weight="normal" officeooo:rsid="00b08188" officeooo:paragraph-rsid="00b08188" style:font-weight-asian="normal" style:font-weight-complex="normal"/>
    </style:style>
    <style:style style:name="P116" style:family="paragraph" style:parent-style-name="Text_20_body">
      <style:text-properties fo:color="#000000" fo:font-style="normal" style:font-style-asian="normal" style:font-style-complex="normal"/>
    </style:style>
    <style:style style:name="P117" style:family="paragraph" style:parent-style-name="Text_20_body">
      <style:text-properties fo:color="#000000" style:font-name="Liberation Serif" fo:font-size="12pt" style:font-size-asian="12pt" style:font-size-complex="12pt"/>
    </style:style>
    <style:style style:name="P118" style:family="paragraph" style:parent-style-name="Text_20_body">
      <style:paragraph-properties fo:line-height="100%"/>
    </style:style>
    <style:style style:name="P119" style:family="paragraph" style:parent-style-name="Text_20_body">
      <style:paragraph-properties fo:text-align="justify" style:justify-single-word="false"/>
      <style:text-properties fo:font-weight="bold" style:font-weight-asian="bold" style:font-weight-complex="bold"/>
    </style:style>
    <style:style style:name="P120" style:family="paragraph" style:parent-style-name="Text_20_body">
      <style:text-properties style:text-underline-style="none" fo:font-weight="normal" officeooo:rsid="00118e95" officeooo:paragraph-rsid="00118e95" style:font-weight-asian="normal" style:font-weight-complex="normal"/>
    </style:style>
    <style:style style:name="P121" style:family="paragraph" style:parent-style-name="Text_20_body">
      <style:text-properties style:text-underline-style="none" fo:font-weight="normal" officeooo:rsid="009fd3a0" officeooo:paragraph-rsid="009fd3a0" style:font-weight-asian="normal" style:font-weight-complex="normal"/>
    </style:style>
    <style:style style:name="P122" style:family="paragraph" style:parent-style-name="Text_20_body">
      <style:text-properties style:text-underline-style="none" fo:font-weight="normal" officeooo:rsid="00a144a9" officeooo:paragraph-rsid="00a144a9" style:font-weight-asian="normal" style:font-weight-complex="normal"/>
    </style:style>
    <style:style style:name="P123" style:family="paragraph" style:parent-style-name="Text_20_body">
      <style:text-properties style:text-underline-style="none" fo:font-weight="normal" officeooo:rsid="00a2d5cd" officeooo:paragraph-rsid="00a2d5cd" style:font-weight-asian="normal" style:font-weight-complex="normal"/>
    </style:style>
    <style:style style:name="P124" style:family="paragraph" style:parent-style-name="Text_20_body">
      <style:text-properties style:text-underline-style="none" fo:font-weight="normal" officeooo:rsid="00a2d5cd" officeooo:paragraph-rsid="00a5263d" style:font-weight-asian="normal" style:font-weight-complex="normal"/>
    </style:style>
    <style:style style:name="P125" style:family="paragraph" style:parent-style-name="Text_20_body">
      <style:text-properties officeooo:rsid="00353a82" officeooo:paragraph-rsid="00353a82"/>
    </style:style>
    <style:style style:name="P126" style:family="paragraph" style:parent-style-name="Text_20_body">
      <style:text-properties officeooo:rsid="0035412e" officeooo:paragraph-rsid="0035412e"/>
    </style:style>
    <style:style style:name="P127" style:family="paragraph" style:parent-style-name="Text_20_body">
      <style:text-properties officeooo:rsid="007907e8" officeooo:paragraph-rsid="007907e8"/>
    </style:style>
    <style:style style:name="P128" style:family="paragraph" style:parent-style-name="Text_20_body">
      <style:text-properties officeooo:paragraph-rsid="009fd3a0"/>
    </style:style>
    <style:style style:name="P129" style:family="paragraph" style:parent-style-name="Text_20_body">
      <style:text-properties officeooo:rsid="00a965bf" officeooo:paragraph-rsid="00a965bf"/>
    </style:style>
    <style:style style:name="P130" style:family="paragraph" style:parent-style-name="Text_20_body">
      <style:text-properties officeooo:rsid="00ab5269" officeooo:paragraph-rsid="00ab5269"/>
    </style:style>
    <style:style style:name="P131" style:family="paragraph" style:parent-style-name="Text_20_body">
      <style:text-properties officeooo:rsid="00aba556" officeooo:paragraph-rsid="00aba556"/>
    </style:style>
    <style:style style:name="P132" style:family="paragraph" style:parent-style-name="Text_20_body">
      <style:text-properties officeooo:rsid="00ad2c28" officeooo:paragraph-rsid="00ad2c28"/>
    </style:style>
    <style:style style:name="P133" style:family="paragraph" style:parent-style-name="Text_20_body">
      <style:text-properties officeooo:rsid="00adb950" officeooo:paragraph-rsid="00adb950"/>
    </style:style>
    <style:style style:name="P134" style:family="paragraph" style:parent-style-name="Preformatted_20_Text">
      <style:paragraph-properties fo:text-align="justify" style:justify-single-word="false"/>
    </style:style>
    <style:style style:name="P135" style:family="paragraph" style:parent-style-name="Standard">
      <style:paragraph-properties fo:margin-left="0cm" fo:margin-right="0cm" fo:text-align="start" style:justify-single-word="false" fo:text-indent="0cm" style:auto-text-indent="false"/>
    </style:style>
    <style:style style:name="P136" style:family="paragraph" style:parent-style-name="Standard">
      <style:paragraph-properties fo:margin-left="0cm" fo:margin-right="0cm" fo:text-align="start" style:justify-single-word="false" fo:text-indent="0cm" style:auto-text-indent="false" style:text-autospace="none"/>
    </style:style>
    <style:style style:name="P137" style:family="paragraph" style:parent-style-name="Standard">
      <style:paragraph-properties fo:margin-left="0cm" fo:margin-right="0cm" fo:text-align="start" style:justify-single-word="false" fo:text-indent="0cm" style:auto-text-indent="false"/>
      <style:text-properties officeooo:paragraph-rsid="0077c4ce"/>
    </style:style>
    <style:style style:name="P138" style:family="paragraph" style:parent-style-name="Standard">
      <style:paragraph-properties fo:margin-left="0cm" fo:margin-right="0cm" fo:text-align="start" style:justify-single-word="false" fo:text-indent="0cm" style:auto-text-indent="false"/>
      <style:text-properties fo:color="#000000" style:font-name="Monospace1" fo:font-size="10pt" style:font-size-asian="10pt"/>
    </style:style>
    <style:style style:name="P139" style:family="paragraph" style:parent-style-name="Standard">
      <style:paragraph-properties fo:margin-left="0cm" fo:margin-right="0cm" fo:text-align="start" style:justify-single-word="false" fo:text-indent="0cm" style:auto-text-indent="false"/>
      <style:text-properties fo:color="#000000" style:font-name="Monospace1" fo:font-size="10pt" officeooo:rsid="009fd3a0" officeooo:paragraph-rsid="009fd3a0" style:font-size-asian="10pt"/>
    </style:style>
    <style:style style:name="P140" style:family="paragraph" style:parent-style-name="Standard">
      <style:paragraph-properties fo:margin-left="0cm" fo:margin-right="0cm" fo:text-align="start" style:justify-single-word="false" fo:text-indent="0cm" style:auto-text-indent="false"/>
      <style:text-properties fo:color="#000000" style:font-name="Monospace1" fo:font-size="10pt" fo:font-style="italic" style:font-size-asian="10pt" style:font-style-asian="italic"/>
    </style:style>
    <style:style style:name="P141" style:family="paragraph" style:parent-style-name="Standard">
      <style:paragraph-properties fo:margin-left="0cm" fo:margin-right="0cm" fo:text-align="start" style:justify-single-word="false" fo:text-indent="0cm" style:auto-text-indent="false"/>
      <style:text-properties fo:color="#000000" style:font-name="Monospace1" fo:font-size="10pt" fo:font-style="italic" officeooo:rsid="00a84ca0" officeooo:paragraph-rsid="00a84ca0" style:font-size-asian="10pt" style:font-style-asian="italic"/>
    </style:style>
    <style:style style:name="P14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43" style:family="paragraph" style:parent-style-name="Standard">
      <style:paragraph-properties fo:margin-left="0cm" fo:margin-right="0cm" fo:text-align="start" style:justify-single-word="false" fo:text-indent="0cm" style:auto-text-indent="false"/>
      <style:text-properties fo:color="#000000" style:font-name="Liberation Serif" fo:font-size="12pt" style:text-underline-style="none" fo:font-weight="normal" style:font-size-asian="12pt" style:font-weight-asian="normal" style:font-size-complex="12pt" style:font-weight-complex="normal"/>
    </style:style>
    <style:style style:name="P144" style:family="paragraph" style:parent-style-name="Standard">
      <style:paragraph-properties fo:margin-left="0cm" fo:margin-right="0cm" fo:text-align="start" style:justify-single-word="false" fo:text-indent="0cm" style:auto-text-indent="false"/>
      <style:text-properties fo:color="#557f5f" style:font-name="Monospace1" fo:font-size="10pt" style:font-size-asian="10pt"/>
    </style:style>
    <style:style style:name="P145" style:family="paragraph" style:parent-style-name="Standard">
      <style:paragraph-properties fo:margin-left="0cm" fo:margin-right="0cm" fo:line-height="150%" fo:text-align="start" style:justify-single-word="false" fo:text-indent="0cm" style:auto-text-indent="false"/>
      <style:text-properties fo:color="#557f5f" style:font-name="Liberation Serif" fo:font-size="12pt" style:font-size-asian="12pt" style:font-size-complex="12pt"/>
    </style:style>
    <style:style style:name="P14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47"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148" style:family="paragraph" style:parent-style-name="Standard">
      <style:paragraph-properties fo:margin-left="0cm" fo:margin-right="0cm" fo:text-align="start" style:justify-single-word="false" fo:text-indent="0cm" style:auto-text-indent="false"/>
      <style:text-properties style:font-name="Liberation Serif" fo:font-size="12pt" style:font-size-asian="12pt" style:font-size-complex="12pt"/>
    </style:style>
    <style:style style:name="P149" style:family="paragraph" style:parent-style-name="Standard">
      <style:paragraph-properties fo:margin-left="0cm" fo:margin-right="0cm" fo:line-height="150%" fo:text-align="start" style:justify-single-word="false" fo:text-indent="0cm" style:auto-text-indent="false"/>
      <style:text-properties style:font-name="Liberation Serif" fo:font-size="12pt" style:font-size-asian="12pt" style:font-size-complex="12pt"/>
    </style:style>
    <style:style style:name="P150" style:family="paragraph" style:parent-style-name="Standard">
      <style:paragraph-properties fo:margin-left="0cm" fo:margin-right="0cm" fo:text-align="start" style:justify-single-word="false" fo:text-indent="0cm" style:auto-text-indent="false"/>
      <style:text-properties style:font-name="Liberation Serif" fo:font-size="12pt" style:text-underline-style="none" style:font-size-asian="12pt" style:font-size-complex="12pt"/>
    </style:style>
    <style:style style:name="P151" style:family="paragraph" style:parent-style-name="Standard">
      <style:paragraph-properties fo:margin-left="0cm" fo:margin-right="0cm" fo:text-align="start" style:justify-single-word="false" fo:text-indent="0cm" style:auto-text-indent="false"/>
      <style:text-properties style:font-name="Liberation Serif" fo:font-size="12pt" style:text-underline-style="none" officeooo:rsid="0077c4ce" officeooo:paragraph-rsid="0077c4ce" style:font-size-asian="12pt" style:font-size-complex="12pt"/>
    </style:style>
    <style:style style:name="P152" style:family="paragraph" style:parent-style-name="Standard">
      <style:paragraph-properties fo:margin-left="0cm" fo:margin-right="0cm" fo:text-align="start" style:justify-single-word="false" fo:text-indent="0cm" style:auto-text-indent="false"/>
      <style:text-properties style:font-name="Liberation Serif" fo:font-size="12pt" fo:font-weight="normal" style:font-size-asian="12pt" style:font-weight-asian="normal" style:font-size-complex="12pt" style:font-weight-complex="normal"/>
    </style:style>
    <style:style style:name="P153" style:family="paragraph" style:parent-style-name="Standard">
      <style:paragraph-properties fo:margin-left="0cm" fo:margin-right="0cm" fo:margin-top="0cm" fo:margin-bottom="0cm" style:contextual-spacing="false" fo:text-align="start" style:justify-single-word="false" fo:text-indent="0cm" style:auto-text-indent="false" style:text-autospace="non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154" style:family="paragraph" style:parent-style-name="Standard">
      <style:paragraph-properties fo:margin-left="1.693cm" fo:margin-right="0cm" fo:margin-top="0cm" fo:margin-bottom="0.499cm" style:contextual-spacing="false" fo:text-align="justify" style:justify-single-word="false" fo:text-indent="0cm" style:auto-text-indent="false"/>
      <style:text-properties fo:color="#000000" fo:font-weight="normal" fo:background-color="transparent" style:font-weight-asian="normal" style:font-weight-complex="normal"/>
    </style:style>
    <style:style style:name="P155" style:family="paragraph" style:parent-style-name="Standard">
      <style:text-properties fo:background-color="#00ffff"/>
    </style:style>
    <style:style style:name="P156" style:family="paragraph" style:parent-style-name="Standard">
      <style:text-properties fo:background-color="transparent"/>
    </style:style>
    <style:style style:name="P157" style:family="paragraph" style:parent-style-name="Standard">
      <style:paragraph-properties fo:text-align="center" style:justify-single-word="false"/>
    </style:style>
    <style:style style:name="P158" style:family="paragraph" style:parent-style-name="Standard">
      <style:text-properties fo:color="#557f5f" style:font-name="Monospace1" fo:font-size="10pt" style:font-size-asian="10pt"/>
    </style:style>
    <style:style style:name="P159" style:family="paragraph" style:parent-style-name="Standard">
      <style:text-properties style:font-name="Liberation Serif" fo:font-size="12pt" style:font-size-asian="12pt" style:font-size-complex="12pt"/>
    </style:style>
    <style:style style:name="P160" style:family="paragraph" style:parent-style-name="Standard">
      <style:paragraph-properties fo:text-align="start" style:justify-single-word="false"/>
    </style:style>
    <style:style style:name="P161" style:family="paragraph" style:parent-style-name="Standard">
      <style:paragraph-properties fo:text-align="start" style:justify-single-word="false"/>
      <style:text-properties officeooo:rsid="00565763" officeooo:paragraph-rsid="00565763"/>
    </style:style>
    <style:style style:name="P162" style:family="paragraph" style:parent-style-name="Standard">
      <style:text-properties style:text-underline-style="none" fo:font-weight="normal" officeooo:rsid="009fd3a0" officeooo:paragraph-rsid="009fd3a0" style:font-weight-asian="normal" style:font-weight-complex="normal"/>
    </style:style>
    <style:style style:name="P163" style:family="paragraph" style:parent-style-name="Standard">
      <style:paragraph-properties fo:margin-left="2.54cm" fo:margin-right="0cm" fo:margin-top="0cm" fo:margin-bottom="0.499cm" style:contextual-spacing="false" fo:line-height="150%" fo:text-align="justify" style:justify-single-word="false" fo:text-indent="0cm" style:auto-text-indent="false"/>
      <style:text-properties fo:color="#000000" style:font-name="Liberation Serif" fo:font-size="12pt" fo:font-weight="normal" fo:background-color="transparent" style:font-size-asian="12pt" style:font-weight-asian="normal" style:font-size-complex="12pt" style:font-weight-complex="normal"/>
    </style:style>
    <style:style style:name="P164" style:family="paragraph" style:parent-style-name="Contents_20_1">
      <style:paragraph-properties>
        <style:tab-stops>
          <style:tab-stop style:position="15.24cm" style:type="right" style:leader-style="dotted" style:leader-text="."/>
        </style:tab-stops>
      </style:paragraph-properties>
    </style:style>
    <style:style style:name="P165" style:family="paragraph" style:parent-style-name="Contents_20_2">
      <style:paragraph-properties>
        <style:tab-stops>
          <style:tab-stop style:position="15.24cm" style:type="right" style:leader-style="dotted" style:leader-text="."/>
        </style:tab-stops>
      </style:paragraph-properties>
    </style:style>
    <style:style style:name="P166" style:family="paragraph" style:parent-style-name="Contents_20_3">
      <style:paragraph-properties>
        <style:tab-stops>
          <style:tab-stop style:position="15.24cm" style:type="right" style:leader-style="dotted" style:leader-text="."/>
        </style:tab-stops>
      </style:paragraph-properties>
    </style:style>
    <style:style style:name="P167" style:family="paragraph" style:parent-style-name="Standard" style:master-page-name="Standard">
      <style:paragraph-properties fo:text-align="center" style:justify-single-word="false" style:page-number="auto"/>
      <style:text-properties fo:font-size="32pt" style:font-size-asian="32pt" style:font-size-complex="32pt"/>
    </style:style>
    <style:style style:name="P168" style:family="paragraph" style:parent-style-name="Standard" style:list-style-name="L22"/>
    <style:style style:name="P169" style:family="paragraph" style:parent-style-name="Standard" style:list-style-name="L22">
      <style:text-properties fo:color="#000000" style:font-name="Liberation Serif" fo:font-size="10pt" fo:font-style="italic" officeooo:rsid="008b6dac" style:font-size-asian="10pt" style:font-style-asian="italic"/>
    </style:style>
    <style:style style:name="P170" style:family="paragraph" style:parent-style-name="Standard" style:list-style-name="L38">
      <style:paragraph-properties fo:text-align="start" style:justify-single-word="false"/>
      <style:text-properties fo:color="#000000" style:font-name="Monospace1" fo:font-size="10pt" style:font-size-asian="10pt"/>
    </style:style>
    <style:style style:name="P171" style:family="paragraph" style:parent-style-name="Standard" style:list-style-name="L39">
      <style:paragraph-properties fo:text-align="start" style:justify-single-word="false"/>
      <style:text-properties fo:color="#000000" style:font-name="Monospace1" fo:font-size="10pt" officeooo:rsid="00565763" officeooo:paragraph-rsid="00565763" style:font-size-asian="10pt"/>
    </style:style>
    <style:style style:name="P172" style:family="paragraph" style:parent-style-name="Standard" style:list-style-name="L40">
      <style:paragraph-properties fo:text-align="start" style:justify-single-word="false"/>
      <style:text-properties fo:color="#000000" style:font-name="Monospace1" fo:font-size="10pt" officeooo:rsid="00565763" officeooo:paragraph-rsid="005f7963" style:font-size-asian="10pt"/>
    </style:style>
    <style:style style:name="P173" style:family="paragraph" style:parent-style-name="Standard" style:list-style-name="L41">
      <style:paragraph-properties fo:text-align="start" style:justify-single-word="false"/>
      <style:text-properties fo:color="#000000" style:font-name="Monospace1" fo:font-size="10pt" officeooo:rsid="00565763" officeooo:paragraph-rsid="006916c3" style:font-size-asian="10pt"/>
    </style:style>
    <style:style style:name="P174" style:family="paragraph" style:parent-style-name="Standard" style:list-style-name="L39">
      <style:paragraph-properties fo:text-align="start" style:justify-single-word="false"/>
      <style:text-properties fo:color="#000000" style:font-name="Monospace1" fo:font-size="10pt" officeooo:rsid="0058299b" officeooo:paragraph-rsid="0058299b" style:font-size-asian="10pt"/>
    </style:style>
    <style:style style:name="P175" style:family="paragraph" style:parent-style-name="Standard" style:list-style-name="L40">
      <style:paragraph-properties fo:text-align="start" style:justify-single-word="false"/>
      <style:text-properties fo:color="#000000" style:font-name="Monospace1" fo:font-size="10pt" officeooo:rsid="0058299b" officeooo:paragraph-rsid="005f7963" style:font-size-asian="10pt"/>
    </style:style>
    <style:style style:name="P176" style:family="paragraph" style:parent-style-name="Standard" style:list-style-name="L41">
      <style:paragraph-properties fo:text-align="start" style:justify-single-word="false"/>
      <style:text-properties fo:color="#000000" style:font-name="Monospace1" fo:font-size="10pt" officeooo:rsid="0058299b" officeooo:paragraph-rsid="006916c3" style:font-size-asian="10pt"/>
    </style:style>
    <style:style style:name="P177" style:family="paragraph" style:parent-style-name="Standard" style:list-style-name="L30">
      <style:paragraph-properties fo:text-align="start" style:justify-single-word="false"/>
      <style:text-properties style:font-name="Liberation Serif" fo:font-size="12pt" style:font-size-asian="12pt" style:font-size-complex="12pt"/>
    </style:style>
    <style:style style:name="P178" style:family="paragraph" style:parent-style-name="Standard" style:list-style-name="L38">
      <style:paragraph-properties fo:text-align="start" style:justify-single-word="false"/>
    </style:style>
    <style:style style:name="P179" style:family="paragraph" style:parent-style-name="Standard" style:list-style-name="L39">
      <style:paragraph-properties fo:text-align="start" style:justify-single-word="false"/>
      <style:text-properties officeooo:paragraph-rsid="0054742a"/>
    </style:style>
    <style:style style:name="P180" style:family="paragraph" style:parent-style-name="Standard" style:list-style-name="L39">
      <style:paragraph-properties fo:text-align="start" style:justify-single-word="false"/>
      <style:text-properties officeooo:rsid="00565763" officeooo:paragraph-rsid="00565763"/>
    </style:style>
    <style:style style:name="P181" style:family="paragraph" style:parent-style-name="Standard" style:list-style-name="L40">
      <style:paragraph-properties fo:text-align="start" style:justify-single-word="false"/>
      <style:text-properties officeooo:rsid="00565763" officeooo:paragraph-rsid="005f7963"/>
    </style:style>
    <style:style style:name="P182" style:family="paragraph" style:parent-style-name="Standard" style:list-style-name="L41">
      <style:paragraph-properties fo:text-align="start" style:justify-single-word="false"/>
      <style:text-properties officeooo:rsid="00565763" officeooo:paragraph-rsid="006916c3"/>
    </style:style>
    <style:style style:name="P183" style:family="paragraph" style:parent-style-name="Standard" style:list-style-name="L4">
      <style:paragraph-properties fo:margin-top="0cm" fo:margin-bottom="0.499cm" style:contextual-spacing="false" fo:text-align="justify" style:justify-single-word="false"/>
    </style:style>
    <style:style style:name="P184" style:family="paragraph" style:parent-style-name="Standard" style:list-style-name="L7">
      <style:paragraph-properties fo:margin-top="0cm" fo:margin-bottom="0.499cm" style:contextual-spacing="false" fo:text-align="justify" style:justify-single-word="false"/>
    </style:style>
    <style:style style:name="P185" style:family="paragraph" style:parent-style-name="Standard" style:list-style-name="L8">
      <style:paragraph-properties fo:margin-top="0cm" fo:margin-bottom="0.499cm" style:contextual-spacing="false" fo:text-align="justify" style:justify-single-word="false"/>
    </style:style>
    <style:style style:name="P186" style:family="paragraph" style:parent-style-name="Standard" style:list-style-name="L9">
      <style:paragraph-properties fo:margin-top="0cm" fo:margin-bottom="0.499cm" style:contextual-spacing="false" fo:text-align="justify" style:justify-single-word="false"/>
    </style:style>
    <style:style style:name="P187" style:family="paragraph" style:parent-style-name="Standard" style:list-style-name="L10">
      <style:paragraph-properties fo:margin-top="0cm" fo:margin-bottom="0.499cm" style:contextual-spacing="false" fo:text-align="justify" style:justify-single-word="false"/>
    </style:style>
    <style:style style:name="P188" style:family="paragraph" style:parent-style-name="Standard" style:list-style-name="L11">
      <style:paragraph-properties fo:margin-top="0cm" fo:margin-bottom="0.499cm" style:contextual-spacing="false" fo:text-align="justify" style:justify-single-word="false"/>
    </style:style>
    <style:style style:name="P189" style:family="paragraph" style:parent-style-name="Standard" style:list-style-name="L12">
      <style:paragraph-properties fo:margin-top="0cm" fo:margin-bottom="0.499cm" style:contextual-spacing="false" fo:text-align="justify" style:justify-single-word="false"/>
    </style:style>
    <style:style style:name="P190" style:family="paragraph" style:parent-style-name="Standard" style:list-style-name="L14">
      <style:paragraph-properties fo:margin-top="0cm" fo:margin-bottom="0.499cm" style:contextual-spacing="false" fo:text-align="justify" style:justify-single-word="false"/>
    </style:style>
    <style:style style:name="P191" style:family="paragraph" style:parent-style-name="Standard" style:list-style-name="L43">
      <style:paragraph-properties fo:margin-top="0cm" fo:margin-bottom="0.499cm" style:contextual-spacing="false" fo:text-align="justify" style:justify-single-word="false"/>
    </style:style>
    <style:style style:name="P192" style:family="paragraph" style:parent-style-name="Standard" style:list-style-name="L44">
      <style:paragraph-properties fo:margin-top="0cm" fo:margin-bottom="0.499cm" style:contextual-spacing="false" fo:text-align="justify" style:justify-single-word="false"/>
    </style:style>
    <style:style style:name="P193" style:family="paragraph" style:parent-style-name="Standard" style:list-style-name="L5">
      <style:paragraph-properties fo:margin-top="0cm" fo:margin-bottom="0.499cm" style:contextual-spacing="false" fo:text-align="justify" style:justify-single-word="false"/>
      <style:text-properties fo:color="#000000"/>
    </style:style>
    <style:style style:name="P194" style:family="paragraph" style:parent-style-name="Standard" style:list-style-name="L42">
      <style:paragraph-properties fo:margin-top="0cm" fo:margin-bottom="0.499cm" style:contextual-spacing="false" fo:text-align="justify" style:justify-single-word="false"/>
      <style:text-properties fo:color="#000000"/>
    </style:style>
    <style:style style:name="P195" style:family="paragraph" style:parent-style-name="Standard" style:list-style-name="L20">
      <style:paragraph-properties fo:margin-top="0cm" fo:margin-bottom="0.499cm" style:contextual-spacing="false" fo:line-height="150%" fo:text-align="justify" style:justify-single-word="false"/>
      <style:text-properties fo:color="#000000" style:font-name="Liberation Serif" fo:font-size="12pt" fo:font-weight="bold" fo:background-color="transparent" style:font-size-asian="12pt" style:font-weight-asian="bold" style:font-size-complex="12pt" style:font-weight-complex="bold"/>
    </style:style>
    <style:style style:name="P196" style:family="paragraph" style:parent-style-name="Standard" style:list-style-name="L20">
      <style:paragraph-properties fo:margin-top="0cm" fo:margin-bottom="0.499cm" style:contextual-spacing="false" fo:line-height="150%" fo:text-align="justify" style:justify-single-word="false"/>
      <style:text-properties fo:color="#000000" style:font-name="Liberation Serif" fo:font-size="12pt" fo:font-weight="bold" officeooo:paragraph-rsid="007dbba3" fo:background-color="transparent" style:font-size-asian="12pt" style:font-weight-asian="bold" style:font-size-complex="12pt" style:font-weight-complex="bold"/>
    </style:style>
    <style:style style:name="P197" style:family="paragraph" style:parent-style-name="Standard" style:list-style-name="L20">
      <style:paragraph-properties fo:margin-top="0cm" fo:margin-bottom="0.499cm" style:contextual-spacing="false" fo:line-height="150%" fo:text-align="justify" style:justify-single-word="false"/>
      <style:text-properties fo:color="#000000" style:font-name="Liberation Serif" fo:font-size="12pt" fo:font-weight="bold" officeooo:rsid="007dbba3" officeooo:paragraph-rsid="007dbba3" fo:background-color="transparent" style:font-size-asian="12pt" style:font-weight-asian="bold" style:font-size-complex="12pt" style:font-weight-complex="bold"/>
    </style:style>
    <style:style style:name="P198" style:family="paragraph" style:parent-style-name="Standard" style:list-style-name="L20">
      <style:paragraph-properties fo:margin-top="0cm" fo:margin-bottom="0.499cm" style:contextual-spacing="false" fo:line-height="150%" fo:text-align="justify" style:justify-single-word="false"/>
      <style:text-properties fo:color="#000000" style:font-name="Liberation Serif" fo:font-size="12pt" fo:font-weight="bold" officeooo:rsid="007dbba3" officeooo:paragraph-rsid="00882711" fo:background-color="transparent" style:font-size-asian="12pt" style:font-weight-asian="bold" style:font-size-complex="12pt" style:font-weight-complex="bold"/>
    </style:style>
    <style:style style:name="P199" style:family="paragraph" style:parent-style-name="Standard" style:list-style-name="L20">
      <style:paragraph-properties fo:margin-top="0cm" fo:margin-bottom="0.499cm" style:contextual-spacing="false" fo:line-height="150%" fo:text-align="justify" style:justify-single-word="false"/>
      <style:text-properties fo:color="#000000" style:font-name="Liberation Serif" fo:font-size="12pt" fo:font-weight="bold" officeooo:rsid="0085b312" officeooo:paragraph-rsid="0085b312" fo:background-color="transparent" style:font-size-asian="12pt" style:font-weight-asian="bold" style:font-size-complex="12pt" style:font-weight-complex="bold"/>
    </style:style>
    <style:style style:name="P200" style:family="paragraph" style:parent-style-name="Standard" style:list-style-name="L20">
      <style:paragraph-properties fo:margin-top="0cm" fo:margin-bottom="0.499cm" style:contextual-spacing="false" fo:text-align="justify" style:justify-single-word="false"/>
      <style:text-properties fo:color="#000000" style:font-name="Liberation Serif" fo:font-size="12pt" fo:font-weight="bold" fo:background-color="transparent" style:font-size-asian="12pt" style:font-weight-asian="bold" style:font-size-complex="12pt" style:font-weight-complex="bold"/>
    </style:style>
    <style:style style:name="P201" style:family="paragraph" style:parent-style-name="Standard" style:list-style-name="L20">
      <style:paragraph-properties fo:margin-top="0cm" fo:margin-bottom="0.499cm" style:contextual-spacing="false" fo:line-height="150%" fo:text-align="justify" style:justify-single-word="false"/>
      <style:text-properties fo:color="#000000" style:font-name="Liberation Serif" fo:font-size="12pt" fo:font-weight="bold" style:font-name-asian="Monospace" style:font-size-asian="12pt" style:font-weight-asian="bold" style:font-name-complex="Monospace" style:font-size-complex="12pt" style:font-weight-complex="bold"/>
    </style:style>
    <style:style style:name="P202" style:family="paragraph" style:parent-style-name="Standard" style:list-style-name="L20">
      <style:paragraph-properties fo:margin-top="0cm" fo:margin-bottom="0.499cm" style:contextual-spacing="false" fo:line-height="150%" fo:text-align="justify" style:justify-single-word="false"/>
      <style:text-properties fo:color="#000000" style:font-name="Liberation Serif" fo:font-size="12pt" fo:font-weight="normal" officeooo:rsid="007dbba3" officeooo:paragraph-rsid="009eb078" fo:background-color="transparent" style:font-size-asian="12pt" style:font-weight-asian="normal" style:font-size-complex="12pt" style:font-weight-complex="normal"/>
    </style:style>
    <style:style style:name="P203" style:family="paragraph" style:parent-style-name="Standard" style:list-style-name="L20">
      <style:paragraph-properties fo:margin-top="0cm" fo:margin-bottom="0.499cm" style:contextual-spacing="false" fo:line-height="150%" fo:text-align="justify" style:justify-single-word="false"/>
      <style:text-properties fo:color="#000000" style:font-name="Liberation Serif" fo:font-size="12pt" fo:font-weight="normal" officeooo:rsid="00852473" officeooo:paragraph-rsid="00852473" fo:background-color="transparent" style:font-size-asian="12pt" style:font-weight-asian="normal" style:font-size-complex="12pt" style:font-weight-complex="normal"/>
    </style:style>
    <style:style style:name="P204" style:family="paragraph" style:parent-style-name="Standard" style:list-style-name="L20">
      <style:paragraph-properties fo:margin-top="0cm" fo:margin-bottom="0.499cm" style:contextual-spacing="false" fo:line-height="150%" fo:text-align="justify" style:justify-single-word="false"/>
      <style:text-properties fo:color="#000000" style:font-name="Liberation Serif" fo:font-size="12pt" fo:font-weight="normal" officeooo:rsid="0085b312" officeooo:paragraph-rsid="0085b312" fo:background-color="transparent" style:font-size-asian="12pt" style:font-weight-asian="normal" style:font-size-complex="12pt" style:font-weight-complex="normal"/>
    </style:style>
    <style:style style:name="P205" style:family="paragraph" style:parent-style-name="Standard" style:list-style-name="L20">
      <style:paragraph-properties fo:margin-top="0cm" fo:margin-bottom="0.499cm" style:contextual-spacing="false" fo:line-height="150%" fo:text-align="justify" style:justify-single-word="false"/>
      <style:text-properties fo:color="#000000" style:font-name="Liberation Serif" fo:font-size="12pt" fo:font-weight="normal" fo:background-color="transparent" style:font-size-asian="12pt" style:font-weight-asian="normal" style:font-size-complex="12pt" style:font-weight-complex="normal"/>
    </style:style>
    <style:style style:name="P206" style:family="paragraph" style:parent-style-name="Standard" style:list-style-name="L20">
      <style:paragraph-properties fo:margin-top="0cm" fo:margin-bottom="0.499cm" style:contextual-spacing="false" fo:text-align="justify" style:justify-single-word="false"/>
      <style:text-properties fo:color="#000000" style:font-name="Liberation Serif" fo:font-size="12pt" fo:font-weight="normal" fo:background-color="transparent" style:font-size-asian="12pt" style:font-weight-asian="normal" style:font-size-complex="12pt" style:font-weight-complex="normal"/>
    </style:style>
    <style:style style:name="P207" style:family="paragraph" style:parent-style-name="Standard" style:list-style-name="L20">
      <style:paragraph-properties fo:margin-top="0cm" fo:margin-bottom="0.499cm" style:contextual-spacing="false" fo:line-height="150%" fo:text-align="justify" style:justify-single-word="false"/>
      <style:text-properties fo:color="#000000" style:font-name="Liberation Serif" fo:font-size="12pt" fo:font-weight="normal" fo:background-color="transparent" style:font-name-asian="Monospace" style:font-size-asian="12pt" style:font-weight-asian="normal" style:font-name-complex="Monospace" style:font-size-complex="12pt" style:font-weight-complex="normal"/>
    </style:style>
    <style:style style:name="P208" style:family="paragraph" style:parent-style-name="Standard" style:list-style-name="L20">
      <style:paragraph-properties fo:margin-top="0cm" fo:margin-bottom="0.499cm" style:contextual-spacing="false" fo:line-height="150%" fo:text-align="justify" style:justify-single-word="false"/>
      <style:text-properties fo:color="#000000" style:font-name="Liberation Serif" fo:font-size="12pt" fo:font-weight="normal" fo:background-color="#ffff00" style:font-size-asian="12pt" style:font-weight-asian="normal" style:font-size-complex="12pt" style:font-weight-complex="normal"/>
    </style:style>
    <style:style style:name="P209" style:family="paragraph" style:parent-style-name="Standard" style:list-style-name="L20">
      <style:paragraph-properties fo:margin-top="0cm" fo:margin-bottom="0.499cm" style:contextual-spacing="false" fo:line-height="150%" fo:text-align="justify" style:justify-single-word="false"/>
      <style:text-properties fo:color="#000000" style:font-name="Liberation Serif" fo:font-size="12pt" fo:font-weight="normal" style:font-size-asian="12pt" style:font-weight-asian="normal" style:font-size-complex="12pt" style:font-weight-complex="normal"/>
    </style:style>
    <style:style style:name="P210" style:family="paragraph" style:parent-style-name="Standard" style:list-style-name="L20">
      <style:paragraph-properties fo:margin-top="0cm" fo:margin-bottom="0.499cm" style:contextual-spacing="false" fo:line-height="150%" fo:text-align="justify" style:justify-single-word="false"/>
      <style:text-properties fo:color="#000000" style:font-name="Liberation Serif" fo:font-size="12pt" style:font-name-asian="Monospace" style:font-size-asian="12pt" style:font-name-complex="Monospace" style:font-size-complex="12pt"/>
    </style:style>
    <style:style style:name="P211" style:family="paragraph" style:parent-style-name="Standard" style:list-style-name="L20">
      <style:paragraph-properties fo:margin-top="0cm" fo:margin-bottom="0.499cm" style:contextual-spacing="false" fo:line-height="150%" fo:text-align="justify" style:justify-single-word="false"/>
      <style:text-properties fo:color="#000000" style:font-name="Liberation Serif" fo:font-size="12pt" fo:background-color="transparent" style:font-name-asian="Monospace" style:font-size-asian="12pt" style:font-name-complex="Monospace" style:font-size-complex="12pt"/>
    </style:style>
    <style:style style:name="P212" style:family="paragraph" style:parent-style-name="Standard" style:list-style-name="L20">
      <style:paragraph-properties fo:margin-top="0cm" fo:margin-bottom="0.499cm" style:contextual-spacing="false" fo:line-height="150%" fo:text-align="start" style:justify-single-word="false"/>
      <style:text-properties fo:color="#000000" style:font-name="Liberation Serif" fo:font-size="12pt" fo:background-color="transparent" style:font-name-asian="Monospace" style:font-size-asian="12pt" style:font-name-complex="Monospace" style:font-size-complex="12pt"/>
    </style:style>
    <style:style style:name="P213" style:family="paragraph" style:parent-style-name="Standard" style:list-style-name="L20">
      <style:paragraph-properties fo:margin-top="0cm" fo:margin-bottom="0.499cm" style:contextual-spacing="false" fo:line-height="150%" fo:text-align="justify" style:justify-single-word="false"/>
      <style:text-properties fo:color="#000000" style:font-name="Liberation Serif" fo:font-size="12pt" style:text-underline-style="solid" style:text-underline-width="auto" style:text-underline-color="font-color" fo:background-color="transparent" style:font-name-asian="Monospace" style:font-size-asian="12pt" style:font-name-complex="Monospace" style:font-size-complex="12pt"/>
    </style:style>
    <style:style style:name="P214" style:family="paragraph" style:parent-style-name="Standard" style:list-style-name="L20">
      <style:paragraph-properties fo:margin-top="0cm" fo:margin-bottom="0.499cm" style:contextual-spacing="false" fo:line-height="150%" fo:text-align="justify" style:justify-single-word="false"/>
      <style:text-properties fo:color="#000000" style:font-name="Liberation Serif" fo:font-size="12pt" fo:background-color="#ffff00" style:font-name-asian="Monospace" style:font-size-asian="12pt" style:font-name-complex="Monospace" style:font-size-complex="12pt"/>
    </style:style>
    <style:style style:name="P215" style:family="paragraph" style:parent-style-name="Standard" style:list-style-name="L20">
      <style:paragraph-properties fo:margin-top="0cm" fo:margin-bottom="0.499cm" style:contextual-spacing="false" fo:line-height="150%" fo:text-align="justify" style:justify-single-word="false"/>
      <style:text-properties fo:color="#000000" style:font-name="Liberation Serif" fo:font-size="10pt" officeooo:rsid="009eb078" officeooo:paragraph-rsid="009eb078" style:font-size-asian="10pt"/>
    </style:style>
    <style:style style:name="P216" style:family="paragraph" style:parent-style-name="Standard" style:list-style-name="L43">
      <style:paragraph-properties fo:margin-top="0cm" fo:margin-bottom="0.499cm" style:contextual-spacing="false" fo:text-align="start" style:justify-single-word="false"/>
      <style:text-properties fo:color="#000000"/>
    </style:style>
    <style:style style:name="P217" style:family="paragraph" style:parent-style-name="Standard" style:list-style-name="L14">
      <style:paragraph-properties fo:margin-top="0cm" fo:margin-bottom="0.499cm" style:contextual-spacing="false" fo:text-align="justify"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18" style:family="paragraph" style:parent-style-name="Standard" style:list-style-name="L14">
      <style:paragraph-properties fo:margin-top="0cm" fo:margin-bottom="0.499cm" style:contextual-spacing="false" fo:text-align="justify" style:justify-single-word="false"/>
      <style:text-properties fo:font-weight="bold" style:font-weight-asian="bold" style:font-weight-complex="bold"/>
    </style:style>
    <style:style style:name="P219" style:family="paragraph" style:parent-style-name="Standard" style:list-style-name="L20">
      <style:paragraph-properties fo:margin-top="0cm" fo:margin-bottom="0.499cm" style:contextual-spacing="false" fo:line-height="150%" fo:text-align="justify" style:justify-single-word="false"/>
      <style:text-properties style:text-underline-style="none" officeooo:paragraph-rsid="00922340"/>
    </style:style>
    <style:style style:name="P220" style:family="paragraph" style:parent-style-name="Standard" style:list-style-name="L20">
      <style:paragraph-properties fo:margin-top="0cm" fo:margin-bottom="0.499cm" style:contextual-spacing="false" fo:line-height="150%" fo:text-align="justify" style:justify-single-word="false"/>
      <style:text-properties officeooo:paragraph-rsid="009eb078"/>
    </style:style>
    <style:style style:name="P221" style:family="paragraph" style:parent-style-name="Standard" style:list-style-name="L20">
      <style:paragraph-properties fo:margin-top="0cm" fo:margin-bottom="0.499cm" style:contextual-spacing="false" fo:line-height="150%" fo:text-align="justify" style:justify-single-word="false"/>
      <style:text-properties officeooo:paragraph-rsid="0085b312"/>
    </style:style>
    <style:style style:name="P222" style:family="paragraph" style:parent-style-name="Standard" style:list-style-name="L21">
      <style:paragraph-properties fo:margin-top="0cm" fo:margin-bottom="0.499cm" style:contextual-spacing="false" fo:line-height="150%" fo:text-align="justify" style:justify-single-word="false"/>
      <style:text-properties officeooo:paragraph-rsid="009ca157"/>
    </style:style>
    <style:style style:name="P223" style:family="paragraph" style:parent-style-name="Standard" style:list-style-name="L21">
      <style:paragraph-properties fo:margin-top="0cm" fo:margin-bottom="0.499cm" style:contextual-spacing="false" fo:line-height="150%" fo:text-align="justify" style:justify-single-word="false"/>
      <style:text-properties officeooo:paragraph-rsid="009a4ecd"/>
    </style:style>
    <style:style style:name="P224" style:family="paragraph" style:parent-style-name="Standard" style:list-style-name="L20">
      <style:paragraph-properties fo:margin-top="0cm" fo:margin-bottom="0.499cm" style:contextual-spacing="false" fo:line-height="150%" fo:text-align="justify" style:justify-single-word="false"/>
      <style:text-properties style:font-name="Liberation Serif" officeooo:paragraph-rsid="007f8bff"/>
    </style:style>
    <style:style style:name="P225" style:family="paragraph" style:parent-style-name="Standard" style:list-style-name="L22">
      <style:paragraph-properties fo:margin-top="0cm" fo:margin-bottom="0.499cm" style:contextual-spacing="false" fo:line-height="150%" fo:text-align="justify" style:justify-single-word="false"/>
      <style:text-properties fo:language="es" fo:country="VE" officeooo:paragraph-rsid="00882711"/>
    </style:style>
    <style:style style:name="P226" style:family="paragraph" style:parent-style-name="Standard" style:list-style-name="L43">
      <style:paragraph-properties fo:margin-top="0cm" fo:margin-bottom="0.499cm" style:contextual-spacing="false" fo:text-align="start" style:justify-single-word="false"/>
      <style:text-properties fo:color="#3f5fbf" style:font-name="Monospace" fo:font-size="10pt" style:font-name-asian="Monospace" style:font-size-asian="10pt" style:font-name-complex="Monospace" style:font-size-complex="10pt"/>
    </style:style>
    <style:style style:name="P227" style:family="paragraph" style:parent-style-name="Standard" style:list-style-name="L44">
      <style:paragraph-properties fo:margin-top="0cm" fo:margin-bottom="0.499cm" style:contextual-spacing="false" fo:text-align="justify" style:justify-single-word="false"/>
      <style:text-properties fo:font-weight="normal" style:font-weight-asian="normal" style:font-weight-complex="normal"/>
    </style:style>
    <style:style style:name="P228" style:family="paragraph" style:parent-style-name="Standard" style:list-style-name="L13">
      <style:paragraph-properties fo:margin-top="0cm" fo:margin-bottom="0cm" style:contextual-spacing="false" fo:text-align="justify" style:justify-single-word="false"/>
      <style:text-properties fo:font-style="italic" style:font-style-asian="italic" style:font-style-complex="italic"/>
    </style:style>
    <style:style style:name="P229" style:family="paragraph" style:parent-style-name="Standard" style:list-style-name="L15">
      <style:paragraph-properties fo:margin-top="0cm" fo:margin-bottom="0cm" style:contextual-spacing="false" fo:text-align="justify" style:justify-single-word="false"/>
      <style:text-properties fo:font-weight="bold" style:font-weight-asian="bold" style:font-weight-complex="bold"/>
    </style:style>
    <style:style style:name="P230" style:family="paragraph" style:parent-style-name="Standard" style:list-style-name="L15">
      <style:paragraph-properties fo:margin-top="0cm" fo:margin-bottom="0cm" style:contextual-spacing="false" fo:text-align="justify" style:justify-single-word="false"/>
      <style:text-properties fo:font-weight="normal" style:font-weight-asian="normal" style:font-weight-complex="normal"/>
    </style:style>
    <style:style style:name="P231" style:family="paragraph" style:parent-style-name="Standard" style:list-style-name="L16">
      <style:paragraph-properties fo:margin-top="0cm" fo:margin-bottom="0cm" style:contextual-spacing="false" fo:text-align="justify" style:justify-single-word="false"/>
      <style:text-properties fo:font-weight="normal" style:font-weight-asian="normal" style:font-weight-complex="normal"/>
    </style:style>
    <style:style style:name="P232" style:family="paragraph" style:parent-style-name="Standard" style:list-style-name="L16">
      <style:paragraph-properties fo:margin-top="0cm" fo:margin-bottom="0cm" style:contextual-spacing="false" fo:text-align="justify" style:justify-single-word="false"/>
      <style:text-properties fo:font-weight="normal" fo:background-color="transparent" style:font-weight-asian="normal" style:font-weight-complex="normal"/>
    </style:style>
    <style:style style:name="P233" style:family="paragraph" style:parent-style-name="Standard" style:list-style-name="L16">
      <style:paragraph-properties fo:margin-top="0cm" fo:margin-bottom="0cm" style:contextual-spacing="false" fo:text-align="justify" style:justify-single-word="false"/>
    </style:style>
    <style:style style:name="P234" style:family="paragraph" style:parent-style-name="Standard" style:list-style-name="L38">
      <style:paragraph-properties fo:margin-top="0cm" fo:margin-bottom="0cm" style:contextual-spacing="false" fo:text-align="justify" style:justify-single-word="false"/>
      <style:text-properties officeooo:paragraph-rsid="0025f5cf"/>
    </style:style>
    <style:style style:name="P235" style:family="paragraph" style:parent-style-name="Standard" style:list-style-name="L40">
      <style:paragraph-properties fo:margin-top="0cm" fo:margin-bottom="0cm" style:contextual-spacing="false" fo:text-align="justify" style:justify-single-word="false"/>
      <style:text-properties officeooo:paragraph-rsid="005b5e64"/>
    </style:style>
    <style:style style:name="P236" style:family="paragraph" style:parent-style-name="Standard" style:list-style-name="L41">
      <style:paragraph-properties fo:margin-top="0cm" fo:margin-bottom="0cm" style:contextual-spacing="false" fo:text-align="justify" style:justify-single-word="false"/>
      <style:text-properties officeooo:paragraph-rsid="0064c484"/>
    </style:style>
    <style:style style:name="P237" style:family="paragraph" style:parent-style-name="Standard" style:list-style-name="L23">
      <style:paragraph-properties fo:margin-top="0cm" fo:margin-bottom="0cm" style:contextual-spacing="false" fo:line-height="150%" fo:text-align="justify" style:justify-single-word="false"/>
      <style:text-properties fo:color="#000000" style:font-name="Liberation Serif" fo:font-size="12pt" fo:font-weight="normal" style:font-size-asian="12pt" style:font-weight-asian="normal" style:font-size-complex="12pt" style:font-weight-complex="normal"/>
    </style:style>
    <style:style style:name="P238" style:family="paragraph" style:parent-style-name="Standard" style:list-style-name="L23">
      <style:paragraph-properties fo:margin-top="0cm" fo:margin-bottom="0cm" style:contextual-spacing="false" fo:line-height="150%" fo:text-align="justify" style:justify-single-word="false"/>
      <style:text-properties fo:color="#000000" style:font-name="Liberation Serif" fo:font-size="12pt" fo:font-weight="normal" style:font-name-asian="Monospace" style:font-size-asian="12pt" style:font-weight-asian="normal" style:font-name-complex="Monospace" style:font-size-complex="12pt" style:font-weight-complex="normal"/>
    </style:style>
    <style:style style:name="P239" style:family="paragraph" style:parent-style-name="Standard" style:list-style-name="L23">
      <style:paragraph-properties fo:margin-top="0cm" fo:margin-bottom="0cm" style:contextual-spacing="false" fo:line-height="150%" fo:text-align="justify" style:justify-single-word="false"/>
      <style:text-properties fo:color="#000000" style:font-name="Liberation Serif" fo:font-size="12pt" style:font-name-asian="Monospace" style:font-size-asian="12pt" style:font-name-complex="Monospace" style:font-size-complex="12pt"/>
    </style:style>
    <style:style style:name="P240" style:family="paragraph" style:parent-style-name="Standard" style:list-style-name="L23">
      <style:paragraph-properties fo:margin-top="0cm" fo:margin-bottom="0cm" style:contextual-spacing="false" fo:line-height="150%" fo:text-align="justify" style:justify-single-word="false"/>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P241" style:family="paragraph" style:parent-style-name="Standard" style:list-style-name="L28">
      <style:paragraph-properties fo:margin-top="0cm" fo:margin-bottom="0cm" style:contextual-spacing="false" fo:text-align="justify" style:justify-single-word="false"/>
      <style:text-properties fo:color="#000000" style:font-name="Liberation Serif" fo:font-size="12pt" style:font-size-asian="12pt" style:font-size-complex="12pt"/>
    </style:style>
    <style:style style:name="P242" style:family="paragraph" style:parent-style-name="Standard" style:list-style-name="L38">
      <style:paragraph-properties fo:margin-top="0cm" fo:margin-bottom="0cm" style:contextual-spacing="false" fo:text-align="justify" style:justify-single-word="false"/>
      <style:text-properties fo:color="#000000" style:font-name="Monospace1" fo:font-size="10pt" fo:font-weight="normal" officeooo:rsid="001b4c19" officeooo:paragraph-rsid="001b4c19" style:font-size-asian="10pt" style:font-weight-asian="normal" style:font-weight-complex="normal"/>
    </style:style>
    <style:style style:name="P243" style:family="paragraph" style:parent-style-name="Standard" style:list-style-name="L38">
      <style:paragraph-properties fo:margin-top="0cm" fo:margin-bottom="0cm" style:contextual-spacing="false" fo:text-align="justify" style:justify-single-word="false"/>
      <style:text-properties fo:color="#000000" style:font-name="Monospace1" fo:font-size="10pt" fo:font-weight="normal" officeooo:rsid="0025d6a2" officeooo:paragraph-rsid="0025d6a2" style:font-size-asian="10pt" style:font-weight-asian="normal" style:font-weight-complex="normal"/>
    </style:style>
    <style:style style:name="P244" style:family="paragraph" style:parent-style-name="Standard" style:list-style-name="L38">
      <style:paragraph-properties fo:margin-top="0cm" fo:margin-bottom="0cm" style:contextual-spacing="false" fo:text-align="justify" style:justify-single-word="false"/>
      <style:text-properties fo:color="#000000" style:font-name="Monospace1" fo:font-size="10pt" fo:font-weight="normal" officeooo:rsid="001e5e18" officeooo:paragraph-rsid="001e5e18" style:font-size-asian="10pt" style:font-weight-asian="normal" style:font-weight-complex="normal"/>
    </style:style>
    <style:style style:name="P245" style:family="paragraph" style:parent-style-name="Standard" style:list-style-name="L38">
      <style:paragraph-properties fo:margin-top="0cm" fo:margin-bottom="0cm" style:contextual-spacing="false" fo:text-align="justify" style:justify-single-word="false"/>
      <style:text-properties fo:color="#000000" style:font-name="Monospace1" fo:font-size="10pt" fo:font-weight="normal" officeooo:rsid="0021650e" officeooo:paragraph-rsid="0021650e" style:font-size-asian="10pt" style:font-weight-asian="normal" style:font-weight-complex="normal"/>
    </style:style>
    <style:style style:name="P246" style:family="paragraph" style:parent-style-name="Standard" style:list-style-name="L38">
      <style:paragraph-properties fo:margin-top="0cm" fo:margin-bottom="0cm" style:contextual-spacing="false" fo:text-align="justify" style:justify-single-word="false"/>
      <style:text-properties fo:color="#000000" style:font-name="Monospace1" fo:font-size="10pt" fo:font-weight="normal" officeooo:rsid="001e6f00" officeooo:paragraph-rsid="001e6f00" style:font-size-asian="10pt" style:font-weight-asian="normal" style:font-weight-complex="normal"/>
    </style:style>
    <style:style style:name="P247" style:family="paragraph" style:parent-style-name="Standard" style:list-style-name="L38">
      <style:paragraph-properties fo:margin-top="0cm" fo:margin-bottom="0cm" style:contextual-spacing="false" fo:text-align="justify" style:justify-single-word="false"/>
      <style:text-properties fo:color="#000000" style:font-name="Monospace1" fo:font-size="10pt" fo:font-weight="normal" officeooo:rsid="00228f4e" officeooo:paragraph-rsid="00228f4e" style:font-size-asian="10pt" style:font-weight-asian="normal" style:font-weight-complex="normal"/>
    </style:style>
    <style:style style:name="P248" style:family="paragraph" style:parent-style-name="Standard" style:list-style-name="L38">
      <style:paragraph-properties fo:margin-top="0cm" fo:margin-bottom="0cm" style:contextual-spacing="false" fo:text-align="justify" style:justify-single-word="false"/>
      <style:text-properties fo:color="#000000" style:font-name="Monospace1" fo:font-size="10pt" fo:font-weight="normal" officeooo:rsid="0024731f" officeooo:paragraph-rsid="0024731f" style:font-size-asian="10pt" style:font-weight-asian="normal" style:font-weight-complex="normal"/>
    </style:style>
    <style:style style:name="P249" style:family="paragraph" style:parent-style-name="Standard" style:list-style-name="L39">
      <style:paragraph-properties fo:margin-top="0cm" fo:margin-bottom="0cm" style:contextual-spacing="false" fo:text-align="justify" style:justify-single-word="false"/>
      <style:text-properties fo:color="#000000" style:font-name="Monospace1" fo:font-size="10pt" fo:font-weight="normal" officeooo:rsid="0053e75d" officeooo:paragraph-rsid="0053e75d" style:font-size-asian="10pt" style:font-weight-asian="normal" style:font-weight-complex="normal"/>
    </style:style>
    <style:style style:name="P250" style:family="paragraph" style:parent-style-name="Standard" style:list-style-name="L40">
      <style:paragraph-properties fo:margin-top="0cm" fo:margin-bottom="0cm" style:contextual-spacing="false" fo:text-align="justify" style:justify-single-word="false"/>
      <style:text-properties fo:color="#000000" style:font-name="Monospace1" fo:font-size="10pt" fo:font-weight="normal" officeooo:rsid="0053e75d" officeooo:paragraph-rsid="005b5e64" style:font-size-asian="10pt" style:font-weight-asian="normal" style:font-weight-complex="normal"/>
    </style:style>
    <style:style style:name="P251" style:family="paragraph" style:parent-style-name="Standard" style:list-style-name="L41">
      <style:paragraph-properties fo:margin-top="0cm" fo:margin-bottom="0cm" style:contextual-spacing="false" fo:text-align="justify" style:justify-single-word="false"/>
      <style:text-properties fo:color="#000000" style:font-name="Monospace1" fo:font-size="10pt" fo:font-weight="normal" officeooo:rsid="0053e75d" officeooo:paragraph-rsid="0064c484" style:font-size-asian="10pt" style:font-weight-asian="normal" style:font-weight-complex="normal"/>
    </style:style>
    <style:style style:name="P252" style:family="paragraph" style:parent-style-name="Standard" style:list-style-name="L40">
      <style:paragraph-properties fo:margin-top="0cm" fo:margin-bottom="0cm" style:contextual-spacing="false" fo:text-align="start" style:justify-single-word="false"/>
      <style:text-properties fo:color="#000000" style:font-name="Monospace1" fo:font-size="10pt" fo:font-weight="normal" officeooo:rsid="00296b55" officeooo:paragraph-rsid="005b5e64" style:font-size-asian="10pt" style:font-weight-asian="normal" style:font-weight-complex="normal"/>
    </style:style>
    <style:style style:name="P253" style:family="paragraph" style:parent-style-name="Standard" style:list-style-name="L41">
      <style:paragraph-properties fo:margin-top="0cm" fo:margin-bottom="0cm" style:contextual-spacing="false" fo:text-align="start" style:justify-single-word="false"/>
      <style:text-properties fo:color="#000000" style:font-name="Monospace1" fo:font-size="10pt" fo:font-weight="normal" officeooo:rsid="00296b55" officeooo:paragraph-rsid="0064c484" style:font-size-asian="10pt" style:font-weight-asian="normal" style:font-weight-complex="normal"/>
    </style:style>
    <style:style style:name="P254" style:family="paragraph" style:parent-style-name="Standard" style:list-style-name="L40">
      <style:paragraph-properties fo:margin-top="0cm" fo:margin-bottom="0cm" style:contextual-spacing="false" fo:text-align="start" style:justify-single-word="false"/>
      <style:text-properties fo:color="#000000" style:font-name="Monospace1" fo:font-size="10pt" fo:font-weight="normal" officeooo:rsid="0058299b" officeooo:paragraph-rsid="005f7963" style:font-size-asian="10pt" style:font-weight-asian="normal" style:font-weight-complex="normal"/>
    </style:style>
    <style:style style:name="P255" style:family="paragraph" style:parent-style-name="Standard" style:list-style-name="L41">
      <style:paragraph-properties fo:margin-top="0cm" fo:margin-bottom="0cm" style:contextual-spacing="false" fo:text-align="start" style:justify-single-word="false"/>
      <style:text-properties fo:color="#000000" style:font-name="Monospace1" fo:font-size="10pt" fo:font-weight="normal" officeooo:rsid="0058299b" officeooo:paragraph-rsid="006916c3" style:font-size-asian="10pt" style:font-weight-asian="normal" style:font-weight-complex="normal"/>
    </style:style>
    <style:style style:name="P256" style:family="paragraph" style:parent-style-name="Standard" style:list-style-name="L23">
      <style:paragraph-properties fo:margin-top="0cm" fo:margin-bottom="0cm" style:contextual-spacing="false" fo:line-height="150%" fo:text-align="justify" style:justify-single-word="false"/>
      <style:text-properties style:font-name="Liberation Serif" fo:font-size="12pt" style:font-name-asian="Monospace" style:font-size-asian="12pt" style:font-name-complex="Monospace" style:font-size-complex="12pt"/>
    </style:style>
    <style:style style:name="P257" style:family="paragraph" style:parent-style-name="Standard" style:list-style-name="L23">
      <style:paragraph-properties fo:margin-top="0cm" fo:margin-bottom="0cm" style:contextual-spacing="false" fo:line-height="150%" fo:text-align="justify" style:justify-single-word="false"/>
      <style:text-properties style:font-name="Liberation Serif" fo:font-size="12pt" style:font-size-asian="12pt" style:font-size-complex="12pt"/>
    </style:style>
    <style:style style:name="P258" style:family="paragraph" style:parent-style-name="Standard" style:list-style-name="L25">
      <style:paragraph-properties fo:margin-top="0cm" fo:margin-bottom="0cm" style:contextual-spacing="false" fo:line-height="150%" fo:text-align="justify" style:justify-single-word="false"/>
      <style:text-properties style:font-name="Liberation Serif" fo:font-size="12pt" style:font-size-asian="12pt" style:font-size-complex="12pt"/>
    </style:style>
    <style:style style:name="P259" style:family="paragraph" style:parent-style-name="Standard" style:list-style-name="L33">
      <style:paragraph-properties fo:margin-top="0cm" fo:margin-bottom="0cm" style:contextual-spacing="false" fo:line-height="150%" fo:text-align="justify" style:justify-single-word="false"/>
      <style:text-properties style:font-name="Liberation Serif" fo:font-size="12pt" style:font-size-asian="12pt" style:font-size-complex="12pt"/>
    </style:style>
    <style:style style:name="P260" style:family="paragraph" style:parent-style-name="Standard" style:list-style-name="L34">
      <style:paragraph-properties fo:margin-top="0cm" fo:margin-bottom="0cm" style:contextual-spacing="false" fo:line-height="150%" fo:text-align="justify" style:justify-single-word="false"/>
      <style:text-properties style:font-name="Liberation Serif" fo:font-size="12pt" style:font-size-asian="12pt" style:font-size-complex="12pt"/>
    </style:style>
    <style:style style:name="P261" style:family="paragraph" style:parent-style-name="Standard" style:list-style-name="L25">
      <style:paragraph-properties fo:margin-top="0cm" fo:margin-bottom="0cm" style:contextual-spacing="false" fo:line-height="150%" fo:text-align="justify" style:justify-single-word="false"/>
      <style:text-properties style:font-name="Liberation Serif" fo:font-size="12pt" fo:font-weight="normal" style:font-size-asian="12pt" style:font-weight-asian="normal" style:font-size-complex="12pt" style:font-weight-complex="normal"/>
    </style:style>
    <style:style style:name="P262" style:family="paragraph" style:parent-style-name="Standard" style:list-style-name="L32">
      <style:paragraph-properties fo:margin-top="0cm" fo:margin-bottom="0cm" style:contextual-spacing="false" fo:line-height="150%" fo:text-align="justify" style:justify-single-word="false"/>
      <style:text-properties style:font-name="Liberation Serif" fo:font-size="12pt" fo:font-weight="normal" style:font-size-asian="12pt" style:font-weight-asian="normal" style:font-size-complex="12pt" style:font-weight-complex="normal"/>
    </style:style>
    <style:style style:name="P263" style:family="paragraph" style:parent-style-name="Standard" style:list-style-name="L35">
      <style:paragraph-properties fo:margin-top="0cm" fo:margin-bottom="0cm" style:contextual-spacing="false" fo:line-height="150%" fo:text-align="justify" style:justify-single-word="false"/>
      <style:text-properties style:font-name="Liberation Serif" fo:font-size="12pt" fo:font-weight="normal" style:font-size-asian="12pt" style:font-weight-asian="normal" style:font-size-complex="12pt" style:font-weight-complex="normal"/>
    </style:style>
    <style:style style:name="P264" style:family="paragraph" style:parent-style-name="Standard" style:list-style-name="L36">
      <style:paragraph-properties fo:margin-top="0cm" fo:margin-bottom="0cm" style:contextual-spacing="false" fo:line-height="150%" fo:text-align="justify" style:justify-single-word="false"/>
      <style:text-properties style:font-name="Liberation Serif" fo:font-size="12pt" fo:font-weight="normal" style:font-size-asian="12pt" style:font-weight-asian="normal" style:font-size-complex="12pt" style:font-weight-complex="normal"/>
    </style:style>
    <style:style style:name="P265" style:family="paragraph" style:parent-style-name="Standard" style:list-style-name="L37">
      <style:paragraph-properties fo:margin-top="0cm" fo:margin-bottom="0cm" style:contextual-spacing="false" fo:line-height="150%" fo:text-align="justify" style:justify-single-word="false"/>
      <style:text-properties style:font-name="Liberation Serif" fo:font-size="12pt" fo:font-weight="normal" style:font-size-asian="12pt" style:font-weight-asian="normal" style:font-size-complex="12pt" style:font-weight-complex="normal"/>
    </style:style>
    <style:style style:name="P266" style:family="paragraph" style:parent-style-name="Standard" style:list-style-name="L25">
      <style:paragraph-properties fo:margin-top="0cm" fo:margin-bottom="0cm" style:contextual-spacing="false" fo:line-height="150%" fo:text-align="start" style:justify-single-word="false"/>
      <style:text-properties style:font-name="Liberation Serif" fo:font-size="12pt" fo:font-weight="normal" style:font-size-asian="12pt" style:font-weight-asian="normal" style:font-size-complex="12pt" style:font-weight-complex="normal"/>
    </style:style>
    <style:style style:name="P267" style:family="paragraph" style:parent-style-name="Standard" style:list-style-name="L24">
      <style:paragraph-properties fo:margin-top="0cm" fo:margin-bottom="0cm" style:contextual-spacing="false" fo:line-height="150%" fo:text-align="justify" style:justify-single-word="false"/>
      <style:text-properties style:font-name="Liberation Serif" fo:font-weight="normal" style:font-weight-asian="normal" style:font-weight-complex="normal"/>
    </style:style>
    <style:style style:name="P268" style:family="paragraph" style:parent-style-name="Standard" style:list-style-name="L25">
      <style:paragraph-properties fo:margin-top="0cm" fo:margin-bottom="0cm" style:contextual-spacing="false" fo:text-align="justify" style:justify-single-word="false"/>
      <style:text-properties style:font-name="Liberation Serif" fo:font-weight="normal" style:font-weight-asian="normal" style:font-weight-complex="normal"/>
    </style:style>
    <style:style style:name="P269" style:family="paragraph" style:parent-style-name="Standard" style:list-style-name="L38">
      <style:paragraph-properties fo:margin-top="0cm" fo:margin-bottom="0cm" style:contextual-spacing="false" fo:text-align="justify" style:justify-single-word="false"/>
      <style:text-properties style:font-name="Liberation Serif" fo:font-weight="normal" officeooo:rsid="006a85e6" officeooo:paragraph-rsid="006a85e6" style:font-weight-asian="normal" style:font-weight-complex="normal"/>
    </style:style>
    <style:style style:name="P270" style:family="paragraph" style:parent-style-name="Standard" style:list-style-name="L38">
      <style:paragraph-properties fo:margin-top="0cm" fo:margin-bottom="0cm" style:contextual-spacing="false" fo:text-align="justify" style:justify-single-word="false"/>
      <style:text-properties style:font-name="Liberation Serif" fo:font-weight="normal" officeooo:rsid="001a33bb" officeooo:paragraph-rsid="001a33bb" style:font-weight-asian="normal" style:font-weight-complex="normal"/>
    </style:style>
    <style:style style:name="P271" style:family="paragraph" style:parent-style-name="Standard" style:list-style-name="L38">
      <style:paragraph-properties fo:margin-top="0cm" fo:margin-bottom="0cm" style:contextual-spacing="false" fo:text-align="justify" style:justify-single-word="false"/>
      <style:text-properties style:font-name="Liberation Serif" fo:font-weight="normal" officeooo:rsid="001b4c19" officeooo:paragraph-rsid="001b4c19" style:font-weight-asian="normal" style:font-weight-complex="normal"/>
    </style:style>
    <style:style style:name="P272" style:family="paragraph" style:parent-style-name="Standard" style:list-style-name="L25">
      <style:paragraph-properties fo:margin-top="0cm" fo:margin-bottom="0cm" style:contextual-spacing="false" fo:text-align="justify" style:justify-single-word="false"/>
      <style:text-properties style:font-name="Liberation Serif" style:text-underline-style="solid" style:text-underline-width="auto" style:text-underline-color="font-color" fo:font-weight="normal" style:font-weight-asian="normal" style:font-weight-complex="normal"/>
    </style:style>
    <style:style style:name="P273" style:family="paragraph" style:parent-style-name="Standard" style:list-style-name="L25">
      <style:paragraph-properties fo:margin-top="0cm" fo:margin-bottom="0cm" style:contextual-spacing="false" fo:text-align="justify" style:justify-single-word="false"/>
      <style:text-properties style:font-name="Liberation Serif"/>
    </style:style>
    <style:style style:name="P274" style:family="paragraph" style:parent-style-name="Standard" style:list-style-name="L26">
      <style:paragraph-properties fo:margin-top="0cm" fo:margin-bottom="0cm" style:contextual-spacing="false" fo:text-align="justify" style:justify-single-word="false"/>
      <style:text-properties style:font-name="Liberation Serif"/>
    </style:style>
    <style:style style:name="P275" style:family="paragraph" style:parent-style-name="Standard" style:list-style-name="L27">
      <style:paragraph-properties fo:margin-top="0cm" fo:margin-bottom="0cm" style:contextual-spacing="false" fo:text-align="justify" style:justify-single-word="false"/>
      <style:text-properties style:font-name="Liberation Serif"/>
    </style:style>
    <style:style style:name="P276" style:family="paragraph" style:parent-style-name="Standard" style:list-style-name="L23">
      <style:paragraph-properties fo:margin-top="0cm" fo:margin-bottom="0cm" style:contextual-spacing="false" fo:line-height="150%" fo:text-align="justify" style:justify-single-word="false"/>
      <style:text-properties fo:color="#557f5f" style:font-name="Liberation Serif" fo:font-size="12pt" style:font-name-asian="Monospace" style:font-size-asian="12pt" style:font-name-complex="Monospace" style:font-size-complex="12pt"/>
    </style:style>
    <style:style style:name="P277" style:family="paragraph" style:parent-style-name="Standard" style:list-style-name="L26">
      <style:paragraph-properties fo:margin-top="0cm" fo:margin-bottom="0cm" style:contextual-spacing="false" fo:text-align="justify" style:justify-single-word="false"/>
      <style:text-properties fo:color="#557f5f" style:font-name="Liberation Serif" fo:font-size="10pt" style:font-size-asian="10pt"/>
    </style:style>
    <style:style style:name="P278" style:family="paragraph" style:parent-style-name="Standard" style:list-style-name="L27">
      <style:paragraph-properties fo:margin-top="0cm" fo:margin-bottom="0cm" style:contextual-spacing="false" fo:text-align="justify" style:justify-single-word="false"/>
      <style:text-properties fo:color="#557f5f" style:font-name="Liberation Serif" fo:font-size="10pt" style:font-size-asian="10pt"/>
    </style:style>
    <style:style style:name="P279" style:family="paragraph" style:parent-style-name="Standard" style:list-style-name="L38">
      <style:paragraph-properties fo:margin-top="0cm" fo:margin-bottom="0cm" style:contextual-spacing="false" fo:text-align="justify" style:justify-single-word="false"/>
      <style:text-properties fo:color="#557f5f" style:font-name="Monospace1" fo:font-size="10pt" fo:font-weight="normal" officeooo:rsid="006a85e6" officeooo:paragraph-rsid="006a85e6" style:font-size-asian="10pt" style:font-weight-asian="normal" style:font-weight-complex="normal"/>
    </style:style>
    <style:style style:name="P280" style:family="paragraph" style:parent-style-name="Standard" style:list-style-name="L38">
      <style:paragraph-properties fo:margin-top="0cm" fo:margin-bottom="0cm" style:contextual-spacing="false" fo:text-align="justify" style:justify-single-word="false"/>
      <style:text-properties fo:color="#557f5f" style:font-name="Monospace1" fo:font-size="10pt" officeooo:paragraph-rsid="0025f5cf" style:font-size-asian="10pt"/>
    </style:style>
    <style:style style:name="P281" style:family="paragraph" style:parent-style-name="Standard" style:list-style-name="L25">
      <style:paragraph-properties fo:margin-top="0cm" fo:margin-bottom="0cm" style:contextual-spacing="false" fo:line-height="150%" fo:text-align="justify" style:justify-single-word="false"/>
    </style:style>
    <style:style style:name="P282" style:family="paragraph" style:parent-style-name="Standard" style:list-style-name="L38">
      <style:paragraph-properties fo:margin-top="0cm" fo:margin-bottom="0cm" style:contextual-spacing="false" fo:text-align="justify" style:justify-single-word="false"/>
      <style:text-properties officeooo:rsid="001e6f00" officeooo:paragraph-rsid="001e6f00"/>
    </style:style>
    <style:style style:name="P283" style:family="paragraph" style:parent-style-name="Standard" style:list-style-name="L38">
      <style:paragraph-properties fo:margin-top="0cm" fo:margin-bottom="0cm" style:contextual-spacing="false" fo:text-align="justify" style:justify-single-word="false"/>
      <style:text-properties officeooo:rsid="0024731f" officeooo:paragraph-rsid="0024731f"/>
    </style:style>
    <style:style style:name="P284" style:family="paragraph" style:parent-style-name="Standard" style:list-style-name="L39">
      <style:paragraph-properties fo:margin-top="0cm" fo:margin-bottom="0cm" style:contextual-spacing="false" fo:text-align="justify" style:justify-single-word="false"/>
      <style:text-properties officeooo:rsid="0053e75d" officeooo:paragraph-rsid="0053e75d"/>
    </style:style>
    <style:style style:name="P285" style:family="paragraph" style:parent-style-name="Standard" style:list-style-name="L40">
      <style:paragraph-properties fo:margin-top="0cm" fo:margin-bottom="0cm" style:contextual-spacing="false" fo:text-align="justify" style:justify-single-word="false"/>
      <style:text-properties officeooo:rsid="0053e75d" officeooo:paragraph-rsid="005b5e64"/>
    </style:style>
    <style:style style:name="P286" style:family="paragraph" style:parent-style-name="Standard" style:list-style-name="L41">
      <style:paragraph-properties fo:margin-top="0cm" fo:margin-bottom="0cm" style:contextual-spacing="false" fo:text-align="justify" style:justify-single-word="false"/>
      <style:text-properties officeooo:rsid="0053e75d" officeooo:paragraph-rsid="0064c484"/>
    </style:style>
    <style:style style:name="P287" style:family="paragraph" style:parent-style-name="Standard" style:list-style-name="L40">
      <style:paragraph-properties fo:margin-top="0cm" fo:margin-bottom="0cm" style:contextual-spacing="false" fo:text-align="start" style:justify-single-word="false"/>
      <style:text-properties officeooo:paragraph-rsid="005fc5bd"/>
    </style:style>
    <style:style style:name="P288" style:family="paragraph" style:parent-style-name="Standard" style:list-style-name="L20">
      <style:paragraph-properties fo:margin-top="0cm" fo:margin-bottom="0cm" style:contextual-spacing="true" fo:line-height="100%" fo:text-align="justify" style:justify-single-word="false"/>
      <style:text-properties fo:color="#557f5f" style:font-name="Liberation Serif" fo:font-size="10pt" officeooo:rsid="009eb078" officeooo:paragraph-rsid="009eb078" style:font-size-asian="10pt"/>
    </style:style>
    <style:style style:name="P289" style:family="paragraph" style:parent-style-name="Standard" style:list-style-name="L20">
      <style:paragraph-properties fo:margin-left="0cm" fo:margin-right="0cm" fo:margin-top="0cm" fo:margin-bottom="0cm" style:contextual-spacing="true" fo:line-height="100%" fo:text-align="start" style:justify-single-word="false" fo:text-indent="0cm" style:auto-text-indent="false"/>
      <style:text-properties style:font-name="Liberation Serif" officeooo:paragraph-rsid="009eb078"/>
    </style:style>
    <style:style style:name="P290" style:family="paragraph" style:parent-style-name="Standard" style:list-style-name="L20">
      <style:paragraph-properties fo:margin-left="0cm" fo:margin-right="0cm" fo:margin-top="0cm" fo:margin-bottom="0cm" style:contextual-spacing="true" fo:line-height="100%" fo:text-align="start" style:justify-single-word="false" fo:text-indent="0cm" style:auto-text-indent="false"/>
      <style:text-properties fo:color="#557f5f" style:font-name="Liberation Serif" fo:font-size="10pt" style:font-size-asian="10pt"/>
    </style:style>
    <style:style style:name="P291" style:family="paragraph" style:parent-style-name="Standard" style:list-style-name="L38">
      <style:paragraph-properties fo:margin-left="0cm" fo:margin-right="0cm" fo:text-align="start" style:justify-single-word="false" fo:text-indent="0cm" style:auto-text-indent="false"/>
    </style:style>
    <style:style style:name="P292" style:family="paragraph" style:parent-style-name="Standard" style:list-style-name="L38">
      <style:paragraph-properties fo:margin-left="0cm" fo:margin-right="0cm" fo:text-align="start" style:justify-single-word="false" fo:text-indent="0cm" style:auto-text-indent="false"/>
      <style:text-properties fo:color="#000000" style:font-name="Monospace1" fo:font-size="10pt" style:font-size-asian="10pt"/>
    </style:style>
    <style:style style:name="P293" style:family="paragraph" style:parent-style-name="Standard" style:list-style-name="L20" style:master-page-name="">
      <style:paragraph-properties fo:margin-left="2.499cm" fo:margin-right="0cm" fo:margin-top="0cm" fo:margin-bottom="0cm" style:contextual-spacing="true" fo:line-height="100%" fo:text-align="start" style:justify-single-word="false" fo:text-indent="-0.499cm" style:auto-text-indent="false" style:page-number="auto"/>
      <style:text-properties fo:color="#557f5f" style:font-name="Liberation Serif" fo:font-size="10pt" officeooo:paragraph-rsid="009eb078" style:font-size-asian="10pt"/>
    </style:style>
    <style:style style:name="P294" style:family="paragraph" style:parent-style-name="Text_20_body" style:list-style-name="L2">
      <style:text-properties fo:color="#000000" fo:font-style="normal" style:font-style-asian="normal" style:font-style-complex="normal"/>
    </style:style>
    <style:style style:name="P295" style:family="paragraph" style:parent-style-name="Text_20_body" style:list-style-name="L29">
      <style:text-properties fo:color="#000000" style:font-name="Liberation Serif" fo:font-size="12pt" style:font-size-asian="12pt" style:font-size-complex="12pt"/>
    </style:style>
    <style:style style:name="P296" style:family="paragraph" style:parent-style-name="Text_20_body" style:list-style-name="L31">
      <style:text-properties fo:color="#000000" style:font-name="Liberation Serif" fo:font-size="12pt" style:font-size-asian="12pt" style:font-size-complex="12pt"/>
    </style:style>
    <style:style style:name="P297" style:family="paragraph" style:parent-style-name="Text_20_body" style:list-style-name="L6"/>
    <style:style style:name="P298" style:family="paragraph" style:parent-style-name="Text_20_body" style:list-style-name="L17"/>
    <style:style style:name="P299" style:family="paragraph" style:parent-style-name="Text_20_body" style:list-style-name="L18"/>
    <style:style style:name="P300" style:family="paragraph" style:parent-style-name="Text_20_body" style:list-style-name="L19"/>
    <style:style style:name="P301" style:family="paragraph" style:parent-style-name="Text_20_body" style:list-style-name="L1">
      <style:paragraph-properties fo:margin-top="0cm" fo:margin-bottom="0.499cm" style:contextual-spacing="false" fo:text-align="justify" style:justify-single-word="false"/>
      <style:text-properties fo:color="#000000" fo:font-style="normal" fo:font-weight="normal" style:font-style-asian="normal" style:font-weight-asian="normal" style:font-style-complex="normal" style:font-weight-complex="normal"/>
    </style:style>
    <style:style style:name="P302" style:family="paragraph" style:parent-style-name="Text_20_body" style:list-style-name="L3">
      <style:paragraph-properties fo:margin-top="0cm" fo:margin-bottom="0.499cm" style:contextual-spacing="false" fo:text-align="justify" style:justify-single-word="false"/>
      <style:text-properties fo:color="#000000" fo:font-style="normal" fo:font-weight="normal" style:font-style-asian="normal" style:font-weight-asian="normal" style:font-style-complex="normal" style:font-weight-complex="normal"/>
    </style:style>
    <style:style style:name="P303" style:family="paragraph" style:parent-style-name="Text_20_body" style:list-style-name="L45">
      <style:paragraph-properties fo:margin-top="0cm" fo:margin-bottom="0.499cm" style:contextual-spacing="false" fo:text-align="justify" style:justify-single-word="false"/>
      <style:text-properties fo:color="#000000" fo:font-style="normal" fo:font-weight="normal" style:font-style-asian="normal" style:font-weight-asian="normal" style:font-style-complex="normal" style:font-weight-complex="normal"/>
    </style:style>
    <style:style style:name="P304" style:family="paragraph" style:parent-style-name="Text_20_body" style:list-style-name="L46">
      <style:paragraph-properties fo:margin-top="0cm" fo:margin-bottom="0.499cm" style:contextual-spacing="false" fo:text-align="justify" style:justify-single-word="false"/>
      <style:text-properties fo:color="#000000" fo:font-style="normal" fo:font-weight="normal" style:font-style-asian="normal" style:font-weight-asian="normal" style:font-style-complex="normal" style:font-weight-complex="normal"/>
    </style:style>
    <style:style style:name="P305" style:family="paragraph" style:parent-style-name="Text_20_body" style:list-style-name="L1">
      <style:paragraph-properties fo:margin-top="0cm" fo:margin-bottom="0.499cm" style:contextual-spacing="false" fo:text-align="justify" style:justify-single-word="false"/>
      <style:text-properties fo:font-weight="normal" style:font-weight-asian="normal" style:font-weight-complex="normal"/>
    </style:style>
    <style:style style:name="P306" style:family="paragraph" style:parent-style-name="Text_20_body" style:list-style-name="L3">
      <style:paragraph-properties fo:margin-top="0cm" fo:margin-bottom="0.499cm" style:contextual-spacing="false" fo:text-align="justify" style:justify-single-word="false"/>
      <style:text-properties fo:color="#ff0000" fo:font-size="16pt" fo:font-style="normal" style:text-underline-style="none" fo:font-weight="bold" officeooo:paragraph-rsid="00adb950" style:font-size-asian="16pt" style:font-style-asian="normal" style:font-weight-asian="bold" style:font-size-complex="16pt" style:font-style-complex="normal" style:font-weight-complex="bold"/>
    </style:style>
    <style:style style:name="P307" style:family="paragraph" style:parent-style-name="Preformatted_20_Text">
      <style:paragraph-properties fo:text-align="justify" style:justify-single-word="false"/>
    </style:style>
    <style:style style:name="P308" style:family="paragraph" style:parent-style-name="Preformatted_20_Text">
      <style:paragraph-properties fo:text-align="justify" style:justify-single-word="false"/>
      <style:text-properties officeooo:paragraph-rsid="00b1e241"/>
    </style:style>
    <style:style style:name="P309" style:family="paragraph" style:parent-style-name="Heading_20_1" style:list-style-name=""/>
    <style:style style:name="P310" style:family="paragraph" style:parent-style-name="Heading_20_1">
      <style:paragraph-properties fo:break-before="page"/>
    </style:style>
    <style:style style:name="P311" style:family="paragraph" style:parent-style-name="Heading_20_1">
      <style:paragraph-properties fo:break-before="page"/>
      <style:text-properties style:use-window-font-color="true" fo:font-size="16.1000003814697pt" fo:font-weight="bold" style:font-size-asian="16.1000003814697pt" style:font-weight-asian="bold" style:font-size-complex="16.1000003814697pt" style:font-weight-complex="bold"/>
    </style:style>
    <style:style style:name="P312" style:family="paragraph" style:parent-style-name="Heading_20_2">
      <style:text-properties style:use-window-font-color="true"/>
    </style:style>
    <style:style style:name="P313" style:family="paragraph" style:parent-style-name="Heading_20_2">
      <style:text-properties style:use-window-font-color="true" fo:font-weight="bold" fo:background-color="transparent" style:font-weight-asian="bold" style:font-weight-complex="bold"/>
    </style:style>
    <style:style style:name="P314" style:family="paragraph" style:parent-style-name="Heading_20_2">
      <style:text-properties fo:font-weight="bold" style:font-weight-asian="bold" style:font-weight-complex="bold"/>
    </style:style>
    <style:style style:name="P315" style:family="paragraph" style:parent-style-name="Heading_20_2">
      <style:text-properties fo:color="#000000" fo:font-style="normal" style:font-style-asian="normal" style:font-style-complex="normal"/>
    </style:style>
    <style:style style:name="P316" style:family="paragraph" style:parent-style-name="Heading_20_2">
      <style:paragraph-properties fo:margin-top="0cm" fo:margin-bottom="0.499cm" style:contextual-spacing="false" fo:text-align="justify" style:justify-single-word="false"/>
      <style:text-properties fo:color="#000000" fo:font-style="normal" fo:font-weight="bold" style:font-style-asian="normal" style:font-weight-asian="bold" style:font-style-complex="normal" style:font-weight-complex="bold"/>
    </style:style>
    <style:style style:name="P317" style:family="paragraph" style:parent-style-name="Heading_20_3">
      <style:text-properties fo:color="#000000" fo:font-style="normal" style:font-style-asian="normal" style:font-style-complex="normal"/>
    </style:style>
    <style:style style:name="P318" style:family="paragraph" style:parent-style-name="Heading_20_3">
      <style:text-properties fo:color="#000000" fo:font-weight="normal" fo:background-color="transparent" style:font-weight-asian="normal" style:font-weight-complex="normal"/>
    </style:style>
    <style:style style:name="P319" style:family="paragraph" style:parent-style-name="Heading_20_3">
      <style:text-properties fo:color="#000000" fo:font-weight="bold" fo:background-color="transparent" style:font-weight-asian="bold" style:font-weight-complex="bold"/>
    </style:style>
    <style:style style:name="P320" style:family="paragraph" style:parent-style-name="Heading_20_3">
      <style:text-properties officeooo:paragraph-rsid="00adb950"/>
    </style:style>
    <style:style style:name="P321" style:family="paragraph" style:parent-style-name="Heading_20_3">
      <style:text-properties style:use-window-font-color="true" fo:font-weight="bold" style:font-weight-asian="bold" style:font-weight-complex="bold"/>
    </style:style>
    <style:style style:name="P322" style:family="paragraph" style:parent-style-name="Heading_20_3">
      <style:text-properties fo:font-style="italic" style:font-style-asian="italic" style:font-style-complex="italic"/>
    </style:style>
    <style:style style:name="P323" style:family="paragraph" style:parent-style-name="Heading_20_3">
      <style:paragraph-properties fo:margin-top="0cm" fo:margin-bottom="0.499cm" style:contextual-spacing="false" fo:text-align="justify" style:justify-single-word="false"/>
      <style:text-properties fo:font-weight="bold" style:font-weight-asian="bold" style:font-weight-complex="bold"/>
    </style:style>
    <style:style style:name="T1" style:family="text">
      <style:text-properties fo:color="#800000"/>
    </style:style>
    <style:style style:name="T2" style:family="text">
      <style:text-properties fo:color="#000000"/>
    </style:style>
    <style:style style:name="T3" style:family="text">
      <style:text-properties fo:color="#000000" fo:font-weight="bold" fo:background-color="#ffff00" loext:char-shading-value="0" style:font-weight-asian="bold" style:font-weight-complex="bold"/>
    </style:style>
    <style:style style:name="T4" style:family="text">
      <style:text-properties fo:color="#000000" fo:font-weight="bold" fo:background-color="#ff420e" loext:char-shading-value="0" style:font-weight-asian="bold" style:font-weight-complex="bold"/>
    </style:style>
    <style:style style:name="T5" style:family="text">
      <style:text-properties fo:color="#000000" fo:font-weight="bold" fo:background-color="#83caff" loext:char-shading-value="0" style:font-weight-asian="bold" style:font-weight-complex="bold"/>
    </style:style>
    <style:style style:name="T6" style:family="text">
      <style:text-properties fo:color="#000000" fo:font-weight="bold" style:font-weight-asian="bold" style:font-weight-complex="bold"/>
    </style:style>
    <style:style style:name="T7" style:family="text">
      <style:text-properties fo:color="#000000" fo:font-weight="bold" fo:background-color="transparent" loext:char-shading-value="0" style:font-weight-asian="bold" style:font-weight-complex="bold"/>
    </style:style>
    <style:style style:name="T8" style:family="text">
      <style:text-properties fo:color="#000000" fo:font-size="12pt" fo:font-weight="bold" style:font-size-asian="12pt" style:font-weight-asian="bold" style:font-size-complex="12pt" style:font-weight-complex="bold"/>
    </style:style>
    <style:style style:name="T9" style:family="text">
      <style:text-properties fo:color="#000000" fo:font-size="12pt" fo:font-weight="bold" fo:background-color="#ffff00" loext:char-shading-value="0" style:font-size-asian="12pt" style:font-weight-asian="bold" style:font-size-complex="12pt" style:font-weight-complex="bold"/>
    </style:style>
    <style:style style:name="T10" style:family="text">
      <style:text-properties fo:color="#000000" fo:font-size="12pt" style:font-size-asian="12pt" style:font-size-complex="12pt"/>
    </style:style>
    <style:style style:name="T11" style:family="text">
      <style:text-properties fo:color="#000000" fo:font-size="12pt" fo:font-weight="normal" style:font-size-asian="12pt" style:font-weight-asian="normal" style:font-size-complex="12pt" style:font-weight-complex="normal"/>
    </style:style>
    <style:style style:name="T12" style:family="text">
      <style:text-properties fo:color="#000000" fo:font-size="12pt" fo:font-weight="normal" fo:background-color="transparent" loext:char-shading-value="0" style:font-size-asian="12pt" style:font-weight-asian="normal" style:font-size-complex="12pt" style:font-weight-complex="normal"/>
    </style:style>
    <style:style style:name="T13" style:family="text">
      <style:text-properties fo:color="#000000" fo:font-weight="normal" style:font-weight-asian="normal" style:font-weight-complex="normal"/>
    </style:style>
    <style:style style:name="T14" style:family="text">
      <style:text-properties fo:color="#000000" fo:font-weight="normal" fo:background-color="transparent" loext:char-shading-value="0" style:font-weight-asian="normal" style:font-weight-complex="normal"/>
    </style:style>
    <style:style style:name="T15" style:family="text">
      <style:text-properties fo:color="#000000" fo:font-weight="normal" fo:background-color="#ffff00" loext:char-shading-value="0" style:font-weight-asian="normal" style:font-weight-complex="normal"/>
    </style:style>
    <style:style style:name="T16" style:family="text">
      <style:text-properties fo:color="#000000" style:text-underline-style="none" fo:font-weight="normal" fo:background-color="transparent" loext:char-shading-value="0" style:font-weight-asian="normal" style:font-weight-complex="normal"/>
    </style:style>
    <style:style style:name="T17" style:family="text">
      <style:text-properties fo:color="#000000" style:text-underline-style="none" fo:font-weight="bold" fo:background-color="transparent" loext:char-shading-value="0" style:font-weight-asian="bold" style:font-weight-complex="bold"/>
    </style:style>
    <style:style style:name="T18" style:family="text">
      <style:text-properties fo:color="#000000" fo:font-style="italic" style:text-underline-style="none" fo:font-weight="normal" fo:background-color="transparent" loext:char-shading-value="0" style:font-style-asian="italic" style:font-weight-asian="normal" style:font-style-complex="italic" style:font-weight-complex="normal"/>
    </style:style>
    <style:style style:name="T19" style:family="text">
      <style:text-properties fo:color="#000000" fo:font-style="normal" style:text-underline-style="none" fo:font-weight="normal" fo:background-color="transparent" loext:char-shading-value="0" style:font-style-asian="normal" style:font-weight-asian="normal" style:font-style-complex="normal" style:font-weight-complex="normal"/>
    </style:style>
    <style:style style:name="T20" style:family="text">
      <style:text-properties fo:color="#000000" fo:font-style="normal" style:text-underline-style="none" fo:font-weight="bold" fo:background-color="transparent" loext:char-shading-value="0" style:font-style-asian="normal" style:font-weight-asian="bold" style:font-style-complex="normal" style:font-weight-complex="bold"/>
    </style:style>
    <style:style style:name="T21" style:family="text">
      <style:text-properties fo:color="#000000" fo:font-style="normal" style:text-underline-style="none" fo:font-weight="bold" style:font-style-asian="normal" style:font-weight-asian="bold" style:font-style-complex="normal" style:font-weight-complex="bold"/>
    </style:style>
    <style:style style:name="T22" style:family="text">
      <style:text-properties fo:color="#000000" fo:font-style="normal" style:font-style-asian="normal" style:font-style-complex="normal"/>
    </style:style>
    <style:style style:name="T23" style:family="text">
      <style:text-properties fo:color="#000000" fo:font-style="normal" fo:font-weight="bold" style:font-style-asian="normal" style:font-weight-asian="bold" style:font-style-complex="normal" style:font-weight-complex="bold"/>
    </style:style>
    <style:style style:name="T24" style:family="text">
      <style:text-properties fo:color="#000000" fo:font-style="normal" fo:font-weight="bold" fo:background-color="#ffff00" loext:char-shading-value="0" style:font-style-asian="normal" style:font-weight-asian="bold" style:font-style-complex="normal" style:font-weight-complex="bold"/>
    </style:style>
    <style:style style:name="T25" style:family="text">
      <style:text-properties fo:color="#000000" fo:font-style="normal" fo:font-weight="normal" style:font-style-asian="normal" style:font-weight-asian="normal" style:font-style-complex="normal" style:font-weight-complex="normal"/>
    </style:style>
    <style:style style:name="T26" style:family="text">
      <style:text-properties fo:color="#000000" style:font-name="Monospace" fo:font-size="10pt" style:font-name-asian="Monospace" style:font-size-asian="10pt" style:font-name-complex="Monospace" style:font-size-complex="10pt"/>
    </style:style>
    <style:style style:name="T27" style:family="text">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T28" style:family="text">
      <style:text-properties fo:color="#000000" style:font-name="Monospace" fo:font-size="10pt" fo:background-color="#99ccff" loext:char-shading-value="0" style:font-name-asian="Monospace" style:font-size-asian="10pt" style:font-name-complex="Monospace" style:font-size-complex="10pt"/>
    </style:style>
    <style:style style:name="T29" style:family="text">
      <style:text-properties fo:color="#000000" fo:background-color="#99ccff" loext:char-shading-value="0"/>
    </style:style>
    <style:style style:name="T30" style:family="text">
      <style:text-properties fo:color="#000000" fo:background-color="#ffff00" loext:char-shading-value="0"/>
    </style:style>
    <style:style style:name="T31" style:family="text">
      <style:text-properties fo:color="#000000" style:font-name="Monospace1" fo:font-size="10pt" style:font-size-asian="10pt"/>
    </style:style>
    <style:style style:name="T32" style:family="text">
      <style:text-properties fo:color="#000000" style:font-name="Monospace1" fo:font-size="10pt" officeooo:rsid="005f4ade" style:font-size-asian="10pt"/>
    </style:style>
    <style:style style:name="T33" style:family="text">
      <style:text-properties fo:color="#000000" style:font-name="Monospace1" fo:font-size="10pt" officeooo:rsid="005fc5bd" style:font-size-asian="10pt"/>
    </style:style>
    <style:style style:name="T34" style:family="text">
      <style:text-properties fo:color="#000000" style:font-name="Monospace1" fo:font-size="10pt" officeooo:rsid="00618059" style:font-size-asian="10pt"/>
    </style:style>
    <style:style style:name="T35" style:family="text">
      <style:text-properties fo:color="#000000" style:font-name="Monospace1" fo:font-size="10pt" officeooo:rsid="0070ce0a" style:font-size-asian="10pt"/>
    </style:style>
    <style:style style:name="T36" style:family="text">
      <style:text-properties fo:color="#000000" style:font-name="Monospace1" fo:font-size="10pt" fo:font-weight="normal" style:font-size-asian="10pt" style:font-weight-asian="normal" style:font-weight-complex="normal"/>
    </style:style>
    <style:style style:name="T37" style:family="text">
      <style:text-properties fo:color="#000000" style:font-name="Monospace1" fo:font-size="10pt" fo:font-weight="normal" officeooo:rsid="001e5e18" style:font-size-asian="10pt" style:font-weight-asian="normal" style:font-weight-complex="normal"/>
    </style:style>
    <style:style style:name="T38" style:family="text">
      <style:text-properties fo:color="#000000" style:font-name="Monospace1" fo:font-size="10pt" fo:font-weight="normal" officeooo:rsid="0025f5cf" style:font-size-asian="10pt" style:font-weight-asian="normal" style:font-weight-complex="normal"/>
    </style:style>
    <style:style style:name="T39" style:family="text">
      <style:text-properties fo:color="#000000" style:font-name="Monospace1" fo:font-size="10pt" fo:font-weight="normal" officeooo:rsid="00316261" style:font-size-asian="10pt" style:font-weight-asian="normal" style:font-weight-complex="normal"/>
    </style:style>
    <style:style style:name="T40" style:family="text">
      <style:text-properties fo:color="#000000" style:font-name="Monospace1" fo:font-size="10pt" fo:font-weight="normal" officeooo:rsid="005b5e64" style:font-size-asian="10pt" style:font-weight-asian="normal" style:font-weight-complex="normal"/>
    </style:style>
    <style:style style:name="T41" style:family="text">
      <style:text-properties fo:color="#000000" style:font-name="Monospace1" fo:font-size="10pt" fo:font-weight="normal" officeooo:rsid="0066249c" style:font-size-asian="10pt" style:font-weight-asian="normal" style:font-weight-complex="normal"/>
    </style:style>
    <style:style style:name="T42" style:family="text">
      <style:text-properties fo:color="#000000" style:font-name="Monospace1" fo:font-size="10pt" fo:font-weight="normal" officeooo:rsid="005fc5bd" style:font-size-asian="10pt" style:font-weight-asian="normal" style:font-weight-complex="normal"/>
    </style:style>
    <style:style style:name="T43" style:family="text">
      <style:text-properties fo:color="#000000" style:font-name="Monospace1" fo:font-size="10pt" fo:font-weight="normal" officeooo:rsid="00904ac1" fo:background-color="transparent" loext:char-shading-value="0" style:font-size-asian="10pt" style:font-weight-asian="normal" style:font-size-complex="12pt" style:font-weight-complex="normal"/>
    </style:style>
    <style:style style:name="T44" style:family="text">
      <style:text-properties fo:color="#000000" style:font-name="Monospace1" fo:font-size="10pt" fo:font-style="italic" style:font-size-asian="10pt" style:font-style-asian="italic"/>
    </style:style>
    <style:style style:name="T45" style:family="text">
      <style:text-properties fo:color="#000000" style:font-name="Monospace1" fo:font-size="10pt" fo:font-style="italic" officeooo:rsid="0026cf1a" style:font-size-asian="10pt" style:font-style-asian="italic"/>
    </style:style>
    <style:style style:name="T46" style:family="text">
      <style:text-properties fo:color="#000000" style:font-name="Monospace1" fo:font-size="10pt" fo:font-weight="bold" officeooo:rsid="005f4ade" style:font-size-asian="10pt" style:font-weight-asian="bold" style:font-weight-complex="bold"/>
    </style:style>
    <style:style style:name="T47" style:family="text">
      <style:text-properties fo:color="#000000" style:font-name="Monospace1" fo:font-size="10pt" style:text-underline-style="none" fo:font-weight="normal" officeooo:rsid="00904ac1" fo:background-color="transparent" loext:char-shading-value="0" style:font-size-asian="10pt" style:font-weight-asian="normal" style:font-size-complex="12pt" style:font-weight-complex="normal"/>
    </style:style>
    <style:style style:name="T48" style:family="text">
      <style:text-properties fo:color="#000000" fo:font-size="10pt" style:font-size-asian="10pt"/>
    </style:style>
    <style:style style:name="T49" style:family="text">
      <style:text-properties fo:color="#000000" style:font-name="Liberation Serif" fo:font-size="12pt" fo:font-weight="normal" fo:background-color="transparent" loext:char-shading-value="0" style:font-name-asian="Monospace" style:font-size-asian="12pt" style:font-weight-asian="normal" style:font-name-complex="Monospace" style:font-size-complex="12pt" style:font-weight-complex="normal"/>
    </style:style>
    <style:style style:name="T50" style:family="text">
      <style:text-properties fo:color="#000000" style:font-name="Liberation Serif" fo:font-size="12pt" fo:font-weight="normal" officeooo:rsid="007dbba3" fo:background-color="transparent" loext:char-shading-value="0" style:font-size-asian="12pt" style:font-weight-asian="normal" style:font-size-complex="12pt" style:font-weight-complex="normal"/>
    </style:style>
    <style:style style:name="T51" style:family="text">
      <style:text-properties fo:color="#000000" style:font-name="Liberation Serif" fo:font-size="12pt" fo:font-weight="normal" officeooo:rsid="007f8bff" fo:background-color="transparent" loext:char-shading-value="0" style:font-size-asian="12pt" style:font-weight-asian="normal" style:font-size-complex="12pt" style:font-weight-complex="normal"/>
    </style:style>
    <style:style style:name="T52" style:family="text">
      <style:text-properties fo:color="#000000" style:font-name="Liberation Serif" fo:font-size="12pt" fo:font-weight="normal" officeooo:rsid="0080c53f" fo:background-color="transparent" loext:char-shading-value="0" style:font-size-asian="12pt" style:font-weight-asian="normal" style:font-size-complex="12pt" style:font-weight-complex="normal"/>
    </style:style>
    <style:style style:name="T53" style:family="text">
      <style:text-properties fo:color="#000000" style:font-name="Liberation Serif" fo:font-size="12pt" fo:font-weight="normal" officeooo:rsid="0085b312" fo:background-color="transparent" loext:char-shading-value="0" style:font-size-asian="12pt" style:font-weight-asian="normal" style:font-size-complex="12pt" style:font-weight-complex="normal"/>
    </style:style>
    <style:style style:name="T54" style:family="text">
      <style:text-properties fo:color="#000000" style:font-name="Liberation Serif" fo:font-size="12pt" fo:font-weight="normal" officeooo:rsid="00904ac1" fo:background-color="transparent" loext:char-shading-value="0" style:font-size-asian="12pt" style:font-weight-asian="normal" style:font-size-complex="12pt" style:font-weight-complex="normal"/>
    </style:style>
    <style:style style:name="T55" style:family="text">
      <style:text-properties fo:color="#000000" style:font-name="Liberation Serif" fo:font-size="12pt" fo:font-weight="normal" officeooo:rsid="00922340" fo:background-color="transparent" loext:char-shading-value="0" style:font-size-asian="12pt" style:font-weight-asian="normal" style:font-size-complex="12pt" style:font-weight-complex="normal"/>
    </style:style>
    <style:style style:name="T56" style:family="text">
      <style:text-properties fo:color="#000000" style:font-name="Liberation Serif" fo:font-size="12pt" fo:font-weight="normal" officeooo:rsid="009eb078" fo:background-color="transparent" loext:char-shading-value="0" style:font-size-asian="12pt" style:font-weight-asian="normal" style:font-size-complex="12pt" style:font-weight-complex="normal"/>
    </style:style>
    <style:style style:name="T57" style:family="text">
      <style:text-properties fo:color="#000000" style:font-name="Liberation Serif" fo:font-size="12pt" fo:font-weight="bold" officeooo:rsid="008f8bfb" fo:background-color="transparent" loext:char-shading-value="0" style:font-size-asian="12pt" style:font-weight-asian="bold" style:font-size-complex="12pt" style:font-weight-complex="bold"/>
    </style:style>
    <style:style style:name="T58" style:family="text">
      <style:text-properties fo:color="#000000" style:font-name="Liberation Serif" fo:font-size="12pt" style:text-underline-style="none" fo:font-weight="normal" officeooo:rsid="00904ac1" fo:background-color="transparent" loext:char-shading-value="0" style:font-size-asian="12pt" style:font-weight-asian="normal" style:font-size-complex="12pt" style:font-weight-complex="normal"/>
    </style:style>
    <style:style style:name="T59" style:family="text">
      <style:text-properties fo:color="#000000" style:font-name="Liberation Serif" fo:font-size="12pt" style:text-underline-style="none" fo:font-weight="normal" officeooo:rsid="00922340" fo:background-color="transparent" loext:char-shading-value="0" style:font-size-asian="12pt" style:font-weight-asian="normal" style:font-size-complex="12pt" style:font-weight-complex="normal"/>
    </style:style>
    <style:style style:name="T60" style:family="text">
      <style:text-properties fo:color="#000000" style:font-name="Liberation Serif" fo:font-size="12pt" style:text-underline-style="none" fo:font-weight="normal" officeooo:rsid="009a4ecd" fo:background-color="transparent" loext:char-shading-value="0" style:font-size-asian="12pt" style:font-weight-asian="normal" style:font-size-complex="12pt" style:font-weight-complex="normal"/>
    </style:style>
    <style:style style:name="T61" style:family="text">
      <style:text-properties fo:color="#000000" style:font-name="Liberation Serif" fo:font-size="12pt" style:text-underline-style="none" fo:font-weight="normal" officeooo:rsid="009b0305" fo:background-color="transparent" loext:char-shading-value="0" style:font-size-asian="12pt" style:font-weight-asian="normal" style:font-size-complex="12pt" style:font-weight-complex="normal"/>
    </style:style>
    <style:style style:name="T62" style:family="text">
      <style:text-properties fo:color="#000000" style:font-name="Liberation Serif" fo:font-size="12pt" style:text-underline-style="none" fo:font-weight="normal" officeooo:rsid="009ca157" fo:background-color="transparent" loext:char-shading-value="0" style:font-size-asian="12pt" style:font-weight-asian="normal" style:font-size-complex="12pt" style:font-weight-complex="normal"/>
    </style:style>
    <style:style style:name="T63" style:family="text">
      <style:text-properties fo:color="#000000" style:font-name="Liberation Serif" fo:font-weight="normal" style:font-weight-asian="normal" style:font-weight-complex="normal"/>
    </style:style>
    <style:style style:name="T64" style:family="text">
      <style:text-properties fo:color="#000000" style:font-name="Liberation Serif" fo:font-weight="bold" style:font-weight-asian="bold" style:font-weight-complex="bold"/>
    </style:style>
    <style:style style:name="T65" style:family="text">
      <style:text-properties fo:color="#000000" style:font-name="Liberation Serif" fo:font-size="10pt" fo:font-style="normal" style:font-size-asian="10pt" style:font-style-asian="normal" style:font-style-complex="normal"/>
    </style:style>
    <style:style style:name="T66" style:family="text">
      <style:text-properties fo:color="#000000" style:font-name="Liberation Serif" fo:font-size="10pt" fo:font-style="normal" officeooo:rsid="0081a210" style:font-size-asian="10pt" style:font-style-asian="normal" style:font-style-complex="normal"/>
    </style:style>
    <style:style style:name="T67" style:family="text">
      <style:text-properties fo:color="#000000" style:font-name="Liberation Serif" fo:font-size="10pt" fo:font-style="normal" officeooo:rsid="00834f12" style:font-size-asian="10pt" style:font-style-asian="normal" style:font-style-complex="normal"/>
    </style:style>
    <style:style style:name="T68" style:family="text">
      <style:text-properties fo:color="#000000" style:font-name="Liberation Serif" fo:font-size="10pt" fo:font-style="normal" officeooo:rsid="008b6dac" style:font-size-asian="10pt" style:font-style-asian="normal" style:font-style-complex="normal"/>
    </style:style>
    <style:style style:name="T69" style:family="text">
      <style:text-properties fo:color="#000000" style:font-name="Liberation Serif" fo:font-size="10pt" fo:font-style="normal" fo:font-weight="normal" officeooo:rsid="00834f12" fo:background-color="transparent" loext:char-shading-value="0" style:font-size-asian="10pt" style:font-style-asian="normal" style:font-weight-asian="normal" style:font-size-complex="12pt" style:font-style-complex="normal" style:font-weight-complex="normal"/>
    </style:style>
    <style:style style:name="T70" style:family="text">
      <style:text-properties fo:color="#000000" style:font-name="Liberation Serif" fo:font-size="10pt" fo:font-style="normal" fo:font-weight="normal" officeooo:rsid="00865a77" fo:background-color="transparent" loext:char-shading-value="0" style:font-size-asian="10pt" style:font-style-asian="normal" style:font-weight-asian="normal" style:font-size-complex="12pt" style:font-style-complex="normal" style:font-weight-complex="normal"/>
    </style:style>
    <style:style style:name="T71" style:family="text">
      <style:text-properties fo:color="#000000" style:font-name="Liberation Serif" fo:font-size="10pt" fo:font-style="normal" fo:font-weight="normal" officeooo:rsid="008b6dac" fo:background-color="transparent" loext:char-shading-value="0" style:font-size-asian="10pt" style:font-style-asian="normal" style:font-weight-asian="normal" style:font-size-complex="12pt" style:font-style-complex="normal" style:font-weight-complex="normal"/>
    </style:style>
    <style:style style:name="T72" style:family="text">
      <style:text-properties fo:color="#000000" style:font-name-asian="Monospace" style:font-name-complex="Monospace"/>
    </style:style>
    <style:style style:name="T73" style:family="text">
      <style:text-properties fo:font-weight="bold" style:font-weight-asian="bold" style:font-weight-complex="bold"/>
    </style:style>
    <style:style style:name="T74" style:family="text">
      <style:text-properties fo:font-weight="bold" fo:background-color="#ffff00" loext:char-shading-value="0" style:font-weight-asian="bold" style:font-weight-complex="bold"/>
    </style:style>
    <style:style style:name="T75" style:family="text">
      <style:text-properties fo:font-weight="bold" fo:background-color="#99ccff" loext:char-shading-value="0" style:font-weight-asian="bold" style:font-weight-complex="bold"/>
    </style:style>
    <style:style style:name="T76" style:family="text">
      <style:text-properties fo:font-weight="bold" fo:background-color="#ff420e" loext:char-shading-value="0" style:font-weight-asian="bold" style:font-weight-complex="bold"/>
    </style:style>
    <style:style style:name="T77" style:family="text">
      <style:text-properties fo:font-weight="bold" fo:background-color="transparent" loext:char-shading-value="0" style:font-weight-asian="bold" style:font-weight-complex="bold"/>
    </style:style>
    <style:style style:name="T78" style:family="text">
      <style:text-properties fo:font-weight="bold" officeooo:rsid="00737d2e" fo:background-color="transparent" loext:char-shading-value="0" style:font-weight-asian="bold" style:font-weight-complex="bold"/>
    </style:style>
    <style:style style:name="T79" style:family="text">
      <style:text-properties fo:font-weight="bold" officeooo:rsid="007a83b6" fo:background-color="transparent" loext:char-shading-value="0" style:font-weight-asian="bold" style:font-weight-complex="bold"/>
    </style:style>
    <style:style style:name="T80" style:family="text">
      <style:text-properties fo:font-weight="bold" fo:background-color="#00ffff" loext:char-shading-value="0" style:font-weight-asian="bold" style:font-weight-complex="bold"/>
    </style:style>
    <style:style style:name="T81" style:family="text">
      <style:text-properties style:text-underline-style="solid" style:text-underline-width="auto" style:text-underline-color="font-color"/>
    </style:style>
    <style:style style:name="T82" style:family="text">
      <style:text-properties style:text-underline-style="solid" style:text-underline-width="auto" style:text-underline-color="font-color" fo:font-weight="bold" style:font-weight-asian="bold" style:font-weight-complex="bold"/>
    </style:style>
    <style:style style:name="T83" style:family="text">
      <style:text-properties style:text-underline-style="none"/>
    </style:style>
    <style:style style:name="T84" style:family="text">
      <style:text-properties style:text-underline-style="none" fo:font-weight="normal" style:font-weight-asian="normal" style:font-weight-complex="normal"/>
    </style:style>
    <style:style style:name="T85" style:family="text">
      <style:text-properties style:text-underline-style="none" fo:font-weight="normal" officeooo:rsid="009fd3a0" style:font-weight-asian="normal" style:font-weight-complex="normal"/>
    </style:style>
    <style:style style:name="T86" style:family="text">
      <style:text-properties style:text-underline-style="none" fo:font-weight="normal" officeooo:rsid="00a144a9" style:font-weight-asian="normal" style:font-weight-complex="normal"/>
    </style:style>
    <style:style style:name="T87" style:family="text">
      <style:text-properties fo:font-weight="normal" style:font-weight-asian="normal" style:font-weight-complex="normal"/>
    </style:style>
    <style:style style:name="T88" style:family="text">
      <style:text-properties fo:font-weight="normal" officeooo:rsid="004885f8" style:font-weight-asian="normal" style:font-weight-complex="normal"/>
    </style:style>
    <style:style style:name="T89" style:family="text">
      <style:text-properties fo:font-weight="normal" officeooo:rsid="0048b9a1" style:font-weight-asian="normal" style:font-weight-complex="normal"/>
    </style:style>
    <style:style style:name="T90" style:family="text">
      <style:text-properties fo:font-weight="normal" officeooo:rsid="005198a2" style:font-weight-asian="normal" style:font-weight-complex="normal"/>
    </style:style>
    <style:style style:name="T91" style:family="text">
      <style:text-properties fo:font-weight="normal" fo:background-color="transparent" loext:char-shading-value="0" style:font-weight-asian="normal" style:font-weight-complex="normal"/>
    </style:style>
    <style:style style:name="T92" style:family="text">
      <style:text-properties fo:font-weight="normal" officeooo:rsid="00737d2e" fo:background-color="transparent" loext:char-shading-value="0" style:font-weight-asian="normal" style:font-weight-complex="normal"/>
    </style:style>
    <style:style style:name="T93" style:family="text">
      <style:text-properties fo:font-weight="normal" fo:background-color="#ffff00" loext:char-shading-value="0" style:font-weight-asian="normal" style:font-weight-complex="normal"/>
    </style:style>
    <style:style style:name="T94" style:family="text">
      <style:text-properties fo:background-color="#ffff00" loext:char-shading-value="0"/>
    </style:style>
    <style:style style:name="T95" style:family="text">
      <style:text-properties style:font-name="Monospace" fo:font-size="10pt" style:font-name-asian="Monospace" style:font-size-asian="10pt" style:font-name-complex="Monospace" style:font-size-complex="10pt"/>
    </style:style>
    <style:style style:name="T96" style:family="text">
      <style:text-properties style:font-name="Monospace" fo:font-size="10pt" fo:font-weight="bold" style:font-name-asian="Monospace" style:font-size-asian="10pt" style:font-weight-asian="bold" style:font-name-complex="Monospace" style:font-size-complex="10pt" style:font-weight-complex="bold"/>
    </style:style>
    <style:style style:name="T97" style:family="text">
      <style:text-properties fo:background-color="transparent" loext:char-shading-value="0"/>
    </style:style>
    <style:style style:name="T98" style:family="text">
      <style:text-properties officeooo:rsid="00737d2e" fo:background-color="transparent" loext:char-shading-value="0"/>
    </style:style>
    <style:style style:name="T99" style:family="text">
      <style:text-properties fo:font-style="italic" style:font-style-asian="italic" style:font-style-complex="italic"/>
    </style:style>
    <style:style style:name="T100" style:family="text">
      <style:text-properties fo:font-style="italic" fo:font-weight="bold" style:font-style-asian="italic" style:font-weight-asian="bold" style:font-style-complex="italic" style:font-weight-complex="bold"/>
    </style:style>
    <style:style style:name="T101" style:family="text">
      <style:text-properties fo:font-style="italic" fo:background-color="#ffff00" loext:char-shading-value="0" style:font-style-asian="italic" style:font-style-complex="italic"/>
    </style:style>
    <style:style style:name="T102" style:family="text">
      <style:text-properties fo:font-style="normal" style:font-style-asian="normal" style:font-style-complex="normal"/>
    </style:style>
    <style:style style:name="T103" style:family="text">
      <style:text-properties fo:background-color="#00ffff" loext:char-shading-value="0"/>
    </style:style>
    <style:style style:name="T104" style:family="text">
      <style:text-properties fo:color="#0000c0"/>
    </style:style>
    <style:style style:name="T105" style:family="text">
      <style:text-properties fo:color="#0000c0" fo:font-weight="normal" style:font-weight-asian="normal" style:font-weight-complex="normal"/>
    </style:style>
    <style:style style:name="T106" style:family="text">
      <style:text-properties fo:color="#0000c0" style:font-name="Monospace1"/>
    </style:style>
    <style:style style:name="T107" style:family="text">
      <style:text-properties fo:color="#0000c0" style:font-name="Monospace1" fo:font-size="10pt" style:font-size-asian="10pt"/>
    </style:style>
    <style:style style:name="T108" style:family="text">
      <style:text-properties fo:color="#0000c0" style:font-name="Monospace1" fo:font-size="10pt" officeooo:rsid="007f8bff" style:font-size-asian="10pt"/>
    </style:style>
    <style:style style:name="T109" style:family="text">
      <style:text-properties fo:color="#0000c0" fo:font-size="10pt" style:font-size-asian="10pt"/>
    </style:style>
    <style:style style:name="T110" style:family="text">
      <style:text-properties fo:color="#0000c0" fo:font-size="10pt" officeooo:rsid="007f8bff" style:font-size-asian="10pt"/>
    </style:style>
    <style:style style:name="T111" style:family="text">
      <style:text-properties fo:color="#0000c0" fo:font-size="10pt" officeooo:rsid="009e0d8e" style:font-size-asian="10pt"/>
    </style:style>
    <style:style style:name="T112" style:family="text">
      <style:text-properties fo:color="#0000c0" style:font-name="Liberation Serif" fo:font-size="12pt" fo:font-weight="normal" fo:background-color="transparent" loext:char-shading-value="0" style:font-name-asian="Monospace" style:font-size-asian="12pt" style:font-weight-asian="normal" style:font-name-complex="Monospace" style:font-size-complex="12pt" style:font-weight-complex="normal"/>
    </style:style>
    <style:style style:name="T113" style:family="text">
      <style:text-properties fo:color="#557f5f"/>
    </style:style>
    <style:style style:name="T114" style:family="text">
      <style:text-properties fo:color="#557f5f" style:font-name="Monospace1" fo:font-size="10pt" style:font-size-asian="10pt"/>
    </style:style>
    <style:style style:name="T115" style:family="text">
      <style:text-properties fo:color="#557f5f" style:font-name="Monospace1" fo:font-size="10pt" officeooo:rsid="005c0bcd" style:font-size-asian="10pt"/>
    </style:style>
    <style:style style:name="T116" style:family="text">
      <style:text-properties fo:color="#557f5f" style:font-name="Monospace1" fo:font-size="10pt" officeooo:rsid="005d60c1" style:font-size-asian="10pt"/>
    </style:style>
    <style:style style:name="T117" style:family="text">
      <style:text-properties fo:color="#557f5f" style:font-name="Monospace1" fo:font-size="10pt" officeooo:rsid="0067e8c0" style:font-size-asian="10pt"/>
    </style:style>
    <style:style style:name="T118" style:family="text">
      <style:text-properties fo:color="#557f5f" style:font-name-asian="Monospace" style:font-name-complex="Monospace"/>
    </style:style>
    <style:style style:name="T119" style:family="text">
      <style:text-properties fo:color="#557f5f" fo:font-weight="normal" style:font-weight-asian="normal" style:font-weight-complex="normal"/>
    </style:style>
    <style:style style:name="T120" style:family="text">
      <style:text-properties fo:color="#557f5f" style:text-underline-style="none" fo:font-weight="normal" style:font-weight-asian="normal" style:font-weight-complex="normal"/>
    </style:style>
    <style:style style:name="T121" style:family="text">
      <style:text-properties fo:color="#557f5f" fo:font-size="10pt" style:font-size-asian="10pt"/>
    </style:style>
    <style:style style:name="T122" style:family="text">
      <style:text-properties fo:color="#7f0055" fo:font-weight="bold" style:font-weight-asian="bold" style:font-weight-complex="bold"/>
    </style:style>
    <style:style style:name="T123"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24" style:family="text">
      <style:text-properties fo:color="#7f0055" style:font-name="Monospace1" fo:font-size="10pt" fo:font-weight="bold" style:font-size-asian="10pt" style:font-weight-asian="bold"/>
    </style:style>
    <style:style style:name="T125" style:family="text">
      <style:text-properties fo:color="#2a00ff"/>
    </style:style>
    <style:style style:name="T126" style:family="text">
      <style:text-properties fo:color="#3f7f5f"/>
    </style:style>
    <style:style style:name="T127" style:family="text">
      <style:text-properties fo:color="#3f5fbf"/>
    </style:style>
    <style:style style:name="T128" style:family="text">
      <style:text-properties style:use-window-font-color="true" fo:font-weight="bold" style:font-weight-asian="bold" style:font-weight-complex="bold"/>
    </style:style>
    <style:style style:name="T129" style:family="text">
      <style:text-properties fo:color="#1a1a1a" style:font-name="Liberation Serif"/>
    </style:style>
    <style:style style:name="T130" style:family="text">
      <style:text-properties fo:color="#1a1a1a" style:font-name="Liberation Serif" fo:background-color="#ffff00" loext:char-shading-value="0"/>
    </style:style>
    <style:style style:name="T131" style:family="text">
      <style:text-properties fo:color="#1a1a1a" style:font-name="Liberation Serif" fo:font-size="8pt" style:font-size-asian="8pt" style:font-size-complex="8pt"/>
    </style:style>
    <style:style style:name="T132" style:family="text">
      <style:text-properties fo:color="#1a1a1a" style:font-name="Liberation Serif" fo:font-weight="bold" style:font-weight-asian="bold" style:font-weight-complex="bold"/>
    </style:style>
    <style:style style:name="T133" style:family="text">
      <style:text-properties style:font-name="Liberation Serif"/>
    </style:style>
    <style:style style:name="T134" style:family="text">
      <style:text-properties style:font-name="Liberation Serif" fo:font-weight="bold" fo:background-color="#ffff00" loext:char-shading-value="0" style:font-weight-asian="bold" style:font-weight-complex="bold"/>
    </style:style>
    <style:style style:name="T135" style:family="text">
      <style:text-properties style:font-name="Liberation Serif" fo:background-color="#ffff00" loext:char-shading-value="0"/>
    </style:style>
    <style:style style:name="T136" style:family="text">
      <style:text-properties style:font-name="Liberation Serif" fo:font-size="12pt" style:text-underline-style="none" officeooo:rsid="0077c4ce" style:font-size-asian="12pt" style:font-size-complex="12pt"/>
    </style:style>
    <style:style style:name="T137" style:family="text">
      <style:text-properties fo:color="#3c3c3c"/>
    </style:style>
    <style:style style:name="T138" style:family="text">
      <style:text-properties officeooo:rsid="0011f996"/>
    </style:style>
    <style:style style:name="T139" style:family="text">
      <style:text-properties officeooo:rsid="001b4c19"/>
    </style:style>
    <style:style style:name="T140" style:family="text">
      <style:text-properties officeooo:rsid="001d35fa"/>
    </style:style>
    <style:style style:name="T141" style:family="text">
      <style:text-properties officeooo:rsid="002883f8"/>
    </style:style>
    <style:style style:name="T142" style:family="text">
      <style:text-properties officeooo:rsid="00316261"/>
    </style:style>
    <style:style style:name="T143" style:family="text">
      <style:text-properties officeooo:rsid="00470617"/>
    </style:style>
    <style:style style:name="T144" style:family="text">
      <style:text-properties officeooo:rsid="004885f8"/>
    </style:style>
    <style:style style:name="T145" style:family="text">
      <style:text-properties officeooo:rsid="0048b9a1"/>
    </style:style>
    <style:style style:name="T146" style:family="text">
      <style:text-properties officeooo:rsid="004fee5b"/>
    </style:style>
    <style:style style:name="T147" style:family="text">
      <style:text-properties officeooo:rsid="0050064a"/>
    </style:style>
    <style:style style:name="T148" style:family="text">
      <style:text-properties officeooo:rsid="0014a788"/>
    </style:style>
    <style:style style:name="T149" style:family="text">
      <style:text-properties style:font-name="Monospace1"/>
    </style:style>
    <style:style style:name="T150" style:family="text">
      <style:text-properties style:font-name="Monospace1" officeooo:rsid="0058d606"/>
    </style:style>
    <style:style style:name="T151" style:family="text">
      <style:text-properties style:font-name="Monospace1" officeooo:rsid="00618059"/>
    </style:style>
    <style:style style:name="T152" style:family="text">
      <style:text-properties style:font-name="Monospace1" officeooo:rsid="00630117"/>
    </style:style>
    <style:style style:name="T153" style:family="text">
      <style:text-properties style:font-name="Monospace1" fo:font-size="10pt" style:font-size-asian="10pt"/>
    </style:style>
    <style:style style:name="T154" style:family="text">
      <style:text-properties officeooo:rsid="006916c3"/>
    </style:style>
    <style:style style:name="T155" style:family="text">
      <style:text-properties officeooo:rsid="006b6736"/>
    </style:style>
    <style:style style:name="T156" style:family="text">
      <style:text-properties officeooo:rsid="006d2e79"/>
    </style:style>
    <style:style style:name="T157" style:family="text">
      <style:text-properties fo:color="#7f007f" style:font-name="Monospace1" fo:font-size="10pt" style:font-size-asian="10pt"/>
    </style:style>
    <style:style style:name="T158" style:family="text">
      <style:text-properties fo:color="#1f1c1b" style:font-name="Monospace1" fo:font-size="10pt" style:font-size-asian="10pt"/>
    </style:style>
    <style:style style:name="T159" style:family="text">
      <style:text-properties fo:color="#ff0000" style:font-name="Monospace1" fo:font-size="10pt" style:font-size-asian="10pt"/>
    </style:style>
    <style:style style:name="T160" style:family="text">
      <style:text-properties fo:color="#008080" style:font-name="Monospace1" fo:font-size="10pt" style:font-size-asian="10pt"/>
    </style:style>
    <style:style style:name="T161" style:family="text">
      <style:text-properties fo:language="es" fo:country="VE"/>
    </style:style>
    <style:style style:name="T162" style:family="text">
      <style:text-properties officeooo:rsid="0097024b"/>
    </style:style>
    <style:style style:name="T163" style:family="text">
      <style:text-properties officeooo:rsid="009fd3a0"/>
    </style:style>
    <style:style style:name="T164" style:family="text">
      <style:text-properties officeooo:rsid="00a2d5cd"/>
    </style:style>
    <style:style style:name="T165" style:family="text">
      <style:text-properties officeooo:rsid="00a5263d"/>
    </style:style>
    <style:style style:name="T166" style:family="text">
      <style:text-properties officeooo:rsid="00adb950"/>
    </style:style>
    <style:style style:name="T167" style:family="text">
      <style:text-properties officeooo:rsid="00ae33d8"/>
    </style:style>
    <style:style style:name="T168" style:family="text">
      <style:text-properties officeooo:rsid="00b1e241"/>
    </style:style>
    <style:style style:name="T169" style:family="text">
      <style:text-properties officeooo:rsid="00b2ac71"/>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Bitácora</text:p>
      <text:p text:style-name="P157"/>
      <text:table-of-content text:style-name="Sect1" text:protected="true" text:name="Índice de contenido1">
        <text:table-of-content-source text:outline-level="10">
          <text:index-title-template text:style-name="Contents_20_Heading">Tabla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Tabla de contenido</text:p>
          </text:index-title>
          <text:p text:style-name="P164"><text:a xlink:type="simple" xlink:href="#__RefHeading__2230_1015401299" text:style-name="Index_20_Link" text:visited-style-name="Index_20_Link"><text:s/>1 BITÁCORA SAFI<text:tab/>4</text:a></text:p>
          <text:p text:style-name="P165"><text:a xlink:type="simple" xlink:href="#__RefHeading__3578_1637587907" text:style-name="Index_20_Link" text:visited-style-name="Index_20_Link"><text:s/>1.1 SOLICITUD DE PAGO (SOPG)<text:tab/>4</text:a></text:p>
          <text:p text:style-name="P166"><text:a xlink:type="simple" xlink:href="#__RefHeading__3798_2097950855" text:style-name="Index_20_Link" text:visited-style-name="Index_20_Link"><text:s/>1.1.1 Información general<text:tab/>4</text:a></text:p>
          <text:p text:style-name="P166"><text:a xlink:type="simple" xlink:href="#__RefHeading__3580_1637587907" text:style-name="Index_20_Link" text:visited-style-name="Index_20_Link"><text:s/>1.1.2 Impuestos<text:tab/>4</text:a></text:p>
          <text:p text:style-name="P166"><text:a xlink:type="simple" xlink:href="#__RefHeading__3582_1637587907" text:style-name="Index_20_Link" text:visited-style-name="Index_20_Link"><text:s/>1.1.3 Documentos anexos<text:tab/>4</text:a></text:p>
          <text:p text:style-name="P166"><text:a xlink:type="simple" xlink:href="#__RefHeading__22441_1186279431" text:style-name="Index_20_Link" text:visited-style-name="Index_20_Link"><text:s/>1.1.4 Se desea elaborar una solicitud de pago y el monto del compromiso asociado está erróneo<text:tab/>4</text:a></text:p>
          <text:p text:style-name="P166"><text:a xlink:type="simple" xlink:href="#__RefHeading__4415_1101824420" text:style-name="Index_20_Link" text:visited-style-name="Index_20_Link"><text:s/>1.1.5 corregir la contabilidad de sopg (nombre de la cuenta errado o numero de cuenta)<text:tab/>4</text:a></text:p>
          <text:p text:style-name="P166"><text:a xlink:type="simple" xlink:href="#__RefHeading__5153_946806253" text:style-name="Index_20_Link" text:visited-style-name="Index_20_Link"><text:s/>1.1.6 Causado Duplicado<text:tab/>5</text:a></text:p>
          <text:p text:style-name="P166"><text:a xlink:type="simple" xlink:href="#__RefHeading__4441_1628804459" text:style-name="Index_20_Link" text:visited-style-name="Index_20_Link"><text:s/>1.1.7 Cambiar fecha del sopg<text:tab/>5</text:a></text:p>
          <text:p text:style-name="P166"><text:a xlink:type="simple" xlink:href="#__RefHeading__5155_946806253" text:style-name="Index_20_Link" text:visited-style-name="Index_20_Link"><text:s/>1.1.8 activar sopg que fue anulado<text:tab/>5</text:a></text:p>
          <text:p text:style-name="P166"><text:a xlink:type="simple" xlink:href="#__RefHeading__4585_1519975305" text:style-name="Index_20_Link" text:visited-style-name="Index_20_Link"><text:s/>1.1.9 Retenciones de ISLR (cambio de unidad tributaria)<text:tab/>6</text:a></text:p>
          <text:p text:style-name="P166"><text:a xlink:type="simple" xlink:href="#__RefHeading__3355_10124948371" text:style-name="Index_20_Link" text:visited-style-name="Index_20_Link"><text:s/>1.1.10 No se pueden generar retenciones de ISLR y LTF. (No carga el monto)<text:tab/>7</text:a></text:p>
          <text:p text:style-name="P165"><text:a xlink:type="simple" xlink:href="#__RefHeading__2232_1015401299" text:style-name="Index_20_Link" text:visited-style-name="Index_20_Link"><text:s/>1.2 MODIFICACIONES PRESUPUESTARIAS (PMOD)<text:tab/>7</text:a></text:p>
          <text:p text:style-name="P166"><text:a xlink:type="simple" xlink:href="#__RefHeading__5157_946806253" text:style-name="Index_20_Link" text:visited-style-name="Index_20_Link"><text:s/>1.2.1 Anulación de PMOD<text:tab/>7</text:a></text:p>
          <text:p text:style-name="P165"><text:a xlink:type="simple" xlink:href="#__RefHeading__2234_1015401299" text:style-name="Index_20_Link" text:visited-style-name="Index_20_Link"><text:s/>1.3 COMPROMISO<text:tab/>8</text:a></text:p>
          <text:p text:style-name="P166"><text:a xlink:type="simple" xlink:href="#__RefHeading__2238_1015401299" text:style-name="Index_20_Link" text:visited-style-name="Index_20_Link"><text:s/>1.3.1 Información General<text:tab/>8</text:a></text:p>
          <text:p text:style-name="P166"><text:a xlink:type="simple" xlink:href="#__RefHeading__2240_1015401299" text:style-name="Index_20_Link" text:visited-style-name="Index_20_Link"><text:s/>1.3.2 Reintegro total<text:tab/>8</text:a></text:p>
          <text:p text:style-name="P166"><text:a xlink:type="simple" xlink:href="#__RefHeading__2242_1015401299" text:style-name="Index_20_Link" text:visited-style-name="Index_20_Link"><text:s/>1.3.3 Cambio de Proyecto o Acción Centralizada y/o Acción Específica<text:tab/>8</text:a></text:p>
          <text:p text:style-name="P166"><text:a xlink:type="simple" xlink:href="#__RefHeading__2244_1015401299" text:style-name="Index_20_Link" text:visited-style-name="Index_20_Link"><text:s/>1.3.4 Cambio de Fecha en las Trazas<text:tab/>8</text:a></text:p>
          <text:p text:style-name="P166"><text:a xlink:type="simple" xlink:href="#__RefHeading__2246_1015401299" text:style-name="Index_20_Link" text:visited-style-name="Index_20_Link"><text:s/>1.3.5 Disponibilidad al registrar una orden de pago (sopg)<text:tab/>9</text:a></text:p>
          <text:p text:style-name="P166"><text:a xlink:type="simple" xlink:href="#__RefHeading__2248_1015401299" text:style-name="Index_20_Link" text:visited-style-name="Index_20_Link"><text:s/>1.3.6 Asociar un compromiso a un punto de cuenta<text:tab/>9</text:a></text:p>
          <text:p text:style-name="P166"><text:a xlink:type="simple" xlink:href="#__RefHeading__2250_1015401299" text:style-name="Index_20_Link" text:visited-style-name="Index_20_Link"><text:s/>1.3.7 Ingreso de un compromiso, referenciando un pcta cuya partida de su alcance no se encontraba en el pcta original<text:tab/>9</text:a></text:p>
          <text:p text:style-name="P166"><text:a xlink:type="simple" xlink:href="#__RefHeading__2252_1015401299" text:style-name="Index_20_Link" text:visited-style-name="Index_20_Link"><text:s/>1.3.8 Error al modificar un compromiso y no tener disponibilidad en una partida<text:tab/>9</text:a></text:p>
          <text:p text:style-name="P166"><text:a xlink:type="simple" xlink:href="#__RefHeading__3098_1050073459" text:style-name="Index_20_Link" text:visited-style-name="Index_20_Link"><text:s/>1.3.9 Activar un compromiso que haya sido anulado<text:tab/>9</text:a></text:p>
          <text:p text:style-name="P166"><text:a xlink:type="simple" xlink:href="#__RefHeading__4587_1519975305" text:style-name="Index_20_Link" text:visited-style-name="Index_20_Link"><text:s/>1.3.10 Compromisos duplicados al insertar solicitud de pago / problema asignación de presupuesto (no deja realizar ninguna operación)<text:tab/>10</text:a></text:p>
          <text:p text:style-name="P165"><text:a xlink:type="simple" xlink:href="#__RefHeading__2254_1015401299" text:style-name="Index_20_Link" text:visited-style-name="Index_20_Link"><text:s/>1.4 PUNTO DE CUENTA<text:tab/>10</text:a></text:p>
          <text:p text:style-name="P166"><text:a xlink:type="simple" xlink:href="#__RefHeading__2256_1015401299" text:style-name="Index_20_Link" text:visited-style-name="Index_20_Link"><text:s/>1.4.1 Información General<text:tab/>10</text:a></text:p>
          <text:p text:style-name="P166"><text:a xlink:type="simple" xlink:href="#__RefHeading__2258_1015401299" text:style-name="Index_20_Link" text:visited-style-name="Index_20_Link"><text:s/>1.4.2 Anulación después de haber Finalizado<text:tab/>10</text:a></text:p>
          <text:p text:style-name="P166"><text:a xlink:type="simple" xlink:href="#__RefHeading__3475_759407236" text:style-name="Index_20_Link" text:visited-style-name="Index_20_Link"><text:s/>1.4.3 Colocación del pcta en la bandeja del Director de Talento Humano<text:tab/>11</text:a></text:p>
          <text:p text:style-name="P166"><text:a xlink:type="simple" xlink:href="#__RefHeading__3661_1712739207" text:style-name="Index_20_Link" text:visited-style-name="Index_20_Link"><text:s/>1.4.4 Devolución de cambios realizados por la falta de director de Talento Humano<text:tab/>11</text:a></text:p>
          <text:p text:style-name="P165"><text:a xlink:type="simple" xlink:href="#__RefHeading__2260_1015401299" text:style-name="Index_20_Link" text:visited-style-name="Index_20_Link"><text:s/>1.5 REPORTES PRESUPUESTARIOS, CONTABLES Y DE TESORERIA<text:tab/>12</text:a></text:p>
          <text:p text:style-name="P166"><text:a xlink:type="simple" xlink:href="#__RefHeading__3800_2097950855" text:style-name="Index_20_Link" text:visited-style-name="Index_20_Link"><text:s/>1.5.1 Información general<text:tab/>12</text:a></text:p>
          <text:p text:style-name="P166"><text:a xlink:type="simple" xlink:href="#__RefHeading__2262_1015401299" text:style-name="Index_20_Link" text:visited-style-name="Index_20_Link"><text:s/>1.5.2 Validaciones que se deben realizar cuando existan detalles en los módulos y/o reportes presupuestarios, contables y de tesorería<text:tab/>13</text:a></text:p>
          <text:p text:style-name="P166"><text:a xlink:type="simple" xlink:href="#__RefHeading__4205_424380992" text:style-name="Index_20_Link" text:visited-style-name="Index_20_Link"><text:s/>1.5.3 Algunas cuentas contables no aparecen en los reportes de contabilidad<text:tab/>13</text:a></text:p>
          <text:p text:style-name="P165"><text:a xlink:type="simple" xlink:href="#__RefHeading__2264_1015401299" text:style-name="Index_20_Link" text:visited-style-name="Index_20_Link"><text:s/>1.6 CREAR CUENTA CONTABLE<text:tab/>14</text:a></text:p>
          <text:p text:style-name="P166"><text:a xlink:type="simple" xlink:href="#__RefHeading__2266_1015401299" text:style-name="Index_20_Link" text:visited-style-name="Index_20_Link"><text:s/>1.6.1 Caso creación de cuenta bancaria<text:tab/>14</text:a></text:p>
          <text:p text:style-name="P166"><text:a xlink:type="simple" xlink:href="#__RefHeading__3418_1154797940" text:style-name="Index_20_Link" text:visited-style-name="Index_20_Link"><text:s/>1.6.2 Caso cuenta contable no aparece en reportes contables<text:tab/>15</text:a></text:p>
          <text:p text:style-name="P166"><text:a xlink:type="simple" xlink:href="#__RefHeading__4589_1519975305" text:style-name="Index_20_Link" text:visited-style-name="Index_20_Link"><text:s/>1.6.3 Cambiar nombre de las cuentas contables<text:tab/>15</text:a></text:p>
          <text:p text:style-name="P165"><text:a xlink:type="simple" xlink:href="#__RefHeading__2268_1015401299" text:style-name="Index_20_Link" text:visited-style-name="Index_20_Link"><text:s/>1.7 SALDOS CORRECTOS<text:tab/>15</text:a></text:p>
          <text:p text:style-name="P166"><text:a xlink:type="simple" xlink:href="#__RefHeading__2270_1015401299" text:style-name="Index_20_Link" text:visited-style-name="Index_20_Link"><text:s/>1.7.1 Caso reporte Saldos Correctos<text:tab/>15</text:a></text:p>
          <text:p text:style-name="P166"><text:a xlink:type="simple" xlink:href="#__RefHeading__2272_1015401299" text:style-name="Index_20_Link" text:visited-style-name="Index_20_Link"><text:s/>1.7.2 En relación a la tabla safi_saldo_contable<text:tab/>16</text:a></text:p>
          <text:p text:style-name="P165"><text:a xlink:type="simple" xlink:href="#__RefHeading__2274_1015401299" text:style-name="Index_20_Link" text:visited-style-name="Index_20_Link"><text:s/>1.8 ACTA RELACIÓN CONTABILIDAD (TESORERÍA)<text:tab/>16</text:a></text:p>
          <text:p text:style-name="P166"><text:a xlink:type="simple" xlink:href="#__RefHeading__2276_1015401299" text:style-name="Index_20_Link" text:visited-style-name="Index_20_Link"><text:s/>1.8.1 Relacionar<text:tab/>16</text:a></text:p>
          <text:p text:style-name="P166"><text:a xlink:type="simple" xlink:href="#__RefHeading__2278_1015401299" text:style-name="Index_20_Link" text:visited-style-name="Index_20_Link"><text:s/>1.8.2 Buscar<text:tab/>17</text:a></text:p>
          <text:p text:style-name="P166"><text:a xlink:type="simple" xlink:href="#__RefHeading__22443_1186279431" text:style-name="Index_20_Link" text:visited-style-name="Index_20_Link"><text:s/>1.8.3 Se salta número del acta<text:tab/>17</text:a></text:p>
          <text:p text:style-name="P165"><text:soft-page-break/><text:a xlink:type="simple" xlink:href="#__RefHeading__2280_1015401299" text:style-name="Index_20_Link" text:visited-style-name="Index_20_Link"><text:s/>1.9 CODI<text:tab/>18</text:a></text:p>
          <text:p text:style-name="P166"><text:a xlink:type="simple" xlink:href="#__RefHeading__2282_1015401299" text:style-name="Index_20_Link" text:visited-style-name="Index_20_Link"><text:s/>1.9.1 Activar codi anulados cuyas cuentas contables no estén atadas a información presupuestaria<text:tab/>18</text:a></text:p>
          <text:p text:style-name="P166"><text:a xlink:type="simple" xlink:href="#__RefHeading__2284_1015401299" text:style-name="Index_20_Link" text:visited-style-name="Index_20_Link"><text:s/>1.9.2 Cambiar dentro de uno o varios codi una cuenta contable por otra, siempre y cundo ninguna cuanta contable este atada a información presupuestaria<text:tab/>19</text:a></text:p>
          <text:p text:style-name="P165"><text:a xlink:type="simple" xlink:href="#__RefHeading__2286_1015401299" text:style-name="Index_20_Link" text:visited-style-name="Index_20_Link"><text:s/>1.10 CHEQUE<text:tab/>20</text:a></text:p>
          <text:p text:style-name="P166"><text:a xlink:type="simple" xlink:href="#__RefHeading__2632_1522599318" text:style-name="Index_20_Link" text:visited-style-name="Index_20_Link"><text:s/>1.10.1 Cuando un cheque o una transferencia se anula manualmente:<text:tab/>20</text:a></text:p>
          <text:p text:style-name="P166"><text:a xlink:type="simple" xlink:href="#__RefHeading__2634_1522599318" text:style-name="Index_20_Link" text:visited-style-name="Index_20_Link"><text:s/>1.10.2 Cuando un cheque no puede ser impreso en tesorería:<text:tab/>21</text:a></text:p>
          <text:p text:style-name="P166"><text:a xlink:type="simple" xlink:href="#__RefHeading__2636_1522599318" text:style-name="Index_20_Link" text:visited-style-name="Index_20_Link"><text:s/>1.10.3 Cuando un cheque se desea volver a imprimir (ya automatizado)<text:tab/>21</text:a></text:p>
          <text:p text:style-name="P166"><text:a xlink:type="simple" xlink:href="#__RefHeading__2638_1522599318" text:style-name="Index_20_Link" text:visited-style-name="Index_20_Link"><text:s/>1.10.4 Cuando el analista de tesorería desea anular un cheque parcialmente y el sistema dice que no se puede. pues no hay chequeras activas.<text:tab/>21</text:a></text:p>
          <text:p text:style-name="P165"><text:a xlink:type="simple" xlink:href="#__RefHeading__2288_1015401299" text:style-name="Index_20_Link" text:visited-style-name="Index_20_Link"><text:s/>1.11 CAMBIO DE PGCH A TRAN (ya automatizado)<text:tab/>21</text:a></text:p>
          <text:p text:style-name="P165"><text:a xlink:type="simple" xlink:href="#__RefHeading__2290_1015401299" text:style-name="Index_20_Link" text:visited-style-name="Index_20_Link"><text:s/>1.12 CAMBIO DE FECHA DE UNA TRANSFERENCIA (ya automatizado)<text:tab/>24</text:a></text:p>
          <text:p text:style-name="P165"><text:a xlink:type="simple" xlink:href="#__RefHeading__2292_1015401299" text:style-name="Index_20_Link" text:visited-style-name="Index_20_Link"><text:s/>1.13 CAMBIO DE BANCO EN UNA TRANSFERENCIA (ya automatizado)<text:tab/>25</text:a></text:p>
          <text:p text:style-name="P165"><text:a xlink:type="simple" xlink:href="#__RefHeading__2294_1015401299" text:style-name="Index_20_Link" text:visited-style-name="Index_20_Link"><text:s/>1.14 ERROR AL GENERAR PAGADO PRESUPUESTARIO<text:tab/>25</text:a></text:p>
          <text:p text:style-name="P166"><text:a xlink:type="simple" xlink:href="#__RefHeading__6820_751263311" text:style-name="Index_20_Link" text:visited-style-name="Index_20_Link"><text:s/>1.14.1 En una transferencia<text:tab/>25</text:a></text:p>
          <text:p text:style-name="P166"><text:a xlink:type="simple" xlink:href="#__RefHeading__6822_751263311" text:style-name="Index_20_Link" text:visited-style-name="Index_20_Link"><text:s/>1.14.2 En un pago con cheque<text:tab/>26</text:a></text:p>
          <text:p text:style-name="P165"><text:a xlink:type="simple" xlink:href="#__RefHeading__2296_1015401299" text:style-name="Index_20_Link" text:visited-style-name="Index_20_Link"><text:s/>1.15 ALMACÉN<text:tab/>26</text:a></text:p>
          <text:p text:style-name="P166"><text:a xlink:type="simple" xlink:href="#__RefHeading__2298_1015401299" text:style-name="Index_20_Link" text:visited-style-name="Index_20_Link"><text:s/>1.15.1 Información General<text:tab/>26</text:a></text:p>
          <text:p text:style-name="P166"><text:a xlink:type="simple" xlink:href="#__RefHeading__2300_1015401299" text:style-name="Index_20_Link" text:visited-style-name="Index_20_Link"><text:s/>1.15.2 Error al ingresar un artículo<text:tab/>27</text:a></text:p>
          <text:p text:style-name="P166"><text:a xlink:type="simple" xlink:href="#__RefHeading__2302_1015401299" text:style-name="Index_20_Link" text:visited-style-name="Index_20_Link"><text:s/>1.15.3 Eliminar artículo de un acta de entrada emat-xxx<text:tab/>27</text:a></text:p>
          <text:p text:style-name="P166"><text:a xlink:type="simple" xlink:href="#__RefHeading__2304_1015401299" text:style-name="Index_20_Link" text:visited-style-name="Index_20_Link"><text:s/>1.15.4 Error en la fecha del acta<text:tab/>27</text:a></text:p>
          <text:p text:style-name="P166"><text:a xlink:type="simple" xlink:href="#__RefHeading__2306_1015401299" text:style-name="Index_20_Link" text:visited-style-name="Index_20_Link"><text:s/>1.15.5 Si el acta de salida fue una cantidad de artículos mayor a lo real<text:tab/>28</text:a></text:p>
          <text:p text:style-name="P166"><text:a xlink:type="simple" xlink:href="#__RefHeading__2308_1015401299" text:style-name="Index_20_Link" text:visited-style-name="Index_20_Link"><text:s/>1.15.6 Salidas de artículos con precios de entrada distintos<text:tab/>28</text:a></text:p>
          <text:p text:style-name="P165"><text:a xlink:type="simple" xlink:href="#__RefHeading__2310_1015401299" text:style-name="Index_20_Link" text:visited-style-name="Index_20_Link"><text:s/>1.16 BIENES<text:tab/>28</text:a></text:p>
          <text:p text:style-name="P166"><text:a xlink:type="simple" xlink:href="#__RefHeading__2312_1015401299" text:style-name="Index_20_Link" text:visited-style-name="Index_20_Link"><text:s/>1.16.1 Información General<text:tab/>28</text:a></text:p>
          <text:p text:style-name="P166"><text:a xlink:type="simple" xlink:href="#__RefHeading__2314_1015401299" text:style-name="Index_20_Link" text:visited-style-name="Index_20_Link"><text:s/>1.16.2 Tablas Garantías<text:tab/>29</text:a></text:p>
          <text:p text:style-name="P166"><text:a xlink:type="simple" xlink:href="#__RefHeading__2316_1015401299" text:style-name="Index_20_Link" text:visited-style-name="Index_20_Link"><text:s/>1.16.3 Tablas resignación<text:tab/>29</text:a></text:p>
          <text:p text:style-name="P166"><text:a xlink:type="simple" xlink:href="#__RefHeading__2318_1015401299" text:style-name="Index_20_Link" text:visited-style-name="Index_20_Link"><text:s/>1.16.4 Cadena de Aprobación de Actas<text:tab/>29</text:a></text:p>
          <text:p text:style-name="P166"><text:a xlink:type="simple" xlink:href="#__RefHeading__2320_1015401299" text:style-name="Index_20_Link" text:visited-style-name="Index_20_Link"><text:s/>1.16.5 Error de Aprobación de Actas por parte del Coordinador/Jefe<text:tab/>30</text:a></text:p>
          <text:p text:style-name="P166"><text:a xlink:type="simple" xlink:href="#__RefHeading__2322_1015401299" text:style-name="Index_20_Link" text:visited-style-name="Index_20_Link"><text:s/>1.16.6 Anular un acta de salida o asignación<text:tab/>30</text:a></text:p>
          <text:p text:style-name="P166"><text:a xlink:type="simple" xlink:href="#__RefHeading__2324_1015401299" text:style-name="Index_20_Link" text:visited-style-name="Index_20_Link"><text:s/>1.16.7 Eliminar un activo en un Acta ya finalizada<text:tab/>30</text:a></text:p>
          <text:p text:style-name="P166"><text:a xlink:type="simple" xlink:href="#__RefHeading__2326_1015401299" text:style-name="Index_20_Link" text:visited-style-name="Index_20_Link"><text:s/>1.16.8 Cambiar un activo por otro en un Acta ya finalizada<text:tab/>30</text:a></text:p>
          <text:p text:style-name="P166"><text:a xlink:type="simple" xlink:href="#__RefHeading__2328_1015401299" text:style-name="Index_20_Link" text:visited-style-name="Index_20_Link"><text:s/>1.16.9 Eliminar Artículos de almacén de un acta de salida de Bienes<text:tab/>30</text:a></text:p>
          <text:p text:style-name="P165"><text:a xlink:type="simple" xlink:href="#__RefHeading__2330_1015401299" text:style-name="Index_20_Link" text:visited-style-name="Index_20_Link"><text:s/>1.17 REQUISICIONES Y COMPRAS<text:tab/>31</text:a></text:p>
          <text:p text:style-name="P166"><text:a xlink:type="simple" xlink:href="#__RefHeading__2332_1015401299" text:style-name="Index_20_Link" text:visited-style-name="Index_20_Link"><text:s/>1.17.1 Estructura de Requisiciones, Solicitudes de Cotización y Órdenes de Compra<text:tab/>31</text:a></text:p>
          <text:p text:style-name="P166"><text:a xlink:type="simple" xlink:href="#__RefHeading__2334_1015401299" text:style-name="Index_20_Link" text:visited-style-name="Index_20_Link"><text:s/>1.17.2 Para devolver una requisición a la cual se le haya hecho solicitudes de cotización y órdenes de compra<text:tab/>31</text:a></text:p>
          <text:p text:style-name="P166"><text:a xlink:type="simple" xlink:href="#__RefHeading__2336_1015401299" text:style-name="Index_20_Link" text:visited-style-name="Index_20_Link"><text:s/>1.17.3 Para anular una requisición a la cual se le hayan hecho órdenes de compra<text:tab/>32</text:a></text:p>
          <text:p text:style-name="P166"><text:a xlink:type="simple" xlink:href="#__RefHeading__2338_1015401299" text:style-name="Index_20_Link" text:visited-style-name="Index_20_Link"><text:s/>1.17.4 Para anular una orden de compra que haya sido finalizada<text:tab/>33</text:a></text:p>
          <text:p text:style-name="P166"><text:a xlink:type="simple" xlink:href="#__RefHeading__2340_1015401299" text:style-name="Index_20_Link" text:visited-style-name="Index_20_Link"><text:s/>1.17.5 Para cambiar precio unitario o cantidades en los rubros de una orden de compra<text:tab/>33</text:a></text:p>
          <text:p text:style-name="P166"><text:a xlink:type="simple" xlink:href="#__RefHeading__4443_1628804459" text:style-name="Index_20_Link" text:visited-style-name="Index_20_Link"><text:s/>1.17.6 Para cambiar una orden de compra por una orden de servicio, o viceversa<text:tab/>33</text:a></text:p>
          <text:p text:style-name="P166"><text:a xlink:type="simple" xlink:href="#__RefHeading__4591_1519975305" text:style-name="Index_20_Link" text:visited-style-name="Index_20_Link"><text:s/>1.17.7 Para cambiar el tipo de requisición de servicio a compra o viceversa<text:tab/>34</text:a></text:p>
          <text:p text:style-name="P166"><text:a xlink:type="simple" xlink:href="#__RefHeading__4593_1519975305" text:style-name="Index_20_Link" text:visited-style-name="Index_20_Link"><text:s/>1.17.8 Para cambiar el centro gestor y centro de costo de una requisicion<text:tab/>34</text:a></text:p>
          <text:p text:style-name="P165"><text:a xlink:type="simple" xlink:href="#__RefHeading__2342_1015401299" text:style-name="Index_20_Link" text:visited-style-name="Index_20_Link"><text:s/>1.18 MEMORANDOS<text:tab/>34</text:a></text:p>
          <text:p text:style-name="P166"><text:a xlink:type="simple" xlink:href="#__RefHeading__2344_1015401299" text:style-name="Index_20_Link" text:visited-style-name="Index_20_Link"><text:s/>1.18.1 Para arreglar una tabla que se sale del margen de la hoja<text:tab/>34</text:a></text:p>
          <text:p text:style-name="P166"><text:a xlink:type="simple" xlink:href="#__RefHeading__2346_1015401299" text:style-name="Index_20_Link" text:visited-style-name="Index_20_Link"><text:s/>1.18.2 Para arreglar una tabla que no se le ven bien los bordes<text:tab/>35</text:a></text:p>
          <text:p text:style-name="P165"><text:a xlink:type="simple" xlink:href="#__RefHeading__2348_1015401299" text:style-name="Index_20_Link" text:visited-style-name="Index_20_Link"><text:s/>1.19 CAMBIOS A SEGUIR ENERO AÑO PRESUPUESTARIO .Ej 2012<text:tab/>35</text:a></text:p>
          <text:p text:style-name="P165"><text:a xlink:type="simple" xlink:href="#__RefHeading__3351_1373297699" text:style-name="Index_20_Link" text:visited-style-name="Index_20_Link"><text:s/>1.20 Modificaciones del editor ELRTE<text:tab/>57</text:a></text:p>
          <text:p text:style-name="P165"><text:a xlink:type="simple" xlink:href="#__RefHeading__3802_2097950855" text:style-name="Index_20_Link" text:visited-style-name="Index_20_Link"><text:s/>1.21 Viáticos Nacionales<text:tab/>58</text:a></text:p>
          <text:p text:style-name="P166"><text:a xlink:type="simple" xlink:href="#__RefHeading__3804_2097950855" text:style-name="Index_20_Link" text:visited-style-name="Index_20_Link"><text:s/>1.21.1 Información general<text:tab/>58</text:a></text:p>
          <text:p text:style-name="P166"><text:a xlink:type="simple" xlink:href="#__RefHeading__5159_946806253" text:style-name="Index_20_Link" text:visited-style-name="Index_20_Link"><text:s/>1.21.2 Cambiar fecha de los viáticos<text:tab/>58</text:a></text:p>
          <text:p text:style-name="P166"><text:a xlink:type="simple" xlink:href="#__RefHeading__4500_140544613" text:style-name="Index_20_Link" text:visited-style-name="Index_20_Link"><text:s/>1.21.3 Anular viáticos de forma manual (masiva o individual)<text:tab/>58</text:a></text:p>
          <text:p text:style-name="P166"><text:a xlink:type="simple" xlink:href="#__RefHeading__5431_1459365532" text:style-name="Index_20_Link" text:visited-style-name="Index_20_Link"><text:s/>1.21.4 Para devolver viático de forma manual<text:tab/>59</text:a></text:p>
          <text:p text:style-name="P165"><text:soft-page-break/><text:a xlink:type="simple" xlink:href="#__RefHeading__5398_767580326" text:style-name="Index_20_Link" text:visited-style-name="Index_20_Link"><text:s/>1.22 Crear una dependencia nueva<text:tab/>59</text:a></text:p>
          <text:p text:style-name="P164"><text:a xlink:type="simple" xlink:href="#__RefHeading__2236_1015401299" text:style-name="Index_20_Link" text:visited-style-name="Index_20_Link"><text:s/>2 BITÁCORA SIGEFIRRHH<text:tab/>60</text:a></text:p>
          <text:p text:style-name="P165"><text:a xlink:type="simple" xlink:href="#__RefHeading__2354_1015401299" text:style-name="Index_20_Link" text:visited-style-name="Index_20_Link"><text:s/>2.1 Rutas<text:tab/>60</text:a></text:p>
          <text:p text:style-name="P165"><text:a xlink:type="simple" xlink:href="#__RefHeading__2356_1015401299" text:style-name="Index_20_Link" text:visited-style-name="Index_20_Link"><text:s/>2.2 Reporte Nivel Educativo<text:tab/>60</text:a></text:p>
          <text:p text:style-name="P165"><text:a xlink:type="simple" xlink:href="#__RefHeading__2358_1015401299" text:style-name="Index_20_Link" text:visited-style-name="Index_20_Link"><text:s/>2.3 Recibos de pago<text:tab/>60</text:a></text:p>
          <text:p text:style-name="P165"><text:a xlink:type="simple" xlink:href="#__RefHeading__2360_1015401299" text:style-name="Index_20_Link" text:visited-style-name="Index_20_Link"><text:s/>2.4 Reversos de nómina<text:tab/>61</text:a></text:p>
          <text:p text:style-name="P165"><text:a xlink:type="simple" xlink:href="#__RefHeading__2362_1015401299" text:style-name="Index_20_Link" text:visited-style-name="Index_20_Link"><text:s/>2.5 Cálculo del FAOV<text:tab/>61</text:a></text:p>
          <text:p text:style-name="P165"><text:a xlink:type="simple" xlink:href="#__RefHeading__2364_1015401299" text:style-name="Index_20_Link" text:visited-style-name="Index_20_Link"><text:s/>2.6 Reporte<text:tab/>63</text:a></text:p>
          <text:p text:style-name="P166"><text:a xlink:type="simple" xlink:href="#__RefHeading__2366_1015401299" text:style-name="Index_20_Link" text:visited-style-name="Index_20_Link"><text:s/>2.6.1 Liquidación facilitadores<text:tab/>63</text:a></text:p>
          <text:p text:style-name="P166"><text:a xlink:type="simple" xlink:href="#__RefHeading__2368_1015401299" text:style-name="Index_20_Link" text:visited-style-name="Index_20_Link"><text:s/>2.6.2 Liquidación facilitadores:2009<text:tab/>63</text:a></text:p>
          <text:p text:style-name="P165"><text:a xlink:type="simple" xlink:href="#__RefHeading__2370_1015401299" text:style-name="Index_20_Link" text:visited-style-name="Index_20_Link"><text:s/>2.7 Constancia de Trabajo (Error en el monto)<text:tab/>64</text:a></text:p>
          <text:p text:style-name="P165"><text:a xlink:type="simple" xlink:href="#__RefHeading__2372_1015401299" text:style-name="Index_20_Link" text:visited-style-name="Index_20_Link"><text:s/>2.8 Reverso de prestaciones sociales<text:tab/>64</text:a></text:p>
          <text:p text:style-name="P165"><text:a xlink:type="simple" xlink:href="#__RefHeading__4207_424380992" text:style-name="Index_20_Link" text:visited-style-name="Index_20_Link"><text:s/>2.9 Colocar en monto cero (0) las prestaciones sociales para un año y un mes en especifico del personal tiempo indeterminado y contratado.<text:tab/>64</text:a></text:p>
          <text:p text:style-name="P165"><text:a xlink:type="simple" xlink:href="#__RefHeading__5586_1136661813" text:style-name="Index_20_Link" text:visited-style-name="Index_20_Link"><text:s/>2.10 Establecer el monto de las prestaciones sociales para un año y un mes en específico<text:tab/>64</text:a></text:p>
          <text:p text:style-name="P165"><text:a xlink:type="simple" xlink:href="#__RefHeading__3152_1457285374" text:style-name="Index_20_Link" text:visited-style-name="Index_20_Link"><text:s/>2.11 Cambio de firma del agente de retención<text:tab/>65</text:a></text:p>
          <text:p text:style-name="P165"><text:a xlink:type="simple" xlink:href="#__RefHeading__4502_140544613" text:style-name="Index_20_Link" text:visited-style-name="Index_20_Link"><text:s/>2.12 Agregar/Eliminar/Modificar información de prestaciones sociales (fideicomiso) de un trabajador, para un mes y un año específico<text:tab/>65</text:a></text:p>
          <text:p text:style-name="P165"><text:a xlink:type="simple" xlink:href="#__RefHeading__5458_582248348" text:style-name="Index_20_Link" text:visited-style-name="Index_20_Link"><text:s/>2.13 Ruta para cambiar el banner y el cintillo de RecibosPagos<text:tab/>66</text:a></text:p>
          <text:p text:style-name="P165"><text:a xlink:type="simple" xlink:href="#__RefHeading__5460_582248348" text:style-name="Index_20_Link" text:visited-style-name="Index_20_Link"><text:s/>2.14 crear sigefirrhh de prueba en el servidor 84.11<text:tab/>66</text:a></text:p>
        </text:index-body>
      </text:table-of-content>
      <text:h text:style-name="P309" text:outline-level="1"/>
      <text:h text:style-name="P310" text:outline-level="1"><text:bookmark-start text:name="__RefHeading__2230_1015401299"/>BITÁCORA SAFI<text:bookmark-end text:name="__RefHeading__2230_1015401299"/></text:h>
      <text:h text:style-name="Heading_20_2" text:outline-level="2"><text:bookmark-start text:name="__RefHeading__3578_1637587907"/>SOLICITUD DE PAGO (SOPG)<text:bookmark-end text:name="__RefHeading__3578_1637587907"/></text:h>
      <text:h text:style-name="Heading_20_3" text:outline-level="3"><text:bookmark-start text:name="__RefHeading__3798_2097950855"/>Información general<text:bookmark-end text:name="__RefHeading__3798_2097950855"/></text:h>
      <text:p text:style-name="Text_20_body">Prefijo de los documentos: sopg</text:p>
      <text:p text:style-name="Text_20_body">Las tablas involucradas son:</text:p>
      <text:p text:style-name="Text_20_body"><text:span text:style-name="T73">sai_sol_pago</text:span> (Tabla maestra de solicitudes de pago).</text:p>
      <text:p text:style-name="Text_20_body"><text:span text:style-name="T73">sai_doc_genera</text:span> (Tabla con información de la cadena que sigo el sopg.)</text:p>
      <text:h text:style-name="Heading_20_3" text:outline-level="3"><text:bookmark-start text:name="__RefHeading__3580_1637587907"/>Impuestos<text:bookmark-end text:name="__RefHeading__3580_1637587907"/></text:h>
      <text:p text:style-name="Text_20_body">En la tabla sai_docu_iva, se guardan los montos por concepto de IVA de las solicitudes de pago.</text:p>
      <text:p text:style-name="Text_20_body">En la tabla sai_sol_pago_retenciones se guardan los montos por conceptos de retenciones de la tabla sai_impuesto.</text:p>
      <text:h text:style-name="Heading_20_3" text:outline-level="3"><text:bookmark-start text:name="__RefHeading__3582_1637587907"/>Documentos anexos<text:bookmark-end text:name="__RefHeading__3582_1637587907"/></text:h>
      <text:p text:style-name="Text_20_body">En la tabla sai_sol_pago_anexo se guardan los documentos anexos a la solicitud de pago que ellos tildan en la aplicación. Aquí también se guarda el campo de texto de “los otros documentos” que se anexan.</text:p>
      <text:h text:style-name="Heading_20_3" text:outline-level="3"><text:bookmark-start text:name="__RefHeading__22441_1186279431"/>Se desea elaborar una solicitud de pago y el monto del compromiso asociado está erróneo<text:bookmark-end text:name="__RefHeading__22441_1186279431"/></text:h>
      <text:p text:style-name="Text_20_body">1.- Con el perfil de <text:span text:style-name="T99">Jefe de Dirección de Planificación, Presupuesto y Control</text:span> ir a: Presupuesto-&gt;Compromiso-&gt;Reporte Proveedor.</text:p>
      <text:p text:style-name="Text_20_body">2.- Tildar la opción: Mostrar partidas</text:p>
      <text:p text:style-name="Text_20_body">3.- Colocar el número del compromiso a buscar.</text:p>
      <text:p text:style-name="Text_20_body">Allí aparece el detalle del compromiso con sus partidas. Si el compromiso está causado, aparecerá un valor asociado. La resta de lo comprometido, menos el monto del causado por partida es lo que se debe actualizar en la tabla sai_disponibilidad_comp</text:p>
      <text:p text:style-name="Text_20_body">Lo que aparece en sai_disponibilidad_comp es lo mostrado en el registro de la solicitud de pago.</text:p>
      <text:p text:style-name="Text_20_body"/>
      <text:h text:style-name="Heading_20_3" text:outline-level="3"><text:bookmark-start text:name="__RefHeading__4415_1101824420"/><text:span text:style-name="T21">corregir la contabilidad de sopg (</text:span><text:span text:style-name="T23">nombre de la cuenta errado o numero de cuenta)</text:span><text:bookmark-end text:name="__RefHeading__4415_1101824420"/></text:h>
      <text:list xml:id="list1046723345903990452" text:style-name="L1">
        <text:list-item>
          <text:p text:style-name="P301">Ingresar al safi con el perfil de Analista de Contabilidad I, ingresar al menú a contabilidad&gt;reportes&gt;contabilidad x documento, allí ingresar el código del sopg y darle buscar.</text:p>
        </text:list-item>
        <text:list-item>
          <text:p text:style-name="P305"><text:soft-page-break/><text:span text:style-name="T22">Ingresar a tabla(en producción) </text:span><text:span text:style-name="T23">sai_pago_cheque</text:span><text:span text:style-name="T22"> (docg_id = 'sopg_1xxxx') si no aparece buscarlo en tabla </text:span><text:span text:style-name="T23">sai_pago_transferencia</text:span><text:span text:style-name="T22"> (igual -&gt; docg_id = 'sopg_1xxxx'), esto para obtener el numero de cuenta (nro_cuenta_emisor).</text:span></text:p>
        </text:list-item>
        <text:list-item>
          <text:p text:style-name="P305"><text:span text:style-name="T22">Copiar <text:s/>nro_cuenta_emisor y entrar a tabla </text:span><text:span text:style-name="T23">sai_ctabanco</text:span><text:span text:style-name="T22"> (ctap_numero = nro_cuenta_emisor), con esto obtenemos el campo cpat_id.</text:span></text:p>
        </text:list-item>
        <text:list-item>
          <text:p text:style-name="P305"><text:span text:style-name="T22">Ingresamos a tabla </text:span><text:span text:style-name="T23">sai_cue_pat</text:span><text:span text:style-name="T22">(cpat_id) y con esto obtenemos cual es el nombre correcto(cpat_nombre) que debe tener la cuenta. De la misma manera podemos en esta tabla verificar que numero de cuenta correcto filtrando por el nombre.</text:span></text:p>
        </text:list-item>
        <text:list-item>
          <text:p text:style-name="P305"><text:span text:style-name="T22">Por ultimo copiamos el numero de coda desde la búsqueda realizada en safi e ingresamos a la tabla </text:span><text:span text:style-name="T23">sai_reng_comp</text:span><text:span text:style-name="T22">(comp_id = 'coda_1xxx'), cambiamos el nombre o el numero de cuenta según sea el caso y listo.</text:span></text:p>
        </text:list-item>
      </text:list>
      <text:h text:style-name="P317" text:outline-level="3"><text:bookmark-start text:name="__RefHeading__5153_946806253"/>Causado Duplicado<text:bookmark-end text:name="__RefHeading__5153_946806253"/></text:h>
      <text:list xml:id="list7337813648867866858" text:style-name="L2">
        <text:list-item>
          <text:p text:style-name="P294">primero hay que ingresar a la contabilidad por documento, ubicar el coda que esta duplicado, se busca en la tabla sai_comp_diario y se le coloca esta id en 15, luego se va a la tabla sai_causado (por el numero de sopg) y se coloca el esta id en 2, se debe verificar que la hora de los registros en las dos tablas son iguales.</text:p>
        </text:list-item>
      </text:list>
      <text:p text:style-name="P116"><text:s/></text:p>
      <text:h text:style-name="P317" text:outline-level="3"><text:bookmark-start text:name="__RefHeading__4441_1628804459"/>Cambiar fecha del sopg<text:bookmark-end text:name="__RefHeading__4441_1628804459"/></text:h>
      <text:list xml:id="list1107751804491540076" text:style-name="L3">
        <text:list-item>
          <text:p text:style-name="P302">ir a a sai_sol_pago y cambiar por la fecha nueva. </text:p>
        </text:list-item>
        <text:list-item>
          <text:p text:style-name="P302">ir a sai_con_diario buscar por comp_doc_id <text:s/>Y cambiar la fecha en confec y confec_emis <text:s/>(dejar segundos). </text:p>
        </text:list-item>
        <text:list-item>
          <text:p text:style-name="P302">ir a sai_causado y cambiar la fecha. </text:p>
        </text:list-item>
        <text:list-item>
          <text:p text:style-name="P302">verificar en sai_mov_cta_banco comparar el campo docg_id con el de sopg y verificar la fecha.</text:p>
        </text:list-item>
        <text:list-item>
          <text:p text:style-name="P302">Tambien se debe verificar en la <text:span text:style-name="T83">tabla</text:span> doc_genera</text:p>
        </text:list-item>
        <text:list-item>
          <text:p text:style-name="P306">¿Que pasa con las revisiones del documento?</text:p>
        </text:list-item>
      </text:list>
      <text:p text:style-name="P44"/>
      <text:p text:style-name="P44"/>
      <text:h text:style-name="P320" text:outline-level="3"><text:soft-page-break/>cambiar a <text:span text:style-name="T166">una fecha especifica,</text:span> la operación anulada del sopg-<text:span text:style-name="T166">450xxxx</text:span></text:h>
      <text:p text:style-name="P133">En este caso se solicito que se cambiara tanto el anulado del causado como del pagado, para poder realizar esto de forma manual se realiza lo siguiente:</text:p>
      <text:p text:style-name="P133">1. se ingresa al safi con perfil de Analista de Contabilidad, se va al menu Contabilidad&gt;Reportes&gt;contabilidad x doc</text:p>
      <text:p text:style-name="P133">2. se copian los codas de anulación y se buscan en la tabla sai_comp_diario, se cambia los campos comp_dec y comp_fec_emis(se dejan los minutos y segundos) por la fecha correcta</text:p>
      <text:p text:style-name="P133">3. se busca por el numero de sopg en la tabla sai_causado y se cambia la fecha en el campo fecha _anulacion</text:p>
      <text:p text:style-name="P133">4. se busca por el numero del tra o pgch (esto se puede ver en la tabla sai_comp_diario) y se cambia el campo fecha_anulacion</text:p>
      <text:p text:style-name="P133">5. se buscan <text:span text:style-name="T167">en la tabla sai_reng_comp los coda y se cambia el campo fecha_emis</text:span></text:p>
      <text:p text:style-name="Text_20_body"/>
      <text:h text:style-name="Heading_20_3" text:outline-level="3"><text:bookmark-start text:name="__RefHeading__5155_946806253"/>activar sopg que fue anulado <text:bookmark-end text:name="__RefHeading__5155_946806253"/></text:h>
      <text:p text:style-name="P41">1. Ir a tabla sai_sol_pago con el sopg en el campo sopg_id y colocar en el campo esta id 13. </text:p>
      <text:p text:style-name="P41">2. En la tabla sai_comp_diario se debió crear una coda que refleja la anulación del causado(contabilidad), se debe ubicar cual es el coda , nos vamos a safi, perfil analista contabilidad, menú&gt;contabilidad&gt;reportes&gt;contabilidad x documento, buscamos el sopg y verificamos cual es el coda asociado a la anulación del causado (A_C), copiamos el coda lo buscamos en la tabla(sai_comp_diario) y le colocamos en el campo esta_id 15. </text:p>
      <text:p text:style-name="P41">3. Vamos a la tabla sai_causado y colocamos en el campo esta_id = 1. </text:p>
      <text:p text:style-name="P41">4, En la tabla doc_genera se coloca el campo esta_id = 13, ya con esto estaría listo.</text:p>
      <text:h text:style-name="Heading_20_3" text:outline-level="3"><text:bookmark-start text:name="__RefHeading__4585_1519975305"/>Retenciones de ISLR (cambio de unidad tributaria)<text:bookmark-end text:name="__RefHeading__4585_1519975305"/></text:h>
      <text:p text:style-name="P46">Al cambiar la unidad tributaria <text:span text:style-name="T87">se debe actualizar los montos máximos y montos deducibles en las siguientes páginas: sopg_3.php y sopg_e4.php.</text:span></text:p>
      <text:p text:style-name="P48"/>
      <text:p text:style-name="P48">Estas retenciones sólo se aplica a los pagos asociados a <text:s/>honorarios profesionales.</text:p>
      <text:p text:style-name="P46"/>
      <text:p text:style-name="P73"><text:span text:style-name="T13">En </text:span><text:span text:style-name="T6">sopg_3</text:span><text:span text:style-name="T13"> en la </text:span><text:span text:style-name="T123">function</text:span><text:span text:style-name="T26"> calcular_retencion</text:span><text:span text:style-name="T27">(tp_retencion,campo,tipo)</text:span></text:p>
      <text:p text:style-name="P153">...</text:p>
      <text:p text:style-name="P49"><text:span text:style-name="T122">if</text:span> (tp_retencion==<text:span text:style-name="T125">'ISLR'</text:span>)</text:p>
      <text:p text:style-name="P142">{</text:p>
      <text:p text:style-name="P146"><text:span text:style-name="T2"><text:s text:c="2"/>monto_deducir=</text:span><text:span text:style-name="T29">225</text:span><text:span text:style-name="T2">;</text:span></text:p>
      <text:p text:style-name="P142">...</text:p>
      <text:p text:style-name="P142"><text:s text:c="4"/>//si la solicitud es de tipo honorarios de cualquier Gerencia</text:p>
      <text:p text:style-name="P146"><text:soft-page-break/><text:span text:style-name="T122">if</text:span><text:span text:style-name="T2"> ((listado_islr[0][1]==</text:span><text:span text:style-name="T125">'56'</text:span><text:span text:style-name="T2">) || (listado_islr[0][1]==</text:span><text:span text:style-name="T125">'57'</text:span><text:span text:style-name="T2">) || (listado_islr[0][1]==</text:span><text:span text:style-name="T125">'58'</text:span><text:span text:style-name="T2">) || (listado_islr[0][1]==</text:span><text:span text:style-name="T125">'59'</text:span><text:span text:style-name="T2">) || (listado_islr[0][1]==</text:span><text:span text:style-name="T125">'60'</text:span><text:span text:style-name="T2">) ||(listado_islr[0][1]==</text:span><text:span text:style-name="T125">'61'</text:span><text:span text:style-name="T2">) || (listado_islr[0][1]==</text:span><text:span text:style-name="T125">'62'</text:span><text:span text:style-name="T2">) || (listado_islr[0][1]==</text:span><text:span text:style-name="T125">'63'</text:span><text:span text:style-name="T2">) || (listado_islr[0][1]==</text:span><text:span text:style-name="T125">'64'</text:span><text:span text:style-name="T2">) || (listado_islr[0][1]==</text:span><text:span text:style-name="T125">'65'</text:span><text:span text:style-name="T2">) ||(listado_islr[0][1]==</text:span><text:span text:style-name="T125">'66'</text:span><text:span text:style-name="T2">) || (listado_islr[0][1]==</text:span><text:span text:style-name="T125">'68'</text:span><text:span text:style-name="T2">)){</text:span></text:p>
      <text:p text:style-name="P142"/>
      <text:p text:style-name="P142"><text:s text:c="4"/>subtotalx=subtotalx+parseFloat(listado_islr[0][0]);</text:p>
      <text:p text:style-name="P146"><text:span text:style-name="T2"><text:s text:c="2"/></text:span><text:span text:style-name="T122">if</text:span><text:span text:style-name="T2"> (pcta==pcta_actual){</text:span></text:p>
      <text:p text:style-name="P136"><text:span text:style-name="T2"><text:s text:c="5"/></text:span><text:span text:style-name="T122">if</text:span><text:span text:style-name="T2"> ((subtotalx</text:span><text:span text:style-name="T127">&lt;</text:span><text:span text:style-name="T28">7500</text:span><text:span text:style-name="T2">) &amp;&amp; (listado_islr[0][2]==1)){</text:span></text:p>
      <text:p text:style-name="P142"><text:s text:c="4"/>rete_ISR=0;</text:p>
      <text:p text:style-name="P146"><text:span text:style-name="T2"><text:s text:c="3"/>}</text:span><text:span text:style-name="T122">else</text:span><text:span text:style-name="T2">{</text:span></text:p>
      <text:p text:style-name="P142"><text:s text:c="5"/><text:tab/> <text:s text:c="2"/>rete_ISR=redondear_dos_decimal((subtotalx*porce)/100);</text:p>
      <text:p text:style-name="P142"><text:s text:c="8"/>}</text:p>
      <text:p text:style-name="P146"><text:span text:style-name="T2"><text:s text:c="2"/>}</text:span><text:span text:style-name="T122">else</text:span><text:span text:style-name="T2">{</text:span></text:p>
      <text:p text:style-name="P136"><text:span text:style-name="T2"><text:tab/> <text:s text:c="2"/></text:span><text:span text:style-name="T122">if</text:span><text:span text:style-name="T2"> (subtotalx</text:span><text:span text:style-name="T127">&lt;</text:span><text:span text:style-name="T28">7500</text:span><text:span text:style-name="T2">){</text:span></text:p>
      <text:p text:style-name="P142"><text:s text:c="9"/>rete_ISR=0;</text:p>
      <text:p text:style-name="P146"><text:span text:style-name="T2"><text:s text:c="7"/>}</text:span><text:span text:style-name="T122">else</text:span><text:span text:style-name="T2">{</text:span></text:p>
      <text:p text:style-name="P142"><text:s text:c="8"/><text:tab/> rete_ISR=redondear_dos_decimal((subtotalx*porce)/100);</text:p>
      <text:p text:style-name="P142"><text:s text:c="13"/>}</text:p>
      <text:p text:style-name="P142"><text:s text:c="3"/><text:tab/>}</text:p>
      <text:p text:style-name="P142"><text:tab/></text:p>
      <text:p text:style-name="P142">...</text:p>
      <text:p text:style-name="P147"/>
      <text:p text:style-name="P147">//Se le esta restando un deducible a las personas naturales</text:p>
      <text:p text:style-name="P136"><text:span text:style-name="T6"><text:s/></text:span><text:span text:style-name="T122">if</text:span><text:span text:style-name="T2"> ((rif!=</text:span><text:span text:style-name="T125">"J"</text:span><text:span text:style-name="T2">) &amp;&amp; (subtotalx&gt;</text:span><text:span text:style-name="T28">7500</text:span><text:span text:style-name="T2">) &amp;&amp; (rif!=</text:span><text:span text:style-name="T125">"G"</text:span><text:span text:style-name="T2">)){</text:span></text:p>
      <text:p text:style-name="P146"><text:span text:style-name="T2"><text:s/></text:span><text:span text:style-name="T122">if</text:span><text:span text:style-name="T2"> ((porce==1) &amp;&amp; (rete_ISR&gt;=75))</text:span><text:span text:style-name="T126">//63.33</text:span></text:p>
      <text:p text:style-name="P136"><text:span text:style-name="T26"><text:s/>{ <text:s/></text:span>//Se le esta restando un deducible a las personas naturales <text:s text:c="4"/><text:span text:style-name="T2"><text:tab/><text:tab/> <text:s text:c="11"/><text:tab/>rete_ISR=rete_ISR</text:span><text:span text:style-name="T127">-</text:span><text:span text:style-name="T28">75</text:span><text:span text:style-name="T2">;</text:span></text:p>
      <text:p text:style-name="P142"><text:s/>}</text:p>
      <text:p text:style-name="P146"/>
      <text:p text:style-name="P142">...</text:p>
      <text:p text:style-name="P48"/>
      <text:p text:style-name="P48">En <text:span text:style-name="T73">sopg_e4</text:span></text:p>
      <text:p text:style-name="P48"/>
      <text:p text:style-name="P49"><text:span text:style-name="T122">if </text:span>(substr($nombre_sol,0,10)==<text:span text:style-name="T104">"Honorarios"</text:span>){<text:span text:style-name="T113">//HONORARIOS DE CUALQUIER GERENCIA</text:span></text:p>
      <text:p text:style-name="P142"><text:tab/><text:tab/><text:tab/></text:p>
      <text:p text:style-name="P142">...</text:p>
      <text:p text:style-name="P142"><text:tab/><text:tab/><text:tab/></text:p>
      <text:p text:style-name="P146"><text:span text:style-name="T2"><text:s text:c="2"/></text:span><text:span text:style-name="T122">if </text:span><text:span text:style-name="T2">($pcta==$pcta_actual){</text:span></text:p>
      <text:p text:style-name="P146"><text:span text:style-name="T2"><text:s text:c="4"/></text:span><text:span text:style-name="T122">if </text:span><text:span text:style-name="T2">(($monto_actualizado&lt;</text:span><text:span text:style-name="T29">6333</text:span><text:span text:style-name="T2">) &amp;&amp; ($validar_islr==1) )</text:span></text:p>
      <text:p text:style-name="P142"><text:s/></text:p>
      <text:p text:style-name="P142">....</text:p>
      <text:p text:style-name="P142"/>
      <text:p text:style-name="P48">Los números sombreados en azul son los que van a variar según varíe la unidad tributaria</text:p>
      <text:p text:style-name="P48"/>
      <text:h text:style-name="Heading_20_3" text:outline-level="3"><text:bookmark-start text:name="__RefHeading__3355_10124948371"/>No se pueden generar retenciones de ISLR y LTF. (No carga el monto)<text:bookmark-end text:name="__RefHeading__3355_10124948371"/></text:h>
      <text:p text:style-name="Text_20_body">En este caso, probablemente hubo una devolución del coordinador de ordenación de pago y se pierde el valor del monto base en la tabla <text:span text:style-name="T73">sai_docu_iva. </text:span><text:span text:style-name="T87">Aquí se debe actualizar en </text:span><text:soft-page-break/><text:span text:style-name="T87">la columna docg_monto_base el valor del monto base del IVA. (Al abrir esta tabla, si está apareciendo ese error, lo más probable es que ese monto este en 0). </text:span></text:p>
      <text:p text:style-name="P113">Para saber que monto colocar allí, ir a la solicitud de pago en la Web y en “Buscar solicitud de pago”, ver el renglón DETALLE DEL IMPUESTO AL VALOR AGREGADO (IVA)</text:p>
      <text:p text:style-name="P41">Se calcula, el monto base, multiplicando el (<text:span text:style-name="T99">Monto en Bs *</text:span> 100 / (monto del impuesto%)). Y ese monto es el que se coloca allí.</text:p>
      <text:h text:style-name="Heading_20_2" text:outline-level="2"><text:bookmark-start text:name="__RefHeading__2232_1015401299"/>MODIFICACIONES PRESUPUESTARIAS (PMOD)<text:bookmark-end text:name="__RefHeading__2232_1015401299"/></text:h>
      <text:p text:style-name="P21">1.- Sólo se puede realizar modificaciones entre partidas que comiencen igual, por ejemplo: de la 4.01 a la 4.01, de la 4.02. a la 4.02, de querer hacer alguna excepción, o se comenta el código de validación o que realicen el pmod por otra partida y se realiza directamente el cambio por base de datos</text:p>
      <text:h text:style-name="Heading_20_3" text:outline-level="3"><text:bookmark-start text:name="__RefHeading__5157_946806253"/>Anulación de PMOD<text:bookmark-end text:name="__RefHeading__5157_946806253"/></text:h>
      <text:p text:style-name="P21">1 – En la tabla sai_forma_0305, colocar esta_id = 15, donde f0305_id = 'Pmod que se desea anular'</text:p>
      <text:p text:style-name="P21">2- En la tabla sai_doc_genera, colocar esta_id = 15, donde docg_id = 'Pmod que se desea anular'</text:p>
      <text:p text:style-name="P21"/>
      <text:h text:style-name="Heading_20_2" text:outline-level="2"><text:bookmark-start text:name="__RefHeading__2234_1015401299"/>COMPROMISO<text:bookmark-end text:name="__RefHeading__2234_1015401299"/></text:h>
      <text:h text:style-name="Heading_20_3" text:outline-level="3"><text:bookmark-start text:name="__RefHeading__2238_1015401299"/>Información General<text:bookmark-end text:name="__RefHeading__2238_1015401299"/></text:h>
      <text:p text:style-name="P24">1.- No se pueden repetir las partidas presupuestarias al ingresar un compromiso, pues se genera un error.</text:p>
      <text:p text:style-name="P24">2.- Tablas involucradas: <text:span text:style-name="T73">sai_comp, sai_comp_imputa, sai_comp_traza, sai_comp_imputa_traza, sai_comp_traza_reporte, sai_disponibilidad_comp, sai_compromiso_asunt</text:span></text:p>
      <text:p text:style-name="P24">3.- En la tabla <text:span text:style-name="T73">sai_comp_imputa_traza</text:span> se registran las partidas con los montos que correspondan al compromiso(comp_imputa) y <text:s/>en <text:span text:style-name="T73">sai_comp_traza_reporte</text:span> sólo se colocan las partidas que tuvieron modificaciones, si se disminuye un monto colocar el monto q se esta restando con signo menos (-) ; si se aumenta el monto de una partida <text:s/>colocar el monto q se está sumando y no el total que va a quedar en la partida y si se agregan nuevas partidas se coloca con el monto correspondiente</text:p>
      <text:h text:style-name="Heading_20_3" text:outline-level="3"><text:bookmark-start text:name="__RefHeading__2240_1015401299"/>Reintegro total<text:bookmark-end text:name="__RefHeading__2240_1015401299"/></text:h>
      <text:p text:style-name="P18"><text:span text:style-name="T1"><text:s text:c="2"/></text:span>1.- Presupuesto debe buscar el compromiso y luego darle al botón “Reintegro Total” y el sistema automáticamente realiza las actualizaciones necesarias: <text:s/>sai_comp_imputa y <text:soft-page-break/>comp_imputa_traza los coloca en cero, <text:s/>en sai_comp_traza_reporte agrega el monto en negativo y <text:s/>le asigna la disponibilidad en sai_disponibilida_comp</text:p>
      <text:h text:style-name="Heading_20_3" text:outline-level="3"><text:bookmark-start text:name="__RefHeading__2242_1015401299"/>Cambio de Proyecto o Acción Centralizada y/o Acción Específica<text:bookmark-end text:name="__RefHeading__2242_1015401299"/></text:h>
      <text:p text:style-name="P4"><text:s text:c="2"/><text:span text:style-name="T2">1.- Se debe actualizar las siguientes tablas: </text:span><text:span text:style-name="T6">sai_comp_imputa, sai_comp_imputa_traza, sai_comp_imputa_traza_reporte, <text:s/>sai_disponibilidad_comp</text:span></text:p>
      <text:p text:style-name="P18"><text:s text:c="2"/>2.- Si se cambia de un Proyecto a una acción centralizada o viceversa hay que actualizar también la columna tipo 1 es para proyectos y 0 para acción centralizada</text:p>
      <text:h text:style-name="Heading_20_3" text:outline-level="3"><text:bookmark-start text:name="__RefHeading__2244_1015401299"/>Cambio de Fecha en las Trazas<text:bookmark-end text:name="__RefHeading__2244_1015401299"/></text:h>
      <text:p text:style-name="P19">Esto puede ocurrir cuando los de presupuesto modifican un comp que fue elaborado o modificado un mes anterior para hacer algún ajuste de decimales en los montos, pero no quieren que se refleje en los reportes la fecha en la cual hicieron la corrección de los decimales.</text:p>
      <text:p text:style-name="P4"><text:s text:c="2"/><text:span text:style-name="T2">1.- Se debe colocar la fecha que nos indiquen en las siguientes tablas: </text:span><text:span text:style-name="T6">sai_comp_imputa_traza, sai_comp_traza, sai_comp_traza_reporte.</text:span></text:p>
      <text:p text:style-name="P18"/>
      <text:h text:style-name="Heading_20_3" text:outline-level="3"><text:bookmark-start text:name="__RefHeading__2246_1015401299"/>Disponibilidad al registrar una orden de pago (sopg)<text:bookmark-end text:name="__RefHeading__2246_1015401299"/></text:h>
      <text:p text:style-name="P5"><text:s text:c="2"/><text:span text:style-name="T2">1.- En </text:span><text:span text:style-name="T6">sai_disponibilidad_comp</text:span><text:span text:style-name="T2"> se refleja lo que queda disponible del compromiso para realizar pagos, esta información no afecta para nada a contabilidad ni a presupuesto, pudiera ser cambiado aisladamente en caso de algún error en los montos</text:span></text:p>
      <text:p text:style-name="P1"><text:s text:c="2"/><text:span text:style-name="T13"><text:s text:c="2"/>2.- La disponibilidad de un compromiso seria </text:span><text:span text:style-name="T2">sai_comp_imputa</text:span><text:span text:style-name="T13"> menos los sopg y codis asociados a este compromiso.</text:span></text:p>
      <text:h text:style-name="Heading_20_3" text:outline-level="3"><text:bookmark-start text:name="__RefHeading__2248_1015401299"/><text:s/><text:span text:style-name="T128">Asociar un compromiso a un punto de cuenta</text:span><text:bookmark-end text:name="__RefHeading__2248_1015401299"/></text:h>
      <text:p text:style-name="P18">1.- Buscar en las tablas <text:span text:style-name="T73">sai_comp</text:span> y <text:span text:style-name="T73">sai_comp_traza</text:span> el compromiso a modificar y en el campo pcta_id colocar el punto de cuenta al que quieren asociar</text:p>
      <text:p text:style-name="P18">2.- Con un perfil de presupuesto (Analista, Jefe) entrar al safi al módulo de presupuesto -&gt; Punto de Cuenta -&gt; Disponibilidad y colocar el punto de cuenta en cuestión, y con el resultado que genere éste reporte se debe actualizar la tabla <text:span text:style-name="T73">sai_disponibilidad_pcta. </text:span>Select * from sai_disponibilidad_pcta where pcta_asociado='pcta-x'</text:p>
      <text:p text:style-name="P18"/>
      <text:h text:style-name="Heading_20_3" text:outline-level="3"><text:bookmark-start text:name="__RefHeading__2250_1015401299"/><text:soft-page-break/>Ingreso de un compromiso, referenciando un pcta cuya partida de su alcance no se encontraba en el pcta original<text:bookmark-end text:name="__RefHeading__2250_1015401299"/></text:h>
      <text:p text:style-name="P18">1.- Se debe incorporar en sai_pcta_imputa, un registro con la partida asociada al pcta original y con <text:s/>monto cero. <text:span text:style-name="T103">Ojo: Está pendiente validar si hace falta incorporar este registro a la tabla sai_pcta_imputa_traza</text:span></text:p>
      <text:p text:style-name="P18">2.- Se debe actualizar la tabla sai_disponibilidad_pcta, e incorporar un registro con la partida y el monto del alcance, en el <text:span text:style-name="T81">pcta_id</text:span> colocar el id del pcta original y en el <text:span text:style-name="T81">pcta_asociado</text:span> igualmente el id del pcta original.</text:p>
      <text:h text:style-name="Heading_20_3" text:outline-level="3"><text:bookmark-start text:name="__RefHeading__2252_1015401299"/>Error al modificar un compromiso y no tener disponibilidad en una partida<text:bookmark-end text:name="__RefHeading__2252_1015401299"/></text:h>
      <text:p text:style-name="P18">Se debe verificar que no exista un alcance que haya sido anulado (esta_id del pcta =15) cuyo monto esté reflejado en sai_disponibilidad_pcta. De ser así, colocar el monto en 0 de la partida para el pcta anulado en dicha tabla.</text:p>
      <text:h text:style-name="Heading_20_3" text:outline-level="3"><text:bookmark-start text:name="__RefHeading__3098_1050073459"/>Activar un compromiso que haya sido anulado<text:bookmark-end text:name="__RefHeading__3098_1050073459"/></text:h>
      <text:list xml:id="list596035017850270141" text:style-name="L4">
        <text:list-item>
          <text:p text:style-name="P183"><text:span text:style-name="T14">Colocar el esta_id = 13 en la tabla sai_comp WHERE comp_id = '</text:span><text:span text:style-name="T15">comp-xxx</text:span><text:span text:style-name="T14">'</text:span></text:p>
        </text:list-item>
        <text:list-item>
          <text:p text:style-name="P183"><text:span text:style-name="T14">Colocar el esta_id = 13 en la tabla sai_doc_genera WHERE docg_id = '</text:span><text:span text:style-name="T15">comp-xxx</text:span><text:span text:style-name="T14">'</text:span></text:p>
        </text:list-item>
        <text:list-item>
          <text:p text:style-name="P183"><text:span text:style-name="T14">Copiar en la tabla sai_comp WHERE comp_id = '</text:span><text:span text:style-name="T15">comp-xxx</text:span><text:span text:style-name="T14">', en el campo comp_descripcion lo que haya en el campo <text:s/>comp_descripcion de la última traza de la tabla sai_comp_traza WHERE comp_id = '</text:span><text:span text:style-name="T15">comp-xxx</text:span><text:span text:style-name="T14">'.</text:span></text:p>
        </text:list-item>
        <text:list-item>
          <text:p text:style-name="P183"><text:span text:style-name="T14">En la tabla sai_comp_traza y sai_comp_imputa_traza borrar las trazas de la anulación. La traza de anulación se identifica fácil en sai_comp_traza porque es la única con esta condición WHERE comp_id = '</text:span><text:span text:style-name="T15">comp-xxx</text:span><text:span text:style-name="T14">' AND esta_id = 15. Para borrar <text:s/>sai_comp_imputa_traza se usa el campo comp_fecha, es el mismo de la traza en sai_comp_traza que se debe borrar, para sai_comp_traza se usa el campo comp_fecha2, es decir, WHERE comp_id = '</text:span><text:span text:style-name="T15">comp-xxx</text:span><text:span text:style-name="T14">' AND comp_fecha = comp_fecha2, comp_fecha2 es la fecha en que se hizo la anulación.</text:span></text:p>
        </text:list-item>
        <text:list-item>
          <text:p text:style-name="P183"><text:span text:style-name="T14">Borrar las trazas en la tabla sai_comp_traza_reporte WHERE comp_id = '</text:span><text:span text:style-name="T15">comp-xxx</text:span><text:span text:style-name="T14">' AND comp_fecha = comp_fecha2 (mismo comp_fecha2 del paso anterior).</text:span></text:p>
        </text:list-item>
        <text:list-item>
          <text:p text:style-name="P183"><text:span text:style-name="T14">La anulación genera un memo, se debe borrar ese memo en la tabla sai_memo y sai_memo_rem WHERE memo_id = '</text:span><text:span text:style-name="T15">memo-xxx</text:span><text:span text:style-name="T14">', también borrar el memo en la tabla sai_docu_sopor WHERE doso_doc_soport = '</text:span><text:span text:style-name="T15">memo-xxx</text:span><text:span text:style-name="T14">'.</text:span></text:p>
        </text:list-item>
      </text:list>
      <text:h text:style-name="P318" text:outline-level="3" text:is-list-header="true"><text:soft-page-break/></text:h>
      <text:h text:style-name="P319" text:outline-level="3"><text:bookmark-start text:name="__RefHeading__4587_1519975305"/>Compromisos duplicados al insertar solicitud de pago / problema asignación de presupuesto (no deja realizar ninguna operación)<text:bookmark-end text:name="__RefHeading__4587_1519975305"/></text:h>
      <text:p text:style-name="P21">Estos dos ticket ocurren por la misma forma, el problema es que en la tabla sai_forma_1125 se han cargado por error dos registros para la misma acción especifica y esto no esta permitido, uno de estos dos vacíos, se puede observar cual esta vacío en la tabla sai_forma_1125_det, para solucionarlo el registro vacío de la tabla det se borra de la tabla principal(registro basura) y con esto se soluciona. sai_acce_esp(para saber el código de la acción especifica), sai_proy_a_esp(para saber el código del proyecto).</text:p>
      <text:h text:style-name="Heading_20_2" text:outline-level="2"><text:bookmark-start text:name="__RefHeading__2254_1015401299"/>PUNTO DE CUENTA<text:bookmark-end text:name="__RefHeading__2254_1015401299"/></text:h>
      <text:h text:style-name="Heading_20_3" text:outline-level="3"><text:bookmark-start text:name="__RefHeading__2256_1015401299"/>Información General<text:bookmark-end text:name="__RefHeading__2256_1015401299"/></text:h>
      <text:p text:style-name="P24">1.- No se pueden repetir las partidas presupuestarias al ingresar un punto de cuenta y/o compromiso, pues se genera un error.</text:p>
      <text:p text:style-name="P24">2.- Tablas involucradas: <text:span text:style-name="T73">sai_pcuenta, sai_pcta_imputa, sai_pcta_traza, sai_pcta_imputa_traza, <text:s/>sai_disponibilidad_pcta, sai_pcta_asunt</text:span></text:p>
      <text:h text:style-name="Heading_20_3" text:outline-level="3"><text:bookmark-start text:name="__RefHeading__2258_1015401299"/>Anulación después de haber Finalizado<text:bookmark-end text:name="__RefHeading__2258_1015401299"/></text:h>
      <text:p text:style-name="P16">1.- !!No debió haberse generado ningún documento asociado a este pcta, de ser así hay que reversarlos o anularlos según sea el caso¡¡</text:p>
      <text:p text:style-name="P21">Por SAFI:</text:p>
      <text:p text:style-name="P21">2.- Solicitar a Presupuesto que haga una liberación del punto de cuenta, (Esto sólo libera los recursos presupuestarios asociados al punto de cuenta).</text:p>
      <text:p text:style-name="P21">Manualmente:</text:p>
      <text:p text:style-name="P24">2.- Colocar en 15 sai_doc_genera y sai_pcuenta</text:p>
      <text:p text:style-name="P34">3.-Crear la traza de anulación en sai_pcta_traza y en el campo pcta_fecha2 colocar la fecha en que se anuló el ptca y en sai_pcta_traza_imputa colocar tantos renglones como partidas tenga el pcta, el monto colocarlo en negativo y la columna pcta_fecha=pcta_fecha2 <text:span text:style-name="T94">(</text:span><text:span text:style-name="T30">no aplica</text:span><text:span text:style-name="T94">)</text:span></text:p>
      <text:p text:style-name="P24">4.- Borrar los registros en sai_disponibilidad_pcta where pcta_asociado='pcta-X'</text:p>
      <text:p text:style-name="P24">5.- Informar a Presupuesto sobre la anulación</text:p>
      <text:p text:style-name="P18"/>
      <text:h text:style-name="Heading_20_3" text:outline-level="3"><text:bookmark-start text:name="__RefHeading__3475_759407236"/><text:soft-page-break/>Colocación del pcta en la bandeja del Director de Talento Humano<text:bookmark-end text:name="__RefHeading__3475_759407236"/></text:h>
      <text:p text:style-name="P24"/>
      <text:list xml:id="list1240311122872086321" text:style-name="L5">
        <text:list-item>
          <text:p text:style-name="P193">Buscar en la tabla sai_doc_genera el punto de cuenta. Filtro: docg_id = 'pcta-...'</text:p>
        </text:list-item>
        <text:list-item>
          <text:p text:style-name="P193">Actualizar los siguientes campos:</text:p>
          <text:list>
            <text:list-item>
              <text:p text:style-name="P193">wfob_id = 4</text:p>
            </text:list-item>
            <text:list-item>
              <text:p text:style-name="P193">wfca_id = 115</text:p>
            </text:list-item>
            <text:list-item>
              <text:p text:style-name="P193">esta_id = 10</text:p>
            </text:list-item>
            <text:list-item>
              <text:p text:style-name="P193">perf_id_act = 46500 (Director de Talento Humano)</text:p>
            </text:list-item>
          </text:list>
        </text:list-item>
      </text:list>
      <text:h text:style-name="Heading_20_3" text:outline-level="3"><text:bookmark-start text:name="__RefHeading__3661_1712739207"/>Devolución de cambios realizados por la falta de director de Talento Humano<text:bookmark-end text:name="__RefHeading__3661_1712739207"/></text:h>
      <text:list xml:id="list2863779018075965556" text:style-name="L6">
        <text:list-item>
          <text:p text:style-name="P297">Documentos/pcta/pcta_e1.php</text:p>
          <text:list>
            <text:list-item>
              <text:p text:style-name="P297">Borrar a partir de la línea 239 </text:p>
            </text:list-item>
          </text:list>
        </text:list-item>
      </text:list>
      <text:p text:style-name="P158">/*********************************************************************** </text:p>
      <text:p text:style-name="P144"><text:tab/> * Borrar cuando se cree el director de talento humano</text:p>
      <text:p text:style-name="P144"><text:tab/> ***********************************************************************/</text:p>
      <text:p text:style-name="P138"><text:tab/></text:p>
      <text:p text:style-name="P135"><text:span text:style-name="T31"><text:tab/></text:span><text:span text:style-name="T124">if</text:span><text:span text:style-name="T31">(substr($_SESSION[</text:span><text:span text:style-name="T107">'user_perfil_id'</text:span><text:span text:style-name="T31">],0,2) == </text:span><text:span text:style-name="T107">"37" </text:span><text:span text:style-name="T31">&amp;&amp; substr($_SESSION[</text:span><text:span text:style-name="T107">'user_perfil_id'</text:span><text:span text:style-name="T31">],2,3) == </text:span><text:span text:style-name="T107">"500"</text:span><text:span text:style-name="T31">)</text:span></text:p>
      <text:p text:style-name="P138"><text:tab/>{</text:p>
      <text:p text:style-name="P135"><text:span text:style-name="T31"><text:tab/><text:tab/>$id_hijo_p = </text:span><text:span text:style-name="T107">"115"</text:span><text:span text:style-name="T31">;</text:span></text:p>
      <text:p text:style-name="P135"><text:span text:style-name="T31"><text:tab/><text:tab/>$grupo_particular_p = </text:span><text:span text:style-name="T107">"46500"</text:span><text:span text:style-name="T31">;</text:span></text:p>
      <text:p text:style-name="P138"><text:tab/>}</text:p>
      <text:p text:style-name="P138"><text:tab/></text:p>
      <text:p text:style-name="P135"><text:span text:style-name="T31"><text:tab/></text:span><text:span text:style-name="T114">/*********************************************************************** </text:span></text:p>
      <text:p text:style-name="P144"><text:tab/> * Fin Borrar cuando se cree el director de talento humano</text:p>
      <text:p text:style-name="P144"><text:tab/> ***********************************************************************/</text:p>
      <text:p text:style-name="P111"/>
      <text:list xml:id="list173343586901633" text:continue-numbering="true" text:style-name="L6">
        <text:list-item>
          <text:list>
            <text:list-header>
              <text:p text:style-name="P297"/>
            </text:list-header>
          </text:list>
        </text:list-item>
      </text:list>
      <text:h text:style-name="Heading_20_2" text:outline-level="2"><text:bookmark-start text:name="__RefHeading__2260_1015401299"/><text:soft-page-break/>REPORTES PRESUPUESTARIOS, CONTABLES Y DE TESORERIA<text:bookmark-end text:name="__RefHeading__2260_1015401299"/></text:h>
      <text:h text:style-name="Heading_20_3" text:outline-level="3"><text:bookmark-start text:name="__RefHeading__3800_2097950855"/>Información general<text:bookmark-end text:name="__RefHeading__3800_2097950855"/></text:h>
      <text:p text:style-name="Text_20_body">Tablas involucradas:</text:p>
      <text:p text:style-name="Text_20_body"><text:span text:style-name="T73">sai_sol_pago</text:span> Tabla maestra de solicitudes de pago. Prefijo del documento: sopg. </text:p>
      <text:p text:style-name="Text_20_body"><text:span text:style-name="T73">sai_comp_diario:</text:span> Tabla maestra de contabilidad (comprobantes diarios). Prefijo de los documentos: coda y codi. Registra coda -comprobantes diarios automáticos- y codi: -comprobantes diarios manuales-. Si el “esta_id” es 11 el comprobante se encuentra activo (generado) y si el “esta_id” es 15 el comprobante se encuentra anulado. El campo de comentarios “comp_comen” tiene un prefijo que se describe a continuación; C: causado, P: pagado, A-C: anulación del causado, A-P: anulación del pagado.</text:p>
      <text:p text:style-name="Text_20_body"><text:span text:style-name="T73">sai_reg_comp: </text:span>Tabla de detalle de la tabla <text:span text:style-name="T73">sai_comp_diario.</text:span><text:span text:style-name="T87"> Lleva registro de las cuentas contables involucradas en cada comprobante diario (coda o codi de la tabla </text:span><text:span text:style-name="T73">sai_comp_diario</text:span><text:span text:style-name="T87">). Entre otros campos, se indica el monto por el debe o por el haber de cada cuenta, así como el número de cuenta.</text:span></text:p>
      <text:p text:style-name="Text_20_body"><text:span text:style-name="T73">sai_causado</text:span><text:span text:style-name="T87">: Tabla maestra del causado. El registro del causado se genera cuando el coordinador aprueba la solicitud de pago (sopg); también puede ser generado manualmente. El campo “caus_docu_id” indica el documento al que está asociado el causado: codi o sopg.</text:span></text:p>
      <text:p text:style-name="Text_20_body"><text:span text:style-name="T73">sai_causado_det</text:span><text:span text:style-name="T87">: Tabla detalle de la tabla </text:span><text:span text:style-name="T73">sai_causado</text:span><text:span text:style-name="T87">.</text:span></text:p>
      <text:p text:style-name="Text_20_body"><text:span text:style-name="T73">sai_pago_cheque</text:span><text:span text:style-name="T87">: Tabla del documentos de pagos con cheques.</text:span></text:p>
      <text:p text:style-name="Text_20_body"><text:span text:style-name="T73">sai_pago_transferencia</text:span><text:span text:style-name="T87">: Tabla del documento de pagos con transferencias.</text:span></text:p>
      <text:p text:style-name="Text_20_body"><text:span text:style-name="T73">sai_mov_cta_banco</text:span><text:span text:style-name="T87">: </text:span></text:p>
      <text:p text:style-name="Text_20_body"><text:span text:style-name="T73">sai_ctabanco_saldo</text:span><text:span text:style-name="T87">: </text:span></text:p>
      <text:p text:style-name="P113"/>
      <text:h text:style-name="Heading_20_3" text:outline-level="3"><text:bookmark-start text:name="__RefHeading__2262_1015401299"/>Validaciones que se deben realizar cuando existan detalles en los módulos y/o reportes presupuestarios, contables y de tesorería<text:bookmark-end text:name="__RefHeading__2262_1015401299"/></text:h>
      <text:p text:style-name="P33">1.- Validar en la tabla sai_cheque el número del sopg. (columna docg_id) y verificar el estado. Si está en 45 (se imprimió el cheque).</text:p>
      <text:p text:style-name="P33">2.- Luego ubicar ese sopg en sai_mov_cta_banco. Debe haber un único registro por sopg.</text:p>
      <text:p text:style-name="P33">3.- Si el campo conciliado de sai_mov_cta_banco está en 50 (significa que el pago está conciliado), por lo que debe tener la columna con un coba registrado y una fecha.</text:p>
      <text:p text:style-name="P33">4.- Verificar luego en la tabla sai_cta_banco_saldo (tabla donde se almacenan operaciones conciliadas). Para validar en esta tabla se debe ubicar primero el pgch o tran, <text:soft-page-break/>ubicado a ese sopg. Para ello ir a la tabla sai_pago_cheque o sai_pago_transferencia y ubicar el pgch_id o tran_id dado el docg_id (sopg). Nota: Debe haber un único registro por pgch en esta tabla. Nota: Al anularse una conciliación, se elimina el registro de sai_cta_banco_saldo.</text:p>
      <text:p text:style-name="P33">5.- Ubicar en sai_comp_diario y verificar que esté en estatus activo (&lt;&gt;15) el coda con comp_doc_id = pgch o tran (buscado) y que el número de referencia sea el número del cheque.</text:p>
      <text:p text:style-name="P33">6.- Ubicar en la tabla sai_causado que las fechas coincidan con las del causado contable y las anulaciones. Asimismo las partidas presupuestarias asociadas con los proyectos y/o acciones centralizadas registradas en el causado deben coincidir con las registradas en reng_comp, así como el año presupuestario. Para el caso de las anulaciones, en reng_comp, también deben registrarse las partidas presupuestarias, proyectos, acciones específicas y año presupuestario.</text:p>
      <text:p text:style-name="P33">7.- Ubicar en la tabla sai_pagado que las fechas coincidan con las del pagado contable y las anulaciones.</text:p>
      <text:p text:style-name="P33">8.- Si se realiza un cambio en la fecha del cheque, realizarlo en las tablas involucradas, sai_doc_genera, sai_cheque_estados(muy importante actualizar aquí).</text:p>
      <text:h text:style-name="Heading_20_3" text:outline-level="3"><text:bookmark-start text:name="__RefHeading__4205_424380992"/>Algunas cuentas contables no aparecen en los reportes de contabilidad<text:bookmark-end text:name="__RefHeading__4205_424380992"/></text:h>
      <text:p text:style-name="Text_20_body"/>
      <text:p text:style-name="Text_20_body">Una de las cosas que se pueden verificar, es si esas cunetas contable existen en la tabla sai_ para todos los coda y codi.</text:p>
      <text:p text:style-name="Text_20_body"/>
      <text:p text:style-name="Text_20_body">Query para verificar que las cuentas contables de los codi aparezcan en la tablas safi_saldo_contable.</text:p>
      <text:p text:style-name="Text_20_body"/>
      <text:p text:style-name="Text_20_body"/>
      <text:p text:style-name="Text_20_body"/>
      <text:p text:style-name="Text_20_body">SELECT<text:line-break/><text:tab/>comprobante_detalle.cpat_id,<text:line-break/><text:tab/>saldo_contable.cpat_id<text:line-break/>FROM<text:line-break/><text:tab/>sai_reng_comp comprobante_detalle<text:line-break/><text:tab/>LEFT JOIN safi_saldo_contable saldo_contable</text:p>
      <text:p text:style-name="Text_20_body"><text:tab/><text:tab/>ON <text:s/>(saldo_contable.cpat_id = comprobante_detalle.cpat_id)<text:line-break/>WHERE<text:line-break/><text:tab/>comprobante_detalle.comp_id like 'codi-%13'<text:line-break/><text:soft-page-break/><text:tab/>AND saldo_contable.cpat_id IS NULL</text:p>
      <text:p text:style-name="Text_20_body"/>
      <text:p text:style-name="Text_20_body">Query para verificar que las cuentas contables de los coda aparezcan en la tablas safi_saldo_contable.</text:p>
      <text:p text:style-name="Text_20_body"/>
      <text:p text:style-name="Text_20_body">SELECT<text:line-break/><text:tab/>comprobante_detalle.comp_id,<text:line-break/><text:tab/>comprobante.comp_doc_id,<text:line-break/><text:tab/>comprobante_detalle.cpat_id,<text:line-break/><text:tab/>saldo_contable.cpat_id<text:line-break/>FROM<text:line-break/><text:tab/>sai_comp_diario comprobante<text:line-break/><text:tab/>INNER JOIN sai_reng_comp comprobante_detalle</text:p>
      <text:p text:style-name="Text_20_body"><text:tab/><text:tab/>ON (comprobante_detalle.comp_id = comprobante.comp_id)<text:line-break/><text:tab/>LEFT JOIN safi_saldo_contable saldo_contable</text:p>
      <text:p text:style-name="Text_20_body"><text:tab/><text:tab/>ON (saldo_contable.cpat_id = comprobante_detalle.cpat_id)<text:line-break/>WHERE<text:line-break/><text:tab/>comprobante_detalle.comp_id like 'coda-%13'<text:line-break/><text:tab/>AND saldo_contable.cpat_id IS NULL</text:p>
      <text:p text:style-name="Text_20_body"/>
      <text:h text:style-name="Heading_20_2" text:outline-level="2"><text:bookmark-start text:name="__RefHeading__2264_1015401299"/>CREAR CUENTA CONTABLE<text:bookmark-end text:name="__RefHeading__2264_1015401299"/></text:h>
      <text:h text:style-name="Heading_20_3" text:outline-level="3"><text:bookmark-start text:name="__RefHeading__2266_1015401299"/>Caso creación de cuenta bancaria<text:bookmark-end text:name="__RefHeading__2266_1015401299"/></text:h>
      <text:p text:style-name="P18">Al crearse una cuenta bancaria, automáticamente se registra en sai_ctabanco_saldo el monto inicial en la columna monto_haber; y en la columna docg_id se registran las siglas sb (saldo banco). Ejemplo: <text:s/>sb-[año actual].</text:p>
      <text:p text:style-name="P18">Por lo general contabilidad registra un codi para actualizar dicho monto en la contabilidad, por lo que los saldos para la cuenta contable a veces aparecen duplicados. De ser así, colocar 0 en monto_haber de la cuenta en sai_ctabanco_saldo con docg_id =sb-[año actual].</text:p>
      <text:h text:style-name="Heading_20_3" text:outline-level="3"><text:bookmark-start text:name="__RefHeading__3418_1154797940"/>Caso cuenta contable no aparece en reportes contables<text:bookmark-end text:name="__RefHeading__3418_1154797940"/></text:h>
      <text:p text:style-name="Text_20_body">Si una cuenta no aparece en el reporte de mayor analítico o reportes contables, verificar que dicha cuenta se encuentre en la tabla safi_saldo_cuenta_contable. Si no se encuentra, registrarlo en el último mes y año de todas las cuentas que se encuentran registradas y colocarle el valor de 0.</text:p>
      <text:p text:style-name="Text_20_body"/>
      <text:h text:style-name="Heading_20_3" text:outline-level="3"><text:bookmark-start text:name="__RefHeading__4589_1519975305"/><text:soft-page-break/>Cambiar nombre de las cuentas contables <text:bookmark-end text:name="__RefHeading__4589_1519975305"/></text:h>
      <text:p text:style-name="Text_20_body"/>
      <text:p text:style-name="Text_20_body">Ir a la tabla sai_cue_pat e Ingresar numero de la cuenta contable ejemplo(6.1.1.03.01.01.04) en el campo (cpat_id) y colocar en el campo (cpat_nombre) el nombre que va a tener nuevo. El nombre que tendrá nuevo la cuenta contable sera suministrado por el departamento de contabilidad mediante el ticket. </text:p>
      <text:p text:style-name="P18"/>
      <text:h text:style-name="Heading_20_2" text:outline-level="2"><text:bookmark-start text:name="__RefHeading__2268_1015401299"/>SALDOS CORRECTOS<text:bookmark-end text:name="__RefHeading__2268_1015401299"/></text:h>
      <text:h text:style-name="P321" text:outline-level="3"><text:bookmark-start text:name="__RefHeading__2270_1015401299"/>Caso reporte Saldos Correctos<text:bookmark-end text:name="__RefHeading__2270_1015401299"/></text:h>
      <text:p text:style-name="P108"/>
      <text:p text:style-name="P33">1.- Los cheques conciliados en el mes en el que se está corriendo el reporte y que hayan sido creados en meses anteriores se les coloca el valor "<text:span text:style-name="T73">0" en la columna de contabilidad.</text:span></text:p>
      <text:p text:style-name="P31">Los Casos comunes de errores al cierre de mes, <text:span text:style-name="T87">están relacionados con cambios de fechas en la contabilidad. <text:s/>En este sentido verificar fechas de las siguientes tablas:</text:span></text:p>
      <text:p text:style-name="P30">sai_cheque, sai_cheque_estados, sai_pago_cheque, sai_pago_transferencia, sai_mov_cta_banco</text:p>
      <text:p text:style-name="P30">sai_ctabanco_saldo, sai_pagado, sai_doc_genera</text:p>
      <text:p text:style-name="P30">Es importante saber que si una operación era transferencia, y por error, inicialmente se había generado un cheque y se olvidó colocar el status del pgch en 2 (está en 15), los datos que arrojará el reporte serán erróneos.</text:p>
      <text:p text:style-name="P30">2.- Si un saldo inicial de banco no cuadra, entonces verificar en la tabla safi_saldo_contable el saldo al inicio del mes. Si hay error puede ser que en contabilidad hayan realizado una operación (codi) con fecha anterior, por lo que se deben borrar todos los registros del mes y año de la tabla safi_saldo_contable a partir del cual se haya realizado el codi.</text:p>
      <text:p text:style-name="P32">NOTA: Es necesario realizar la actualización en el codi para que valide la fecha de emisión del codi y no permita realizar codi con fechas cuyo mes y año se encuentren registrado en la tabla safi_saldo_contable.</text:p>
      <text:p text:style-name="P2"/>
      <text:h text:style-name="Heading_20_3" text:outline-level="3"><text:bookmark-start text:name="__RefHeading__2272_1015401299"/>En relación a la tabla safi_saldo_contable<text:bookmark-end text:name="__RefHeading__2272_1015401299"/></text:h>
      <text:p text:style-name="P30">1.- La última actualización de la tabla se realizó hasta el <text:span text:style-name="T73">31/03/2011</text:span>, por lo que el saldo inicial del mes de abril 2011 quedó registrado.</text:p>
      <text:p text:style-name="P30"><text:soft-page-break/>2.- Es importante no dejar saltos de meses en la tabla, sino ir cerrando de mes en mes.</text:p>
      <text:p text:style-name="P30">3.- La ruta para el cierre de mes <text:s/>es: <text:s/><text:a xlink:type="simple" xlink:href="http://safi.infocentro.gob.ve/reportes/contabilidad/actualizarSaldoContable.php">http://safi.infocentro.gob.ve/reportes/contabilidad/actualizarSaldoContable.php</text:a></text:p>
      <text:p text:style-name="P30"><text:span text:style-name="T73">Nota: </text:span>La página valida la sesión, por ello se debe estar logueado en el safi. Una vez que se logueen, pegar al URL: /reportes/contabilidad/actualizarSaldoContable.php</text:p>
      <text:p text:style-name="P33"><text:span text:style-name="T73">Nota2:</text:span><text:span text:style-name="T87"> Para los problemas de: “</text:span>las retenciones de impuestos, o cualquier otra cuenta, que no esté apareciendo en el <text:span text:style-name="T73">mayor analítico</text:span>”; esto se debe a falta de saldos actualizados en la tabla de saldos_contables. El cálculo se realiza sólo para las operaciones del año actual o del año anterior, de lo contrario, el reporte no se ejecuta</text:p>
      <text:p text:style-name="P3"/>
      <text:h text:style-name="Heading_20_2" text:outline-level="2"><text:bookmark-start text:name="__RefHeading__2274_1015401299"/>ACTA RELACIÓN CONTABILIDAD (TESORERÍA)<text:bookmark-end text:name="__RefHeading__2274_1015401299"/></text:h>
      <text:p text:style-name="P18">Este proceso está relacionado con la emisión de actas de relación de cheques y/o transferencias desde tesorería al departamento de contabilidad de la Oficina de Gestión Administrativa y Financiera.</text:p>
      <text:p text:style-name="P18">1.- Tablas: acta_contabilidad y acta_contabilidad_detalle.</text:p>
      <text:p text:style-name="P18">2.- En la aplicación Web, se accede en el menú con el perfil de Analista de Tesorería por Tesorería-&gt;Reportes-&gt;Relación Contabilidad.</text:p>
      <text:p text:style-name="P18">Una vez en la pantalla, la tabla está dividida en dos columnas: <text:span text:style-name="T73">Relacionar </text:span>y <text:span text:style-name="T73">Buscar</text:span></text:p>
      <text:h text:style-name="Heading_20_3" text:outline-level="3"><text:bookmark-start text:name="__RefHeading__2276_1015401299"/>Relacionar<text:bookmark-end text:name="__RefHeading__2276_1015401299"/></text:h>
      <text:p text:style-name="P18">1.- Se pueden listar cheques y/o transferencias</text:p>
      <text:p text:style-name="P18">2.- Existen búsquedas por los siguientes criterios: “por conciliar”, “conciliados” y “anulados”</text:p>
      <text:p text:style-name="P18">Los casos más comunes es que a la analista de tesorería, no le aparezca un cheque en el listado solicitado, en ese sentido:</text:p>
      <text:p text:style-name="P18">1.- Verificar que el analista está realizando la búsqueda por el renglón correspondiente, para ello ubicar por BD el estatus del cheque.</text:p>
      <text:p text:style-name="P18">2.- Verificar que el cheque no se encuentre ya asignado a otra acta en estatus activo. Para ello buscar el nro de cheque en la tabla acta_contabilidad_detalle.</text:p>
      <text:p text:style-name="P18">3.- Revisar los años que incluye el reporte y agregar el faltante, para ello:</text:p>
      <text:p text:style-name="P104">1.- Ir al IDE y buscar procesos-&gt;tesoreria-&gt;relacionContabilidad.php</text:p>
      <text:p text:style-name="P104"><text:soft-page-break/>Para el caso de los “por conciliar” y los “conciliados” se toma en cuenta el año actual y el anterior.</text:p>
      <text:p text:style-name="P104">Para el caso de los “anulados” se toma en cuenta: <text:s/></text:p>
      <text:p text:style-name="P104">a) el año actual,</text:p>
      <text:p text:style-name="P104">b) el año anterior a (a),</text:p>
      <text:p text:style-name="P104">c) el año anterior de (b) y</text:p>
      <text:p text:style-name="P104">d) el año anterior de (c).</text:p>
      <text:h text:style-name="Heading_20_3" text:outline-level="3"><text:bookmark-start text:name="__RefHeading__2278_1015401299"/>Buscar<text:bookmark-end text:name="__RefHeading__2278_1015401299"/></text:h>
      <text:p text:style-name="P30">1.- Por nro de acta</text:p>
      <text:p text:style-name="P30">2.- Por número de cheque</text:p>
      <text:p text:style-name="P30">Si el analista desea volver a imprimir un acta ya generada, entonces puede buscar por nro de acta y allí tiene la opción de volver a imprimirla.</text:p>
      <text:h text:style-name="P323" text:outline-level="3"><text:bookmark-start text:name="__RefHeading__22443_1186279431"/>Se salta número del acta<text:bookmark-end text:name="__RefHeading__22443_1186279431"/></text:h>
      <text:p text:style-name="P43">El analista de tesorería genera un acta y el sistema le saltó un número. Por ejemplo el analista desea generar el acta Nro.26 y el sistema le genera el acta Nro.27. Pasos a seguir:</text:p>
      <text:p text:style-name="P43">1.- Decirle al analista que no genere más actas.</text:p>
      <text:p text:style-name="P43">2.- Cambiar el número de la secuencia: acta_seq -&gt; Properties -&gt;Current value y colocar el valor del último número usado (en este caso 26).</text:p>
      <text:p text:style-name="P43">3.- Actualizar la tabla acta_contabilidad_detalle, en la columna nro_acta, setear 26 donde el número de acta era Nro.27.</text:p>
      <text:p text:style-name="P43">4.- Eliminar el acta Nro.27 de la tabla acta_contabilidad</text:p>
      <text:p text:style-name="P43"/>
      <text:h text:style-name="Heading_20_2" text:outline-level="2"><text:bookmark-start text:name="__RefHeading__2280_1015401299"/>CODI<text:bookmark-end text:name="__RefHeading__2280_1015401299"/></text:h>
      <text:p text:style-name="P33">1.- En relación a los codi. No se puede realizar un codi con distintas cuentas contables que afecten las mismas presupuestarias. De haberse generado entonces no registró afectación presupuestaria y tampoco se registró en sai_mov_cta_banco. En este sentido la opción más fácil es anular el codi y que el personal vuelva a registrarlo o realizar la afectación presupuestaria manual tal y como sigue:</text:p>
      <text:p text:style-name="P33"><text:soft-page-break/>Crear presupuesto para los codi y <text:span text:style-name="T73">verificar que se haya registrado bien la fecha en c/u de las tablas</text:span><text:line-break/><text:line-break/>--causado <text:line-break/>--select * from sai_pres_crear_causado_manual(2009,'codi-45291609','Anulacion Causado manual codi-45291609','2009-04-30') <text:line-break/>--select * from sai_pres_crear_causado_det_manual('4.11.05.01.00','CAMAY00020',2009,'-2277.69',0,'Anulacion Causado de Codi','1020','1020','0','450'); <text:line-break/>--select * from sai_pres_crear_causado_det_manual('4.03.18.01.00','CAMAY00020',2009,'-204.97',0,'Anulacion Causado de Codi','1020','1020','0','450'); <text:line-break/><text:line-break/>--pagado <text:line-break/>--select * from sai_pres_crear_pagado_manual(2009,'codi-45291609','Anulacion Pagado manual codi-45291609','2009-04-30') <text:line-break/>--select * from sai_pres_crear_pagado_det_manual('4.11.05.01.00','PGMAY00026',2009,'-2277.69',0,'0','1020','1020','450','Anulacion Pagado de Codi'); <text:line-break/>--select * from sai_pres_crear_pagado_det_manual('4.03.18.01.00','PGMAY00026',2009,'-204.97',0,'0','1020','1020','450','Anulacion Pagado de Codi'); <text:line-break/></text:p>
      <text:h text:style-name="Heading_20_3" text:outline-level="3"><text:bookmark-start text:name="__RefHeading__2282_1015401299"/>Activar codi anulados cuyas cuentas contables no estén atadas a información presupuestaria<text:bookmark-end text:name="__RefHeading__2282_1015401299"/></text:h>
      <text:p text:style-name="P33">Tablas involucradas:</text:p>
      <text:list xml:id="list9134931535409315445" text:style-name="L7">
        <text:list-item>
          <text:p text:style-name="P184">sai_convertidor: Almacena la relación entre las partidas presupuestarias y las cuentas contables.</text:p>
        </text:list-item>
        <text:list-item>
          <text:p text:style-name="P184">sai_cue_pat: (Cuenta patrimonial) Maestro contable. Tabla principal de la cuentas contables. Almacen toda la información de un cuenta contable, id, nombre, etc.</text:p>
        </text:list-item>
        <text:list-item>
          <text:p text:style-name="P184">sai_comp_diario: (Comprobante diario). Almacena la información de los comprobantes diarios, bien sean manueles (codi -comprobante diario-) o automáticos (coda -comprobante diario automático-).</text:p>
        </text:list-item>
        <text:list-item>
          <text:p text:style-name="P184">sai_codi: Almacena columnas adicionales de un codi (posiblemente dos columnas adicionales).</text:p>
        </text:list-item>
        <text:list-item>
          <text:p text:style-name="P184">sai_doc_genera: Almacena información de regitro y cadenas de todos los documentos del safi.</text:p>
        </text:list-item>
      </text:list>
      <text:p text:style-name="P33">Procedimiento:</text:p>
      <text:list xml:id="list9156451033760867490" text:style-name="L8">
        <text:list-item>
          <text:p text:style-name="P185"><text:soft-page-break/>Comprobar que las cuentas contables de los codi no estén asociadas a información presupuestaria. Esto es, comprobar que en la tabla sai_convertidor todas las cuentas contables asociadas al codi (cpat_id) deben estar asociadas a una partida presupuestaria temporal (4.11.*). Estás partidas presupuestarias temporales no son tomadas en cuenta presupuestariamente.</text:p>
        </text:list-item>
        <text:list-item>
          <text:p text:style-name="P185">En la tabla sai_comp_diario actualizar el campo esta_id al valor igual a 11 para todos los codi (comp_id) que se desean activar:</text:p>
          <text:list>
            <text:list-item>
              <text:p text:style-name="P185">UPDATE sai_comp_diario SET esta_id = 11 WHERE comp_id IN ('&lt;id_codi_1&gt;','&lt;id_codi_2&gt;', ...,'id_codi_n');</text:p>
            </text:list-item>
          </text:list>
        </text:list-item>
        <text:list-item>
          <text:p text:style-name="P185">En la tabla sai_codi actualizar el campo esta_id al valor igual a 11 para todos los codi (comp_id) que se desean activar:</text:p>
          <text:list>
            <text:list-item>
              <text:p text:style-name="P185">UPDATE sai_codi SET esta_id = 11 WHERE comp_id IN ('&lt;id_codi_1&gt;','&lt;id_codi_2&gt;', ..., '&lt;id_codi_n&gt;');</text:p>
            </text:list-item>
          </text:list>
        </text:list-item>
        <text:list-item>
          <text:p text:style-name="P185">En la tabla sai_doc_genera actualizar el campo esta_id al valor igual a 10 para todos los codi (docg_id) que se desean activar:</text:p>
          <text:list>
            <text:list-item>
              <text:p text:style-name="P185">UPDATE sai_doc_genera SET esta_id = 10 WHERE docg_id IN ('&lt;id_codi_1&gt;','&lt;id_codi_2&gt;', ..., '&lt;id_codi_n&gt;')</text:p>
            </text:list-item>
          </text:list>
        </text:list-item>
      </text:list>
      <text:p text:style-name="P33"/>
      <text:h text:style-name="Heading_20_3" text:outline-level="3"><text:bookmark-start text:name="__RefHeading__2284_1015401299"/>Cambiar dentro de uno o varios codi una cuenta contable por otra, siempre y cundo ninguna cuanta contable este atada a información presupuestaria<text:bookmark-end text:name="__RefHeading__2284_1015401299"/></text:h>
      <text:p text:style-name="P33">Tablas involucradas:</text:p>
      <text:list xml:id="list173343850673474" text:continue-list="list9134931535409315445" text:style-name="L7">
        <text:list-item>
          <text:p text:style-name="P184">sai_convertidor: Almacena la relación entre las partidas presupuestarias y las cuentas contables.</text:p>
        </text:list-item>
        <text:list-item>
          <text:p text:style-name="P184">sai_reng_comp: Almacena la relación entre los codi o coda con sus respectivas cuentas contables, así como sus montos debe y haber, año presupuestario, etc.</text:p>
        </text:list-item>
      </text:list>
      <text:p text:style-name="P33">Procedimiento:</text:p>
      <text:list xml:id="list1165233444075055024" text:style-name="L9">
        <text:list-item>
          <text:p text:style-name="P186">Comprobar que las cuentas contables involucradas en el cambio no estén asociadas a información presupuestaria. Esto es, comprobar que en la tabla sai_convertidor estas cuentas contables (cpat_id) deben estar asociadas a una partida presupuestaria temporal (4.11.*). Estás partidas presupuestarias temporales no son tomadas en cuenta presupuestariamente.</text:p>
        </text:list-item>
        <text:list-item>
          <text:p text:style-name="P186"><text:soft-page-break/>En la tabla sai_reng_comp actualizar el id y el nombre de la cuenta contable (cpat_id y cpat_nombre respectivamente) que se desea cambiar con el id y el nombre de la nueva cuenta contable, para los codi que se deseen.</text:p>
          <text:list>
            <text:list-item>
              <text:p text:style-name="P186">UPDATE sai_reng_comp SET cpat_id = &lt;id_cuenta_contable_nueva&gt;, cpat_nombre = &lt;nombre_cuenta_contable_nueva&gt; WHERE comp_id IN ('&lt;id_codi_1&gt;','&lt;id_codi_2&gt;', ..., '&lt;id_codi_n&gt;') AND cpat_id = &lt;id_cuenta_contable_viejo&gt;</text:p>
            </text:list-item>
          </text:list>
        </text:list-item>
      </text:list>
      <text:p text:style-name="P33"/>
      <text:h text:style-name="P313" text:outline-level="2"><text:bookmark-start text:name="__RefHeading__2286_1015401299"/>CHEQUE<text:bookmark-end text:name="__RefHeading__2286_1015401299"/></text:h>
      <text:h text:style-name="Heading_20_3" text:outline-level="3"><text:bookmark-start text:name="__RefHeading__2632_1522599318"/>Cuando un cheque o una transferencia se anula manualmente: <text:bookmark-end text:name="__RefHeading__2632_1522599318"/></text:h>
      <text:p text:style-name="P33">Caso cheque:</text:p>
      <text:p text:style-name="P33">Verificar y actualizar estatus del cheque en:</text:p>
      <text:p text:style-name="P33">sai_pago_cheque, sai_cheque, sai_estados_cheque</text:p>
      <text:p text:style-name="P33">Caso transferencia: Verificar y actualizar estatus del cheque en: sai_pago_transferencia</text:p>
      <text:p text:style-name="P33">En ambos casos:</text:p>
      <text:list xml:id="list2696683000142417504" text:style-name="L10">
        <text:list-item>
          <text:p text:style-name="P187">Liberar sai_disponibilidad_comp el monto del pago</text:p>
        </text:list-item>
      </text:list>
      <text:p text:style-name="P33">Actualizar estatus=15</text:p>
      <text:list xml:id="list3627212888177741468" text:style-name="L11">
        <text:list-item>
          <text:p text:style-name="P188">sai_sol_pago </text:p>
        </text:list-item>
        <text:list-item>
          <text:p text:style-name="P188">sai_doc_genera</text:p>
        </text:list-item>
      </text:list>
      <text:p text:style-name="P33">Eliminar registros de:</text:p>
      <text:list xml:id="list90634435697962034" text:style-name="L12">
        <text:list-item>
          <text:p text:style-name="P189">sai_ctabanco_saldo (ubicar por pgch o tran)</text:p>
        </text:list-item>
        <text:list-item>
          <text:p text:style-name="P189">sai_mov_cta_banco (ubicar por sopg)</text:p>
        </text:list-item>
      </text:list>
      <text:h text:style-name="Heading_20_3" text:outline-level="3"><text:bookmark-start text:name="__RefHeading__2634_1522599318"/>Cuando un cheque no puede ser impreso en tesorería: <text:bookmark-end text:name="__RefHeading__2634_1522599318"/></text:h>
      <text:p text:style-name="Standard">Limpiar caché y sesiones en el navegador.</text:p>
      <text:h text:style-name="Heading_20_3" text:outline-level="3"><text:bookmark-start text:name="__RefHeading__2636_1522599318"/><text:soft-page-break/>Cuando un cheque se desea volver a imprimir (<text:span text:style-name="T94">ya automatizado</text:span>) <text:bookmark-end text:name="__RefHeading__2636_1522599318"/></text:h>
      <text:p text:style-name="Text_20_body"><text:span text:style-name="T134">Nota:</text:span><text:span text:style-name="T135"> Y</text:span><text:span text:style-name="Teletype"><text:span text:style-name="T130">a está habilitado en el módulo de tesorería la opción para reimprimir cheques. Para ello deben ir en el sistema SAFI a: Tesorería-&gt;Reportes-&gt;Buscar; y ubicar el número de cheque a reimprimir.</text:span></text:span><text:span text:style-name="T135"><text:line-break/><text:line-break/>Ojo</text:span><text:span text:style-name="Teletype"><text:span text:style-name="T130">: Para reimprimir un cheque, éste no debe estar conciliado.</text:span></text:span><text:span text:style-name="T135"><text:line-break/><text:line-break/></text:span><text:span text:style-name="Teletype"><text:span text:style-name="T130">Una vez ubiquen el número del cheque, le dan a la opción: "Reimprimir". Al "Aceptar", el sistema redirige nuevamente a la búsqueda con el fin de que puedan seleccionar el cheque para su nueva generación.</text:span></text:span></text:p>
      <text:p text:style-name="P110">----------------------------------------Antes de la automatización se hacía esto-----------------------------------</text:p>
      <text:p text:style-name="Standard">Colocar en estado 44 el cheque (sai_cheque) y eliminar el registro en sai_cheque_estados con valor 45.</text:p>
      <text:h text:style-name="Heading_20_3" text:outline-level="3"><text:bookmark-start text:name="__RefHeading__2638_1522599318"/>Cuando el analista de tesorería desea anular un cheque parcialmente y el sistema dice que no se puede. pues no hay chequeras activas.<text:bookmark-end text:name="__RefHeading__2638_1522599318"/></text:h>
      <text:p text:style-name="Text_20_body">Con el perfil de tesorero ir a, Recursos-&gt;Cuentas bancarias. Buscar por cuenta bancaria e ir al hipervínculo: Consultar chequera. Allí se debe verificar si hay chequeras activas (sólo una chequera puede estar activa en un momento dado), de no existir, se llama a tesorería para que ellos procedan a activar una chequera. Si aparecen dos o más chequeras activas, se debe proceder a inactivar la que no tenga cheques activos. Para ello ver detalle de la chequera y aquella que no tenga cheques activos, debe estar inactiva (estado=2).</text:p>
      <text:h text:style-name="Heading_20_2" text:outline-level="2"><text:bookmark-start text:name="__RefHeading__2288_1015401299"/>CAMBIO DE PGCH A TRAN <text:s/>(<text:span text:style-name="T94">ya automatizado</text:span>) <text:bookmark-end text:name="__RefHeading__2288_1015401299"/></text:h>
      <text:p text:style-name="P33">Situación: El analista inicio pago con cheque y por equivocación era transferencia:</text:p>
      <text:p text:style-name="Text_20_body"><text:span text:style-name="Teletype"><text:span text:style-name="T129">Para ello se deben seguir los siguientes pasos:</text:span></text:span><text:span text:style-name="T133"><text:line-break/><text:line-break/></text:span><text:span text:style-name="Teletype"><text:span text:style-name="T129">1) El analista debe anular el pago con cheque.</text:span></text:span><text:span text:style-name="T133"><text:line-break/></text:span><text:span text:style-name="Teletype"><text:span text:style-name="T129">2) El analista/Tesorero debe ir al menú: Tesorería -&gt;Pago con cheque-&gt;Iniciar Pago (tran); y allí debe colocar el número de la solicitud de pago.</text:span></text:span><text:span text:style-name="T133"><text:line-break/><text:line-break/></text:span><text:span text:style-name="Teletype"><text:span text:style-name="T129">Nota: Con el fin de minimizar el número de errores, los pasos (1) y (2) deben realizarse consecutivamente (el mismo día).</text:span></text:span></text:p>
      <text:p text:style-name="Text_20_body"><text:span text:style-name="Teletype"><text:span text:style-name="T132">Incorporación: 9/12/2014</text:span></text:span></text:p>
      <text:p text:style-name="Text_20_body"><text:span text:style-name="Teletype"><text:span text:style-name="T129">El pago con cheque debe ser anulado previamente. Esta anulación se puede realizar de dos maneras: (1) Anulación antes del pagado <text:s/>o (2) Anulación total.</text:span></text:span></text:p>
      <text:p text:style-name="Text_20_body"><text:span text:style-name="Teletype"><text:span text:style-name="T129">(1) Si es anulación antes del pagado (no llegó a ser aprobado por el tesorero, éste lo </text:span></text:span><text:soft-page-break/><text:span text:style-name="Teletype"><text:span text:style-name="T129">devolvió antes de su aprobación) .</text:span></text:span></text:p>
      <text:p text:style-name="Text_20_body"><text:span text:style-name="Teletype"><text:span text:style-name="T129">El sistema debió: </text:span></text:span></text:p>
      <text:p text:style-name="Text_20_body"><text:span text:style-name="Teletype"><text:span text:style-name="T129">- Haber generado una contabilidad de anulación de causado “</text:span></text:span><text:span text:style-name="Teletype"><text:span text:style-name="T132">A-</text:span></text:span><text:span text:style-name="Teletype"><text:span text:style-name="T129">” en sai_comp_diario .</text:span></text:span></text:p>
      <text:p text:style-name="Text_20_body"><text:span text:style-name="Teletype"><text:span text:style-name="T129">- Haber colocado el esta_id del sopg en 15 en sai_sol_pago y en sai_doc_genera .</text:span></text:span></text:p>
      <text:p text:style-name="Text_20_body"><text:span text:style-name="Teletype"><text:span text:style-name="T129">- Haber colocado el esta_id del pgch en 15 en sai_pago_cheque y en sai_doc_genera .</text:span></text:span></text:p>
      <text:p text:style-name="Text_20_body"><text:span text:style-name="Teletype"><text:span text:style-name="T129">- Haber colocado como fecha de anulación, la fecha en que se hizo la anulación en sai_causado (fecha_anulación). </text:span></text:span></text:p>
      <text:p text:style-name="Text_20_body"><text:span text:style-name="Teletype"><text:span text:style-name="T129"/></text:span></text:p>
      <text:p text:style-name="Text_20_body"><text:span text:style-name="Teletype"><text:span text:style-name="T132">Nota:</text:span></text:span><text:span text:style-name="Teletype"><text:span text:style-name="T129"> Si para el sopg </text:span></text:span><text:span text:style-name="Teletype"><text:span text:style-name="T132">NO</text:span></text:span><text:span text:style-name="Teletype"><text:span text:style-name="T129"> se hizo la contabilidad de anulación “</text:span></text:span><text:span text:style-name="Teletype"><text:span text:style-name="T132">A-</text:span></text:span><text:span text:style-name="Teletype"><text:span text:style-name="T129">” (esto se verifica colocando el número del sopg en el reporte de “</text:span></text:span><text:span text:style-name="Teletype"><text:span text:style-name="T132">contabilidad por documento</text:span></text:span><text:span text:style-name="Teletype"><text:span text:style-name="T129">” en la sección de contabilidad con el perfil de analista contable); entonces hubo un </text:span></text:span><text:span text:style-name="Teletype"><text:span text:style-name="T132">error en el sistema</text:span></text:span><text:span text:style-name="Teletype"><text:span text:style-name="T129">. Para ello se debe colocar nuevamente el pago con cheque en la bandeja del analista de tesorería con el fin de que proceda a anularlo nuevamente, para ello se debe: </text:span></text:span></text:p>
      <text:p text:style-name="Text_20_body"><text:span text:style-name="Teletype"><text:span text:style-name="T129">- Colocar el esta_id del pgch en sai_pago_cheque en 10 .</text:span></text:span></text:p>
      <text:p text:style-name="Text_20_body"><text:span text:style-name="Teletype"><text:span text:style-name="T129">- Colocar el esta_id del sopg en sai_sol_pago en 13 .</text:span></text:span></text:p>
      <text:p text:style-name="Text_20_body"><text:span text:style-name="Teletype"><text:span text:style-name="T129">- Colocar el sopg en sai_doc_genera en esta_id=13 .</text:span></text:span></text:p>
      <text:p text:style-name="Text_20_body"><text:span text:style-name="Teletype"><text:span text:style-name="T129">- Cambiar los valores del pgch en sai_doc_genera, como sigue: wfob_id_ini=2; wfca_id=11; esta_id=7; perf_id_act=36450 </text:span></text:span></text:p>
      <text:p text:style-name="Text_20_body"><text:span text:style-name="Teletype"><text:span text:style-name="T129">En este punto el pgch se encuentra en la bandeja del analista de tesorería para que proceda nuevamente a anularlo. Se deben verificar los pasos posteriores luego de que se anule. </text:span></text:span></text:p>
      <text:p text:style-name="Text_20_body"><text:span text:style-name="Teletype"><text:span text:style-name="T129"/></text:span></text:p>
      <text:p text:style-name="Text_20_body"><text:span text:style-name="Teletype"><text:span text:style-name="T129">(2) Si es anulación total del cheque (llego a ser aprobado por el tesorero, finalizó el proceso y el analista de tesorería procedió a hacer una anulación total) .</text:span></text:span></text:p>
      <text:p text:style-name="Text_20_body"><text:span text:style-name="Teletype"><text:span text:style-name="T129">El sistema debió: </text:span></text:span></text:p>
      <text:p text:style-name="Text_20_body"><text:span text:style-name="Teletype"><text:span text:style-name="T129">- Haber generado una contabilidad de anulación de causado “</text:span></text:span><text:span text:style-name="Teletype"><text:span text:style-name="T132">A_C-</text:span></text:span><text:span text:style-name="Teletype"><text:span text:style-name="T129">” en sai_comp_diario .</text:span></text:span></text:p>
      <text:p text:style-name="Text_20_body"><text:span text:style-name="Teletype"><text:span text:style-name="T129">- Haber generado una contabilidad de anulación de pagado “</text:span></text:span><text:span text:style-name="Teletype"><text:span text:style-name="T132">A_P-</text:span></text:span><text:span text:style-name="Teletype"><text:span text:style-name="T129">” en sai_comp_diario. </text:span></text:span></text:p>
      <text:p text:style-name="Text_20_body"><text:span text:style-name="Teletype"><text:span text:style-name="T129">- Haber colocado el esta_id del sopg en sai_sol_pago y en sai_doc_genera en 15.</text:span></text:span></text:p>
      <text:p text:style-name="Text_20_body"><text:span text:style-name="Teletype"><text:span text:style-name="T129">- Haber colocado el esta_id del pgch en sai_pago_cheque y en sai_doc_genera en 15.</text:span></text:span></text:p>
      <text:p text:style-name="Text_20_body"><text:span text:style-name="Teletype"><text:span text:style-name="T129">- Haber colocado la fecha de anulación (fecha actual) del causado en sai_causado (fecha_anulación). </text:span></text:span></text:p>
      <text:p text:style-name="Text_20_body"><text:span text:style-name="Teletype"><text:span text:style-name="T129">- Haber colocado la fecha de anulación (fecha actual) del pagado en sai_pagado (fecha_anulación). </text:span></text:span></text:p>
      <text:p text:style-name="Text_20_body"><text:span text:style-name="Teletype"><text:span text:style-name="T129"/></text:span></text:p>
      <text:p text:style-name="Text_20_body"><text:span text:style-name="Teletype"><text:span text:style-name="T129">Para poder iniciar un pago con transferencia luego de que se hizo un cheque, se debe verificar la fecha del causado del sopg y la fecha en que haya quedado la anulación. Estas </text:span></text:span><text:soft-page-break/><text:span text:style-name="Teletype"><text:span text:style-name="T129">fechas deben estar en el mismo mes y año. </text:span></text:span></text:p>
      <text:p text:style-name="Text_20_body"><text:span text:style-name="Teletype"><text:span text:style-name="T129">La fecha de anulación debe ser la misma en la que se inicia el pago con transferencia. Es decir para montar un pago con transferencia, ese mismo día debe haberse anulado el cheque. </text:span></text:span></text:p>
      <text:p text:style-name="Text_20_body"><text:span text:style-name="Teletype"><text:span text:style-name="T129"><text:s/></text:span></text:span></text:p>
      <text:p text:style-name="Text_20_body"><text:span text:style-name="Teletype"><text:span text:style-name="T129">Este es el query donde se verifica si se puede iniciar un pago con transferencia. </text:span></text:span></text:p>
      <text:p text:style-name="Text_20_body"><text:span text:style-name="Teletype"><text:span text:style-name="T131">SELECT </text:span></text:span></text:p>
      <text:p text:style-name="Text_20_body"><text:span text:style-name="Teletype"><text:span text:style-name="T131"><text:tab/>p.pgch_id AS pgch_id, </text:span></text:span></text:p>
      <text:p text:style-name="Text_20_body"><text:span text:style-name="Teletype"><text:span text:style-name="T131"><text:tab/>p.docg_id AS sopg_id, </text:span></text:span></text:p>
      <text:p text:style-name="Text_20_body"><text:span text:style-name="Teletype"><text:span text:style-name="T131"><text:tab/>s.sopg_detalle AS detalle, </text:span></text:span></text:p>
      <text:p text:style-name="Text_20_body"><text:span text:style-name="Teletype"><text:span text:style-name="T131"><text:tab/>p.nro_cuenta AS nro_cuenta, </text:span></text:span></text:p>
      <text:p text:style-name="Text_20_body"><text:span text:style-name="Teletype"><text:span text:style-name="T131"><text:tab/>TO_CHAR(p.pgch_fecha, 'DD/MM/YYYY') AS fecha, </text:span></text:span></text:p>
      <text:p text:style-name="Text_20_body"><text:span text:style-name="Teletype"><text:span text:style-name="T131"><text:tab/>p.pgch_obs AS observaciones<text:tab/><text:tab/> </text:span></text:span></text:p>
      <text:p text:style-name="Text_20_body"><text:span text:style-name="Teletype"><text:span text:style-name="T131">FROM </text:span></text:span></text:p>
      <text:p text:style-name="Text_20_body"><text:span text:style-name="Teletype"><text:span text:style-name="T131"><text:tab/>sai_pago_cheque p </text:span></text:span></text:p>
      <text:p text:style-name="Text_20_body"><text:span text:style-name="Teletype"><text:span text:style-name="T131"><text:tab/>INNER JOIN sai_sol_pago s ON (s.sopg_id = p.docg_id) </text:span></text:span></text:p>
      <text:p text:style-name="Text_20_body"><text:span text:style-name="Teletype"><text:span text:style-name="T131"><text:tab/>INNER JOIN sai_causado c ON (s.sopg_id = c.caus_docu_id) </text:span></text:span></text:p>
      <text:p text:style-name="Text_20_body"><text:span text:style-name="Teletype"><text:span text:style-name="T131">WHERE </text:span></text:span></text:p>
      <text:p text:style-name="Text_20_body"><text:span text:style-name="Teletype"><text:span text:style-name="T131"><text:tab/>s.esta_id = 15 </text:span></text:span></text:p>
      <text:p text:style-name="Text_20_body"><text:span text:style-name="Teletype"><text:span text:style-name="T131"><text:tab/>AND p.esta_id = 15 </text:span></text:span></text:p>
      <text:p text:style-name="Text_20_body"><text:span text:style-name="Teletype"><text:span text:style-name="T131"><text:s/><text:tab/>AND TO_CHAR(c.fecha_anulacion, 'DD/MM/YYYY') = '".date("d/m/Y")."' </text:span></text:span></text:p>
      <text:p text:style-name="Text_20_body"><text:span text:style-name="Teletype"><text:span text:style-name="T131"><text:tab/>AND TO_CHAR(c.fecha_anulacion, 'MM/YYYY') = TO_CHAR(c.caus_fecha, 'MM/YYYY') </text:span></text:span></text:p>
      <text:p text:style-name="Text_20_body"><text:span text:style-name="Teletype"><text:span text:style-name="T131"><text:tab/>AND s.sopg_id = '".$sopgId."'";</text:span></text:span></text:p>
      <text:p text:style-name="Text_20_body"/>
      <text:p text:style-name="Text_20_body"/>
      <text:p text:style-name="Text_20_body">__________________________________________________________________________________</text:p>
      <text:p text:style-name="Text_20_body"><text:span text:style-name="Teletype"><text:span text:style-name="T129">Antes se realizaba de esta manera:</text:span></text:span></text:p>
      <text:p text:style-name="P36">1.- Analista debe anular el pago con cheque -&gt; Las siguientes tablas quedan con esta_id=15: </text:p>
      <text:list xml:id="list5205851268236486028" text:style-name="L13">
        <text:list-header>
          <text:p text:style-name="P228">sai_pago_cheque <text:line-break/>sai_sol_pago <text:line-break/>sai_doc_genera (sopg)</text:p>
          <text:p text:style-name="P228">sai_doc_genera (pgch)</text:p>
          <text:p text:style-name="P228"/>
        </text:list-header>
      </text:list>
      <text:p text:style-name="P36">2.-Se debe colocar en esta_id=13 la tabla sai_sol_pago</text:p>
      <text:p text:style-name="P36">3.- En sai_doc_genera (sopg) colocar esta_id=39</text:p>
      <text:p text:style-name="P36">4.- Buscar en sai_docu_sopor where doso_doc_fuente='pgch' -&gt; Esta tabla tiene una <text:soft-page-break/>columna memo_id</text:p>
      <text:p text:style-name="P36">5.- En la tabla sai_memo-&gt;Ubicar el id del memo cuyo asunto like '%Anulación%' y doso_doc_soport in memo(punto 4) </text:p>
      <text:p text:style-name="P36">6.- En la tabla sai_memo_desti, borrar el memo con id de la anulación. Luego eliminarlo de sai_memo y finalmente eliminarlo de sai_docu_sopor</text:p>
      <text:p text:style-name="P36">7.- Cambiar estado = 1 y borra la fecha de anulación al causado del sopg (sai_causado)</text:p>
      <text:p text:style-name="P36">8.- Anular en comp_diario (colocar en 15) el coda con la anulación del causado. (comp_comen like 'A-%')</text:p>
      <text:p text:style-name="P36">9.- Una vez registrada la transferencia hay que colocar el <text:span text:style-name="T73">estatus pgch=2</text:span>, <text:span text:style-name="T13">para que no de error en el reporte de saldos correctos. S</text:span>i se hacía antes no permite generar la transferencia</text:p>
      <text:h text:style-name="Heading_20_2" text:outline-level="2"><text:bookmark-start text:name="__RefHeading__2290_1015401299"/>CAMBIO DE FECHA DE UNA TRANSFERENCIA (<text:span text:style-name="T94">ya automatizado</text:span>)<text:bookmark-end text:name="__RefHeading__2290_1015401299"/></text:h>
      <text:p text:style-name="P109"><text:span text:style-name="T73">Nota:</text:span> Ya este procedimiento está desarrollado. Con el perfil de tesorero o jefe de Finanzas, acceder a Tesorería-&gt;Pago Transferencia-&gt;Modificar, y allí realizar los cambios.</text:p>
      <text:p text:style-name="P127">En el procedimiento automatizado:</text:p>
      <text:p text:style-name="P127"><text:s text:c="3"/>- Falta actualizar la fecha en sai_reng_comp</text:p>
      <text:p text:style-name="Text_20_body"/>
      <text:p text:style-name="P110">----------------------------------------Antes de la automatización se hacía esto-----------------------------------</text:p>
      <text:p text:style-name="P21">1.- Se deben actualizar fechas en las siguientes tablas:</text:p>
      <text:p text:style-name="P154">sai_doc_genera (docg_id= tran-xxx; docg_fecha= param)</text:p>
      <text:p text:style-name="P154">sai_pago_transferencia (trans_id= tran-xxx; trans_fecha= param)</text:p>
      <text:p text:style-name="P154">sai_comp_diario (comp_doc_id = tran-xxx; comp_fec = param; comp_fec_emis = param)</text:p>
      <text:p text:style-name="P154">sai_pagado <text:s/>(paga_docu_id = tran-xxx; paga_fecha= param)</text:p>
      <text:p text:style-name="P154">sai_ctabanco_saldo <text:s/>(docg_id = tran-xxx; fecha_saldo = param) /*Caso en que la transferencia esté conciliada*/</text:p>
      <text:h text:style-name="Heading_20_2" text:outline-level="2"><text:bookmark-start text:name="__RefHeading__2292_1015401299"/><text:soft-page-break/>CAMBIO DE BANCO EN UNA TRANSFERENCIA (<text:span text:style-name="T94">ya automatizado</text:span>)<text:bookmark-end text:name="__RefHeading__2292_1015401299"/></text:h>
      <text:p text:style-name="P109"><text:span text:style-name="T73">Nota:</text:span> Ya este procedimiento está desarrollado. Con el perfil de tesorero o jefe de Finanzas, acceder a Tesorería-&gt;Pago Transferencia-&gt;Modificar, y allí realizar los cambios.</text:p>
      <text:p text:style-name="P42">----------------------------------------Antes de la automatización se hacía esto-----------------------------------</text:p>
      <text:p text:style-name="P33">1.- Actualizar la cta banco en las siguientes tablas</text:p>
      <text:p text:style-name="P33">sai_sol_pago, sai_mov_cta_banco, sai_pago_transferencia, sai_cta_banco_saldo</text:p>
      <text:p text:style-name="P33">Luego buscar en la página contabilidad -&gt; Reporte contabilidad por documento y ubicar el coda del pagado (P-) </text:p>
      <text:p text:style-name="P33">Finalmente</text:p>
      <text:p text:style-name="P33">2.- Modificar en sai_reng_comp la cta contable asociada al nuevo banco (sai_cta_banco)</text:p>
      <text:h text:style-name="Heading_20_2" text:outline-level="2"><text:bookmark-start text:name="__RefHeading__2294_1015401299"/>ERROR AL GENERAR PAGADO PRESUPUESTARIO <text:bookmark-end text:name="__RefHeading__2294_1015401299"/></text:h>
      <text:h text:style-name="Heading_20_3" text:outline-level="3"><text:bookmark-start text:name="__RefHeading__6820_751263311"/>En una transferencia<text:bookmark-end text:name="__RefHeading__6820_751263311"/></text:h>
      <text:p text:style-name="P35">Ir a la tabla sai_doc_genera; docg_id = tran(que no se hizo pagado); Actualizar los siguientes estados, para colocar el documento en la bandeja del tesorero y que se repita el proceso para generar el pagado presupuestario.</text:p>
      <text:p text:style-name="P155">wfca_id= 260, esta_id=10, perf_id_act=71450.</text:p>
      <text:p text:style-name="P155">Si al colocar la transferencia en la bandeja del tesorero y luego de que el jefe de Finanzas apruebe, aún no se ha generado el pagado; Debe existir problema desde la solicitud de pago con el causado. Revisar ese caso.</text:p>
      <text:p text:style-name="P155"/>
      <text:p text:style-name="P156">Antes, se hacía esto:</text:p>
      <text:p text:style-name="P36">Select * from sai_pres_crear_pagado(true, 'CPQGMT',2009,'tran-45033009','Pagado del documento origen tran-45033009','{450}','{1}','{30}','{30311}','{4.11.03.03.00}','{2244710.02}','{1}','{Pagado para la Solicitud de Pago sopg-450564109}') as pagado <text:line-break/></text:p>
      <text:h text:style-name="P322" text:outline-level="3"><text:bookmark-start text:name="__RefHeading__6822_751263311"/>En un pago con cheque<text:bookmark-end text:name="__RefHeading__6822_751263311"/></text:h>
      <text:p text:style-name="Standard">No se puede generar el pagado de un pago con cheque. Verificar que realmente no se haya generado causado, ubicando el sopg del pago en la tabla sai_causado; comparándolo con caus_docu_id. <text:s/>De no existir registro para el causado, entonces, actualizar doc_genera y colocar en wfob_id_ini =3 (en BD debe estar en <text:span text:style-name="T73">99</text:span>), cadena=5 (debe estar en <text:span text:style-name="T73">0</text:span>), esta_id=10 (debe estar en <text:span text:style-name="T73">13</text:span>), perf_id_act=42450 (debe estar en <text:span text:style-name="T73">“”</text:span>). Estos valores <text:soft-page-break/>se actualizan para que el perfil de coordinador de Adm. Financiera pueda aprobar el sopg y generar así el causado. Luego debe aprobar el sopg Director de Administración. Cuando finalice de aprobar el director de administración. Se debe actualizar doc_genera a los valores que tenía inicialmente (los que están en negrita). Posterior a esto, en tesorería, deben poder aprobar el pago con cheque y así generar el pagado. <text:s/><text:line-break/></text:p>
      <text:h text:style-name="Heading_20_2" text:outline-level="2"><text:bookmark-start text:name="__RefHeading__2296_1015401299"/>ALMACÉN<text:bookmark-end text:name="__RefHeading__2296_1015401299"/></text:h>
      <text:h text:style-name="Heading_20_3" text:outline-level="3"><text:bookmark-start text:name="__RefHeading__2298_1015401299"/>Información General<text:bookmark-end text:name="__RefHeading__2298_1015401299"/></text:h>
      <text:p text:style-name="P33">En este módulo las tablas más importantes son las siguientes:</text:p>
      <text:list xml:id="list5442124514996848548" text:style-name="L14">
        <text:list-item>
          <text:p text:style-name="P217">General:</text:p>
          <text:list>
            <text:list-item>
              <text:p text:style-name="P190"><text:span text:style-name="T73">sai_item </text:span><text:span text:style-name="T87">(Aquí se encuentran los activos, artículos y servicios. id_tipo=1)</text:span></text:p>
            </text:list-item>
            <text:list-item>
              <text:p text:style-name="P190"><text:span text:style-name="T73">sai_item_articulo </text:span><text:span text:style-name="T87">(asocia el artículo con la unidad de medida, existencia mínima y categoría asociada)</text:span></text:p>
            </text:list-item>
            <text:list-item>
              <text:p text:style-name="P218">sai_item_partida <text:span text:style-name="T87">(partida presupuestaria asociada al artículo)</text:span></text:p>
            </text:list-item>
            <text:list-item>
              <text:p text:style-name="P190"><text:span text:style-name="T73">sai_arti_tipo</text:span> (Muestra las categorías de loa artículos del almacén)</text:p>
            </text:list-item>
            <text:list-item>
              <text:p text:style-name="P218">sai_item_distribucion<text:span text:style-name="T87"> (Registra la cantidad de existencia de un material en torre y en galpón)</text:span></text:p>
            </text:list-item>
          </text:list>
        </text:list-item>
        <text:list-item>
          <text:p text:style-name="P217">Entradas</text:p>
          <text:list>
            <text:list-item>
              <text:p text:style-name="P218">sai_arti_inco<text:span text:style-name="T87"> (Tabla maestro de entrada de materiales)</text:span></text:p>
            </text:list-item>
            <text:list-item>
              <text:p text:style-name="P218">sai_arti_almacen<text:span text:style-name="T87"> (Tabla detalle de entrada de materiales)</text:span></text:p>
            </text:list-item>
          </text:list>
        </text:list-item>
        <text:list-item>
          <text:p text:style-name="P217">Salidas y devolución</text:p>
          <text:list>
            <text:list-item>
              <text:p text:style-name="P190"><text:span text:style-name="T73">sai_arti_acta_almacen</text:span> (Tabla maestro de las actas de Salida y Actas de Devolución)</text:p>
            </text:list-item>
            <text:list-item>
              <text:p text:style-name="P190"><text:span text:style-name="T73">sai_arti_salida</text:span> (Tabla detalle de las salidas asociadas a un acta)</text:p>
            </text:list-item>
          </text:list>
        </text:list-item>
      </text:list>
      <text:p text:style-name="P8"/>
      <text:h text:style-name="Heading_20_3" text:outline-level="3"><text:bookmark-start text:name="__RefHeading__2300_1015401299"/>Error al ingresar un artículo<text:bookmark-end text:name="__RefHeading__2300_1015401299"/></text:h>
      <text:p text:style-name="P9"><text:span text:style-name="T14">1.-</text:span><text:span text:style-name="T7"> </text:span>Ingresó un artículo en vez de otro: Se debe verificar que no se haya registrado ninguna salida de almacén de ese artículo ingresado, para ello debe comprobar que la columna cantidad y disponible sean iguales en <text:span text:style-name="T73">sai_arti_almacen</text:span>, de ser así se procede a modificar <text:soft-page-break/>el arti_id por el correcto. En caso contrario (Para validar que se hizo o no alguna salida de la información ingresada se debe verificar que la columna sai_arti_almacen.alm_id se encuentra o no en sai_arti_salida.alm_id), confirmar que la salida debió también ser de ese nuevo artículo y así proceder a actualizar también la tabla sai_arti_salida y cambiar la columna arti_id</text:p>
      <text:p text:style-name="P9">2.- Se equivocó en el registro de la cantidad de un artículo: Se Verifica lo mismo que en el pto anterior y si no hay salidas registradas se procede a actualizar las columnas cantidad y disponible por el número que corresponda. En caso contrario, la nueva cantidad no debe ser menor a la que ha salido, en la columna cantidad debe ir la cantidad de artículos que ingresaron inicialmente y disponibilidad sería cantidad entrada - <text:s/>cantidad salida</text:p>
      <text:p text:style-name="P10">3.- Si se equivocó en cualquier otra columna de esta tabla, se realiza la modificación sin problemas</text:p>
      <text:h text:style-name="Heading_20_3" text:outline-level="3"><text:bookmark-start text:name="__RefHeading__2302_1015401299"/>Eliminar artículo de un acta de entrada emat-xxx<text:bookmark-end text:name="__RefHeading__2302_1015401299"/></text:h>
      <text:p text:style-name="P10">Se desea eliminar un artículo de un acta de entrada. </text:p>
      <text:p text:style-name="P10">1.- Se debe eliminar el registro de <text:span text:style-name="T73">sai_arti_saldo</text:span>, donde <text:span text:style-name="T73">arti_id</text:span>= código del artículo a eliminar y e<text:span text:style-name="T73">xis_id </text:span>= <text:span text:style-name="T73">alm_id </text:span>(arti_almacen). En <text:span text:style-name="T73">sai_arti_almacen</text:span> se encuentra el número de acta de entrada emat-xxx (<text:span text:style-name="T73">acta_id</text:span>).</text:p>
      <text:p text:style-name="P10">2.- Se debe actualizar la tabla <text:span text:style-name="T73">sai-item_distribucion</text:span> y restar la cantidad del artículo (<text:span text:style-name="T73">id</text:span>) que se va a eliminar.</text:p>
      <text:p text:style-name="P10">3.- Eliminar el registro donde aparece el artículo a eliminar de la tabla <text:span text:style-name="T73">sai_arti_almacen</text:span>. </text:p>
      <text:p text:style-name="P10"><text:span text:style-name="T73">Nota</text:span>: La tabla <text:span text:style-name="T73">sai_arti_almacen</text:span> es el detalle de <text:span text:style-name="T73">sai_arti_inco</text:span></text:p>
      <text:p text:style-name="P10"/>
      <text:h text:style-name="Heading_20_3" text:outline-level="3"><text:bookmark-start text:name="__RefHeading__2304_1015401299"/>Error en la fecha del acta<text:bookmark-end text:name="__RefHeading__2304_1015401299"/></text:h>
      <text:p text:style-name="P9">Se actualiza la columna fecha_acta de la tabla <text:span text:style-name="T73">sai_arti_acta_almacen</text:span></text:p>
      <text:p text:style-name="P7"/>
      <text:h text:style-name="Heading_20_3" text:outline-level="3"><text:bookmark-start text:name="__RefHeading__2306_1015401299"/>Si el acta de salida fue una cantidad de artículos mayor a lo real<text:bookmark-end text:name="__RefHeading__2306_1015401299"/></text:h>
      <text:p text:style-name="P9">Debe realizar una devolución asociada a esa acta (vía web) indicando la cantidad de artículos a devolver, por el menú: Manejo Inventa -&gt; Anulación indicar el acta involucrada, indicar la cantidad de artículos y presionar el botón devolver.</text:p>
      <text:h text:style-name="Heading_20_3" text:outline-level="3"><text:bookmark-start text:name="__RefHeading__2308_1015401299"/><text:soft-page-break/>Salidas de artículos con precios de entrada distintos<text:bookmark-end text:name="__RefHeading__2308_1015401299"/></text:h>
      <text:p text:style-name="P9">Cuando se tienen actas de entrada de un mismo artículo con diferentes precios y se genera un acta de salida (amat-yy), el sistema ubica el artículo de menor precio; si la cantidad solicitada sobrepasa el número de artículos de menor precio, el sistema automáticamente comienza a descontar del siguiente precio (el sistema descuenta de varias actas de entrada emat-xx). Si la salida generada automáticamente no es la deseada, se deben modificar las siguientes tablas:</text:p>
      <text:p text:style-name="P9">sai_arti_salida: Debemos especificar en la columna “cantidad”, la cantidad realmente <text:span text:style-name="T73">entregada</text:span> por acta de entrada (La columna <text:span text:style-name="T73">alm_id </text:span><text:span text:style-name="T87">de</text:span><text:span text:style-name="T73"> sai_arti_salida </text:span><text:span text:style-name="T87">debe ser</text:span><text:span text:style-name="T73"> igual </text:span><text:span text:style-name="T87">a la columna</text:span><text:span text:style-name="T73"> alm_id </text:span><text:span text:style-name="T87">de</text:span><text:span text:style-name="T73"> sai_arti_almacen</text:span>). En esta tabla podemos apreciar el precio del artículo especificado en el acta de entrada.</text:p>
      <text:p text:style-name="P9">sai_arti_almacen: Debemos actualizar la columna disponible en las actas de entrada asociadas, colocando la cantidad de artículos que realmente están disponibles luego de realizar el acta de salida (amat-yy). <text:span text:style-name="T73">Nota:</text:span> Nótese que un acta de salida, puede afectar la cantidad disponible en almacén para una o más actas de entrada de un mismo artículo.</text:p>
      <text:p text:style-name="P9"/>
      <text:p text:style-name="P9"/>
      <text:p text:style-name="P9"/>
      <text:h text:style-name="Heading_20_2" text:outline-level="2"><text:bookmark-start text:name="__RefHeading__2310_1015401299"/>BIENES<text:bookmark-end text:name="__RefHeading__2310_1015401299"/></text:h>
      <text:h text:style-name="Heading_20_3" text:outline-level="3"><text:bookmark-start text:name="__RefHeading__2312_1015401299"/>Información General<text:bookmark-end text:name="__RefHeading__2312_1015401299"/></text:h>
      <text:p text:style-name="P22">Las tablas involucradas son: </text:p>
      <text:p text:style-name="P19"><text:span text:style-name="T77">sai_item</text:span><text:span text:style-name="T97"> (Aquí se encuentran los activos, artículos y servicios. id_tipo=2)</text:span></text:p>
      <text:p text:style-name="P19"><text:span text:style-name="T77">sai_item_bien</text:span><text:span text:style-name="T97"> </text:span><text:span text:style-name="T77"><text:s/></text:span><text:span text:style-name="T97">(asocia el artículo con la vida útil, existencia mínima y categoría asociada)</text:span></text:p>
      <text:p text:style-name="P19"><text:span text:style-name="T77">sai_item_partida</text:span><text:span text:style-name="T97"> </text:span><text:span text:style-name="T77"><text:s/></text:span><text:span text:style-name="T97">(partida presupuestaria asociada al activo)</text:span></text:p>
      <text:p text:style-name="P20"><text:span text:style-name="T77">sai_bien_inco</text:span><text:span text:style-name="T97">, </text:span><text:span text:style-name="T77">sai_biien_item</text:span><text:span text:style-name="T79">s</text:span><text:span text:style-name="T97"> (</text:span><text:span text:style-name="T98">General y detalle de las actas de </text:span><text:span text:style-name="T78">incorporación</text:span><text:span text:style-name="T98">, respectivamente</text:span><text:span text:style-name="T97">)</text:span></text:p>
      <text:p text:style-name="P14"><text:span text:style-name="T97">sai_bien_asbi, sai_bien_asbi_item </text:span><text:span text:style-name="T92">(General y detalle de las actas de </text:span><text:span text:style-name="T98">asignación o salida</text:span><text:span text:style-name="T92">, respectivamente)</text:span></text:p>
      <text:p text:style-name="P15"><text:span text:style-name="T98">sai_bien_reasignar, </text:span><text:span text:style-name="T97">sai_bien_reasignar_item</text:span><text:span text:style-name="T91"> (General y detalle de las actas de reasignacion)</text:span></text:p>
      <text:p text:style-name="P13"><text:soft-page-break/><text:span text:style-name="T97">sai_bien_custodia, sai_bien_item_custodia </text:span><text:span text:style-name="T91">(</text:span><text:span text:style-name="T92">G</text:span><text:span text:style-name="T91">eneral </text:span><text:span text:style-name="T92">y detalle </text:span><text:span text:style-name="T91">de las actas de </text:span><text:span text:style-name="T97">custodia</text:span><text:span text:style-name="T91">, respectivamente)</text:span></text:p>
      <text:p text:style-name="P12"><text:span text:style-name="T97">sai_articulo_kit </text:span><text:span text:style-name="T91">(Registra el listado de artículos que se agregarán al acta de salida al seleccionar kit de infocentro)</text:span></text:p>
      <text:p text:style-name="P17"><text:s/>sai_revisiones_doc, sai_revisiones_detalle</text:p>
      <text:p text:style-name="P19"><text:span text:style-name="T97">Otras tablas: </text:span><text:span text:style-name="T77">sai_bien_marca, sai_bien_categoria, sai_binc_tipo, sai_bien_ubicación, safi_infocentro, sai_bien_asbi_archivo,sai_nota_salida</text:span></text:p>
      <text:h text:style-name="Heading_20_3" text:outline-level="3"><text:bookmark-start text:name="__RefHeading__2314_1015401299"/>Tablas Garantías<text:bookmark-end text:name="__RefHeading__2314_1015401299"/></text:h>
      <text:p text:style-name="P17">sai_bien_garantia, <text:span text:style-name="T95">sai_seguimiento_garantia</text:span></text:p>
      <text:h text:style-name="Heading_20_3" text:outline-level="3"><text:bookmark-start text:name="__RefHeading__2316_1015401299"/>Tablas resignación<text:bookmark-end text:name="__RefHeading__2316_1015401299"/></text:h>
      <text:p text:style-name="P17">sai_bien_reasignar, sai_bien_reasignar_item</text:p>
      <text:p text:style-name="P23">1.- si se desea colocar en bandeja el acta 'ra' se va a la tabla principal y se coloca el esta_id en 10</text:p>
      <text:h text:style-name="Heading_20_3" text:outline-level="3"><text:bookmark-start text:name="__RefHeading__2318_1015401299"/>Cadena de Aprobación de Actas<text:bookmark-end text:name="__RefHeading__2318_1015401299"/></text:h>
      <text:p text:style-name="P21">1.- Cualquier perfil en el módulo de bienes puede generar un acta de salida, generalmente lo realiza el personal que trabaja desde el Galpón</text:p>
      <text:p text:style-name="P21">2.- Luego pasa a la revisión por parte de los Analistas de Bienes, aquí tiene la opción de eliminar activos del acta, anular el acta completamente y dar el visto bueno.</text:p>
      <text:p text:style-name="P21">3.- Después pasa a la revisión por parte del Coordinador o Jefe que tiene tres opciones: devolver al analista, aprobar para pasar al galpón y aprobar para finalizar que pasa el acta al buzón del analista para su finalización sin pasar por el galpón.</text:p>
      <text:p text:style-name="P21">4.- En el galpón deben registrar los datos de quien retira los activos a ser entregados</text:p>
      <text:p text:style-name="P21">5.- Y por último los analistas finalizan el acta registrando los datos de a quien fue entregado los activos</text:p>
      <text:p text:style-name="P2"/>
      <text:h text:style-name="Heading_20_3" text:outline-level="3"><text:bookmark-start text:name="__RefHeading__2320_1015401299"/>Error de Aprobación de Actas por parte del Coordinador/Jefe<text:bookmark-end text:name="__RefHeading__2320_1015401299"/></text:h>
      <text:p text:style-name="P6">(En vez de Aprobar para Finalizar, le dio Aprobar):</text:p>
      <text:p text:style-name="P21">1.- Se debe cambiar las siguientes tablas: <text:span text:style-name="T73">sai_revisiones_doc </text:span>where revi_doc='Nº- acta' and perf_id='42453' ó perf_id='62453' and wfop_id='3' actualizar wfop_id='25' y en la <text:soft-page-break/>tabla <text:span text:style-name="T73">sai_bien_asbi</text:span> where asbi_id='Nº- acta' actualizar esta_id='33'</text:p>
      <text:p text:style-name="P2"/>
      <text:h text:style-name="Heading_20_3" text:outline-level="3"><text:bookmark-start text:name="__RefHeading__2322_1015401299"/>Anular un acta de salida o asignación<text:bookmark-end text:name="__RefHeading__2322_1015401299"/></text:h>
      <text:p text:style-name="P6">(Es una única acta almacenada sólo se cambia el prefijo al momento de consultarlas a-XXX ó s-XXX)</text:p>
      <text:p text:style-name="P21">Lo puede realizar el analista de bienes, ya sea en su bandeja de entrada (si <text:span text:style-name="T81">no</text:span> ha sido aprobada) o en la sección de reportes -&gt; actas si ya fue finalizada la cadena de revisión</text:p>
      <text:p text:style-name="P6"/>
      <text:h text:style-name="Heading_20_3" text:outline-level="3"><text:bookmark-start text:name="__RefHeading__2324_1015401299"/>Eliminar un activo en un Acta ya finalizada<text:bookmark-end text:name="__RefHeading__2324_1015401299"/></text:h>
      <text:p text:style-name="P26">En <text:span text:style-name="T73">sai_biin_items </text:span>se busca el activo involucrada con el serial de bien nacional (etiqueta) o serial del equipo (serial), luego se cambian los valores de las columnas esta_id=41(disponible) y ubicación=2 (Generalmente el activo retorna al galpón=2 y muy raras veces se queda en la Torre=1) y eliminar el registro en <text:span text:style-name="T73">sai_bien_asbi_item <text:s/></text:span>where asbi_id='Nº-acta' and clave_bien='clave_bien_tabla_anterior'</text:p>
      <text:h text:style-name="Heading_20_3" text:outline-level="3"><text:bookmark-start text:name="__RefHeading__2326_1015401299"/>Cambiar un activo por otro en un Acta ya finalizada<text:bookmark-end text:name="__RefHeading__2326_1015401299"/></text:h>
      <text:p text:style-name="P21">En <text:span text:style-name="T73">sai_biin_items </text:span>se buscan los activos involucrados con el serial de bien nacional (etiqueta) o serial del equipo (serial), se debe confirmar que el activo que va a reemplazar esté disponible para ser asignado (esta_id=41) y luego intercambiar los valores de las columnas esta_id y ubicación e intercambian en <text:span text:style-name="T73">sai_bien_asbi_item </text:span>la columna clave_bien<text:span text:style-name="T73"> </text:span>where asbi_id='Nº-acta' and clave_bien='Nueva clave_bien'</text:p>
      <text:p text:style-name="P6"/>
      <text:h text:style-name="Heading_20_3" text:outline-level="3"><text:bookmark-start text:name="__RefHeading__2328_1015401299"/>Eliminar Artículos de almacén de un acta de salida de Bienes<text:bookmark-end text:name="__RefHeading__2328_1015401299"/></text:h>
      <text:p text:style-name="P6">( Al realizar un acta de salida de Bienes el cual incluye artículos de almacén, se debe buscar en la tabla <text:span text:style-name="T73">sai_bien_asbi</text:span> cual es el acta de almacén asociado al acta de salida de bienes)</text:p>
      <text:p text:style-name="P26">Buscar en <text:span text:style-name="T73">sai_bien_asbi_item</text:span> where <text:span text:style-name="T99">asbi_id='</text:span>acta de salida bienes' los <text:span text:style-name="T99">arti_id</text:span> que hay que eliminar y a su vez se ubican en las siguientes tablas <text:span text:style-name="T73">sai_item_distribucion, sai_arti_salida, sai_arti_almacen</text:span></text:p>
      <text:p text:style-name="P26">en <text:s/><text:span text:style-name="T73">sai_item_distribucion </text:span>where id='arti_eliminar' and ubicacion='2' actualizar columna cantidad sumándole lo que se había sacado en el acta de salida.</text:p>
      <text:p text:style-name="P33"><text:span text:style-name="T16">En <text:s/></text:span><text:span text:style-name="T17">sai_arti_salida </text:span><text:span text:style-name="T16">where n_acta='acta_almacen' y ubicar el valor de la columna </text:span><text:span text:style-name="T18">alm_id </text:span><text:span text:style-name="T19">y con este valor buscar en </text:span><text:span text:style-name="T20">sai_arti_almacen </text:span><text:span text:style-name="T19"><text:s/>where <text:s/>arti_id='arti_eliminar' and </text:span><text:soft-page-break/><text:span text:style-name="T19">alm_id='sai_arti_salida .alm_id' y actualizar la columna </text:span><text:span text:style-name="T18">disponible</text:span><text:span text:style-name="T19"> sumando la cantidad de artículos a devolver </text:span></text:p>
      <text:p text:style-name="P26">Por último en la tabla <text:span text:style-name="T73">sai_arti_acta_almacen</text:span> colocar esta_id=15</text:p>
      <text:p text:style-name="P26"/>
      <text:p text:style-name="P3"/>
      <text:p text:style-name="P3"/>
      <text:h text:style-name="Heading_20_2" text:outline-level="2"><text:bookmark-start text:name="__RefHeading__2330_1015401299"/>REQUISICIONES Y COMPRAS<text:bookmark-end text:name="__RefHeading__2330_1015401299"/></text:h>
      <text:h text:style-name="Heading_20_3" text:outline-level="3"><text:bookmark-start text:name="__RefHeading__2332_1015401299"/>Estructura de Requisiciones, Solicitudes de Cotización y Órdenes de Compra<text:bookmark-end text:name="__RefHeading__2332_1015401299"/></text:h>
      <text:p text:style-name="P45">-<text:span text:style-name="T73">sai_req_bi_ma_ser </text:span>(La requisición) </text:p>
      <text:p text:style-name="P45"><text:tab/>-<text:span text:style-name="T73">sai_rqui_items</text:span> (Los rubros que coloca el asistente administrativo en la requisición) </text:p>
      <text:p text:style-name="P45"><text:tab/><text:tab/>-<text:span text:style-name="T73">sai_item</text:span> (Tabla de rubros) </text:p>
      <text:p text:style-name="P45"/>
      <text:p text:style-name="P45"><text:tab/>-<text:span text:style-name="T73">sai_sol_coti</text:span> (Las solicitudes de cotización elaboradas por los analistas de compras) </text:p>
      <text:p text:style-name="P45"><text:tab/><text:tab/>-<text:span text:style-name="T73">sai_sol_coti_prov</text:span> (Los proveedores para los cuales se hace la solicitud de cotización) </text:p>
      <text:p text:style-name="P45"/>
      <text:p text:style-name="P45"><text:tab/>-<text:span text:style-name="T73">sai_orden_de_compra</text:span> (Las órdenes de compra hechas para una requisición) </text:p>
      <text:p text:style-name="P45"><text:tab/><text:tab/>-<text:span text:style-name="T73">sai_cotizacion</text:span> (Las cotizaciones que incluye una orden de compra en su análisis de cotización, incluyendo la cotización seleccionada). Para cada proveedor hay una cotización.</text:p>
      <text:p text:style-name="P45"><text:tab/><text:tab/><text:tab/>-<text:span text:style-name="T73">sai_cotizazion_item</text:span> (Los rubros de la requisición contemplados en la cotización) </text:p>
      <text:p text:style-name="P45"><text:tab/><text:tab/><text:tab/>-<text:span text:style-name="T73">sai_cotizazion_item_adicional </text:span>(Los rubros añadidos por el analista de compras contemplados en la cotización, no incluidos en la requisición) </text:p>
      <text:p text:style-name="P45"><text:tab/><text:tab/><text:tab/>-<text:span text:style-name="T73">sai_cotizazion_base</text:span> (Las bases con sus IVAs de la cotización)</text:p>
      <text:p text:style-name="P45"><text:tab/><text:tab/>-<text:span text:style-name="T73">sai_orden_compra_item</text:span> (Los rubros adicionales que coloca el analista de compras que no están en la requisición) </text:p>
      <text:p text:style-name="P45"/>
      <text:p text:style-name="P45"/>
      <text:h text:style-name="Heading_20_3" text:outline-level="3"><text:bookmark-start text:name="__RefHeading__2334_1015401299"/>Para devolver una requisición a la cual se le haya hecho solicitudes de cotización y órdenes de compra<text:bookmark-end text:name="__RefHeading__2334_1015401299"/></text:h>
      <text:p text:style-name="Text_20_body"><text:span text:style-name="T73">Nota:</text:span> Este procedimiento coloca la requisición en la bandeja de un analista de compras, quien debe proceder a devolverla.</text:p>
      <text:p text:style-name="P33">1 -Buscar las solicitudes de cotización y sustituir los códigos en todas las apariciones de '<text:span text:style-name="T74">soco-</text:span> ' en los siguientes querys.</text:p>
      <text:p text:style-name="P33">2 -Buscar <text:s/>las órdenes de compra y sustituir los códigos en todas las apariciones de '<text:span text:style-name="T75">ordc-</text:span> ' en los siguientes querys.</text:p>
      <text:p text:style-name="P33">3 -Sustituir el código de la requisición en todas las apariciones de '<text:span text:style-name="T76">rqui- </text:span>' en los siguientes querys.</text:p>
      <text:p text:style-name="P33">4 -Correr todos los querys a continuación.</text:p>
      <text:p text:style-name="P33"><text:soft-page-break/>(*)Todos los códigos se deben colocar en minúscula.</text:p>
      <text:p text:style-name="P67">DELETE FROM sai_docu_sopor WHERE doso_doc_fuente LIKE '<text:span text:style-name="T3">soco-</text:span>'; </text:p>
      <text:p text:style-name="P67">DELETE FROM sai_revisiones_doc WHERE revi_doc LIKE '<text:span text:style-name="T3">soco-</text:span>'; </text:p>
      <text:p text:style-name="P67">DELETE FROM sai_doc_genera WHERE docg_id LIKE '<text:span text:style-name="T3">soco-</text:span>'; </text:p>
      <text:p text:style-name="P67">DELETE FROM sai_sol_coti_prov WHERE soco_id = '<text:span text:style-name="T3">soco-</text:span>'; </text:p>
      <text:p text:style-name="P67">DELETE FROM sai_sol_coti_item WHERE soco_id = '<text:span text:style-name="T3">soco-</text:span>'; </text:p>
      <text:p text:style-name="P67">DELETE FROM sai_sol_coti WHERE soco_id = '<text:span text:style-name="T3">soco-</text:span>'; </text:p>
      <text:p text:style-name="P67">UPDATE sai_doc_genera SET wfca_id = '225' WHERE docg_id = '<text:span text:style-name="T76">rqui</text:span><text:span text:style-name="T4">-</text:span>'; </text:p>
      <text:p text:style-name="P67">DELETE FROM sai_memo WHERE memo_id IN (SELECT doso_doc_soport FROM sai_docu_sopor WHERE doso_doc_fuente = '<text:span text:style-name="T5">ordc-</text:span>'); </text:p>
      <text:p text:style-name="P67">DELETE FROM sai_docu_sopor WHERE doso_doc_fuente LIKE '<text:span text:style-name="T5">ordc-</text:span>'; </text:p>
      <text:p text:style-name="P67">DELETE FROM sai_revisiones_doc WHERE revi_doc LIKE '<text:span text:style-name="T5">ordc-</text:span>'; </text:p>
      <text:p text:style-name="P67">DELETE FROM sai_doc_genera WHERE docg_id LIKE '<text:span text:style-name="T5">ordc-</text:span>'; </text:p>
      <text:p text:style-name="P67">DELETE FROM sai_cotizacion_item WHERE id_cotizacion IN (SELECT id_cotizacion FROM sai_cotizacion WHERE ordc_id = '<text:span text:style-name="T5">ordc-</text:span>'); </text:p>
      <text:p text:style-name="P67">DELETE FROM sai_cotizacion_item_adicional WHERE id_cotizacion IN (SELECT id_cotizacion FROM sai_cotizacion WHERE ordc_id = '<text:span text:style-name="T5">ordc-</text:span>'); </text:p>
      <text:p text:style-name="P67">DELETE FROM sai_cotizacion_base WHERE id_cotizacion IN (SELECT id_cotizacion FROM sai_cotizacion WHERE ordc_id = '<text:span text:style-name="T5">ordc-</text:span>'); </text:p>
      <text:p text:style-name="P67">DELETE FROM sai_cotizacion WHERE ordc_id = '<text:span text:style-name="T5">ordc-</text:span>'; </text:p>
      <text:p text:style-name="P67">DELETE <text:span text:style-name="T83">FROM</text:span> sai_orden_compra_item WHERE ordc_id = '<text:span text:style-name="T5">ordc-</text:span>';</text:p>
      <text:p text:style-name="P67">DELETE FROM sai_orden_compra WHERE ordc_id = '<text:span text:style-name="T5">ordc-</text:span>';</text:p>
      <text:p text:style-name="P67"/>
      <text:h text:style-name="Heading_20_3" text:outline-level="3"><text:bookmark-start text:name="__RefHeading__2336_1015401299"/>Para anular una requisición a la cual se le hayan hecho órdenes de compra<text:bookmark-end text:name="__RefHeading__2336_1015401299"/></text:h>
      <text:p text:style-name="P102"><text:span text:style-name="T87">UPDATE sai_req_bi_ma_ser SET esta_id = 15 WHERE rebms_id = </text:span>'<text:span text:style-name="T94">rqui-</text:span>'<text:span text:style-name="T87">;</text:span></text:p>
      <text:p text:style-name="P102"><text:span text:style-name="T87">UPDATE sai_doc_genera SET esta_id = 15 WHERE docg_id = </text:span>'<text:span text:style-name="T94">rqui-</text:span>'<text:span text:style-name="T87">;</text:span></text:p>
      <text:p text:style-name="P102"><text:span text:style-name="T87">UPDATE sai_sol_coti SET esta_id = 15 WHERE rebms_id = '</text:span><text:span text:style-name="T94">rqui-</text:span>'<text:span text:style-name="T87">;</text:span></text:p>
      <text:p text:style-name="P102"><text:span text:style-name="T87">UPDATE sai_doc_genera SET esta_id = 15 WHERE docg_id = '</text:span>soco<text:span text:style-name="T93">-</text:span><text:span text:style-name="T87">';</text:span></text:p>
      <text:p text:style-name="P103">Luego anular las ordenes de compra (leer mas abajo).</text:p>
      <text:p text:style-name="P103"/>
      <text:p text:style-name="P103">Si quiere anular una requisición que no ha sido finalizada, se puede hacer por sistema. Se busca en la estadía de requisiciones cuál es la instancia actual y se le pide a esta instancia que la devuelva. La requisición al devolverla cae en la bandeja del Asistente Administrativo que la creó.</text:p>
      <text:p text:style-name="P67"/>
      <text:p text:style-name="P67"/>
      <text:h text:style-name="Heading_20_3" text:outline-level="3"><text:bookmark-start text:name="__RefHeading__2338_1015401299"/>Para anular una orden de compra que haya sido finalizada<text:bookmark-end text:name="__RefHeading__2338_1015401299"/></text:h>
      <text:p text:style-name="P102"><text:span text:style-name="T87">UPDATE sai_orden_compra SET esta_id = 15 WHERE ordc_id = </text:span>'<text:span text:style-name="T94">ordc-</text:span>'<text:span text:style-name="T87">;</text:span></text:p>
      <text:p text:style-name="P102"><text:span text:style-name="T87">UPDATE sai_doc_genera SET esta_id = 15 WHERE docg_id = </text:span>'<text:span text:style-name="T94">ordc-</text:span>'<text:span text:style-name="T87">;</text:span></text:p>
      <text:p text:style-name="P48"/>
      <text:p text:style-name="P48"><text:soft-page-break/>Si se quiere anular una orden de compra que no ha sido finalizada, se puede hacer por sistema. Se busca en la estadía de ordenes de compra cuál es la instancia actual y se le pide a esta instancia que la devuelva. Si la orden de compra está en la bandeja de Dirección de Presupuesto al devolverla cae en la bandeja de los Analistas de Presupuesto. Si la orden de compra está en la bandeja de cualquier otra instancia al devolverla cae en la bandeja del Analista de Compras que la creó.</text:p>
      <text:p text:style-name="P46"/>
      <text:p text:style-name="P46"/>
      <text:h text:style-name="Heading_20_3" text:outline-level="3"><text:bookmark-start text:name="__RefHeading__2340_1015401299"/>Para cambiar precio unitario o cantidades en los rubros de una orden de compra<text:bookmark-end text:name="__RefHeading__2340_1015401299"/></text:h>
      <text:p text:style-name="P71"><text:span text:style-name="T10">Al momento de elaborar una orden de compra se han podido añadir </text:span><text:span text:style-name="T8">N</text:span><text:span text:style-name="T10"> cantidad de cotizaciones, cada una con un proveedor distinto, razón por la cual nos deben proporcionar la siguiente información:</text:span></text:p>
      <text:list xml:id="list2504657141936195206" text:style-name="L15">
        <text:list-item>
          <text:p text:style-name="P229"><text:span text:style-name="T10">Código</text:span><text:span text:style-name="T11"> de la orden de compra.</text:span></text:p>
        </text:list-item>
        <text:list-item>
          <text:p text:style-name="P230"><text:span text:style-name="T8">Rif del proveedor</text:span><text:span text:style-name="T10"> de la cotización que se desea cambiar.</text:span></text:p>
        </text:list-item>
        <text:list-item>
          <text:p text:style-name="P230"><text:span text:style-name="T8">Precio unitario y cantidades</text:span><text:span text:style-name="T10"> </text:span><text:span text:style-name="T8">actuales</text:span><text:span text:style-name="T10"> de los rubros a los que se le desea cambiar la cantidad o el precio unitario (esto sirve para facilitar la localización de los rubros a modificar).</text:span></text:p>
        </text:list-item>
        <text:list-item>
          <text:p text:style-name="P230"><text:span text:style-name="T8">Nuevo precio unitario y cantidades</text:span><text:span text:style-name="T10"> para los rubros a modificar.</text:span></text:p>
        </text:list-item>
        <text:list-item>
          <text:p text:style-name="P230"><text:span text:style-name="T8">IVA y Base actual</text:span><text:span text:style-name="T10">, y la </text:span><text:span text:style-name="T8">nueva base para ese IVA</text:span><text:span text:style-name="T10"> (la base debe ser actualizada).</text:span></text:p>
        </text:list-item>
      </text:list>
      <text:p text:style-name="P48">Pasos para realizar la modificación de <text:s/>precio unitario o cantidades:</text:p>
      <text:list xml:id="list628603435396709149" text:style-name="L16">
        <text:list-item>
          <text:p text:style-name="P233"><text:span text:style-name="T11">SELECT </text:span><text:span text:style-name="T9">id_cotizacion</text:span><text:span text:style-name="T11"> FROM sai_cotizacion WHERE ordc_id = </text:span><text:span text:style-name="T8">'</text:span><text:span text:style-name="T9">ordc-</text:span><text:span text:style-name="T8">'</text:span><text:span text:style-name="T11"> AND <text:s/>rif_proveedor = </text:span><text:span text:style-name="T8">'</text:span><text:span text:style-name="T9">rif-proveedor</text:span><text:span text:style-name="T8">'</text:span></text:p>
          <text:p text:style-name="P231"><text:span text:style-name="T10">(Ubicamos el </text:span><text:span text:style-name="T9">id_cotizacion</text:span><text:span text:style-name="T10">)</text:span></text:p>
        </text:list-item>
        <text:list-item>
          <text:p text:style-name="P233"><text:span text:style-name="T11">SELECT * FROM sai_cotizacion_item WHERE id_cotizacion = <text:s/></text:span><text:span text:style-name="T9">id_cotizacion</text:span></text:p>
        </text:list-item>
        <text:list-item>
          <text:p text:style-name="P232"><text:span text:style-name="T10">El resultado del paso 2 arroja todos los rubros que forman la cotización. De acuerdo a la información de </text:span><text:span text:style-name="T8">precios y cantidades actuales</text:span><text:span text:style-name="T10"> de los rubros que se quieren modificar, se debe ubicar estos rubros y </text:span><text:span text:style-name="T8">actualizar sus precios y cantidades</text:span><text:span text:style-name="T10">. El precio se guarda en el campo </text:span><text:span text:style-name="T8">precio</text:span><text:span text:style-name="T10">, la cantidad se guarda en el campo </text:span><text:span text:style-name="T8">cantidad_cotizada</text:span></text:p>
        </text:list-item>
        <text:list-item>
          <text:p text:style-name="P233"><text:span text:style-name="T12">UPDATE sai_cotizacion_base SET base = </text:span><text:span text:style-name="T9">nueva-base</text:span><text:span text:style-name="T12"> WHERE iva = </text:span><text:span text:style-name="T9">iva-dado</text:span><text:span text:style-name="T12"> AND id_cotizacion = </text:span><text:span text:style-name="T9">id_cotizacion</text:span></text:p>
        </text:list-item>
      </text:list>
      <text:p text:style-name="P47"/>
      <text:h text:style-name="Heading_20_3" text:outline-level="3"><text:bookmark-start text:name="__RefHeading__4443_1628804459"/>Para cambiar una orden de compra por una orden de servicio, o viceversa<text:bookmark-end text:name="__RefHeading__4443_1628804459"/></text:h>
      <text:list xml:id="list2622084385487127169" text:style-name="L17">
        <text:list-item>
          <text:p text:style-name="P298">Se debe tener el código de la requisición. En caso de que solo se tenga el código de la orden de compra/servicio, se debe consultar la tabla sai_orden_compra donde ordc_id = &lt;código de orden compra/servicio&gt;, y del campo rebms_id obtenemos el código de la <text:span text:style-name="T83">requisición</text:span>.</text:p>
        </text:list-item>
        <text:list-item>
          <text:p text:style-name="P298">En la tabla sai_req_bi_ma_ser ubicar la requisición en cuestión, donde rebms_id = &lt;código de la requisición&gt;.</text:p>
        </text:list-item>
        <text:list-item>
          <text:p text:style-name="P298">Actualizar el campo rebms_tipo según lo deseado:</text:p>
          <text:list>
            <text:list-item>
              <text:p text:style-name="P298"><text:soft-page-break/>El valor “1” indica una orden de compra.</text:p>
            </text:list-item>
            <text:list-item>
              <text:p text:style-name="P298">El valor “2” indica una orden de servicio.</text:p>
            </text:list-item>
          </text:list>
        </text:list-item>
      </text:list>
      <text:h text:style-name="Heading_20_3" text:outline-level="3"><text:bookmark-start text:name="__RefHeading__4591_1519975305"/>Para cambiar el tipo de requisición de servicio a compra o viceversa<text:bookmark-end text:name="__RefHeading__4591_1519975305"/></text:h>
      <text:p text:style-name="Text_20_body"/>
      <text:list xml:id="list2771478168129516630" text:style-name="L18">
        <text:list-item>
          <text:p text:style-name="P299">En la tabla sai_req_bi_ma_ser ubicar la requisición en cuestión, donde rebms_id = &lt;código de la requisición&gt;.</text:p>
        </text:list-item>
        <text:list-item>
          <text:p text:style-name="P299">Actualizar el campo rebms_tipo según lo deseado:</text:p>
        </text:list-item>
      </text:list>
      <text:list xml:id="list6790749520726490920" text:style-name="L19">
        <text:list-item>
          <text:list>
            <text:list-item>
              <text:p text:style-name="P300">El valor “1” indica una orden de compra.</text:p>
            </text:list-item>
            <text:list-item>
              <text:p text:style-name="P300">El valor “2” indica una orden de servicio.</text:p>
            </text:list-item>
          </text:list>
        </text:list-item>
      </text:list>
      <text:p text:style-name="Text_20_body"/>
      <text:h text:style-name="Heading_20_3" text:outline-level="3"><text:bookmark-start text:name="__RefHeading__4593_1519975305"/>Para cambiar el centro gestor y centro de costo de una requisicion<text:bookmark-end text:name="__RefHeading__4593_1519975305"/></text:h>
      <text:p text:style-name="Text_20_body">Nos dirigimos a la tabla <text:s/>sai_req_bi_ma_ser en donde serán cambiados los campos (rebms_imp_p_c) y <text:s text:c="2"/>(rebms_imp_esp), para conocer el id asociado al centro gestor y centro de costo que se debe colocar, nos vamos a la tabla sai_acce_esp (si es una accion especifica) o sai_proy_a_esp(si es un proyecto), buscamos el centro gestor y el centro de costo en la tabla y de allí sacamos cual es el id que va en la tabla sai_req_bi_ma_ser.</text:p>
      <text:p text:style-name="Text_20_body">Nota: se debe tomar en cuenta que si es un proyecto el campo <text:s/>rebms_tipo_imputa de la tabla <text:s/>sai_req_bi_ma_ser debe ser “1” y si es una acción especifica debe ser “0”</text:p>
      <text:p text:style-name="Text_20_body"/>
      <text:h text:style-name="Heading_20_2" text:outline-level="2"><text:bookmark-start text:name="__RefHeading__2342_1015401299"/>MEMORANDOS<text:bookmark-end text:name="__RefHeading__2342_1015401299"/></text:h>
      <text:h text:style-name="Heading_20_3" text:outline-level="3"><text:bookmark-start text:name="__RefHeading__2344_1015401299"/>Para arreglar una tabla que se sale del margen de la hoja<text:bookmark-end text:name="__RefHeading__2344_1015401299"/></text:h>
      <text:p text:style-name="P48">En el área de texto hacer click derecho en la tabla, colocar al ancho 100%, 0 en los espacios de celda y entre celdas. Poner la vista del fuente HTML y colocar a la tabla un style='font-size: 12pt;' para reducir el tamaño de fuente dentro de la tabla, o menos puntos si son demasiadas columnas o demasiados datos.</text:p>
      <text:p text:style-name="P48"/>
      <text:p text:style-name="P48">A veces en alguna columna de la tabla se puede encontrar algo como '&amp;nbsp;&amp;nbsp;&amp;nbsp;&amp;nbsp;.....' con cualquier cantidad de espacios en blanco, todos esos espacios en blanco consecutivos hay que quitarlos porque agrandan las tablas innecesariamente.</text:p>
      <text:p text:style-name="P48"/>
      <text:p text:style-name="P48">Quitar el width de la tabla y todos los width de las columnas, se debe revisar en todas las filas. Solo se debe dejar el width='100%' de la tabla.</text:p>
      <text:p text:style-name="P48"/>
      <text:p text:style-name="P48"><text:soft-page-break/>Se puede encontrar en algunas celdas algo como style='margin-left: 50px'. Quitar eso. Quitar todos los margin y padding que tengan demasiados píxeles, o un porcentaje muy grande.</text:p>
      <text:p text:style-name="P48"/>
      <text:h text:style-name="Heading_20_3" text:outline-level="3"><text:bookmark-start text:name="__RefHeading__2346_1015401299"/>Para arreglar una tabla que no se le ven bien los bordes<text:bookmark-end text:name="__RefHeading__2346_1015401299"/></text:h>
      <text:p text:style-name="P48">Muchas columnas de la tabla pueden tener cosas como 'border: solid solid none none;'. Se debe quitar todos los border, border-left, border-rigth, border-top que tengan en sus valores algun 'none', o que no tengan coherencia. En su lugar esto se puede sustituir por 'border: solid 1px #000000;' en cada celda cuyo borde tenga que verse y no se vea.</text:p>
      <text:p text:style-name="P48"/>
      <text:p text:style-name="P48"/>
      <text:h text:style-name="Heading_20_2" text:outline-level="2"><text:bookmark-start text:name="__RefHeading__2348_1015401299"/>CAMBIOS A SEGUIR ENERO AÑO PRESUPUESTARIO .Ej 2012<text:bookmark-end text:name="__RefHeading__2348_1015401299"/></text:h>
      <text:p text:style-name="Text_20_body"/>
      <text:list xml:id="list6555297140437405782" text:style-name="L20">
        <text:list-item>
          <text:p text:style-name="P195">Crear en la tabla sai_presupuest nuevo registro con la información del año en curso y estado 23. Actualizar año anterior a estado 20. <text:span text:style-name="T94">OJO: Si no se coloca, da problemas la carga del presupuesto (categoría programática) para ese año</text:span>.</text:p>
        </text:list-item>
        <text:list-item>
          <text:p text:style-name="P197">Para el caso de registrar codis con fecha y código del año anterior (en la nueva versión de codi<text:span text:style-name="T162">)</text:span></text:p>
          <text:p text:style-name="P219"><text:span text:style-name="T57">Nota: </text:span><text:span text:style-name="T54">En el archivo acciones/comp/comp.php, funci</text:span><text:span text:style-name="T55">ó</text:span><text:span text:style-name="T54">n </text:span><text:span text:style-name="T43">SearchCompromiso,</text:span><text:span text:style-name="T54"> </text:span><text:span text:style-name="T55">línea 171, quitar el establecimiento de la variable de sesión con el año presupuestario actual. Esto es para que los codis funcionen con el año actual.</text:span></text:p>
          <text:list>
            <text:list-item>
              <text:p text:style-name="P202">En el archivo acciones/codi/codi.php.</text:p>
              <text:list>
                <text:list-item>
                  <text:p text:style-name="P220"><text:span text:style-name="T56">M</text:span><text:span text:style-name="T50">odificar la función __construct() </text:span><text:span text:style-name="T51">de la siguiente manera:</text:span></text:p>
                  <text:list>
                    <text:list-header>
                      <text:p text:style-name="P224"><text:span text:style-name="T48">$this-&gt;</text:span><text:span text:style-name="T109">_yearPresupuestario </text:span><text:span text:style-name="T110">= '</text:span><text:span text:style-name="T111">2014</text:span><text:span text:style-name="T110">';</text:span></text:p>
                      <text:p text:style-name="P224"><text:span text:style-name="T48">$this-&gt;</text:span><text:span text:style-name="T109">_fechaActual</text:span><text:span text:style-name="T48"> = </text:span><text:span text:style-name="T109">"2014-12-30"</text:span><text:span text:style-name="T48">;</text:span></text:p>
                    </text:list-header>
                  </text:list>
                </text:list-item>
                <text:list-item>
                  <text:p text:style-name="P215">Linea 353, función AnularAcccion(), descomentar el siguiente código:</text:p>
                  <text:p text:style-name="P288">/* Parche para que las observaciones de la anulación queden en el año anterior */</text:p>
                  <text:list>
                    <text:list-header>
                      <text:p text:style-name="P289"><text:soft-page-break/><text:span text:style-name="T48"><text:tab/><text:tab/></text:span><text:span text:style-name="T121">/*</text:span></text:p>
                      <text:p text:style-name="P293">$siguinteHora = SafiModeloObservacionesDoc::GetObservacionesDocSiguienteHoraCodi($params['id']);</text:p>
                      <text:p text:style-name="P290"><text:tab/><text:tab/>if($siguinteHora) $params['fechaEmision'] = $this-&gt;_fechaActual . " " . $siguinteHora;</text:p>
                      <text:p text:style-name="P290"><text:tab/><text:tab/>*/</text:p>
                      <text:p text:style-name="P290"/>
                    </text:list-header>
                  </text:list>
                </text:list-item>
              </text:list>
            </text:list-item>
            <text:list-item>
              <text:p text:style-name="P203">En el archivo vistas/codi/codi.php modificar el input con id = “fecha”, linea 126. Colocar la fecha que deseamos que aparezca por defecto al registrar el codi, en caso contrario dejarlo en blanco:</text:p>
              <text:list>
                <text:list-header>
                  <text:p text:style-name="P203"><text:span text:style-name="T157">value</text:span><text:span text:style-name="T158">=</text:span><text:span text:style-name="T153">"</text:span><text:span text:style-name="T159">&lt;?=</text:span><text:span text:style-name="T153">(</text:span><text:span text:style-name="T124">isset</text:span><text:span text:style-name="T153">($GLOBALS[</text:span><text:span text:style-name="T107">'SafiRequestVars'</text:span><text:span text:style-name="T153">][</text:span><text:span text:style-name="T107">'listaCodi'</text:span><text:span text:style-name="T153">]) ? $GLOBALS[</text:span><text:span text:style-name="T107">'SafiRequestVars'</text:span><text:span text:style-name="T153">][</text:span><text:span text:style-name="T107">'listaCodi'</text:span><text:span text:style-name="T153">][0]-&gt;GetFechaEmision() : </text:span><text:span text:style-name="T107">'30/12/2014'</text:span><text:span text:style-name="T153">) </text:span><text:span text:style-name="T159">?&gt;</text:span><text:span text:style-name="T153">"</text:span><text:span text:style-name="T160">/&gt;</text:span></text:p>
                </text:list-header>
              </text:list>
            </text:list-item>
          </text:list>
        </text:list-item>
        <text:list-item>
          <text:p text:style-name="P199">Para el caso punto de cuenta actual, estos cambios son necesarios para que la <text:span text:style-name="T161">liberación</text:span> del punto de cuenta siga funcionando en el año 2014.</text:p>
          <text:p text:style-name="P198">Pendiente:</text:p>
        </text:list-item>
      </text:list>
      <text:list xml:id="list5606952211355514167" text:style-name="L21">
        <text:list-item>
          <text:p text:style-name="P222"><text:span text:style-name="T62">En en archivo acciones/codi/codi.php, funcion __construct, linea 45, </text:span><text:span text:style-name="T59">el establecimiento de la variable de sesión con el año presupuestario actual. </text:span><text:span text:style-name="T62">Esto es para que codi se mantenga en el año presupuestario actual, incluso si se hacen consultan sobre puntos de cuentas con anterioridad.</text:span></text:p>
        </text:list-item>
        <text:list-item>
          <text:p text:style-name="P222"><text:span text:style-name="T60">En el archivo acciones/sopg/sopg.php, </text:span><text:span text:style-name="T61">función</text:span><text:span text:style-name="T60"> </text:span><text:span text:style-name="T31">IniciarPago</text:span><text:span text:style-name="T60">, linea 64, </text:span><text:span text:style-name="T59">quitar el establecimiento de la variable de sesión con el año presupuestario actual. Esto es para que los </text:span><text:span text:style-name="T60">iniciar pago de </text:span><text:span text:style-name="T61">tesorería</text:span><text:span text:style-name="T59"> funcione con el año actual.</text:span></text:p>
        </text:list-item>
        <text:list-item>
          <text:p text:style-name="P223"><text:span text:style-name="T58">En el archivo acciones/comp/comp.php, funci</text:span><text:span text:style-name="T59">ó</text:span><text:span text:style-name="T58">n </text:span><text:span text:style-name="T47">SearchCompromiso,</text:span><text:span text:style-name="T58"> </text:span><text:span text:style-name="T59">línea 171, quitar el establecimiento de la variable de sesión con el año presupuestario actual. Esto es para que los codis funcionen con el año actual.</text:span></text:p>
        </text:list-item>
      </text:list>
      <text:list xml:id="list702193920988752973" text:style-name="L22">
        <text:list-item>
          <text:p text:style-name="P225"><text:span text:style-name="T52">lib/modelo/proyecto.php, función </text:span><text:span text:style-name="T65">GetAllProyectosAprobados, </text:span><text:span text:style-name="T66">quitar la parte del año 2014. </text:span><text:span text:style-name="T67">Ojo: Esto afecta </text:span><text:span text:style-name="T68">la parte</text:span><text:span text:style-name="T67"> presupuestaria.</text:span></text:p>
        </text:list-item>
        <text:list-item>
          <text:p text:style-name="P168"><text:span text:style-name="T69">L</text:span><text:span text:style-name="T70">ib/modelo/accioncentralizada.php, </text:span><text:span text:style-name="T71">funcion </text:span><text:span text:style-name="T44">GetAllAccionesCentralizadasAprobadas, </text:span><text:span text:style-name="T68">quitar la parte del año 2014.</text:span></text:p>
          <text:p text:style-name="P169"/>
        </text:list-item>
      </text:list>
      <text:list xml:id="list173343966506825" text:continue-list="list6555297140437405782" text:style-name="L20">
        <text:list-item>
          <text:list>
            <text:list-item>
              <text:p text:style-name="P221"><text:soft-page-break/><text:span text:style-name="T50">En el archivo acciones/</text:span><text:span text:style-name="T53">pcta</text:span><text:span text:style-name="T50">/</text:span><text:span text:style-name="T53">pcta</text:span><text:span text:style-name="T50">.php </text:span><text:span text:style-name="T51">m</text:span><text:span text:style-name="T50">odificar la función __construct() </text:span><text:span text:style-name="T51">de la siguiente manera:</text:span></text:p>
              <text:list>
                <text:list-header>
                  <text:p text:style-name="P204"><text:span text:style-name="T153">$this-&gt;</text:span><text:span text:style-name="T107">_yearPresupuestario </text:span><text:span text:style-name="T108">= '&lt;Año presupuestario deseado&gt;'</text:span></text:p>
                </text:list-header>
              </text:list>
            </text:list-item>
          </text:list>
        </text:list-item>
      </text:list>
      <text:p text:style-name="P28"/>
      <text:p text:style-name="P28"/>
      <text:p text:style-name="P28"/>
      <text:p text:style-name="P28"/>
      <text:p text:style-name="P28"/>
      <text:p text:style-name="P28"/>
      <text:p text:style-name="P28"/>
      <text:list xml:id="list173344346515672" text:continue-numbering="true" text:style-name="L20">
        <text:list-item>
          <text:p text:style-name="P196">Para el caso de habilitar realización de codi del año anterior </text:p>
          <text:list>
            <text:list-item>
              <text:p text:style-name="P205">Modificar el procedimiento almacenado: “sai_generar_codigo_codi” e incorporar las siguientes líneas:</text:p>
            </text:list-item>
          </text:list>
        </text:list-item>
      </text:list>
      <text:p text:style-name="P27"><text:tab/><text:tab/>if (docu_id='codi') then </text:p>
      <text:list xml:id="list173342520690524" text:continue-numbering="true" text:style-name="L20">
        <text:list-item>
          <text:list>
            <text:list-item>
              <text:list>
                <text:list-item>
                  <text:list>
                    <text:list-header>
                      <text:p text:style-name="P205">ao_actual:=2011; </text:p>
                    </text:list-header>
                  </text:list>
                  <text:p text:style-name="P205">end if;</text:p>
                </text:list-item>
              </text:list>
            </text:list-item>
            <text:list-item>
              <text:p text:style-name="P205">Modificar el procedimiento almacenado sai insert comp_diario y agregar la siguiente línea:</text:p>
              <text:list>
                <text:list-header>
                  <text:p text:style-name="P205">fecha := '2011-12-30 12:15:00';</text:p>
                </text:list-header>
              </text:list>
            </text:list-item>
            <text:list-item>
              <text:p text:style-name="P205">Modificar el archivo /documentos/codi/codi_1.php y colocar la siguiente <text:soft-page-break/>línea:</text:p>
              <text:list>
                <text:list-header>
                  <text:p text:style-name="P205">//$anno= $_SESSION['an_o_presupuesto']; </text:p>
                  <text:p text:style-name="P205">$anno= 2011;</text:p>
                </text:list-header>
              </text:list>
            </text:list-item>
            <text:list-item>
              <text:p text:style-name="P205">Modificar el archivo “includes/arbolCategoria”</text:p>
              <text:list>
                <text:list-header>
                  <text:p text:style-name="P205"><text:bookmark text:name=":v1"/>$anno_pres=2012;<text:line-break/>$an_o_presupuesto=2012;<text:line-break/>if ($campo_opcion=="codi" || strcmp($campo_opcion,"codi")==0){</text:p>
                  <text:list>
                    <text:list-header>
                      <text:p text:style-name="P205">$anno_pres=2011;<text:line-break/>$an_o_presupuesto=2011;</text:p>
                    </text:list-header>
                  </text:list>
                </text:list-header>
              </text:list>
            </text:list-item>
          </text:list>
        </text:list-item>
      </text:list>
      <text:p text:style-name="P163">}</text:p>
      <text:list xml:id="list173344470553298" text:continue-numbering="true" text:style-name="L20">
        <text:list-item>
          <text:list>
            <text:list-item>
              <text:list>
                <text:list-header>
                  <text:p text:style-name="P208">OJO: Revertir una vez que se inicien los codi del año actual (2012)</text:p>
                </text:list-header>
              </text:list>
            </text:list-item>
          </text:list>
        </text:list-item>
        <text:list-item>
          <text:p text:style-name="P200">Para registrar las partidas del año anterior al nuevo ano; ejecutar el siguiente query:</text:p>
          <text:list>
            <text:list-header>
              <text:p text:style-name="P206">INSERT INTO sai_partida </text:p>
              <text:p text:style-name="P206">(SELECT </text:p>
              <text:list>
                <text:list-header>
                  <text:p text:style-name="P206">part_id, </text:p>
                  <text:p text:style-name="P206">'2012', </text:p>
                  <text:p text:style-name="P206">part_nombre, </text:p>
                  <text:p text:style-name="P206">part_especial, </text:p>
                  <text:p text:style-name="P206">part_observa, </text:p>
                  <text:p text:style-name="P206">usua_login, </text:p>
                  <text:p text:style-name="P206">esta_id, </text:p>
                  <text:p text:style-name="P206">part_regular </text:p>
                </text:list-header>
              </text:list>
              <text:p text:style-name="P206"><text:soft-page-break/>FROM </text:p>
              <text:list text:continue-numbering="true">
                <text:list-header>
                  <text:p text:style-name="P206">sai_partida </text:p>
                </text:list-header>
              </text:list>
              <text:p text:style-name="P206">WHERE </text:p>
              <text:list text:continue-numbering="true">
                <text:list-header>
                  <text:p text:style-name="P206">pres_anno = '2011' </text:p>
                </text:list-header>
              </text:list>
              <text:p text:style-name="P206">)</text:p>
            </text:list-header>
          </text:list>
        </text:list-item>
        <text:list-item>
          <text:p text:style-name="P200">Si se requiere cambiar el número de un codi manualmente que se generó erróneamente con la numeración del año nuevo, se debe modificar el número del codi de las siguientes tablas:</text:p>
          <text:list>
            <text:list-item>
              <text:p text:style-name="P206">sai_comp_diario</text:p>
            </text:list-item>
            <text:list-item>
              <text:p text:style-name="P206">sai_codi</text:p>
            </text:list-item>
            <text:list-item>
              <text:p text:style-name="P206">sai_reng_comp</text:p>
            </text:list-item>
            <text:list-item>
              <text:p text:style-name="P206">sai_causado</text:p>
            </text:list-item>
            <text:list-item>
              <text:p text:style-name="P206">sai_pagado</text:p>
            </text:list-item>
            <text:list-item>
              <text:p text:style-name="P206">sai_mov_ctabanco</text:p>
            </text:list-item>
            <text:list-item>
              <text:p text:style-name="P206">sai_ctabanco_saldo</text:p>
            </text:list-item>
            <text:list-item>
              <text:p text:style-name="P206">sai_doc_genera</text:p>
            </text:list-item>
          </text:list>
        </text:list-item>
        <text:list-item>
          <text:p text:style-name="P200">Para el caso de incorporar las partidas temporales en la forma1125_det se debe ejecutar el siguiente query:</text:p>
          <text:p text:style-name="P206">INSERT INTO sai_fo1125_det (part_id, pres_anno, fodt_monto, fodt_mes, form_id)</text:p>
          <text:p text:style-name="P206">(SELECT A.part_id, '<text:span text:style-name="T103">2012</text:span>',99999999,1, B.form_id</text:p>
          <text:list>
            <text:list-header>
              <text:p text:style-name="P206">FROM sai_partida A, sai_forma_1125 B</text:p>
              <text:p text:style-name="P206">WHERE A.pres_anno=2012 and A.part_id like '4.11.%' and A.part_id not like '%.00.00'</text:p>
              <text:p text:style-name="P206">and B.pres_anno= <text:s/><text:span text:style-name="T80">2012</text:span>)<text:span text:style-name="T73"> --</text:span>(nuevo_año) <text:tab/></text:p>
            </text:list-header>
          </text:list>
        </text:list-item>
        <text:list-item>
          <text:p text:style-name="P200">Para el caso de actas de incorporación de bienes que eran del año anterior:</text:p>
          <text:p text:style-name="P206"><text:soft-page-break/>Cambiar el nro de acta en sai_bien_inco y sai_biin_items; haciendo uso del número mayor de inco del año anterior. Para ello primero se debe eliminar el constraint “incorporación” de la tabla sai_biin_items</text:p>
        </text:list-item>
        <text:list-item>
          <text:p text:style-name="P200"><text:s/>Para habilitar reportes de presupuesto del año anterior:</text:p>
          <text:list>
            <text:list-item>
              <text:p text:style-name="P205">Modificar el archivo documentos/comp/comp_proveedor.php</text:p>
              <text:list>
                <text:list-item>
                  <text:p text:style-name="P205">Debajo de la línea 14:</text:p>
                </text:list-item>
              </text:list>
            </text:list-item>
          </text:list>
        </text:list-item>
      </text:list>
      <text:p text:style-name="P39"><text:span text:style-name="T49"><text:tab/><text:tab/>$pressAnno = $_SESSION[</text:span><text:span text:style-name="T112">'an_o_presupuesto'</text:span><text:span text:style-name="T49">];</text:span></text:p>
      <text:list xml:id="list173343441922844" text:continue-numbering="true" text:style-name="L20">
        <text:list-item>
          <text:list>
            <text:list-item>
              <text:list>
                <text:list-item>
                  <text:p text:style-name="P205">Colocar:</text:p>
                </text:list-item>
              </text:list>
            </text:list-item>
          </text:list>
        </text:list-item>
      </text:list>
      <text:p text:style-name="P29"><text:tab/><text:tab/>$pressAnno = 2011;</text:p>
      <text:list xml:id="list173343941692879" text:continue-numbering="true" text:style-name="L20">
        <text:list-item>
          <text:list>
            <text:list-item>
              <text:p text:style-name="P205">Modificar el archivo documentos/comp/comp_proveedorXLS.php</text:p>
              <text:list>
                <text:list-item>
                  <text:p text:style-name="P205">Debajo de la línea 15:</text:p>
                  <text:list>
                    <text:list-header>
                      <text:p text:style-name="P207">$pressAnno = $_SESSION[<text:span text:style-name="T104">'an_o_presupuesto'</text:span>];</text:p>
                    </text:list-header>
                  </text:list>
                </text:list-item>
                <text:list-item>
                  <text:p text:style-name="P205">Colocar:</text:p>
                  <text:list>
                    <text:list-header>
                      <text:p text:style-name="P207">$pressAnno = 2011;</text:p>
                    </text:list-header>
                  </text:list>
                </text:list-item>
              </text:list>
            </text:list-item>
            <text:list-item>
              <text:p text:style-name="P205">Modificar el archivo documentos/comp/comp_proveedor_detalle.php</text:p>
              <text:list>
                <text:list-item>
                  <text:p text:style-name="P205">Debajo de la línea 16:</text:p>
                  <text:list>
                    <text:list-header>
                      <text:p text:style-name="P207">$press_anno = $_SESSION[<text:span text:style-name="T104">'an_o_presupuesto'</text:span>];</text:p>
                    </text:list-header>
                  </text:list>
                </text:list-item>
                <text:list-item>
                  <text:p text:style-name="P207">Colocar:</text:p>
                  <text:list>
                    <text:list-header>
                      <text:p text:style-name="P207">$press_anno = 2011;</text:p>
                    </text:list-header>
                  </text:list>
                </text:list-item>
              </text:list>
            </text:list-item>
            <text:list-item>
              <text:p text:style-name="P207">Modificar el archivo documentos/comp/comp_proveedor_detalleXLS.php</text:p>
              <text:list>
                <text:list-item>
                  <text:p text:style-name="P207"><text:soft-page-break/>Debajo de la línea 19:</text:p>
                  <text:list>
                    <text:list-header>
                      <text:p text:style-name="P207">$press_anno = $_SESSION[<text:span text:style-name="T104">'an_o_presupuesto'</text:span>];</text:p>
                    </text:list-header>
                  </text:list>
                </text:list-item>
                <text:list-item>
                  <text:p text:style-name="P207">Colocar:</text:p>
                  <text:list>
                    <text:list-header>
                      <text:p text:style-name="P207">$pres_anno = 2011; </text:p>
                      <text:p text:style-name="P210">$press_anno = 2011;</text:p>
                    </text:list-header>
                  </text:list>
                </text:list-item>
              </text:list>
            </text:list-item>
            <text:list-item>
              <text:p text:style-name="P211">Modificar los archivos <text:s/></text:p>
              <text:list>
                <text:list-item>
                  <text:list>
                    <text:list-header>
                      <text:p text:style-name="P211">- acciones/comp/comp.php </text:p>
                      <text:p text:style-name="P211">- acciones/pcta/pcta.php</text:p>
                      <text:p text:style-name="P211">- acciones/modificacionespresupuestarias/mpresupuestarias.php</text:p>
                      <text:p text:style-name="P211">- lib/modelo/puntoCuenta.php</text:p>
                      <text:p text:style-name="P211">- lib/modelo/compromiso.php</text:p>
                      <text:p text:style-name="P211">- lib/modelo/proyecto.php</text:p>
                      <text:p text:style-name="P211">- lib/modelo/accioncentralizada.php</text:p>
                      <text:p text:style-name="P212">- lib/modelo/general.php, en el metodo: GetAllAccionesEspecificasCortas</text:p>
                      <text:p text:style-name="P211"/>
                    </text:list-header>
                  </text:list>
                </text:list-item>
                <text:list-item>
                  <text:p text:style-name="P211">remplazar <text:s/>todos <text:s/>los : <text:s/>$_SESSION[<text:span text:style-name="T104">'an_o_presupuesto'</text:span>] </text:p>
                </text:list-item>
                <text:list-item>
                  <text:p text:style-name="P213">Por:</text:p>
                  <text:list>
                    <text:list-header>
                      <text:p text:style-name="P211">/*$_SESSION[<text:span text:style-name="T104">'an_o_presupuesto'</text:span>]*/'2014';</text:p>
                    </text:list-header>
                  </text:list>
                  <text:p text:style-name="P214"><text:soft-page-break/></text:p>
                </text:list-item>
              </text:list>
            </text:list-item>
            <text:list-item>
              <text:p text:style-name="P210">Modificar el archivo reportes/presupuesto/momentoPresupuestario.php</text:p>
              <text:list>
                <text:list-item>
                  <text:p text:style-name="P210">Debajo de la línea 15:</text:p>
                  <text:list>
                    <text:list-header>
                      <text:p text:style-name="P210">$pres_anno = $_SESSION[<text:span text:style-name="T104">'an_o_presupuesto'</text:span>];</text:p>
                    </text:list-header>
                  </text:list>
                </text:list-item>
                <text:list-item>
                  <text:p text:style-name="P210">Colocar:</text:p>
                  <text:list>
                    <text:list-item>
                      <text:p text:style-name="P210">$pres_anno = 2011;</text:p>
                    </text:list-item>
                  </text:list>
                </text:list-item>
              </text:list>
            </text:list-item>
            <text:list-item>
              <text:p text:style-name="P210">Modificar el archivo reportes/presupuesto/disponibilidad.php</text:p>
              <text:list>
                <text:list-item>
                  <text:p text:style-name="P210">Debajo de la línea 49:</text:p>
                  <text:list>
                    <text:list-header>
                      <text:p text:style-name="P210">$anno_pres=$_SESSION[<text:span text:style-name="T104">'an_o_presupuesto'</text:span>];</text:p>
                    </text:list-header>
                  </text:list>
                </text:list-item>
                <text:list-item>
                  <text:p text:style-name="P210">Colocar:</text:p>
                  <text:list>
                    <text:list-header>
                      <text:p text:style-name="P210">// Descomentar para que muestre el reporte de disponibilidad del año presupuestario especificado</text:p>
                      <text:p text:style-name="P210">$anno_pres=2011;</text:p>
                    </text:list-header>
                  </text:list>
                </text:list-item>
              </text:list>
            </text:list-item>
            <text:list-item>
              <text:p text:style-name="P210">Modificar el archivo reportes/presupuesto/disponibilidadXLS.php</text:p>
              <text:list>
                <text:list-item>
                  <text:p text:style-name="P210">Debajo de la línea 51:</text:p>
                  <text:list>
                    <text:list-header>
                      <text:p text:style-name="P210">$anno_pres=$_SESSION[<text:span text:style-name="T104">'an_o_presupuesto'</text:span>];</text:p>
                    </text:list-header>
                  </text:list>
                </text:list-item>
                <text:list-item>
                  <text:p text:style-name="P210">Colocar:</text:p>
                  <text:list>
                    <text:list-header>
                      <text:p text:style-name="P210">$anno_pres=2011;</text:p>
                    </text:list-header>
                  </text:list>
                </text:list-item>
              </text:list>
            </text:list-item>
            <text:list-item>
              <text:p text:style-name="P210">Modificar el archivo reportes/presupuesto/disponibilidad_PDF.php</text:p>
              <text:list>
                <text:list-item>
                  <text:p text:style-name="P210"><text:soft-page-break/>Debajo de la línea 54:</text:p>
                  <text:list>
                    <text:list-header>
                      <text:p text:style-name="P210">$anno_pres=$_SESSION[<text:span text:style-name="T104">'an_o_presupuesto'</text:span>];</text:p>
                      <text:p text:style-name="P210">// Descomentar para que muestre el reporte de disponibilidad del año presupuestario especificado</text:p>
                      <text:p text:style-name="P210">$anno_pres=2011;</text:p>
                    </text:list-header>
                  </text:list>
                </text:list-item>
              </text:list>
              <text:p text:style-name="P214"/>
            </text:list-item>
          </text:list>
        </text:list-item>
        <text:list-item>
          <text:p text:style-name="P201">Para actualizar los saldos iniciales de los bancos por año: <text:span text:style-name="T101">Nota:</text:span><text:span text:style-name="T99"> Estos ingresos se realizan una vez esté hecho el cierre total del año anterior. Los saldos iniciales de los bancos son proporcionados por el equipo de contabilidad.</text:span></text:p>
          <text:list>
            <text:list-item>
              <text:p text:style-name="P210"><text:s/>Ir a la tabla sai_ctabanco_saldo where docg_id='sb-anoAnterior'</text:p>
            </text:list-item>
            <text:list-item>
              <text:p text:style-name="P210">Ingresar nuevamente cada cuenta, y colocar el saldo inicial (proporcionado por contabilidad); en docg_id colocar 'sb-anoActual'.</text:p>
            </text:list-item>
          </text:list>
        </text:list-item>
        <text:list-item>
          <text:p text:style-name="P200">Para el caso de liberación de punto de cuenta:</text:p>
          <text:list>
            <text:list-item>
              <text:p text:style-name="P209">Modificar el archivo documentos/pcta/pcta_liberación.php</text:p>
            </text:list-item>
          </text:list>
        </text:list-item>
      </text:list>
      <text:list xml:id="list7762569648193214849" text:style-name="L23">
        <text:list-item>
          <text:list>
            <text:list-item>
              <text:p text:style-name="P237">Debajo de línea 14:</text:p>
              <text:p text:style-name="P256"><text:span text:style-name="T13">$anno_pres = $_SESSION[</text:span><text:span text:style-name="T105">'an_o_presupuesto'</text:span><text:span text:style-name="T13">];</text:span></text:p>
            </text:list-item>
            <text:list-item>
              <text:p text:style-name="P238">Colocar:</text:p>
              <text:p text:style-name="P257"><text:span text:style-name="T72">$anno_pres = 2011; <text:s/></text:span><text:span text:style-name="T118">// Para que se puedan realizar liberaciones de 2011 cuando la fecha actual es enero 2012</text:span></text:p>
            </text:list-item>
            <text:list-item>
              <text:p text:style-name="P239">Debajo de la línea 693:</text:p>
              <text:p text:style-name="P239">&lt;input type=<text:span text:style-name="T99">"text"</text:span> size=<text:span text:style-name="T99">"10"</text:span> id=<text:span text:style-name="T99">"fecha"</text:span> name=<text:span text:style-name="T99">"fecha"</text:span> class=<text:span text:style-name="T99">"dateparse"</text:span></text:p>
            </text:list-item>
            <text:list-item>
              <text:p text:style-name="P240">Colocar la fecha por defecto para el input establecida al año anterior</text:p>
            </text:list-item>
            <text:list-item>
              <text:p text:style-name="P239"><text:span text:style-name="T99">value="&lt;? </text:span><text:span text:style-name="T100">echo </text:span><text:span text:style-name="T99">trim($_REQUEST['fecha']) == "" ? "30/12/2011" : $_REQUEST['fecha'];?&gt;"</text:span></text:p>
            </text:list-item>
          </text:list>
        </text:list-item>
      </text:list>
      <text:p text:style-name="P50"/>
      <text:list xml:id="list173343709486569" text:continue-numbering="true" text:style-name="L23">
        <text:list-item>
          <text:p text:style-name="P237"><text:soft-page-break/>Modificar el archivo documentos/pcta/pcta_eliberación.php</text:p>
          <text:list>
            <text:list-item>
              <text:p text:style-name="P237">Debajo de línea 23:</text:p>
              <text:p text:style-name="P256"><text:span text:style-name="T13">$anno_pres=$_SESSION[</text:span><text:span text:style-name="T105">'an_o_presupuesto'</text:span><text:span text:style-name="T13">];</text:span></text:p>
            </text:list-item>
            <text:list-item>
              <text:p text:style-name="P238">Colocar:</text:p>
              <text:p text:style-name="P257"><text:span text:style-name="T72">$anno_pres = 2011; </text:span><text:span text:style-name="T118">// Para que se puedan realizar liberaciones de 2011 cuando la fecha actual es enero 2012</text:span></text:p>
              <text:p text:style-name="P276"/>
            </text:list-item>
          </text:list>
        </text:list-item>
        <text:list-item>
          <text:p text:style-name="P257"><text:span text:style-name="T13">Mo</text:span>dificar el stored procedure sai_generar_código</text:p>
          <text:list>
            <text:list-item>
              <text:p text:style-name="P257">Debajo de línea 27:</text:p>
              <text:p text:style-name="P257">select into anno substring(date_part('year',now()) <text:s/>from 3 for 4);</text:p>
            </text:list-item>
            <text:list-item>
              <text:p text:style-name="P257">Colocar:</text:p>
              <text:p text:style-name="P257">/* Comentar para liberación de pcta, compromisos y modificaciones presupuestarias del año actual */</text:p>
              <text:p text:style-name="P257">if(docu_id = 'pcta') then</text:p>
              <text:list>
                <text:list-header>
                  <text:p text:style-name="P257">anno := 11; <text:s/>-- Año anterior (dos dígitos)</text:p>
                </text:list-header>
              </text:list>
              <text:p text:style-name="P257">end if;</text:p>
              <text:p text:style-name="P257">/* Fin de comentar para liberación de pcta, compromisos y modificaciones presupuestarias del año actual */</text:p>
            </text:list-item>
            <text:list-item>
              <text:p text:style-name="P257">Debajo de la línea 59:</text:p>
              <text:p text:style-name="P257">condicion_where := '';</text:p>
            </text:list-item>
            <text:list-item>
              <text:p text:style-name="P257">Colocar:</text:p>
              <text:p text:style-name="P257">/* Comentar para liberación de pcta, compromisos y modificaciones presupuestarias del año actual <text:s/>*/</text:p>
              <text:p text:style-name="P257"/>
              <text:p text:style-name="P257">if((docu_id = 'comp' or docu_id = 'pcta' or docu_id = 'pmod') AND dependencia_id = 400) then</text:p>
              <text:p text:style-name="P257"><text:s text:c="7"/>condicion_where = 'AND substring(' || fecha_creacion || ' FROM 1 FOR 4) = 2011' ; <text:s/>-- Año anterior</text:p>
              <text:p text:style-name="P257">end if;</text:p>
              <text:p text:style-name="P257"/>
              <text:p text:style-name="P257">/* Fin de comentar para liberación de pcta, compromisos y modificaciones <text:soft-page-break/>presupuestarias del año actual <text:s/>*/</text:p>
            </text:list-item>
            <text:list-item>
              <text:p text:style-name="P257">Debajo de la línea 83:</text:p>
              <text:p text:style-name="P257">anno_completo:=CAST(date_part('year',now()) as integer);</text:p>
            </text:list-item>
            <text:list-item>
              <text:p text:style-name="P257">Colocar:</text:p>
              <text:p text:style-name="P257">/* Comentar para liberación de pcta, compromisos y modificaciones presupuestarias del año actual */</text:p>
              <text:p text:style-name="P257">if(docu_id = 'pcta') then</text:p>
              <text:list>
                <text:list-header>
                  <text:p text:style-name="P257">anno_completo := 2011; <text:s/>-- Año anterior</text:p>
                </text:list-header>
              </text:list>
              <text:p text:style-name="P257">end if;</text:p>
              <text:p text:style-name="P257">/* Fin de comentar para liberación de pcta, compromisos y modificaciones presupuestarias del año actual */</text:p>
            </text:list-item>
          </text:list>
        </text:list-item>
      </text:list>
      <text:p text:style-name="P86"/>
      <text:list xml:id="list173343686227676" text:continue-numbering="true" text:style-name="L23">
        <text:list-item>
          <text:p text:style-name="P257">Modificar el stored procedure sai_insert_doc_generado</text:p>
          <text:list>
            <text:list-item>
              <text:p text:style-name="P257">Debajo de la línea 13:</text:p>
              <text:p text:style-name="P257">if ( <text:s/>(char_length(trim(documento_id)) = 0) or <text:s/>(char_length(trim(solicitante)) = 0) </text:p>
              <text:list>
                <text:list-header>
                  <text:p text:style-name="P257">or <text:s/>(char_length(trim(perfil_solicitante)) = 0) ) then</text:p>
                  <text:p text:style-name="P257">RAISE EXCEPTION <text:s/>'Parametros de entrada incompletos';</text:p>
                </text:list-header>
              </text:list>
              <text:p text:style-name="P257">end if;</text:p>
            </text:list-item>
            <text:list-item>
              <text:p text:style-name="P257">Colocar:</text:p>
              <text:p text:style-name="P257">/* Comentar para liberación de pcta, compromisos y modificaciones presupuestarias del año actual */</text:p>
              <text:p text:style-name="P257">if(substring(documento_id from 1 for 4)='pcta') then</text:p>
              <text:list>
                <text:list-header>
                  <text:p text:style-name="P257">fecha_documento := timestamp '2011-12-30 00:00:00'; <text:s/>-- Fecha del año anterior</text:p>
                </text:list-header>
              </text:list>
              <text:p text:style-name="P257">end if;</text:p>
              <text:p text:style-name="P257">/* Fin de comentar para liberación de pcta, compromisos y modificaciones presupuestarias del año actual */</text:p>
            </text:list-item>
          </text:list>
        </text:list-item>
      </text:list>
      <text:p text:style-name="P86"/>
      <text:list xml:id="list173343839946801" text:continue-numbering="true" text:style-name="L23">
        <text:list-item>
          <text:p text:style-name="P257">Modificar el stored procedure sai_insert_pcta_traza</text:p>
          <text:list>
            <text:list-item>
              <text:p text:style-name="P257">Debajo de la línea 35:</text:p>
              <text:p text:style-name="P257"><text:soft-page-break/>fecha <text:s/>:= (select to_char(now(),'YYYY-MM-DD HH12:MI:SS AM') );</text:p>
            </text:list-item>
            <text:list-item>
              <text:p text:style-name="P257">Colocar:</text:p>
              <text:p text:style-name="P257">/* Comentar para liberación de pcta del año actual */</text:p>
              <text:p text:style-name="P257">fecha <text:s/>:= timestamp '2011-12-30 00:00:00'; <text:s/>-- Fecha del año anterior</text:p>
              <text:p text:style-name="P257">/* Fin de comentar para liberación de pcta del año actual */</text:p>
            </text:list-item>
          </text:list>
        </text:list-item>
      </text:list>
      <text:p text:style-name="P86"/>
      <text:list xml:id="list173344014308992" text:continue-numbering="true" text:style-name="L23">
        <text:list-item>
          <text:p text:style-name="P257">Modificar el stored procedure sai_insert_pcta_imputa_traza</text:p>
          <text:list>
            <text:list-item>
              <text:p text:style-name="P257">Debajo de la línea 24:</text:p>
              <text:p text:style-name="P257">fecha <text:s/>:= now();</text:p>
            </text:list-item>
            <text:list-item>
              <text:p text:style-name="P257">Colocar:</text:p>
              <text:p text:style-name="P257">/* Comentar para liberación de pcta del año actual */</text:p>
              <text:p text:style-name="P257">fecha <text:s/>:= timestamp '2011-12-30 00:00:00'; <text:s/>-- Fecha del año anterior</text:p>
              <text:p text:style-name="P257">/* Fin de comentar para liberación de pcta del año actual */</text:p>
            </text:list-item>
          </text:list>
        </text:list-item>
      </text:list>
      <text:p text:style-name="P86"/>
      <text:p text:style-name="P86">--) Para arbolitos de partidas y proyectos</text:p>
      <text:p text:style-name="P86"/>
      <text:p text:style-name="P86">En el archivo include/arbolCategoria</text:p>
      <text:p text:style-name="P86"/>
      <text:p text:style-name="P86">Pendiente con las lìneas de los seteos de proyectos</text:p>
      <text:p text:style-name="P86"/>
      <text:p text:style-name="P86"><text:span text:style-name="T104">" AND (sf1125.depe_cosige = '"</text:span><text:span text:style-name="T2">.$dependencia.</text:span><text:span text:style-name="T104">"' OR (sf1125.form_tipo = 0::BIT AND sf1125.form_id_p_ac = '2014-AC' AND sf1125.form_id_aesp = '2014-AC' ))"</text:span></text:p>
      <text:p text:style-name="P75">12) Para generar transferencias del año anterior</text:p>
      <text:p text:style-name="P99"/>
      <text:list xml:id="list950059183151463462" text:style-name="L24">
        <text:list-item>
          <text:p text:style-name="P267">Modificar el procedimiento almacenado sai_generar_codigo. Descomentar 3 if, que tienen los casos de los tran.</text:p>
        </text:list-item>
        <text:list-item>
          <text:p text:style-name="P267">Modificar el procedimiento almacenado sai_insert_pago_transferencia:</text:p>
          <text:list>
            <text:list-header>
              <text:p text:style-name="P267">Sustituir la línea</text:p>
              <text:p text:style-name="P267">new_trans_fecha <text:s/>:= (select to_char(now(),'YYYY-MM-DD HH12:MI:SS AM') );</text:p>
              <text:p text:style-name="P267">Por la línea</text:p>
              <text:p text:style-name="P267">new_trans_fecha <text:s/>:= '2014-12-30' || (select to_char(now(),' HH12:MI:SS <text:soft-page-break/>AM') );</text:p>
            </text:list-header>
          </text:list>
        </text:list-item>
        <text:list-item>
          <text:p text:style-name="P267">Modificar el procedimeinto almacenado sai_insert_doc_generado</text:p>
          <text:list>
            <text:list-header>
              <text:p text:style-name="P267">Descomentar las siguientes líneas:</text:p>
              <text:list>
                <text:list-header>
                  <text:p text:style-name="P267">if(substring(documento_id from 1 for 4)='tran') then</text:p>
                </text:list-header>
              </text:list>
              <text:p text:style-name="P267"><text:s text:c="6"/><text:tab/>fecha_documento := timestamp '2014-12-30 00:00:00'; -- Fecha del año anterior</text:p>
              <text:p text:style-name="P267"><text:s text:c="4"/>end if;</text:p>
            </text:list-header>
          </text:list>
        </text:list-item>
      </text:list>
      <text:p text:style-name="P74"/>
      <text:p text:style-name="P75">12) Para aprobar transferencias del año anterior. Esto es al aprobar las transferencias, verificar los procesos de aprobar pagos con chequesm para validar cuales aplican a las tranferencias.</text:p>
      <text:p text:style-name="P75"><text:tab/></text:p>
      <text:list xml:id="list2364379828592158136" text:style-name="L25">
        <text:list-item>
          <text:p text:style-name="P268">Modificar el archivo documentos/tran/tran_4.php y descomentar la línea 15</text:p>
          <text:p text:style-name="P261"/>
          <text:p text:style-name="P258"><text:span text:style-name="T119">/*</text:span><text:span text:style-name="T120">Parche</text:span><text:span text:style-name="T119"> para que se puedan aprobar tran del a</text:span><text:span text:style-name="T113">ño anterior, comentar para tran del año actual*/</text:span></text:p>
          <text:p text:style-name="P266"><text:span text:style-name="T2">$a_oPresupuesto = </text:span><text:span text:style-name="T104">'2014'</text:span><text:span text:style-name="T2">;</text:span></text:p>
        </text:list-item>
        <text:list-item>
          <text:p text:style-name="P281"><text:span text:style-name="T87">Modificar el archivo documentos/tran/</text:span><text:span text:style-name="T84">tran_e4</text:span><text:span text:style-name="T87">.php y descomentar la línea 13</text:span></text:p>
          <text:p text:style-name="P258"><text:span text:style-name="T119">/*Parche para que se puedan aprobar tran del a</text:span><text:span text:style-name="T113">ño anterior, comentar para tran del año actual*/</text:span></text:p>
          <text:p text:style-name="P266"><text:span text:style-name="T2"><text:tab/><text:tab/>$a_oPresupuesto = </text:span><text:span text:style-name="T104">'2013'</text:span><text:span text:style-name="T2">;</text:span></text:p>
          <text:p text:style-name="P272"/>
        </text:list-item>
      </text:list>
      <text:p text:style-name="P74"/>
      <text:list xml:id="list173344105485964" text:continue-numbering="true" text:style-name="L25">
        <text:list-item>
          <text:p text:style-name="P273">Modificar el procedimiento almacenado sai_generar_codigo_comp_diario y agregar lo sieguiente en la línea 60:</text:p>
        </text:list-item>
      </text:list>
      <text:p text:style-name="P74"><text:tab/></text:p>
      <text:p text:style-name="P74"><text:tab/>if (docu_id='coda') then</text:p>
      <text:p text:style-name="P74"><text:s text:c="6"/><text:tab/><text:tab/>ao_actual:=2013; -- Año anterior</text:p>
      <text:p text:style-name="P74"><text:s text:c="6"/><text:tab/><text:tab/>ult_fecha:=2013; -- Año anterior</text:p>
      <text:p text:style-name="P74"><text:s text:c="4"/><text:tab/>end if;</text:p>
      <text:p text:style-name="P74"/>
      <text:p text:style-name="P74"/>
      <text:p text:style-name="P74"/>
      <text:p text:style-name="P75">13) Para generar pagos con cheques (pgch) del año anterior. (Año actual 2014)</text:p>
      <text:p text:style-name="P74"/>
      <text:p text:style-name="P74"/>
      <text:p text:style-name="P74"><text:s text:c="6"/>1 . Modificar el archivo documentos/pgch/pgch_1.php y descomentar la línea 16</text:p>
      <text:list xml:id="list6932381074092453630" text:style-name="L26">
        <text:list-item>
          <text:p text:style-name="P277">/*Parche para que se puedan emitir pgch del año anterior, comentar para pgch del año actual*/</text:p>
          <text:p text:style-name="P274"><text:span text:style-name="T48">$a_oPresupuesto = </text:span><text:span text:style-name="T109">'2013'</text:span><text:span text:style-name="T48">;</text:span></text:p>
          <text:p text:style-name="P274"><text:soft-page-break/></text:p>
        </text:list-item>
      </text:list>
      <text:p text:style-name="P74"/>
      <text:p text:style-name="P74"><text:s text:c="6"/>2. Modificar el archivo documentos/pgch/pgch_e1.php y descomentar la línea 37</text:p>
      <text:list xml:id="list3488273796506544911" text:style-name="L27">
        <text:list-item>
          <text:p text:style-name="P278">/*Parche para que se puedan emitir pgch del año anterior, comentar para pgch del año actual*/</text:p>
          <text:p text:style-name="P275"><text:span text:style-name="T48">$a_oPresupuesto = </text:span><text:span text:style-name="T109">'2013'</text:span><text:span text:style-name="T48">;</text:span></text:p>
        </text:list-item>
      </text:list>
      <text:p text:style-name="P52"/>
      <text:p text:style-name="P52"/>
      <text:p text:style-name="P51"><text:s text:c="6"/>3. Modificar el procedimiento almacenado sai_generar_codigo (Describir los cambios, aplica para <text:tab/>varios documentos)</text:p>
      <text:p text:style-name="P51"/>
      <text:p text:style-name="P51"><text:s text:c="5"/>4. Modificar el procedimiento almacenado sai_insert_pago_cheque y establecer la fecha del año <text:tab/>anterior en la que se desea queden emitidos los pgch (línea 20)</text:p>
      <text:p text:style-name="P51"/>
      <text:list xml:id="list715747233939396343" text:style-name="L28">
        <text:list-item>
          <text:p text:style-name="P241">/*</text:p>
          <text:p text:style-name="P241">Permite establecer la fecha de los pgch al año deseado, en este caso al año anterior.</text:p>
          <text:p text:style-name="P241">para los pgch del año actual comentar la siguiente línea</text:p>
        </text:list-item>
      </text:list>
      <text:p text:style-name="P51"><text:tab/><text:tab/>*/</text:p>
      <text:p text:style-name="P51"><text:tab/><text:tab/>new_pgch_fecha:= timestamp '2013-12-30 00:00:00';</text:p>
      <text:p text:style-name="P51"/>
      <text:p text:style-name="P117"><text:s text:c="7"/>5. Modificar el procedimiento almacenado sai_emitir_cheque (Línea 14) y establecer la fecha <text:tab/>de emisión del cheque al año anterior</text:p>
      <text:list xml:id="list7148179660216193596" text:style-name="L29">
        <text:list-item>
          <text:p text:style-name="P295">/*Establecer la fecha del cheque al año anterior, para cheques del año actual descomentar la siguiente línea*/</text:p>
        </text:list-item>
      </text:list>
      <text:p text:style-name="P117"><text:tab/><text:tab/>fecha_cheque:= timestamp '2013-12-30 00:00:00';</text:p>
      <text:p text:style-name="P159"><text:span text:style-name="T2"><text:s text:c="7"/>6. Modificar el procedimiento almacenado sai_insert_cheque_estado y establecer la fecha de <text:tab/>cambio de estado del cheque al a</text:span>ño anterior</text:p>
      <text:list xml:id="list7509850595546902181" text:style-name="L30">
        <text:list-item>
          <text:p text:style-name="P177">/*Parche para que el cambio de estado del cheque quede en el año anterior, para pgch del año actual</text:p>
        </text:list-item>
      </text:list>
      <text:p text:style-name="P148"><text:tab/><text:tab/>comentar la siguiente línea*/</text:p>
      <text:p text:style-name="P148"><text:tab/><text:tab/>fecha_accion timestamp:= '2013-12-30 00:00:00';</text:p>
      <text:p text:style-name="P117"/>
      <text:p text:style-name="P117"><text:s text:c="7"/>7. Modificar el procedimiento almacenado sai_insert_doc_generado y establecer la fecha de <text:tab/>creación del documento al año anterior</text:p>
      <text:list xml:id="list7182866137304636285" text:style-name="L31">
        <text:list-item>
          <text:p text:style-name="P296">/* Comentar para liberación de pcta, compromisos y modificaciones presupuestarias del año actual */</text:p>
        </text:list-item>
      </text:list>
      <text:p text:style-name="P117"><text:tab/><text:tab/>if(substring(documento_id from 1 for 4)='pcta' or substring(documento_id from 1 for <text:tab/><text:tab/>4)='comp' or substring(documento_id from 1 for 4)='pmod' or <text:tab/><text:tab/><text:tab/><text:tab/><text:tab/>substring(documento_id <text:tab/><text:tab/>from 1 for 4)='pgch') then</text:p>
      <text:p text:style-name="P117"><text:s text:c="8"/><text:tab/><text:tab/><text:tab/>fecha_documento := timestamp '2013-12-30 00:00:00'; -- Fecha del año anterior</text:p>
      <text:p text:style-name="P117"><text:s text:c="4"/><text:tab/><text:tab/>end if;</text:p>
      <text:p text:style-name="P75"><text:soft-page-break/>14) Para aprobar pagos con cheques (pgch) del año anterior. (Año actual 2014) ( Verificar si también afecta los pagos con tranferencias)</text:p>
      <text:p text:style-name="P75"><text:s/></text:p>
      <text:p text:style-name="P87"><text:tab/>No se modifico sai_pres_anula_movi, no se debería hacer ninguna anulación.</text:p>
      <text:p text:style-name="P88"/>
      <text:list xml:id="list8836591683647850253" text:style-name="L32">
        <text:list-item>
          <text:p text:style-name="P262">Modificar el archivo documentos/pgch/pgch_4.php y descomentar la línea 14</text:p>
        </text:list-item>
      </text:list>
      <text:list xml:id="list8841010493237087026" text:style-name="L33">
        <text:list-item>
          <text:p text:style-name="P259"><text:span text:style-name="T119">/*</text:span><text:span text:style-name="T120">Parche</text:span><text:span text:style-name="T119"> para que se puedan aprobar pgch del a</text:span><text:span text:style-name="T113">ño anterior, comentar para pgch del año actual*/</text:span></text:p>
        </text:list-item>
      </text:list>
      <text:p text:style-name="P149"><text:span text:style-name="T2"><text:tab/><text:tab/>$a_oPresupuesto = </text:span><text:span text:style-name="T104">'2013'</text:span><text:span text:style-name="T2">;</text:span></text:p>
      <text:p text:style-name="P87"/>
      <text:p text:style-name="P72"><text:s text:c="6"/>2 . Modificar el archivo documentos/pgch/pgch_e4.php y descomentar la línea 14</text:p>
      <text:list xml:id="list7875268869973712251" text:style-name="L34">
        <text:list-item>
          <text:p text:style-name="P260"><text:span text:style-name="T119">/*Parche para que se puedan aprobar pgch del a</text:span><text:span text:style-name="T113">ño anterior, comentar para pgch del año actual*/</text:span></text:p>
        </text:list-item>
      </text:list>
      <text:p text:style-name="P149"><text:span text:style-name="T2"><text:tab/><text:tab/>$a_oPresupuesto = </text:span><text:span text:style-name="T104">'2013'</text:span><text:span text:style-name="T2">;</text:span></text:p>
      <text:p text:style-name="P87"/>
      <text:p text:style-name="P87">2.1. Modificar el archivo /vistas/reportes/tesoreria/impresionCheque.php y colocar:</text:p>
      <text:p text:style-name="P86"><text:span text:style-name="T13"><text:tab/><text:tab/></text:span><text:span text:style-name="T119">/*$dia = '30';</text:span></text:p>
      <text:p text:style-name="P145"><text:tab/><text:tab/>$mes = '12';</text:p>
      <text:p text:style-name="P145"><text:tab/><text:tab/>$anno = '2013';</text:p>
      <text:p text:style-name="P149"><text:span text:style-name="T113"><text:tab/><text:tab/>$fecha_numero = '30/12/2013';*/</text:span><text:span text:style-name="T2"><text:tab/><text:tab/></text:span></text:p>
      <text:p text:style-name="P87"/>
      <text:p text:style-name="P87"><text:s text:c="4"/>3. Modificar procedimiento almacenado generar_pagado y descomentar la línea 27</text:p>
      <text:list xml:id="list3342596051724249996" text:style-name="L35">
        <text:list-item>
          <text:p text:style-name="P263">/*Parche para que se puedan aprobar pgch de años anteriores*/</text:p>
          <text:p text:style-name="P263">fecha_emis <text:s/>:= timestamp '2013-12-30 00:00:00';</text:p>
        </text:list-item>
      </text:list>
      <text:p text:style-name="P87"/>
      <text:p text:style-name="P87"><text:s text:c="4"/>4. Modificar el procedimiento almacenado sai_pres_crear_pagado y descomentar la línea 43</text:p>
      <text:list xml:id="list455577505134798204" text:style-name="L36">
        <text:list-item>
          <text:p text:style-name="P264">/* Parche para que se puedan aprobar pgch del año pasado, para pgch del año actual comentar la línea siguiente*/</text:p>
        </text:list-item>
      </text:list>
      <text:p text:style-name="P87"><text:tab/><text:tab/>paga_fecha := '2013-12-30 00:00:00';</text:p>
      <text:p text:style-name="P87"/>
      <text:p text:style-name="P87"><text:s text:c="5"/>5. Modificar procedimiento almacenado sai_pres_crea_expe y descomentar la línea 27</text:p>
      <text:list xml:id="list7767670962580244229" text:style-name="L37">
        <text:list-item>
          <text:p text:style-name="P265"><text:soft-page-break/>/*Parche para poder aprobar pgch del año pasado, para pgch del año actual comentar la siguiente línea*/</text:p>
        </text:list-item>
      </text:list>
      <text:p text:style-name="P87"><text:tab/><text:tab/> expe_fecha := '2013-12-30 00:00:00';</text:p>
      <text:p text:style-name="P87"/>
      <text:p text:style-name="P87"><text:s text:c="3"/>6. Modificar procedimiento almacenado sai_insert_mov_cta_banc y descomentar la línea 21</text:p>
      <text:list xml:id="list173343742547379" text:continue-numbering="true" text:style-name="L37">
        <text:list-item>
          <text:p text:style-name="P265">fecha <text:s/>:= '2013-12-30 00:00:00'; --Esto es para poder realizar la aprobacion de pgch del mes anterior-- </text:p>
        </text:list-item>
      </text:list>
      <text:p text:style-name="P87"/>
      <text:p text:style-name="P87">7. Modificar procedimiento almacenado sai_insert_mov_cta_banc_haber y descomentar la línea 21</text:p>
      <text:list xml:id="list173343185616785" text:continue-numbering="true" text:style-name="L37">
        <text:list-item>
          <text:p text:style-name="P265">fecha <text:s/>:= '2013-12-30 00:00:00'; --Esto es para poder realizar la aprobacion de pgch del mes anterior-- </text:p>
        </text:list-item>
      </text:list>
      <text:p text:style-name="P87"/>
      <text:p text:style-name="P87">8. Modificar procedimiento almacenado sai_pres_cod_movimiento y descomentar la línea 5</text:p>
      <text:list xml:id="list173344214299029" text:continue-numbering="true" text:style-name="L37">
        <text:list-item>
          <text:p text:style-name="P265">mes int2 := 12; -- Esto es para generar codigo del causado y del pagado del mes de diciembre del año anterior.</text:p>
        </text:list-item>
      </text:list>
      <text:p text:style-name="P88">15) Para realizar ANULACION TOTAL de pgch para el año anterior. (Año actual 2014)</text:p>
      <text:p text:style-name="P87"><text:tab/></text:p>
      <text:p text:style-name="P89">1. Modificar el archivo /lib/modelo/reporteTesoreria.php y descomentar linea 761</text:p>
      <text:p text:style-name="P100"><text:tab/>/*Parche para anulación total de cheques del año anterior*/</text:p>
      <text:p text:style-name="P150"><text:span text:style-name="T2"><text:tab/></text:span><text:span text:style-name="T137">$an_o_presupuesto</text:span><text:span text:style-name="T2"> = 2014;</text:span></text:p>
      <text:p text:style-name="P150"/>
      <text:p text:style-name="P150"><text:span text:style-name="T2">2. </text:span><text:span text:style-name="T63">Modificar procedimiento almacenado anulacion_total comentar linea 34 a 37 y descomentar linea 38 a 39</text:span></text:p>
      <text:p text:style-name="P150"/>
      <text:p text:style-name="P150"><text:span text:style-name="T2">3. </text:span><text:span text:style-name="T63">Modificar procedimiento almacenado sai_insert_cheque_estado descomentar linea 13. </text:span><text:span text:style-name="T64">Esto afecta tanto la inserción de cheque como la anulación total de cheque</text:span></text:p>
      <text:p text:style-name="P150"/>
      <text:p text:style-name="P143"><text:tab/>fecha_accion := timestamp '2014-12-30 00:00:00';</text:p>
      <text:p text:style-name="P150"/>
      <text:p text:style-name="P143">4. Modificar procedimiento almacenado anulacion_total comentar linea 34 a 37 y descomentar linea 38 a 39</text:p>
      <text:p text:style-name="P150"><text:soft-page-break/></text:p>
      <text:p text:style-name="P151">Mosca con anulaciones de pgch en el año anterior, se debe verificar los procedimeintos almacenados:</text:p>
      <text:p text:style-name="P151"/>
      <text:p text:style-name="P137"><text:span text:style-name="T136"><text:tab/></text:span><text:span text:style-name="T107">sai_anular_pgch</text:span></text:p>
      <text:p text:style-name="P137"><text:span text:style-name="T136"><text:tab/></text:span><text:span text:style-name="T107">sai_insert_reverso_contable</text:span></text:p>
      <text:p text:style-name="P151"/>
      <text:p text:style-name="P151">Y los archivos:</text:p>
      <text:p text:style-name="P151"><text:tab/>documentos/pgch/pgch_anula.php</text:p>
      <text:p text:style-name="P151"><text:tab/>documentos/pgch//pgch_enaula.php</text:p>
      <text:p text:style-name="P143"/>
      <text:p text:style-name="P150"/>
      <text:p text:style-name="P150"><text:span text:style-name="T63">5. Modificar procedimiento almacenado sai_generar_codigo_comp_diario descomentar linea 60 a 63. </text:span><text:span text:style-name="T64">Esto afecta también las transferencias</text:span></text:p>
      <text:p text:style-name="P152"/>
      <text:p text:style-name="P90"/>
      <text:p text:style-name="P75">16) Para generar solicitudes de pago (sopg) del año anterior. (Año actual 2014)</text:p>
      <text:p text:style-name="P75"/>
      <text:p text:style-name="P91">Modificar los siguientes procedimientos almacenados en BD para hacer los ajustes correspondientes en fechas:</text:p>
      <text:p text:style-name="P76">sai_insert_sol_pago -</text:p>
      <text:p text:style-name="P78">sai_generar_codigo -</text:p>
      <text:p text:style-name="P76">sai_insert_doc_generado -</text:p>
      <text:p text:style-name="P76">sai_generar_causado_<text:span text:style-name="T144">sopg</text:span> -</text:p>
      <text:p text:style-name="P77"><text:tab/><text:span text:style-name="T89">Sustituir por</text:span><text:span text:style-name="T145"> </text:span>sai_generar_causad<text:span text:style-name="T145">o</text:span><text:span text:style-name="T89"> en 2015</text:span><text:span text:style-name="T145"> </text:span><text:span text:style-name="T89">documentos/sopg/sopg_e3.php</text:span></text:p>
      <text:p text:style-name="P82">sai_pres_cod_movimiento_sopg</text:p>
      <text:p text:style-name="P81"><text:tab/><text:span text:style-name="T89">Sustituir por</text:span><text:span text:style-name="T145"> sai_pres_cod_movimiento</text:span><text:span text:style-name="T89"> en 2015 </text:span><text:span text:style-name="T90">(Es llamado desde </text:span><text:span text:style-name="T148">sai_generar_causado_sopg</text:span><text:span text:style-name="T90">)</text:span></text:p>
      <text:p text:style-name="P79">sai_generar_codigo_comp_diario_<text:span text:style-name="T143">sopg - </text:span></text:p>
      <text:p text:style-name="P80"><text:tab/><text:span text:style-name="T88">Sustituir por <text:s/></text:span>sai_generar_codigo_comp_diario <text:span text:style-name="T88">en el año 2015</text:span></text:p>
      <text:p text:style-name="P76">sai_insert_comprobante -</text:p>
      <text:p text:style-name="P84">sai_anular_sopg</text:p>
      <text:p text:style-name="P85">sai_anular_causado</text:p>
      <text:p text:style-name="P91">Modificar la página /documentos/sopg/sopg_e1 y setear el pres_anno.</text:p>
      <text:p text:style-name="P92">Modificar la página /documentos/sopg/sopg_e<text:span text:style-name="T146">3</text:span> y setear el pres_anno.</text:p>
      <text:p text:style-name="P92">Modificar la página /documentos/sopg/sopg_1 y setear el pres_anno.</text:p>
      <text:p text:style-name="P93">Modificar la página /documentos/sopg/sopg_<text:span text:style-name="T147">2</text:span> y setear el pres_anno.</text:p>
      <text:p text:style-name="P91"/>
      <text:p text:style-name="P91"/>
      <text:p text:style-name="P97">Verificar las fechas de anulación en estas tablas</text:p>
      <text:p text:style-name="P97"/>
      <text:p text:style-name="P97"><text:s/>WHEN cod_toper=1</text:p>
      <text:p text:style-name="P97"><text:s text:c="16"/>THEN 'UPDATE sai_apartado SET esta_id=15,fecha_anulacion=''' || fecha || ''' WHERE apar_id=''' || trim(id_oper) || ''' AND pres_anno=' || pres_anno</text:p>
      <text:p text:style-name="P97"><text:s text:c="16"/>WHEN cod_toper=2</text:p>
      <text:p text:style-name="P97"><text:s text:c="16"/>THEN 'UPDATE sai_compromiso SET esta_id=15,fecha_anulacion=''' || fecha <text:soft-page-break/>|| ''' WHERE comp_id=''' || trim(id_oper) || ''' AND pres_anno=' || pres_anno</text:p>
      <text:p text:style-name="P97"><text:s text:c="16"/>WHEN cod_toper=3</text:p>
      <text:p text:style-name="P97"><text:s text:c="16"/>THEN 'UPDATE sai_causado SET esta_id=15,fecha_anulacion=''' || fecha || ''' WHERE caus_id=''' || trim(id_oper) || ''' AND pres_anno=' || pres_anno</text:p>
      <text:p text:style-name="P97"><text:s text:c="16"/>WHEN cod_toper=4</text:p>
      <text:p text:style-name="P97"><text:s text:c="16"/>THEN 'UPDATE sai_pagado SET esta_id=15,fecha_anulacion=''' || fecha || ''' WHERE paga_id=''' || trim(id_oper) || ''' AND pres_anno=' || pres_anno</text:p>
      <text:p text:style-name="P97"><text:s text:c="14"/>END; </text:p>
      <text:p text:style-name="P75"><draw:frame draw:style-name="fr1" draw:name="Objeto1" text:anchor-type="paragraph" svg:width="21.59cm" svg:height="21.392cm" draw:z-index="0"><draw:object xlink:href="./Object 1" xlink:type="simple" xlink:show="embed" xlink:actuate="onLoad"/><draw:image xlink:href="./ObjectReplacements/Object 1" xlink:type="simple" xlink:show="embed" xlink:actuate="onLoad"/></draw:frame><text:soft-page-break/></text:p>
      <text:p text:style-name="P90">Cambios en sopg errados</text:p>
      <text:p text:style-name="P90"/>
      <text:p text:style-name="P90"><draw:frame draw:style-name="fr2" draw:name="Objeto3" text:anchor-type="paragraph" svg:x="0.249cm" svg:y="0.302cm" svg:width="17.094cm" svg:height="3.24cm" draw:z-index="2"><draw:object xlink:href="./Object 3" xlink:type="simple" xlink:show="embed" xlink:actuate="onLoad"/><draw:image xlink:href="./ObjectReplacements/Object 3" xlink:type="simple" xlink:show="embed" xlink:actuate="onLoad"/></draw:frame><text:soft-page-break/></text:p>
      <text:p text:style-name="P90"/>
      <text:p text:style-name="P75">16) Para inactivar solicitudes de pago (sopg) del año anterior conjuntamente con su contabilidad (esto con el fin de no tocar la cuenta de estados de resultados). </text:p>
      <text:p text:style-name="P75"/>
      <text:p text:style-name="P90">UPDATE sai_comp_diario SET esta_id=15 WHERE comp_doc_id='sopg-4501197713';</text:p>
      <text:p text:style-name="P90">UPDATE sai_mov_cta_banco SET conciliado=2 WHERE docg_id='sopg-4501197713';</text:p>
      <text:p text:style-name="P90">UPDATE sai_causado SET esta_id=2 WHERE caus_docu_id='sopg-4501197713';</text:p>
      <text:p text:style-name="P90">UPDATE sai_doc_genera SET esta_id=15 WHERE docg_id='sopg-4501197713';</text:p>
      <text:p text:style-name="P90">UPDATE sai_pagado SET esta_id=2 WHERE paga_docu_id='tran-450576913';</text:p>
      <text:p text:style-name="P90">UPDATE sai_sol_pago SET esta_id=15 WHERE sopg_id='sopg-4501197713';</text:p>
      <text:p text:style-name="P90">UPDATE sai_pago_transferencia SET esta_id=2 WHERE trans_id='tran-450576913';</text:p>
      <text:p text:style-name="P90">UPDATE sai_doc_genera SET esta_id=15 WHERE docg_id='tran-450576913';</text:p>
      <text:p text:style-name="P90">UPDATE sai_comp_diario SET esta_id=15 WHERE comp_doc_id='tran-450576913';</text:p>
      <text:p text:style-name="P90"/>
      <text:p text:style-name="P90"/>
      <text:p text:style-name="P90"><draw:frame draw:style-name="fr3" draw:name="Objeto2" text:anchor-type="paragraph" svg:width="21.59cm" svg:height="3.602cm" draw:z-index="1"><draw:object xlink:href="./Object 2" xlink:type="simple" xlink:show="embed" xlink:actuate="onLoad"/><draw:image xlink:href="./ObjectReplacements/Object 2" xlink:type="simple" xlink:show="embed" xlink:actuate="onLoad"/></draw:frame></text:p>
      <text:p text:style-name="P83">18) <text:span text:style-name="T154">Registrar</text:span> <text:span text:style-name="T156">y modificar </text:span>las rendiciones de avances <text:span text:style-name="T141">del</text:span> año <text:span text:style-name="T141">anterior</text:span></text:p>
      <text:p text:style-name="P94"/>
      <text:list xml:id="list5471028316798139577" text:style-name="L38">
        <text:list-item>
          <text:p text:style-name="P269">Modificar el archivo vistas/avan/nueva<text:span text:style-name="T155">R</text:span>endicion. Descomentar el siguiente código, línea 17.</text:p>
          <text:list>
            <text:list-header>
              <text:p text:style-name="P279">/* Parche para que las rendiciones de avance queden en el año anterior */</text:p>
              <text:p text:style-name="P170">$a_oPresupuesto = 2014;</text:p>
            </text:list-header>
          </text:list>
        </text:list-item>
      </text:list>
      <text:p text:style-name="P98"/>
      <text:list xml:id="list173344472595929" text:continue-numbering="true" text:style-name="L38">
        <text:list-item>
          <text:p text:style-name="P270">Descomentar las siguie<text:span text:style-name="T139">n</text:span>tes líneas en el archivo lib/entidades/rendicionAvance.php, a apartir de la línea 31, en el constructor de la clase.</text:p>
          <text:p text:style-name="P270"/>
          <text:p text:style-name="P270"><text:span text:style-name="T31">$this-&gt;</text:span><text:span text:style-name="T107">_fechaRendicion</text:span><text:span text:style-name="T31"> = </text:span><text:span text:style-name="T107">"30/12/2014"</text:span><text:span text:style-name="T31">;</text:span></text:p>
          <text:p text:style-name="P291"><text:span text:style-name="T31"><text:tab/>$this-&gt;</text:span><text:span text:style-name="T107">_fechaRegistro</text:span><text:span text:style-name="T31"> = </text:span><text:span text:style-name="T107">"30/12/2014" </text:span><text:span text:style-name="T31">. date(</text:span><text:span text:style-name="T107">" H:i:s"</text:span><text:span text:style-name="T31">);</text:span></text:p>
          <text:p text:style-name="P291"><text:span text:style-name="T31"><text:tab/>$this-&gt;</text:span><text:span text:style-name="T107">_fechaUltimaModificacion</text:span><text:span text:style-name="T31"> = </text:span><text:span text:style-name="T107">"30/12/2014" </text:span><text:span text:style-name="T31">. date(</text:span><text:span text:style-name="T107">" H:i:s"</text:span><text:span text:style-name="T31">);</text:span></text:p>
          <text:p text:style-name="P292"/>
        </text:list-item>
        <text:list-item>
          <text:p text:style-name="P271"><text:soft-page-break/>Modificar el archivo acciones/avan/rendicion.php</text:p>
          <text:list>
            <text:list-item>
              <text:p text:style-name="P271">Descomentar <text:span text:style-name="T140">el siguiente código, línea 361</text:span></text:p>
              <text:list>
                <text:list-header>
                  <text:p text:style-name="P271"><text:span text:style-name="T31">$fecha = </text:span><text:span text:style-name="T107">"30/12/2014"</text:span><text:span text:style-name="T31">. date(</text:span><text:span text:style-name="T107">" H:i:s"</text:span><text:span text:style-name="T31">);</text:span></text:p>
                  <text:p text:style-name="P242">$annoPresupuesto = 2014;</text:p>
                </text:list-header>
              </text:list>
            </text:list-item>
          </text:list>
        </text:list-item>
      </text:list>
      <text:p text:style-name="P95"/>
      <text:list xml:id="list173343544139666" text:continue-numbering="true" text:style-name="L38">
        <text:list-item>
          <text:p text:style-name="P243">Modificar el archivo lib/modelo/rendicionAvance.php</text:p>
          <text:list>
            <text:list-item>
              <text:p text:style-name="P234"><text:span text:style-name="T38">Descomentar el siguiente código, línea 121, método </text:span><text:span text:style-name="T44">GuardarRendicionAvanc</text:span><text:span text:style-name="T45">e</text:span><text:span text:style-name="T44">.</text:span></text:p>
              <text:list>
                <text:list-header>
                  <text:p text:style-name="P280">/* Parche para que funcionen las rendiciones de avances del año anterior */</text:p>
                  <text:p text:style-name="P178"><text:span text:style-name="T31">$horaFechaActual = </text:span><text:span text:style-name="T107">"30/12/2014" </text:span><text:span text:style-name="T31">. date(</text:span><text:span text:style-name="T107">" H:i:s"</text:span><text:span text:style-name="T31">);</text:span></text:p>
                </text:list-header>
              </text:list>
            </text:list-item>
          </text:list>
        </text:list-item>
      </text:list>
      <text:p text:style-name="P96"/>
      <text:list xml:id="list173344585305415" text:continue-numbering="true" text:style-name="L38">
        <text:list-item>
          <text:p text:style-name="P244">Modificar el procedimiento almacenado sai_generar_codigo</text:p>
          <text:list>
            <text:list-item>
              <text:p text:style-name="P282"><text:span text:style-name="T37">D</text:span><text:span text:style-name="T36">escomentar el siguiente código, línea 39</text:span></text:p>
              <text:list>
                <text:list-header>
                  <text:p text:style-name="P245">/* Parche para que funcionen las rendiciones de avances en el año anterior */</text:p>
                  <text:p text:style-name="P246">if (docu_id = 'rava') then</text:p>
                  <text:list>
                    <text:list-header>
                      <text:p text:style-name="P246">anno := 14; -- Año anterior (Dos dígitos)</text:p>
                    </text:list-header>
                  </text:list>
                  <text:p text:style-name="P246">end if;</text:p>
                </text:list-header>
              </text:list>
            </text:list-item>
          </text:list>
        </text:list-item>
      </text:list>
      <text:p text:style-name="P101"/>
      <text:list xml:id="list173343334942211" text:continue-numbering="true" text:style-name="L38">
        <text:list-item>
          <text:list>
            <text:list-item>
              <text:p text:style-name="P247">Descomentar el siguiente código, línea 79</text:p>
              <text:list>
                <text:list-header>
                  <text:p text:style-name="P247">/* Parche para que funcionen las rendiciones de avances en el año anterior */</text:p>
                  <text:p text:style-name="P247">if (docu_id = 'rava') then</text:p>
                  <text:list>
                    <text:list-header>
                      <text:p text:style-name="P247">condicion_where = 'AND substring(' || fecha_creacion || ' FROM 1 FOR 4) = 2014' ; -- Año anterior</text:p>
                    </text:list-header>
                  </text:list>
                  <text:p text:style-name="P247">end if;</text:p>
                </text:list-header>
              </text:list>
            </text:list-item>
            <text:list-item>
              <text:p text:style-name="P283">Descomentar el siguiente código, línea 115</text:p>
              <text:p text:style-name="P248">/* Parche para que funcionen las rendiciones de avances en el año anterior */</text:p>
              <text:p text:style-name="P248">if (docu_id = 'rava') then</text:p>
              <text:list>
                <text:list-header>
                  <text:p text:style-name="P248">anno_completo := 2014; <text:s/>-- Año anterior</text:p>
                </text:list-header>
              </text:list>
              <text:p text:style-name="P248">end if;</text:p>
              <text:p text:style-name="P248"/>
            </text:list-item>
          </text:list>
        </text:list-item>
      </text:list>
      <text:p text:style-name="P63">19) Aprobar las rendiciones de avances del Año anterior</text:p>
      <text:p text:style-name="P53"/>
      <text:list xml:id="list956926679143578880" text:style-name="L39">
        <text:list-item>
          <text:p text:style-name="P249">Modificar el archivo acciones/avan/rendicion.php</text:p>
        </text:list-item>
      </text:list>
      <text:p text:style-name="P70"/>
      <text:list xml:id="list173343999491974" text:continue-numbering="true" text:style-name="L39">
        <text:list-item>
          <text:list>
            <text:list-item>
              <text:p text:style-name="P249">Descomentar el siguiente código, línea 914, método __Enviar()</text:p>
              <text:p text:style-name="P284"><text:span text:style-name="T114">/* Parche para que la rendición de </text:span><text:span text:style-name="T116">avances</text:span><text:span text:style-name="T114"> salga en el año anterior */</text:span></text:p>
              <text:p text:style-name="P179"><text:span text:style-name="T31">$fechaHoy = </text:span><text:span text:style-name="T107">"30/12/2014"</text:span><text:span text:style-name="T31">. date(</text:span><text:span text:style-name="T107">" H:i:s"</text:span><text:span text:style-name="T31">);</text:span></text:p>
            </text:list-item>
          </text:list>
        </text:list-item>
      </text:list>
      <text:p text:style-name="P160"/>
      <text:list xml:id="list173344417342621" text:continue-numbering="true" text:style-name="L39">
        <text:list-item>
          <text:p text:style-name="P180"><text:span text:style-name="T31">Modificar el procedimiento almacenado sai_insert_revision_doc, línea </text:span><text:span text:style-name="T35">10</text:span><text:span text:style-name="T31"> </text:span><text:span text:style-name="T32">(</text:span><text:span text:style-name="T46">Nota: este cambio afecta tanto enviar el documento, como develverlo y anularlo</text:span><text:span text:style-name="T32">)</text:span><text:span text:style-name="T31">. Descomentar el siguiente código:</text:span></text:p>
          <text:p text:style-name="P171"/>
          <text:list>
            <text:list-header>
              <text:p text:style-name="P174">/* Parache para que las revisiones de las rendiciones de avance queden con fecha del año anterior */</text:p>
              <text:p text:style-name="P174"/>
              <text:p text:style-name="P174">if(substring(documento_id from 1 for 4)='rava') then</text:p>
              <text:list>
                <text:list-header>
                  <text:p text:style-name="P174">fecha_revision = to_timestamp('2014-12-30' || to_char(now(), ' HH24:MI:SS'), 'YYYY-MM-DD HH24:MI:SS');</text:p>
                </text:list-header>
              </text:list>
              <text:p text:style-name="P174"><text:soft-page-break/>end if;</text:p>
            </text:list-header>
          </text:list>
        </text:list-item>
      </text:list>
      <text:p text:style-name="P161"/>
      <text:p text:style-name="P65"><text:span text:style-name="T150">20</text:span><text:span text:style-name="T149">) </text:span><text:span text:style-name="T150">Devolver</text:span><text:span text:style-name="T149"> las rendiciones de avances del Año anterior</text:span></text:p>
      <text:p text:style-name="P56"/>
      <text:list xml:id="list845751190007697808" text:style-name="L40">
        <text:list-item>
          <text:p text:style-name="P250">Modificar el archivo acciones/avan/rendicion.php</text:p>
          <text:p text:style-name="P235"/>
          <text:list>
            <text:list-item>
              <text:p text:style-name="P285"><text:span text:style-name="T36">Descomentar el siguiente código, línea </text:span><text:span text:style-name="T40">1049</text:span><text:span text:style-name="T36">, método </text:span><text:span text:style-name="T40">Devolver</text:span><text:span text:style-name="T36">()</text:span></text:p>
              <text:p text:style-name="P285"><text:span text:style-name="T114">/* Parche para que la </text:span><text:span text:style-name="T115">devolución de la </text:span><text:span text:style-name="T114">rendición de </text:span><text:span text:style-name="T115">avances </text:span><text:span text:style-name="T114">salga en el año anterior */</text:span></text:p>
              <text:p text:style-name="P252"><text:span text:style-name="T149">$fechaHoy = </text:span><text:span text:style-name="T106">"30/12/2014"</text:span><text:span text:style-name="T149">. date(</text:span><text:span text:style-name="T106">" H:i:s"</text:span><text:span text:style-name="T149">);</text:span></text:p>
            </text:list-item>
          </text:list>
        </text:list-item>
      </text:list>
      <text:p text:style-name="P58"/>
      <text:list xml:id="list173343469366356" text:continue-numbering="true" text:style-name="L40">
        <text:list-item>
          <text:p text:style-name="P181"><text:span text:style-name="T31">Modificar el procedimiento almacenado sai_insert_revision_doc, línea 8 </text:span><text:span text:style-name="T32">(</text:span><text:span text:style-name="T46">Nota: este cambio afecta tanto enviar el documento, como develverlo y anularlo</text:span><text:span text:style-name="T32">)</text:span><text:span text:style-name="T31">. Descomentar el siguiente código:</text:span></text:p>
          <text:p text:style-name="P172"/>
          <text:list>
            <text:list-header>
              <text:p text:style-name="P175">/* Parache para que las revisiones de las rendiciones de avance queden con fecha del año anterior */</text:p>
              <text:p text:style-name="P175"/>
              <text:p text:style-name="P175">if(substring(documento_id from 1 for 4)='rava') then</text:p>
              <text:list>
                <text:list-header>
                  <text:p text:style-name="P175">fecha_revision = to_timestamp('2014-12-30' || to_char(now(), ' HH24:MI:SS'), 'YYYY-MM-DD HH24:MI:SS');</text:p>
                </text:list-header>
              </text:list>
              <text:p text:style-name="P254">end if;</text:p>
            </text:list-header>
          </text:list>
        </text:list-item>
      </text:list>
      <text:p text:style-name="P62"/>
      <text:list xml:id="list173342666806932" text:continue-numbering="true" text:style-name="L40">
        <text:list-item>
          <text:p text:style-name="P287"><text:span text:style-name="T42">Queda un detalle pendiente que es el código del memo que se genera cuando se realiza la devolución. Este código será del año actual (2015), pero la fecha en el memo si será del año anterior (2014). Esto se genera por la incapacidad del procedimiento almacenado </text:span><text:span text:style-name="T107">sai_generar_codigo,</text:span><text:span text:style-name="T33"> para discretizar que el memo está siendo generado para una devolución de rendición de avance. </text:span><text:span text:style-name="T34">Esto no causa ningún inconveniente el el sistema y puede dejarse así.</text:span></text:p>
        </text:list-item>
      </text:list>
      <text:list xml:id="list173344570676311" text:continue-list="list173344417342621" text:style-name="L39">
        <text:list-item>
          <text:list>
            <text:list-header>
              <text:p text:style-name="P249"/>
            </text:list-header>
          </text:list>
        </text:list-item>
      </text:list>
      <text:p text:style-name="P66"><text:span text:style-name="T150">2</text:span><text:span text:style-name="T151">1</text:span><text:span text:style-name="T149">) </text:span><text:span text:style-name="T152">Anular</text:span><text:span text:style-name="T149"> las rendiciones de avances </text:span><text:span text:style-name="T152">y establecer la fecha al</text:span><text:span text:style-name="T149"> </text:span><text:span text:style-name="T152">a</text:span><text:span text:style-name="T149">ño anterior</text:span></text:p>
      <text:p text:style-name="P57"/>
      <text:list xml:id="list6972945822304111293" text:style-name="L41">
        <text:list-item>
          <text:p text:style-name="P251">Modificar el archivo acciones/avan/rendicion.php</text:p>
          <text:p text:style-name="P236"/>
          <text:list>
            <text:list-item>
              <text:p text:style-name="P286"><text:span text:style-name="T36">Descomentar el siguiente código, línea </text:span><text:span text:style-name="T41">1259</text:span><text:span text:style-name="T36">, método </text:span><text:span text:style-name="T41">Anular</text:span><text:span text:style-name="T36">()</text:span></text:p>
              <text:p text:style-name="P286"><text:span text:style-name="T114">/* Parche para que la </text:span><text:span text:style-name="T117">anulación</text:span><text:span text:style-name="T115"> de la </text:span><text:span text:style-name="T114">rendición de </text:span><text:span text:style-name="T115">avances </text:span><text:span text:style-name="T114">salga en el año anterior */</text:span></text:p>
              <text:p text:style-name="P253"><text:span text:style-name="T149">$fechaHoy = </text:span><text:span text:style-name="T106">"30/12/2014"</text:span><text:span text:style-name="T149">. date(</text:span><text:span text:style-name="T106">" H:i:s"</text:span><text:span text:style-name="T149">);</text:span></text:p>
            </text:list-item>
          </text:list>
        </text:list-item>
      </text:list>
      <text:p text:style-name="P59"/>
      <text:list xml:id="list173343477822840" text:continue-numbering="true" text:style-name="L41">
        <text:list-item>
          <text:p text:style-name="P182"><text:span text:style-name="T31">Modificar el procedimiento almacenado sai_insert_revision_doc, línea 8 </text:span><text:span text:style-name="T32">(</text:span><text:span text:style-name="T46">Nota: este cambio afecta tanto enviar el documento, como develverlo y anularlo</text:span><text:span text:style-name="T32">)</text:span><text:span text:style-name="T31">. Descomentar el siguiente código:</text:span></text:p>
          <text:p text:style-name="P173"/>
          <text:list>
            <text:list-header>
              <text:p text:style-name="P176">/* Parache para que las revisiones de las rendiciones de avance queden con fecha del año anterior */</text:p>
              <text:p text:style-name="P176"/>
              <text:p text:style-name="P176">if(substring(documento_id from 1 for 4)='rava') then</text:p>
              <text:list>
                <text:list-header>
                  <text:p text:style-name="P176">fecha_revision = to_timestamp('2014-12-30' || to_char(now(), ' HH24:MI:SS'), 'YYYY-MM-DD HH24:MI:SS');</text:p>
                </text:list-header>
              </text:list>
              <text:p text:style-name="P255">end if;</text:p>
            </text:list-header>
          </text:list>
        </text:list-item>
      </text:list>
      <text:p text:style-name="P59"/>
      <text:p text:style-name="P59"/>
      <text:p text:style-name="P63"><text:soft-page-break/></text:p>
      <text:p text:style-name="P64"><text:span text:style-name="T142">20</text:span>) <text:span text:style-name="T142">Generar comprobante de rentención LTF de un sopg del año anterior</text:span></text:p>
      <text:p text:style-name="P55"/>
      <text:p text:style-name="P61">Con el perfil de analista de ordenación de pagos ir a:</text:p>
      <text:p text:style-name="P61"/>
      <text:p text:style-name="P61">Solicitud de pagos -&gt; comprobante retención</text:p>
      <text:p text:style-name="P68"/>
      <text:p text:style-name="P69"><text:span text:style-name="T39">Antes de generar el comprobante de retención se debe validar el último número de secuencia de comprobante de retención del año anterior. Esto se hace, yendo al final de la página “Listado de comprobantes emitidos” <text:s/>y haciendo clic sobre el listado correspondiente “LTF”; en el listado que aparece verificar el primer comprobante de la lista del año anterior, que debe tener el último número de secuencia para ese año. Volver a la página para generar el comprobante para un sopg, y en el input donde se solicita el número de secuencia (por defecto aparecerá 1, etiqueta: </text:span>N° Secuencia<text:span text:style-name="T39">) se debe colocar el siguiente número de secuencia, al consultado en la lista de comprobantes LTF.</text:span></text:p>
      <text:p text:style-name="P60"/>
      <text:p text:style-name="P60">Revisar el procedimiento almacenado sa_insert_comprobante</text:p>
      <text:p text:style-name="P54"/>
      <text:list xml:id="list173344345842031" text:continue-list="list173343334942211" text:style-name="L38">
        <text:list-header>
          <text:p text:style-name="P270"/>
        </text:list-header>
      </text:list>
      <text:p text:style-name="P94"/>
      <text:p text:style-name="P94"/>
      <text:p text:style-name="P94"/>
      <text:p text:style-name="P94"/>
      <text:p text:style-name="P90"/>
      <text:p text:style-name="P75">17) Colocar los saldos iniciales de todas las cuentas bancarias</text:p>
      <text:p text:style-name="P90"/>
      <text:p text:style-name="P90">Esto se realiza una vez que el cierre contable del año este listo.</text:p>
      <text:p text:style-name="P90"><text:line-break/><text:line-break/>Se debe llenar la tabla sai_ctabanco_saldo los saldos iniciales de todas las cuentas bancarias, el saldo inicial se coloca en la columna monto_haber, y en la columna docg_id se registran las siglas sb(saldo banco) seguida de un guión y el año actual, es decir, sb-&lt;año actual&gt;.</text:p>
      <text:p text:style-name="P90"><text:line-break/>El saldo inicial a registrar se puede obtener del reporte de Libro banco, con el perfil de analista de contabilidad: ir al menú Tesoreria -&gt; Reportes -&gt; Operaciones emitidas. En los filtros se puede colocar como fecha inicial el 1 de diciembre del año anterior y como fecha final el 31 de diciembre del año anterior, eso mostrará en el reporte el saldo final del la cuenta bancaria del año anterior (monto de la última columna a la derecha y última fila). En el filtro de Tipo, se debe colocar Libro banco; y en el filtro cuenta bancaria se deben ir colocando cada una de las cuentas bancarias para ir obteniendo los saldos de las mismas.</text:p>
      <text:p text:style-name="P67"/>
      <text:p text:style-name="P48"/>
      <text:h text:style-name="Heading_20_2" text:outline-level="2"><text:bookmark-start text:name="__RefHeading__3351_1373297699"/>Modificaciones del editor ELRTE <text:bookmark-end text:name="__RefHeading__3351_1373297699"/></text:h>
      <text:p text:style-name="P33">Se modifico el editor para que quitara los espacios entre celdas y mostrara sus bordes </text:p>
      <text:p text:style-name="P37"><text:soft-page-break/>this.table.attr("rules",H);this.table.attr("cellspacing",0);this.table.attr("border",1);this.table.find('td').attr("style","border:1px solid #000000");</text:p>
      <text:p text:style-name="P38"/>
      <text:h text:style-name="P314" text:outline-level="2"><text:bookmark-start text:name="__RefHeading__3802_2097950855"/>Viáticos Nacionales<text:bookmark-end text:name="__RefHeading__3802_2097950855"/></text:h>
      <text:h text:style-name="Heading_20_3" text:outline-level="3"><text:bookmark-start text:name="__RefHeading__3804_2097950855"/>Información general<text:bookmark-end text:name="__RefHeading__3804_2097950855"/></text:h>
      <text:p text:style-name="P113">Tablas involucradas:</text:p>
      <text:p text:style-name="P113"><text:span text:style-name="T73">sai_doc_genera</text:span>: Tabla que indica el estado del viático nacional en la cadena de aprobación.</text:p>
      <text:p text:style-name="P113"><text:span text:style-name="T73">safi_viatico</text:span>: Tabla principal de viáticos nacionales.</text:p>
      <text:p text:style-name="P113"><text:span text:style-name="T73">safi_responsable_viatico</text:span>: Tabla que registra ciertos datos del responsable (beneficiario) del viático nacional; como cédula, número de cuenta bancaria, tipo de cuenta, nombre del banco. Esta tabla posee dos campos para registrar la cédula del beneficiario: el campo “empleado_cedula”, que tiene una clave foránea contra la tabla <text:span text:style-name="T73">sai_empleado</text:span>; y el campo “beneficiario_viatico_cedula” que tiene una clave foránea contra la tabla “sai_viat_benef”. La cédula solo se puede registrar en un campo a la vez. Esto permite emitir viáticos a personas que no se encuentran registradas como empleados de la fundación.</text:p>
      <text:p text:style-name="P113"><text:span text:style-name="T73">safi_viatico_responsable_asignacion</text:span>: Tabla que registra los conceptos y sus montos asociados para cada asignación monetaria a un responsable (beneficiario) del viático. </text:p>
      <text:p text:style-name="P115"><text:span text:style-name="T73">safi_categoria_viatico: </text:span>tabla donde se encuentra la categoría de los viáticos, a veces los usuarios mandan a cargar nuevas categorías y estas deben ser registradas en esta tabla</text:p>
      <text:h text:style-name="Heading_20_3" text:outline-level="3"><text:bookmark-start text:name="__RefHeading__5159_946806253"/>Cambiar fecha de los viáticos<text:bookmark-end text:name="__RefHeading__5159_946806253"/></text:h>
      <text:p text:style-name="P113"/>
      <text:p text:style-name="P113">Antes de realizar el cambio de la fecha se debe verificar en el safi con el perfil de Asistente Administrativo, que la fecha que desean colocar sea menor a las operaciones realizadas en el viático, sea aprobación, devolución fecha de las Rutas etc. </text:p>
      <text:p text:style-name="P113"/>
      <text:p text:style-name="P113">Luego verificada esa información se procede a hacer el cambio en las tablas <text:span text:style-name="T73">safi_viatico</text:span> (fecha_viatico) y <text:span text:style-name="T82">sai_doc_genera</text:span> (docg_fecha), simplemente se cambian los campos y listo.</text:p>
      <text:p text:style-name="P113"/>
      <text:h text:style-name="Heading_20_3" text:outline-level="3"><text:bookmark-start text:name="__RefHeading__4500_140544613"/>Anular viáticos de forma manual (masiva o individual)<text:bookmark-end text:name="__RefHeading__4500_140544613"/></text:h>
      <text:p text:style-name="P114"/>
      <text:p text:style-name="P120">La tabla que contiene el estatus del viático es la tabla sai_doc_genera, <text:span text:style-name="T138">se filtra por el campo docg_id</text:span>, se coloca en los campos wfob_id_ini = 98 y esta_id = 15. Si se desea <text:soft-page-break/>hacer de forma masiva se puede hacer como el siguiente query:</text:p>
      <text:p text:style-name="P120">update </text:p>
      <text:p text:style-name="P120"><text:tab/>sai_doc_genera </text:p>
      <text:p text:style-name="P120">set </text:p>
      <text:p text:style-name="P120"><text:tab/>wfob_id_ini = 98, esta_id = 15 </text:p>
      <text:p text:style-name="P120">where</text:p>
      <text:p text:style-name="P120"><text:tab/>docg_id in ('vnac-7009014','vnac-70012114','vnac-70012214', .......)</text:p>
      <text:p text:style-name="P120"/>
      <text:h text:style-name="Heading_20_3" text:outline-level="3"><text:bookmark-start text:name="__RefHeading__5431_1459365532"/><text:span text:style-name="T164">P</text:span>ara devolver viático de forma manual<text:bookmark-end text:name="__RefHeading__5431_1459365532"/></text:h>
      <text:p text:style-name="P123"/>
      <text:p text:style-name="P123">En la tabla sai_doc_genera se busca el viático por el campo docg_id y se dejan los siguientes valores en los campos:</text:p>
      <text:p text:style-name="P123"><text:s/>wf_id_ini: 4, wfca_id:270, esta_id : 7, docg_prioridad: 1</text:p>
      <text:p text:style-name="P124">perfil actual es el de un asistente administrativo <text:span text:style-name="T165">que comienza en (37+numero de la dependencia) excepto presidencia que es secretaria ejecutiva (68150) y de dirección ejecutiva que queda con el perfil de asistente ejecutivo (38350)</text:span></text:p>
      <text:h text:style-name="Heading_20_2" text:outline-level="2"><text:bookmark-start text:name="__RefHeading__5398_767580326"/><text:span text:style-name="T163">C</text:span>rear una dependencia nueva<text:bookmark-end text:name="__RefHeading__5398_767580326"/></text:h>
      <text:p text:style-name="P121">1) en la tabla sai_dependenci se hace el registro manual</text:p>
      <text:p text:style-name="P122">2) en la tabla sai_depen_cargo se agregan los registros correspondiente a los cargos que tendra la nueva dependencia</text:p>
      <text:p text:style-name="P128"><text:span text:style-name="T86">3</text:span><text:span text:style-name="T85">) en el archivo includes/perfiles/constantesPerfiles.php se debe agregar la dependencia ejemplo:</text:span></text:p>
      <text:p text:style-name="P121"/>
      <text:p text:style-name="P112">//DEPENDENCIAS</text:p>
      <text:p text:style-name="P135"><text:span text:style-name="T31">define(</text:span><text:span text:style-name="T107">"DEPENDENCIA_CONSEJO_DIRECTIVO"</text:span><text:span text:style-name="T31">,</text:span><text:span text:style-name="T107">"010"</text:span><text:span text:style-name="T31">);</text:span></text:p>
      <text:p text:style-name="P121"/>
      <text:p text:style-name="P121">y se debe agregar los cargos ejemplo:</text:p>
      <text:p text:style-name="P162"/>
      <text:p text:style-name="P162"><text:span text:style-name="T31">define(</text:span><text:span text:style-name="T107">"PERFIL_DIRECTOR_GESTION_Y_MEDICION_DE_IMPACTO"</text:span><text:span text:style-name="T31">,</text:span><text:span text:style-name="T107">"46750"</text:span><text:span text:style-name="T31">);</text:span></text:p>
      <text:p text:style-name="P135"><text:span text:style-name="T31">define(</text:span><text:span text:style-name="T107">"PERFIL_ASISTENTE_GESTION_Y_MEDICION_DE_IMPACTO"</text:span><text:span text:style-name="T31">,</text:span><text:span text:style-name="T107">"37750"</text:span><text:span text:style-name="T31">);</text:span></text:p>
      <text:p text:style-name="P135"/>
      <text:p text:style-name="P139">se sube el archivo a repositorio y a produccion y listo</text:p>
      <text:p text:style-name="P121"/>
      <text:p text:style-name="P121"/>
      <text:h text:style-name="P311" text:outline-level="1"><text:bookmark-start text:name="__RefHeading__2236_1015401299"/>BITÁCORA SIGEFIRRHH<text:bookmark-end text:name="__RefHeading__2236_1015401299"/></text:h>
      <text:h text:style-name="P312" text:outline-level="2"><text:bookmark-start text:name="__RefHeading__2354_1015401299"/>Rutas<text:bookmark-end text:name="__RefHeading__2354_1015401299"/></text:h>
      <text:p text:style-name="P33"><text:span text:style-name="T73">Sigefirrhh:</text:span> http://sigefirh.infocentro.gob.ve/sigefirrhh</text:p>
      <text:p text:style-name="P33"><text:span text:style-name="T73">Reportes Sigefirrhh: </text:span><text:s/>http://sigefirh.infocentro.gob.ve/Reportes_Sigefirrhh/</text:p>
      <text:h text:style-name="Heading_20_2" text:outline-level="2"><text:bookmark-start text:name="__RefHeading__2356_1015401299"/>Reporte Nivel Educativo<text:bookmark-end text:name="__RefHeading__2356_1015401299"/></text:h>
      <text:p text:style-name="P30">select primer_nombre || ' ' || segundo_nombre || ' ' || primer_apellido || ' ' || segundo_apellido as nombre, t1.cedula,t4.descripcion, case t2.estatus when 'F' then 'Finalizó' else 'Estudiando' end as estado, case t2.id_carrera when null then '--' else (select nombre from carrera where id_carrera=t2.id_carrera) end as carrera, case t2.id_titulo when null then '--' else (select descripcion from titulo where id_titulo=t2.id_titulo) end as titulo, t5.nombre </text:p>
      <text:p text:style-name="P30">from trabajador t1,educacion t2, personal t3, niveleducativo t4, tipopersonal t5 </text:p>
      <text:p text:style-name="P30">where t1.id_tipo_personal in (11,44) and t1.estatus='A' and t1.id_personal=t2.id_personal and t1.cedula=t3.cedula and t4.id_nivel_educativo=t2.id_nivel_educativo and t1.id_tipo_personal=t5.id_tipo_personal order by t1.id_tipo_personal,descripcion</text:p>
      <text:p text:style-name="P31">En los casos que los nombres salgan en blanco, es porque el 2do nombre y 2do apellido en la tabla personal están vacíos, agregar un espacio en blanco y se soluciona</text:p>
      <text:p text:style-name="P31"/>
      <text:h text:style-name="Heading_20_2" text:outline-level="2"><text:bookmark-start text:name="__RefHeading__2358_1015401299"/>Recibos de pago<text:bookmark-end text:name="__RefHeading__2358_1015401299"/></text:h>
      <text:p text:style-name="P33"><text:span text:style-name="T81">Facilitadores: </text:span>Entrar por la página de la Fundación Infocentro (<text:a xlink:type="simple" xlink:href="http://www.infocentro.gob.ve/">www.infocentro.gob.ve</text:a>)</text:p>
      <text:p text:style-name="P33">Ir al enlace servicios y allí nuevamente ingresar al enlace servicios (<text:a xlink:type="simple" xlink:href="http://150.188.110.25:8082/PortalRecibos/">http://150.188.110.25:8082/PortalRecibos/</text:a>). Solamente pueden ingresar los Facilitadores activos y/o egresados.</text:p>
      <text:p text:style-name="P11">Personal Fijo o contratado <text:span text:style-name="T83">: Ingresar por el siguiente enlace:</text:span></text:p>
      <text:p text:style-name="P11"><text:a xlink:type="simple" xlink:href="http://150.188.110.25:8082/RecibosPago/"><text:span text:style-name="T83">http://150.188.110.25:8082/RecibosPago/</text:span></text:a></text:p>
      <text:p text:style-name="P9"><text:span text:style-name="T73">Nota:</text:span> Está pendiente el trámite de habilitar el DNS para colocar un nombre y no una IP a los recibos de pago.</text:p>
      <text:p text:style-name="P33">2.- En una primera instancia el usuario y la contraseña son el número de CI. El usuario debe cambiar la contraseña (distinta a su núm de CI) para poder generar su recibo de <text:soft-page-break/>pago.</text:p>
      <text:p text:style-name="P33">3.- En la aplicación conexa Reportes_Sigefirrhh se actualiza la contraseña para los usuarios de recibos de pago de SIGEFIRRHH.</text:p>
      <text:h text:style-name="P312" text:outline-level="2"><text:bookmark-start text:name="__RefHeading__2360_1015401299"/>Reversos de nómina<text:bookmark-end text:name="__RefHeading__2360_1015401299"/></text:h>
      <text:p text:style-name="P134">*****************Nomina Especial**********************</text:p>
      <text:p text:style-name="P134">1. Buscar en tabla grupo_nomina el id_grupo_nomina correspondiente a la nomina que se desea hacer el reverso.</text:p>
      <text:p text:style-name="P134">2. Con el id ingresar en la tabla nomina_especial y filtrar por mes, anio y id_grupo_nomina, con esto obtenemos el id_nomina_especial, tomando en cuenta la descripción de la nomina especial que se desea eliminar(ojo).</text:p>
      <text:p text:style-name="P134">3. luego se corren los querys que están a continuación:</text:p>
      <text:p text:style-name="P134"/>
      <text:p text:style-name="P134">delete from public.seguridadespecial where id_nomina_Especial</text:p>
      <text:p text:style-name="P134">in(132,141)&lt;-- aqui y en todos los querys va el id_nomina_especial obtenido en el análisis anterior-- </text:p>
      <text:p text:style-name="P134"/>
      <text:p text:style-name="P134">delete from public.historiconomina where id_nomina_Especial in(132,141)</text:p>
      <text:p text:style-name="P134"/>
      <text:p text:style-name="P134">delete from historicoquincena where id_nomina_Especial in(132,141) </text:p>
      <text:p text:style-name="P134"/>
      <text:p text:style-name="P134">delete from ultimanomina where id_nomina_Especial in(132,141)</text:p>
      <text:p text:style-name="P134"/>
      <text:p text:style-name="P134"><text:span text:style-name="T169">4. </text:span>luego del correr los querys entrar de forma manual a la tabla nominaespecial.</text:p>
      <text:p text:style-name="P134"/>
      <text:p text:style-name="P134"><text:span text:style-name="T169">4.1 </text:span>colocar en nominaespecial estatus en A.</text:p>
      <text:p text:style-name="P134"><text:span text:style-name="T169">4.2 </text:span>luego se borra la fecha proceso ya con esto esta listo.</text:p>
      <text:p text:style-name="P134"/>
      <text:p text:style-name="P134">******************Nomina Ordinaria***************************</text:p>
      <text:p text:style-name="P134">select * from seguridadordinaria where id_grupo_nomina=71 and mes=8 and anio=2013 and fecha_proceso like '%2013-08%' </text:p>
      <text:p text:style-name="P134"/>
      <text:p text:style-name="P134">delete from seguridadordinaria where id_grupo_nomina=23 and fecha_proceso like '%2008-02-22%' </text:p>
      <text:p text:style-name="P308"/>
      <text:p text:style-name="P308">delete from historiconomina where mes=2 and anio=2008 and semana_quincena=1ó2 and id_grupo_nomina=23 <text:span text:style-name="T168">and <text:s/>and id_nomina_Especial is null</text:span></text:p>
      <text:p text:style-name="P308"/>
      <text:p text:style-name="P308">delete from historicoquincena where mes=2 and anio=2008 and semana_quincena=1ó2 and id_grupo_nomina=23 <text:span text:style-name="T168">and id_nomina_Especial is null</text:span></text:p>
      <text:p text:style-name="P134"/>
      <text:p text:style-name="P308">delete from ultimanomina where id_grupo_nomina=23 <text:span text:style-name="T168">and id_nomina_Especial is null</text:span></text:p>
      <text:p text:style-name="P134"/>
      <text:h text:style-name="Heading_20_2" text:outline-level="2"><text:bookmark-start text:name="__RefHeading__2362_1015401299"/>Cálculo del FAOV<text:bookmark-end text:name="__RefHeading__2362_1015401299"/></text:h>
      <text:p text:style-name="P24">Existen tres maneras de hacer el cálculo del FAOV:</text:p>
      <text:list xml:id="list774782678689420864" text:style-name="L42">
        <text:list-item>
          <text:p text:style-name="P194"><text:soft-page-break/><text:span text:style-name="T95">Basado en el </text:span><text:span text:style-name="T96">SALARIO INTEGRAL</text:span></text:p>
        </text:list-item>
        <text:list-item>
          <text:p text:style-name="P194"><text:span text:style-name="T95">Basado en el </text:span><text:span text:style-name="T96">SALARIO BASICO</text:span></text:p>
        </text:list-item>
        <text:list-item>
          <text:p text:style-name="P194"><text:span text:style-name="T95">Basado en el </text:span><text:span text:style-name="T96">SALARIO BASICO + BONO VACACIONAL</text:span></text:p>
        </text:list-item>
      </text:list>
      <text:p text:style-name="P25">A veces, al final de mes piden que se modifique la manera como se realiza el cálculo del FAOV, bien sea para que se haga basado en la forma 1, 2 o 3.</text:p>
      <text:p text:style-name="P24">En cualquier caso, los pasos para hacer este cambio son los siguientes:</text:p>
      <text:list xml:id="list2431098631154839230" text:style-name="L43">
        <text:list-item>
          <text:p text:style-name="P191"><text:span text:style-name="T2">Abrir el archivo </text:span><text:span text:style-name="T6">Reportes_Sig</text:span><text:span text:style-name="T73">efirrhh/src/LPH/modelo/infocentro/ve/LPHSQL.java</text:span></text:p>
        </text:list-item>
        <text:list-item>
          <text:p text:style-name="P191">Localizar lo siguiente en dicho archivo:</text:p>
          <text:p text:style-name="P226">/***********************************CALCULO DEL FAOV*********************************************/</text:p>
          <text:p text:style-name="P216"><text:span text:style-name="T95">Esta marca aparece </text:span><text:span text:style-name="T96">7 veces</text:span><text:span text:style-name="T95"> en todo el archivo.</text:span></text:p>
        </text:list-item>
        <text:list-item>
          <text:p text:style-name="P191">En cada aparición de la marca <text:span text:style-name="T73">está descomentada 1 línea y 2 líneas están comentadas</text:span>, solo se debe descomentar la línea que corresponde a la forma como se quiere hacer el cálculo, y comentar las otras 2. Esto se debe hacer <text:span text:style-name="T73">7 veces</text:span>, en cada aparición de la marca anterior.</text:p>
        </text:list-item>
      </text:list>
      <text:p text:style-name="P31">IMPORTANTE:</text:p>
      <text:p text:style-name="P30">Para montar cualquier cambio en la aplicación conexa (Reportes_Sigefirrhh) siempre es necesario generar el <text:span text:style-name="T73">.WAR</text:span>, y montarlo en el tomcat de la 150.188.85.30, puede ser mediante el tomcat manager.</text:p>
      <text:p text:style-name="P30">Los pasos son los siguientes:</text:p>
      <text:list xml:id="list1527449497711150359" text:style-name="L44">
        <text:list-item>
          <text:p text:style-name="P227">Abrir el archivo <text:span text:style-name="T73">Reportes_Sigefirrhh/WebContent/META-INF/context.xml</text:span></text:p>
        </text:list-item>
        <text:list-item>
          <text:p text:style-name="P227">En este archivo <text:span text:style-name="T73">existen dos resources</text:span>, uno para conectarse a la <text:span text:style-name="T73">BD del sigefirrhh</text:span> y otro para conectarse a la <text:span text:style-name="T73">BD de autenticación para los recibos de pago</text:span>. Especificados en ese mismo orden.</text:p>
        </text:list-item>
        <text:list-item>
          <text:p text:style-name="P227"><text:span text:style-name="T73">Para cada resource</text:span>, existen 3 ambientes de conexión: Producción, Desarrollo y Pruebas. Al momento de generar el<text:span text:style-name="T73"> .WAR</text:span> <text:span text:style-name="T73">para producción</text:span> se debe verificar que el ambiente de conexión de <text:span text:style-name="T73">producción esté descomentado</text:span>, y los otros dos deben estar comentados.</text:p>
        </text:list-item>
        <text:list-item>
          <text:p text:style-name="P227"><text:span text:style-name="T73">Para generarl el .WAR</text:span> mediante el eclipse se debe hacer click derecho sobre el <text:soft-page-break/>proyecto, luego Export -&gt; War File, colocar la ruta donde se va a guardar y el nombre del WAR debe ser asi <text:span text:style-name="T73">Reportes_Sigefirrhh.war</text:span></text:p>
        </text:list-item>
        <text:list-item>
          <text:p text:style-name="P227">Ir a esta dirección <text:a xlink:type="simple" xlink:href="http://sigefirh.infocentro.gob.ve:8080/administracion/">http://sigefirh.infocentro.gob.ve:8080/administracion/</text:a> y autenticarse en el tomcat manager.</text:p>
        </text:list-item>
        <text:list-item>
          <text:p text:style-name="P192"><text:span text:style-name="T87">Replegar la aplicación </text:span><text:span text:style-name="T73">Reportes_Sigefirrhh</text:span></text:p>
        </text:list-item>
        <text:list-item>
          <text:p text:style-name="P192"><text:span text:style-name="T87">Bajar a la sección que dice Archivo War a Desplegar y hacer uplopad del archivo </text:span><text:span text:style-name="T73">Reportes_Sigefirrhh.war</text:span><text:span text:style-name="T87"> que acabamos de generar. Al subirlo se hace el despliegue automáticamente y con eso ya estaría listo.</text:span></text:p>
        </text:list-item>
      </text:list>
      <text:h text:style-name="P312" text:outline-level="2"><text:bookmark-start text:name="__RefHeading__2364_1015401299"/>Reporte<text:bookmark-end text:name="__RefHeading__2364_1015401299"/></text:h>
      <text:h text:style-name="Heading_20_3" text:outline-level="3"><text:bookmark-start text:name="__RefHeading__2366_1015401299"/>Liquidación facilitadores<text:bookmark-end text:name="__RefHeading__2366_1015401299"/></text:h>
      <text:p text:style-name="P105"/>
      <text:p text:style-name="P105">Ruta: <text:a xlink:type="simple" xlink:href="http://sigefirh.infocentro.gob.ve/sigefirrhh/liquidacion.jsp">http://sigefirh.infocentro.gob.ve/sigefirrhh/liquidacion.jsp</text:a></text:p>
      <text:p text:style-name="P105">Tabla: liquidacion. BD sigefirrhh (85.30)</text:p>
      <text:p text:style-name="P105"/>
      <text:p text:style-name="P105">La tabla liquidación la conforman 51 columnas. Cada columna en la BD representa la columna del formato en hoja de cálculo suministrada por Dangelo Suárez en fecha 25/08/2009 a la lista de <text:a xlink:type="simple" xlink:href="mailto:sistemas@infocentro.gob.ve">sistemas@infocentro.gob.ve</text:a>.</text:p>
      <text:p text:style-name="P105"/>
      <text:p text:style-name="P105">Las dos páginas conforman este reporte son: liquidacion.jsp y procesar_liquidacion.jsp</text:p>
      <text:p text:style-name="P105">Este módulo es completamente informativo. Los datos no provienen del SIGEFIRRHH, fue elaborado, única y exclusivamente para desplegar el formato de liquidaciones de prestaciones sociales así como agilizar las búsquedas de las liquidaciones de los facilitadores de la Fundación Infocentro que <text:s/>ingresaron en años anteriores a la creación de la misma.</text:p>
      <text:p text:style-name="P105"/>
      <text:h text:style-name="Heading_20_3" text:outline-level="3"><text:bookmark-start text:name="__RefHeading__2368_1015401299"/>Liquidación facilitadores:2009 <text:bookmark-end text:name="__RefHeading__2368_1015401299"/></text:h>
      <text:p text:style-name="P105">Ruta: <text:a xlink:type="simple" xlink:href="http://sigefirh.infocentro.gob.ve/sigefirrhh/liquidacion.jsp">http://sigefirh.infocentro.gob.ve/sigefirrhh/liquidacion_2009.jsp</text:a></text:p>
      <text:p text:style-name="P105">Tabla: liquidacion_2009. BD sigefirrhh (85.30)</text:p>
      <text:p text:style-name="P105">La tabla liquidacion_2009 la conforman 34 columnas. Cada columna en la BD representa la columna del formato en hoja de cálculo suministrada por Dangelo Suárez en fecha 04/12/2009 </text:p>
      <text:p text:style-name="P105">Las dos páginas conforman este reporte son: liquidacion_2009.jsp y procesar_liquidacion_2009.jsp</text:p>
      <text:p text:style-name="P105">Este módulo es completamente informativo. Los datos no provienen del sistema <text:soft-page-break/>SIGEFIRRHH, fue elaborado, única y exclusivamente para desplegar el formato de liquidaciones de prestaciones sociales así como agilizar las búsquedas de las liquidaciones de los facilitadores de la Fundación Infocentro para el año 2009.</text:p>
      <text:p text:style-name="P105"/>
      <text:p text:style-name="P107"/>
      <text:h text:style-name="Heading_20_2" text:outline-level="2"><text:bookmark-start text:name="__RefHeading__2370_1015401299"/>Constancia de Trabajo <text:span text:style-name="T87">(Error en el monto)</text:span><text:bookmark-end text:name="__RefHeading__2370_1015401299"/></text:h>
      <text:p text:style-name="P40">Buscar en la tabla <text:span text:style-name="T73">conceptofijo </text:span>el <text:span text:style-name="T99">id_trabajador</text:span><text:span text:style-name="T102"> a <text:s/>modificar y borrar el registro Where id_concepto_tipo_personal=875</text:span></text:p>
      <text:p text:style-name="P41"/>
      <text:h text:style-name="Heading_20_2" text:outline-level="2"><text:bookmark-start text:name="__RefHeading__2372_1015401299"/>Reverso de prestaciones sociales<text:bookmark-end text:name="__RefHeading__2372_1015401299"/></text:h>
      <text:list xml:id="list5239662280418456161" text:style-name="L45">
        <text:list-item>
          <text:p text:style-name="P303">En la tabla seguridadprestaciones modificar el mes con “mes que se quiere reversar”-1 en los registros de los tipos de personal para el cual se quiere reversar las prestaciones.</text:p>
        </text:list-item>
        <text:list-item>
          <text:p text:style-name="P303">En la tabla prestacionesmensuales buscar todos los registros con meses posteriores al que se quiere reversar, en el mismo año y con los tipos de personal indicados. Luego borrar todos estos registros.</text:p>
        </text:list-item>
      </text:list>
      <text:h text:style-name="Heading_20_2" text:outline-level="2"><text:bookmark-start text:name="__RefHeading__4207_424380992"/>Colocar en monto cero (0) las prestaciones sociales para un año y un mes en especifico del personal tiempo indeterminado y contratado.<text:bookmark-end text:name="__RefHeading__4207_424380992"/></text:h>
      <text:p text:style-name="Text_20_body"/>
      <text:p text:style-name="P118">UPDATE</text:p>
      <text:p text:style-name="P118"><text:tab/>prestacionesmensuales</text:p>
      <text:p text:style-name="P118">SET</text:p>
      <text:p text:style-name="P118"><text:tab/>base_mensual = 0,</text:p>
      <text:p text:style-name="P118"><text:tab/>base_adicional = 0,</text:p>
      <text:p text:style-name="P118"><text:tab/>monto_prestaciones = 0,</text:p>
      <text:p text:style-name="P118"><text:tab/>monto_adicional = 0</text:p>
      <text:p text:style-name="P118">WHERE</text:p>
      <text:p text:style-name="P118"><text:tab/>anio = &lt;año solicitado&gt;</text:p>
      <text:p text:style-name="P118"><text:tab/>AND mes = &lt;mes solicitado&gt;</text:p>
      <text:p text:style-name="P118"><text:tab/>AND (id_tipo_personal = 1 OR id_tipo_personal = 10)</text:p>
      <text:h text:style-name="Heading_20_2" text:outline-level="2"><text:bookmark-start text:name="__RefHeading__5586_1136661813"/><text:soft-page-break/>Establecer el monto de las prestaciones sociales para un año y un mes en específico<text:bookmark-end text:name="__RefHeading__5586_1136661813"/></text:h>
      <text:p text:style-name="Text_20_body"/>
      <text:p text:style-name="P126">Para los trabajadores que aún están activos</text:p>
      <text:p text:style-name="P125">SELECT</text:p>
      <text:p text:style-name="P125"><text:tab/>cedula,</text:p>
      <text:p text:style-name="P125"><text:tab/>id_trabajador</text:p>
      <text:p text:style-name="P125">FROM</text:p>
      <text:p text:style-name="P125"><text:tab/>trabajador</text:p>
      <text:p text:style-name="P125">WHERE</text:p>
      <text:p text:style-name="P125"><text:tab/>estatus = 'A'</text:p>
      <text:p text:style-name="P125"><text:tab/>AND fecha_egreso IS NULL</text:p>
      <text:p text:style-name="P125"><text:tab/>AND cedula IN</text:p>
      <text:p text:style-name="P125"><text:tab/>(</text:p>
      <text:p text:style-name="P125"><text:tab/><text:tab/>Listados de las cédulas de los trabajadores a actualizar</text:p>
      <text:p text:style-name="P125"><text:tab/>)</text:p>
      <text:p text:style-name="P125"/>
      <text:p text:style-name="P125"/>
      <text:p text:style-name="P118"/>
      <text:h text:style-name="P316" text:outline-level="2"><text:bookmark-start text:name="__RefHeading__3152_1457285374"/>Cambio de firma del agente de retención<text:bookmark-end text:name="__RefHeading__3152_1457285374"/></text:h>
      <text:p text:style-name="P43"><text:span text:style-name="T22">En la aplicación SIGEFIRRHH ir a: Planificación-&gt;Estructura Organizativa -&gt; Organismo y allí cambiar <text:s/>el número de cédula y el nombre del agente de retención. </text:span><text:span text:style-name="T23">NOTA: Después de un </text:span><text:span text:style-name="T24">tiempo</text:span><text:span text:style-name="T23"> es que se actualiza dicha firma en el reporte de AR-C.</text:span></text:p>
      <text:h text:style-name="P315" text:outline-level="2"><text:bookmark-start text:name="__RefHeading__4502_140544613"/>Agregar/Eliminar/Modificar información de prestaciones sociales (fideicomiso) de un trabajador, para un mes y un año específico<text:bookmark-end text:name="__RefHeading__4502_140544613"/></text:h>
      <text:p text:style-name="Text_20_body"/>
      <text:p text:style-name="P119"><text:span text:style-name="T22">Caso:</text:span><text:span text:style-name="T25"> En un mes específico, luego de generar la información de prestaciones sociales a través del sigeffirr, hay ciertas personas (de la nómina) que no aparecen en el reporte de prestaciones sociales, y hay ciertas personas que aparecen en el reporte y no deberían aparecer. Los siguientes pasos permiten agregar, eliminar o modificar la información de prestaciones sociales, para solucionar estos problemas.</text:span></text:p>
      <text:p text:style-name="P116"/>
      <text:list xml:id="list1180052319113502304" text:style-name="L46">
        <text:list-item>
          <text:p text:style-name="P304">Ingresar al sistema SIGEFIRRHH</text:p>
        </text:list-item>
        <text:list-item>
          <text:p text:style-name="P304"><text:soft-page-break/>Ir al menú: Administración -&gt; Prestaciones mensuales de antiguedad -&gt; Prestaciones por Trabajador.</text:p>
        </text:list-item>
        <text:list-item>
          <text:p text:style-name="P304">Seleccionar el tipo de personal del trabajador que desea editar.</text:p>
        </text:list-item>
        <text:list-item>
          <text:p text:style-name="P304">Colocar el número de cédula del trabajador que desea editar.</text:p>
        </text:list-item>
        <text:list-item>
          <text:p text:style-name="P304">Hacer clic en el botón de buscar, que está al lado del input de la cédula.</text:p>
        </text:list-item>
        <text:list-item>
          <text:p text:style-name="P304">Aparecerá un listado con todos los registros del trabajador. Tanto los registros de egresado como el registro activo.</text:p>
        </text:list-item>
        <text:list-item>
          <text:p text:style-name="P304">Hacer clic sobre el registro del trabajador al que se le quiere editar la información de prestaciones sociales.</text:p>
        </text:list-item>
        <text:list-item>
          <text:p text:style-name="P304">Aparecerá un botón con la opción de “Agregar”, al hacer clic sobre este botón se puede insertar un nuevo registro con información de prestaciones sociales para ese trabajador, indicando en que mes y año se desea crear dicha información. Además, aparecerá un listado con toda la información de prestaciones sociales que tiene ese registro del trabajador, indicando a que año y mes pertenece cada información de prestaciones sociales. Al hacer clic sobre alguno de los registros anteriores, se podrán acceder a las opción para modificar o eliminar el registro definitivamente.</text:p>
        </text:list-item>
      </text:list>
      <text:p text:style-name="P140">GetAllAccionesEspecificasCortasGetAllAccionesEspecificasCortasGetAllAccionesEspecificasCortasGetAllAccionesEspecificasCortasGetAllAccionesEspecificasCortasGetAllAccionesEspecificasCortasGetAllAccionesEspecificasCortasGetAllAccionesEspecificasCortas</text:p>
      <text:p text:style-name="P140"/>
      <text:p text:style-name="P141"/>
      <text:h text:style-name="Heading_20_2" text:outline-level="2"><text:bookmark-start text:name="__RefHeading__5458_582248348"/>Ruta para cambiar el banner y el cintillo de RecibosPagos<text:bookmark-end text:name="__RefHeading__5458_582248348"/></text:h>
      <text:p text:style-name="P106"/>
      <text:p text:style-name="P129">Banner: RecibosPago/WebContent/images</text:p>
      <text:p text:style-name="P129">Cintillo: RecibosPago/WebContent/appPub/comunes/imagenes</text:p>
      <text:p text:style-name="P129"/>
      <text:h text:style-name="Heading_20_2" text:outline-level="2"><text:bookmark-start text:name="__RefHeading__5460_582248348"/>crear sigefirrhh de prueba en el servidor 84.11<text:bookmark-end text:name="__RefHeading__5460_582248348"/></text:h>
      <text:p text:style-name="P130">ruta:</text:p>
      <text:p text:style-name="P130"><text:a xlink:type="simple" xlink:href="http://150.188.84.11:8080/sigefirrhh/">http://150.188.84.11:8080/sigefirrhh/</text:a></text:p>
      <text:p text:style-name="P130">Se debe hacer un dump de la base de datos:</text:p>
      <text:p text:style-name="P131">luego se realiza el restore: para poder hacer el restore primero se debe borrar la base de <text:soft-page-break/>datos llamada sigefirrhh de la 84.11, se crea con el mismo nombre y se procede a realizarlo, ejemplo:</text:p>
      <text:p text:style-name="P131">pg_restore -h 150.188.84.11 -p 5432 -U postgres -F c -d sigefirrhh /var/www/dump_sigefirrhh_20150427.backup</text:p>
      <text:p text:style-name="P132">nota: hay que estar pendiente de que este iniciado el servidor tomcat</text:p>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Monospace1" svg:font-family="Monospace" style:font-family-generic="roman"/>
    <style:font-face style:name="Monospace" svg:font-family="Monospace"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V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text-properties fo:font-weight="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text-properties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dex_20_Link" style:display-name="Index Link" style:family="text"/>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aoly Herrera</meta:initial-creator>
    <meta:creation-date>2009-11-19T10:04:03</meta:creation-date>
    <dc:date>2015-08-12T17:33:42.258987675</dc:date>
    <meta:editing-cycles>687</meta:editing-cycles>
    <meta:editing-duration>P5DT15H32M25S</meta:editing-duration>
    <dc:creator>Edrian Castillo</dc:creator>
    <meta:document-statistic meta:table-count="0" meta:image-count="0" meta:object-count="3" meta:page-count="68" meta:paragraph-count="1228" meta:word-count="15425" meta:character-count="104857" meta:non-whitespace-character-count="89867"/>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7.029cm"/>
    </style:style>
    <style:style style:name="co2" style:family="table-column">
      <style:table-column-properties fo:break-before="auto" style:column-width="4.792cm"/>
    </style:style>
    <style:style style:name="co3" style:family="table-column">
      <style:table-column-properties fo:break-before="auto" style:column-width="4.466cm"/>
    </style:style>
    <style:style style:name="co4" style:family="table-column">
      <style:table-column-properties fo:break-before="auto" style:column-width="4.284cm"/>
    </style:style>
    <style:style style:name="co5" style:family="table-column">
      <style:table-column-properties fo:break-before="auto" style:column-width="2.258cm"/>
    </style:style>
    <style:style style:name="ro1" style:family="table-row">
      <style:table-row-properties style:row-height="1.415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size="15pt" fo:font-weight="bold" style:font-size-asian="15pt" style:font-weight-asian="bold" style:font-size-complex="15pt" style:font-weight-complex="bold"/>
    </style:style>
    <style:style style:name="ce2" style:family="table-cell" style:parent-style-name="Default">
      <style:text-properties fo:font-size="13pt" style:font-size-asian="13pt" style:font-size-complex="13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QUERY PARA CONSTATAR QUE TABLAS S E HAN LLENADO CON LOS CÓDIGOS ERRADOS DE SOPG</text:p>
          </table:table-cell>
          <table:table-cell table:number-columns-repeated="4"/>
        </table:table-row>
        <table:table-row table:style-name="ro1">
          <table:table-cell office:value-type="string" calcext:value-type="string">
            <text:p>SELECT sopg_id FROM sai_sol_pago_anexo WHERE sopg_id = '</text:p>
          </table:table-cell>
          <table:table-cell office:value-type="string" calcext:value-type="string">
            <text:p>sopg-4501269613</text:p>
          </table:table-cell>
          <table:table-cell table:formula="of:=CONCATENATE([.A2];[.B2];&quot;';&quot;)" office:value-type="string" office:string-value="SELECT sopg_id FROM sai_sol_pago_anexo WHERE sopg_id = 'sopg-4501269613';" calcext:value-type="string">
            <text:p>SELECT sopg_id FROM sai_sol_pago_anexo WHERE sopg_id = 'sopg-4501269613';</text:p>
          </table:table-cell>
          <table:table-cell table:number-columns-repeated="2"/>
        </table:table-row>
        <table:table-row table:style-name="ro1">
          <table:table-cell office:value-type="string" calcext:value-type="string">
            <text:p>SELECT sopg_id FROM sai_sol_pago WHERE sopg_id = '</text:p>
          </table:table-cell>
          <table:table-cell office:value-type="string" calcext:value-type="string">
            <text:p>sopg-4501269613</text:p>
          </table:table-cell>
          <table:table-cell table:formula="of:=CONCATENATE([.A3];[.B3];&quot;';&quot;)" office:value-type="string" office:string-value="SELECT sopg_id FROM sai_sol_pago WHERE sopg_id = 'sopg-4501269613';" calcext:value-type="string">
            <text:p>SELECT sopg_id FROM sai_sol_pago WHERE sopg_id = 'sopg-4501269613';</text:p>
          </table:table-cell>
          <table:table-cell table:number-columns-repeated="2"/>
        </table:table-row>
        <table:table-row table:style-name="ro1">
          <table:table-cell office:value-type="string" calcext:value-type="string">
            <text:p>SELECT docg_id FROM sai_doc_genera WHERE docg_id = '</text:p>
          </table:table-cell>
          <table:table-cell office:value-type="string" calcext:value-type="string">
            <text:p>sopg-4501269613</text:p>
          </table:table-cell>
          <table:table-cell table:formula="of:=CONCATENATE([.A4];[.B4];&quot;';&quot;)" office:value-type="string" office:string-value="SELECT docg_id FROM sai_doc_genera WHERE docg_id = 'sopg-4501269613';" calcext:value-type="string">
            <text:p>SELECT docg_id FROM sai_doc_genera WHERE docg_id = 'sopg-4501269613';</text:p>
          </table:table-cell>
          <table:table-cell table:number-columns-repeated="2"/>
        </table:table-row>
        <table:table-row table:style-name="ro1">
          <table:table-cell office:value-type="string" calcext:value-type="string">
            <text:p>SELECT caus_docu_id FROM sai_causado WHERE caus_docu_id='</text:p>
          </table:table-cell>
          <table:table-cell office:value-type="string" calcext:value-type="string">
            <text:p>sopg-4501269613</text:p>
          </table:table-cell>
          <table:table-cell table:formula="of:=CONCATENATE([.A5];[.B5];&quot;';&quot;)" office:value-type="string" office:string-value="SELECT caus_docu_id FROM sai_causado WHERE caus_docu_id='sopg-4501269613';" calcext:value-type="string">
            <text:p>SELECT caus_docu_id FROM sai_causado WHERE caus_docu_id='sopg-4501269613';</text:p>
          </table:table-cell>
          <table:table-cell table:number-columns-repeated="2"/>
        </table:table-row>
        <table:table-row table:style-name="ro1">
          <table:table-cell office:value-type="string" calcext:value-type="string">
            <text:p>SELECT docg_id FROM sai_mov_cta_banco WHERE docg_id='</text:p>
          </table:table-cell>
          <table:table-cell office:value-type="string" calcext:value-type="string">
            <text:p>sopg-4501269613</text:p>
          </table:table-cell>
          <table:table-cell table:formula="of:=CONCATENATE([.A6];[.B6];&quot;';&quot;)" office:value-type="string" office:string-value="SELECT docg_id FROM sai_mov_cta_banco WHERE docg_id='sopg-4501269613';" calcext:value-type="string">
            <text:p>SELECT docg_id FROM sai_mov_cta_banco WHERE docg_id='sopg-4501269613';</text:p>
          </table:table-cell>
          <table:table-cell table:number-columns-repeated="2"/>
        </table:table-row>
        <table:table-row table:style-name="ro1">
          <table:table-cell office:value-type="string" calcext:value-type="string">
            <text:p>SELECT doso_doc_fuente FROM sai_docu_sopor WHERE doso_doc_fuente='</text:p>
          </table:table-cell>
          <table:table-cell office:value-type="string" calcext:value-type="string">
            <text:p>sopg-4501269613</text:p>
          </table:table-cell>
          <table:table-cell table:formula="of:=CONCATENATE([.A7];[.B7];&quot;';&quot;)" office:value-type="string" office:string-value="SELECT doso_doc_fuente FROM sai_docu_sopor WHERE doso_doc_fuente='sopg-4501269613';" calcext:value-type="string">
            <text:p>SELECT doso_doc_fuente FROM sai_docu_sopor WHERE doso_doc_fuente='sopg-4501269613';</text:p>
          </table:table-cell>
          <table:table-cell table:number-columns-repeated="2"/>
        </table:table-row>
        <table:table-row table:style-name="ro1">
          <table:table-cell office:value-type="string" calcext:value-type="string">
            <text:p>SELECT sopg_id FROM sai_sol_pago_imputa WHERE sopg_id='</text:p>
          </table:table-cell>
          <table:table-cell office:value-type="string" calcext:value-type="string">
            <text:p>sopg-4501269613</text:p>
          </table:table-cell>
          <table:table-cell table:formula="of:=CONCATENATE([.A8];[.B8];&quot;';&quot;)" office:value-type="string" office:string-value="SELECT sopg_id FROM sai_sol_pago_imputa WHERE sopg_id='sopg-4501269613';" calcext:value-type="string">
            <text:p>SELECT sopg_id FROM sai_sol_pago_imputa WHERE sopg_id='sopg-4501269613';</text:p>
          </table:table-cell>
          <table:table-cell table:number-columns-repeated="2"/>
        </table:table-row>
        <table:table-row table:style-name="ro1">
          <table:table-cell office:value-type="string" calcext:value-type="string">
            <text:p>SELECT docg_id FROM sai_docu_iva WHERE docg_id='</text:p>
          </table:table-cell>
          <table:table-cell office:value-type="string" calcext:value-type="string">
            <text:p>sopg-4501269613</text:p>
          </table:table-cell>
          <table:table-cell table:formula="of:=CONCATENATE([.A9];[.B9];&quot;';&quot;)" office:value-type="string" office:string-value="SELECT docg_id FROM sai_docu_iva WHERE docg_id='sopg-4501269613';" calcext:value-type="string">
            <text:p>SELECT docg_id FROM sai_docu_iva WHERE docg_id='sopg-4501269613';</text:p>
          </table:table-cell>
          <table:table-cell table:number-columns-repeated="2"/>
        </table:table-row>
        <table:table-row table:style-name="ro1">
          <table:table-cell office:value-type="string" calcext:value-type="string">
            <text:p>SELECT edoc_id_doc FROM sai_expe_doc WHERE edoc_id_doc='</text:p>
          </table:table-cell>
          <table:table-cell office:value-type="string" calcext:value-type="string">
            <text:p>sopg-4501269613</text:p>
          </table:table-cell>
          <table:table-cell table:formula="of:=CONCATENATE([.A10];[.B10];&quot;';&quot;)" office:value-type="string" office:string-value="SELECT edoc_id_doc FROM sai_expe_doc WHERE edoc_id_doc='sopg-4501269613';" calcext:value-type="string">
            <text:p>SELECT edoc_id_doc FROM sai_expe_doc WHERE edoc_id_doc='sopg-4501269613';</text:p>
          </table:table-cell>
          <table:table-cell table:number-columns-repeated="2"/>
        </table:table-row>
        <table:table-row table:style-name="ro1">
          <table:table-cell office:value-type="string" calcext:value-type="string">
            <text:p>SELECT sopg_id FROM sai_sol_pago_retencion WHERE sopg_id='</text:p>
          </table:table-cell>
          <table:table-cell office:value-type="string" calcext:value-type="string">
            <text:p>sopg-4501269613</text:p>
          </table:table-cell>
          <table:table-cell table:formula="of:=CONCATENATE([.A11];[.B11];&quot;';&quot;)" office:value-type="string" office:string-value="SELECT sopg_id FROM sai_sol_pago_retencion WHERE sopg_id='sopg-4501269613';" calcext:value-type="string">
            <text:p>SELECT sopg_id FROM sai_sol_pago_retencion WHERE sopg_id='sopg-4501269613';</text:p>
          </table:table-cell>
          <table:table-cell table:number-columns-repeated="2"/>
        </table:table-row>
        <table:table-row table:style-name="ro1">
          <table:table-cell office:value-type="string" calcext:value-type="string">
            <text:p>SELECT sopg_id FROM sai_sol_pago_otra_retencion WHERE sopg_id='</text:p>
          </table:table-cell>
          <table:table-cell office:value-type="string" calcext:value-type="string">
            <text:p>sopg-4501269613</text:p>
          </table:table-cell>
          <table:table-cell table:formula="of:=CONCATENATE([.A12];[.B12];&quot;';&quot;)" office:value-type="string" office:string-value="SELECT sopg_id FROM sai_sol_pago_otra_retencion WHERE sopg_id='sopg-4501269613';" calcext:value-type="string">
            <text:p>SELECT sopg_id FROM sai_sol_pago_otra_retencion WHERE sopg_id='sopg-4501269613';</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CONSTRAINT QUE DEBEN INACTIVARSE</text:p>
          </table:table-cell>
          <table:table-cell table:number-columns-repeated="4"/>
        </table:table-row>
        <table:table-row table:style-name="ro1">
          <table:table-cell table:style-name="ce2" office:value-type="string" calcext:value-type="string">
            <text:p>Borrar constraint de sai_sol_pago asociada a sol_pago y luego volverlo a pegar</text:p>
          </table:table-cell>
          <table:table-cell table:number-columns-repeated="4"/>
        </table:table-row>
        <table:table-row table:style-name="ro1">
          <table:table-cell office:value-type="string" calcext:value-type="string">
            <text:p>ALTER TABLE sai_sol_pago_anexo</text:p>
          </table:table-cell>
          <table:table-cell table:number-columns-repeated="4"/>
        </table:table-row>
        <table:table-row table:style-name="ro1">
          <table:table-cell office:value-type="string" calcext:value-type="string">
            <text:p><text:s text:c="2"/>ADD CONSTRAINT solpago FOREIGN KEY (sopg_id)</text:p>
          </table:table-cell>
          <table:table-cell table:number-columns-repeated="4"/>
        </table:table-row>
        <table:table-row table:style-name="ro1">
          <table:table-cell office:value-type="string" calcext:value-type="string">
            <text:p><text:s text:c="6"/>REFERENCES sai_sol_pago (sopg_id) MATCH SIMPLE</text:p>
          </table:table-cell>
          <table:table-cell table:number-columns-repeated="4"/>
        </table:table-row>
        <table:table-row table:style-name="ro1">
          <table:table-cell office:value-type="string" calcext:value-type="string">
            <text:p><text:s text:c="6"/>ON UPDATE NO ACTION ON DELETE NO ACTION</text:p>
          </table:table-cell>
          <table:table-cell table:number-columns-repeated="4"/>
        </table:table-row>
        <table:table-row table:style-name="ro1">
          <table:table-cell table:number-columns-repeated="5"/>
        </table:table-row>
        <table:table-row table:style-name="ro1">
          <table:table-cell office:value-type="string" calcext:value-type="string">
            <text:p>ALTER TABLE sai_sol_pago_imputa</text:p>
          </table:table-cell>
          <table:table-cell table:number-columns-repeated="4"/>
        </table:table-row>
        <table:table-row table:style-name="ro1">
          <table:table-cell office:value-type="string" calcext:value-type="string">
            <text:p><text:s text:c="2"/>ADD CONSTRAINT sai_sol_pago_imputa_pkey PRIMARY KEY(sopg_id, sopg_sub_espe, sopg_acc_esp, sopg_acc_pp, depe_id)</text:p>
          </table:table-cell>
          <table:table-cell table:number-columns-repeated="4"/>
        </table:table-row>
        <table:table-row table:style-name="ro1">
          <table:table-cell table:number-columns-repeated="5"/>
        </table:table-row>
        <table:table-row table:style-name="ro1">
          <table:table-cell office:value-type="string" calcext:value-type="string">
            <text:p>ALTER TABLE sai_sol_pago_imputa</text:p>
          </table:table-cell>
          <table:table-cell table:number-columns-repeated="4"/>
        </table:table-row>
        <table:table-row table:style-name="ro1">
          <table:table-cell office:value-type="string" calcext:value-type="string">
            <text:p><text:s text:c="2"/>ADD CONSTRAINT sopg_id FOREIGN KEY (sopg_id)</text:p>
          </table:table-cell>
          <table:table-cell table:number-columns-repeated="4"/>
        </table:table-row>
        <table:table-row table:style-name="ro1">
          <table:table-cell office:value-type="string" calcext:value-type="string">
            <text:p><text:s text:c="6"/>REFERENCES sai_sol_pago (sopg_id) MATCH SIMPLE</text:p>
          </table:table-cell>
          <table:table-cell table:number-columns-repeated="4"/>
        </table:table-row>
        <table:table-row table:style-name="ro1">
          <table:table-cell office:value-type="string" calcext:value-type="string">
            <text:p><text:s text:c="6"/>ON UPDATE NO ACTION ON DELETE NO ACTION</text:p>
          </table:table-cell>
          <table:table-cell table:number-columns-repeated="4"/>
        </table:table-row>
        <table:table-row table:style-name="ro1">
          <table:table-cell table:number-columns-repeated="5"/>
        </table:table-row>
        <table:table-row table:style-name="ro1">
          <table:table-cell office:value-type="string" calcext:value-type="string">
            <text:p>ALTER TABLE sai_sol_pago_otra_retencion</text:p>
          </table:table-cell>
          <table:table-cell table:number-columns-repeated="4"/>
        </table:table-row>
        <table:table-row table:style-name="ro1">
          <table:table-cell office:value-type="string" calcext:value-type="string">
            <text:p><text:s text:c="2"/>ADD CONSTRAINT sai_sol_pago_otra_retencion_pkey PRIMARY KEY(sopg_id, sopg_partida_rete, sopg_ret_monto)</text:p>
          </table:table-cell>
          <table:table-cell table:number-columns-repeated="4"/>
        </table:table-row>
        <table:table-row table:style-name="ro1">
          <table:table-cell table:number-columns-repeated="5"/>
        </table:table-row>
        <table:table-row table:style-name="ro1">
          <table:table-cell office:value-type="string" calcext:value-type="string">
            <text:p>ALTER TABLE sai_sol_pago_otra_retencion</text:p>
          </table:table-cell>
          <table:table-cell table:number-columns-repeated="4"/>
        </table:table-row>
        <table:table-row table:style-name="ro1">
          <table:table-cell office:value-type="string" calcext:value-type="string">
            <text:p><text:s text:c="2"/>ADD CONSTRAINT solpago FOREIGN KEY (sopg_id)</text:p>
          </table:table-cell>
          <table:table-cell table:number-columns-repeated="4"/>
        </table:table-row>
        <table:table-row table:style-name="ro1">
          <table:table-cell office:value-type="string" calcext:value-type="string">
            <text:p><text:s text:c="6"/>REFERENCES sai_sol_pago (sopg_id) MATCH SIMPLE</text:p>
          </table:table-cell>
          <table:table-cell table:number-columns-repeated="4"/>
        </table:table-row>
        <table:table-row table:style-name="ro1">
          <table:table-cell office:value-type="string" calcext:value-type="string">
            <text:p><text:s text:c="6"/>ON UPDATE NO ACTION ON DELETE NO ACTION</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ACTUALIZACIÓN MASIVA DE CÓDIGOS DE SOPG ERRADOS QUE SE HAYAN GENERADO Y TABLAS QUE DEBEN ACTUALIZARSE</text:p>
          </table:table-cell>
          <table:table-cell table:number-columns-repeated="4"/>
        </table:table-row>
        <table:table-row table:style-name="ro1">
          <table:table-cell office:value-type="string" calcext:value-type="string">
            <text:p>UPDATE sai_sol_pago_anexo SET sopg_id = '</text:p>
          </table:table-cell>
          <table:table-cell office:value-type="string" calcext:value-type="string">
            <text:p>sopg-4501269613</text:p>
          </table:table-cell>
          <table:table-cell office:value-type="string" calcext:value-type="string">
            <text:p>' WHERE sopg_id = '</text:p>
          </table:table-cell>
          <table:table-cell office:value-type="string" calcext:value-type="string">
            <text:p>sopg-450114';</text:p>
          </table:table-cell>
          <table:table-cell table:formula="of:=CONCATENATE([.A38];[.B38];[.C38];[.D38])" office:value-type="string" office:string-value="UPDATE sai_sol_pago_anexo SET sopg_id = 'sopg-4501269613' WHERE sopg_id = 'sopg-450114';" calcext:value-type="string">
            <text:p>UPDATE sai_sol_pago_anexo SET sopg_id = 'sopg-4501269613' WHERE sopg_id = 'sopg-450114';</text:p>
          </table:table-cell>
        </table:table-row>
        <table:table-row table:style-name="ro1">
          <table:table-cell office:value-type="string" calcext:value-type="string">
            <text:p>UPDATE sai_sol_pago SET sopg_id = '</text:p>
          </table:table-cell>
          <table:table-cell office:value-type="string" calcext:value-type="string">
            <text:p>sopg-4501269613</text:p>
          </table:table-cell>
          <table:table-cell office:value-type="string" calcext:value-type="string">
            <text:p>' WHERE sopg_id = '</text:p>
          </table:table-cell>
          <table:table-cell office:value-type="string" calcext:value-type="string">
            <text:p>sopg-450114';</text:p>
          </table:table-cell>
          <table:table-cell table:formula="of:=CONCATENATE([.A39];[.B39];[.C39];[.D39])" office:value-type="string" office:string-value="UPDATE sai_sol_pago SET sopg_id = 'sopg-4501269613' WHERE sopg_id = 'sopg-450114';" calcext:value-type="string">
            <text:p>UPDATE sai_sol_pago SET sopg_id = 'sopg-4501269613' WHERE sopg_id = 'sopg-450114';</text:p>
          </table:table-cell>
        </table:table-row>
        <table:table-row table:style-name="ro1">
          <table:table-cell office:value-type="string" calcext:value-type="string">
            <text:p>UPDATE sai_doc_genera SET docg_id = '</text:p>
          </table:table-cell>
          <table:table-cell office:value-type="string" calcext:value-type="string">
            <text:p>sopg-4501269613</text:p>
          </table:table-cell>
          <table:table-cell office:value-type="string" calcext:value-type="string">
            <text:p>' WHERE docg_id = '</text:p>
          </table:table-cell>
          <table:table-cell office:value-type="string" calcext:value-type="string">
            <text:p>sopg-450114';</text:p>
          </table:table-cell>
          <table:table-cell table:formula="of:=CONCATENATE([.A40];[.B40];[.C40];[.D40])" office:value-type="string" office:string-value="UPDATE sai_doc_genera SET docg_id = 'sopg-4501269613' WHERE docg_id = 'sopg-450114';" calcext:value-type="string">
            <text:p>UPDATE sai_doc_genera SET docg_id = 'sopg-4501269613' WHERE docg_id = 'sopg-450114';</text:p>
          </table:table-cell>
        </table:table-row>
        <table:table-row table:style-name="ro1">
          <table:table-cell office:value-type="string" calcext:value-type="string">
            <text:p>UPDATE sai_causado SET caus_docu_id='</text:p>
          </table:table-cell>
          <table:table-cell office:value-type="string" calcext:value-type="string">
            <text:p>sopg-4501269613</text:p>
          </table:table-cell>
          <table:table-cell office:value-type="string" calcext:value-type="string">
            <text:p>' WHERE caus_docu_id = '</text:p>
          </table:table-cell>
          <table:table-cell office:value-type="string" calcext:value-type="string">
            <text:p>sopg-450114';</text:p>
          </table:table-cell>
          <table:table-cell table:formula="of:=CONCATENATE([.A41];[.B41];[.C41];[.D41])" office:value-type="string" office:string-value="UPDATE sai_causado SET caus_docu_id='sopg-4501269613' WHERE caus_docu_id = 'sopg-450114';" calcext:value-type="string">
            <text:p>UPDATE sai_causado SET caus_docu_id='sopg-4501269613' WHERE caus_docu_id = 'sopg-450114';</text:p>
          </table:table-cell>
        </table:table-row>
        <table:table-row table:style-name="ro1">
          <table:table-cell office:value-type="string" calcext:value-type="string">
            <text:p>UPDATE sai_mov_cta_banco SET docg_id='</text:p>
          </table:table-cell>
          <table:table-cell office:value-type="string" calcext:value-type="string">
            <text:p>sopg-4501269613</text:p>
          </table:table-cell>
          <table:table-cell office:value-type="string" calcext:value-type="string">
            <text:p>' WHERE docg_id = '</text:p>
          </table:table-cell>
          <table:table-cell office:value-type="string" calcext:value-type="string">
            <text:p>sopg-450114';</text:p>
          </table:table-cell>
          <table:table-cell table:formula="of:=CONCATENATE([.A42];[.B42];[.C42];[.D42])" office:value-type="string" office:string-value="UPDATE sai_mov_cta_banco SET docg_id='sopg-4501269613' WHERE docg_id = 'sopg-450114';" calcext:value-type="string">
            <text:p>UPDATE sai_mov_cta_banco SET docg_id='sopg-4501269613' WHERE docg_id = 'sopg-450114';</text:p>
          </table:table-cell>
        </table:table-row>
        <table:table-row table:style-name="ro1">
          <table:table-cell office:value-type="string" calcext:value-type="string">
            <text:p>UPDATE sai_docu_sopor SET doso_doc_fuente='</text:p>
          </table:table-cell>
          <table:table-cell office:value-type="string" calcext:value-type="string">
            <text:p>sopg-4501269613</text:p>
          </table:table-cell>
          <table:table-cell office:value-type="string" calcext:value-type="string">
            <text:p>' WHERE doso_doc_fuente = '</text:p>
          </table:table-cell>
          <table:table-cell office:value-type="string" calcext:value-type="string">
            <text:p>sopg-450114';</text:p>
          </table:table-cell>
          <table:table-cell table:formula="of:=CONCATENATE([.A43];[.B43];[.C43];[.D43])" office:value-type="string" office:string-value="UPDATE sai_docu_sopor SET doso_doc_fuente='sopg-4501269613' WHERE doso_doc_fuente = 'sopg-450114';" calcext:value-type="string">
            <text:p>UPDATE sai_docu_sopor SET doso_doc_fuente='sopg-4501269613' WHERE doso_doc_fuente = 'sopg-450114';</text:p>
          </table:table-cell>
        </table:table-row>
        <table:table-row table:style-name="ro1">
          <table:table-cell office:value-type="string" calcext:value-type="string">
            <text:p>UPDATE sai_sol_pago_imputa SET sopg_id='</text:p>
          </table:table-cell>
          <table:table-cell office:value-type="string" calcext:value-type="string">
            <text:p>sopg-4501269613</text:p>
          </table:table-cell>
          <table:table-cell office:value-type="string" calcext:value-type="string">
            <text:p>' WHERE sopg_id = '</text:p>
          </table:table-cell>
          <table:table-cell office:value-type="string" calcext:value-type="string">
            <text:p>sopg-450114';</text:p>
          </table:table-cell>
          <table:table-cell table:formula="of:=CONCATENATE([.A44];[.B44];[.C44];[.D44])" office:value-type="string" office:string-value="UPDATE sai_sol_pago_imputa SET sopg_id='sopg-4501269613' WHERE sopg_id = 'sopg-450114';" calcext:value-type="string">
            <text:p>UPDATE sai_sol_pago_imputa SET sopg_id='sopg-4501269613' WHERE sopg_id = 'sopg-450114';</text:p>
          </table:table-cell>
        </table:table-row>
        <table:table-row table:style-name="ro1">
          <table:table-cell office:value-type="string" calcext:value-type="string">
            <text:p>UPDATE sai_docu_iva SET docg_id='</text:p>
          </table:table-cell>
          <table:table-cell office:value-type="string" calcext:value-type="string">
            <text:p>sopg-4501269613</text:p>
          </table:table-cell>
          <table:table-cell office:value-type="string" calcext:value-type="string">
            <text:p>' WHERE docg_id = '</text:p>
          </table:table-cell>
          <table:table-cell office:value-type="string" calcext:value-type="string">
            <text:p>sopg-450114';</text:p>
          </table:table-cell>
          <table:table-cell table:formula="of:=CONCATENATE([.A45];[.B45];[.C45];[.D45])" office:value-type="string" office:string-value="UPDATE sai_docu_iva SET docg_id='sopg-4501269613' WHERE docg_id = 'sopg-450114';" calcext:value-type="string">
            <text:p>UPDATE sai_docu_iva SET docg_id='sopg-4501269613' WHERE docg_id = 'sopg-450114';</text:p>
          </table:table-cell>
        </table:table-row>
        <table:table-row table:style-name="ro1">
          <table:table-cell office:value-type="string" calcext:value-type="string">
            <text:p>UPDATE sai_expe_doc SET edoc_id_doc='</text:p>
          </table:table-cell>
          <table:table-cell office:value-type="string" calcext:value-type="string">
            <text:p>sopg-4501269613</text:p>
          </table:table-cell>
          <table:table-cell office:value-type="string" calcext:value-type="string">
            <text:p>' WHERE edoc_id_doc = '</text:p>
          </table:table-cell>
          <table:table-cell office:value-type="string" calcext:value-type="string">
            <text:p>sopg-450114';</text:p>
          </table:table-cell>
          <table:table-cell table:formula="of:=CONCATENATE([.A46];[.B46];[.C46];[.D46])" office:value-type="string" office:string-value="UPDATE sai_expe_doc SET edoc_id_doc='sopg-4501269613' WHERE edoc_id_doc = 'sopg-450114';" calcext:value-type="string">
            <text:p>UPDATE sai_expe_doc SET edoc_id_doc='sopg-4501269613' WHERE edoc_id_doc = 'sopg-450114';</text:p>
          </table:table-cell>
        </table:table-row>
        <table:table-row table:style-name="ro1">
          <table:table-cell office:value-type="string" calcext:value-type="string">
            <text:p>UPDATE sai_sol_pago_retencion SET sopg_id='</text:p>
          </table:table-cell>
          <table:table-cell office:value-type="string" calcext:value-type="string">
            <text:p>sopg-4501269613</text:p>
          </table:table-cell>
          <table:table-cell office:value-type="string" calcext:value-type="string">
            <text:p>' WHERE sopg_id = '</text:p>
          </table:table-cell>
          <table:table-cell office:value-type="string" calcext:value-type="string">
            <text:p>sopg-450114';</text:p>
          </table:table-cell>
          <table:table-cell table:formula="of:=CONCATENATE([.A47];[.B47];[.C47];[.D47])" office:value-type="string" office:string-value="UPDATE sai_sol_pago_retencion SET sopg_id='sopg-4501269613' WHERE sopg_id = 'sopg-450114';" calcext:value-type="string">
            <text:p>UPDATE sai_sol_pago_retencion SET sopg_id='sopg-4501269613' WHERE sopg_id = 'sopg-450114';</text:p>
          </table:table-cell>
        </table:table-row>
        <table:table-row table:style-name="ro1">
          <table:table-cell office:value-type="string" calcext:value-type="string">
            <text:p>UPDATE sai_sol_pago_otra_retencion SET sopg_id='</text:p>
          </table:table-cell>
          <table:table-cell office:value-type="string" calcext:value-type="string">
            <text:p>sopg-4501269613</text:p>
          </table:table-cell>
          <table:table-cell office:value-type="string" calcext:value-type="string">
            <text:p>' WHERE sopg_id = '</text:p>
          </table:table-cell>
          <table:table-cell office:value-type="string" calcext:value-type="string">
            <text:p>sopg-450114';</text:p>
          </table:table-cell>
          <table:table-cell table:formula="of:=CONCATENATE([.A48];[.B48];[.C48];[.D48])" office:value-type="string" office:string-value="UPDATE sai_sol_pago_otra_retencion SET sopg_id='sopg-4501269613' WHERE sopg_id = 'sopg-450114';" calcext:value-type="string">
            <text:p>UPDATE sai_sol_pago_otra_retencion SET sopg_id='sopg-4501269613' WHERE sopg_id = 'sopg-450114';</text:p>
          </table:table-cell>
        </table:table-row>
        <table:table-row table:style-name="ro1">
          <table:table-cell office:value-type="string" calcext:value-type="string">
            <text:p>UPDATE sai_comp_diario SET comp_doc_id ='</text:p>
          </table:table-cell>
          <table:table-cell office:value-type="string" calcext:value-type="string">
            <text:p>sopg-4501269613</text:p>
          </table:table-cell>
          <table:table-cell office:value-type="string" calcext:value-type="string">
            <text:p>' WHERE comp_doc_id = '</text:p>
          </table:table-cell>
          <table:table-cell office:value-type="string" calcext:value-type="string">
            <text:p>sopg-450114';</text:p>
          </table:table-cell>
          <table:table-cell table:formula="of:=CONCATENATE([.A49];[.B49];[.C49];[.D49])" office:value-type="string" office:string-value="UPDATE sai_comp_diario SET comp_doc_id ='sopg-4501269613' WHERE comp_doc_id = 'sopg-450114';" calcext:value-type="string">
            <text:p>UPDATE sai_comp_diario SET comp_doc_id ='sopg-4501269613' WHERE comp_doc_id = 'sopg-450114';</text:p>
          </table:table-cell>
        </table:table-row>
        <table:table-row table:style-name="ro1">
          <table:table-cell table:number-columns-repeated="5"/>
        </table:table-row>
        <table:table-row table:style-name="ro1">
          <table:table-cell table:style-name="ce1" office:value-type="string" calcext:value-type="string">
            <text:p>ACTUALIZACIÓN DE NÚMERO DE CODAS</text:p>
          </table:table-cell>
          <table:table-cell table:number-columns-repeated="4"/>
        </table:table-row>
        <table:table-row table:style-name="ro1">
          <table:table-cell office:value-type="string" calcext:value-type="string">
            <text:p>UPDATE sai_reng_comp SET comp_id='</text:p>
          </table:table-cell>
          <table:table-cell office:value-type="string" calcext:value-type="string">
            <text:p>coda-4505166013</text:p>
          </table:table-cell>
          <table:table-cell office:value-type="string" calcext:value-type="string">
            <text:p>' WHERE comp_id = '</text:p>
          </table:table-cell>
          <table:table-cell office:value-type="string" calcext:value-type="string">
            <text:p>coda-450114';</text:p>
          </table:table-cell>
          <table:table-cell table:formula="of:=CONCATENATE([.A52];[.B52];[.C52];[.D52])" office:value-type="string" office:string-value="UPDATE sai_reng_comp SET comp_id='coda-4505166013' WHERE comp_id = 'coda-450114';" calcext:value-type="string">
            <text:p>UPDATE sai_reng_comp SET comp_id='coda-4505166013' WHERE comp_id = 'coda-450114';</text:p>
          </table:table-cell>
        </table:table-row>
        <table:table-row table:style-name="ro1">
          <table:table-cell office:value-type="string" calcext:value-type="string">
            <text:p>UPDATE sai_reng_comp SET comp_id='</text:p>
          </table:table-cell>
          <table:table-cell office:value-type="string" calcext:value-type="string">
            <text:p>coda-4505166113</text:p>
          </table:table-cell>
          <table:table-cell office:value-type="string" calcext:value-type="string">
            <text:p>' WHERE comp_id = '</text:p>
          </table:table-cell>
          <table:table-cell office:value-type="string" calcext:value-type="string">
            <text:p>coda-450314';</text:p>
          </table:table-cell>
          <table:table-cell table:formula="of:=CONCATENATE([.A53];[.B53];[.C53];[.D53])" office:value-type="string" office:string-value="UPDATE sai_reng_comp SET comp_id='coda-4505166113' WHERE comp_id = 'coda-450314';" calcext:value-type="string">
            <text:p>UPDATE sai_reng_comp SET comp_id='coda-4505166113' WHERE comp_id = 'coda-450314';</text:p>
          </table:table-cell>
        </table:table-row>
        <table:table-row table:style-name="ro1">
          <table:table-cell office:value-type="string" calcext:value-type="string">
            <text:p>UPDATE sai_reng_comp SET comp_id='</text:p>
          </table:table-cell>
          <table:table-cell office:value-type="string" calcext:value-type="string">
            <text:p>coda-4505166213</text:p>
          </table:table-cell>
          <table:table-cell office:value-type="string" calcext:value-type="string">
            <text:p>' WHERE comp_id = '</text:p>
          </table:table-cell>
          <table:table-cell office:value-type="string" calcext:value-type="string">
            <text:p>coda-450514';</text:p>
          </table:table-cell>
          <table:table-cell table:formula="of:=CONCATENATE([.A54];[.B54];[.C54];[.D54])" office:value-type="string" office:string-value="UPDATE sai_reng_comp SET comp_id='coda-4505166213' WHERE comp_id = 'coda-450514';" calcext:value-type="string">
            <text:p>UPDATE sai_reng_comp SET comp_id='coda-4505166213' WHERE comp_id = 'coda-450514';</text:p>
          </table:table-cell>
        </table:table-row>
        <table:table-row table:style-name="ro1">
          <table:table-cell table:number-columns-repeated="5"/>
        </table:table-row>
        <table:table-row table:style-name="ro1">
          <table:table-cell office:value-type="string" calcext:value-type="string">
            <text:p>UPDATE sai_comp_diario SET comp_id='</text:p>
          </table:table-cell>
          <table:table-cell office:value-type="string" calcext:value-type="string">
            <text:p>coda-4505166013</text:p>
          </table:table-cell>
          <table:table-cell office:value-type="string" calcext:value-type="string">
            <text:p>' WHERE comp_id = '</text:p>
          </table:table-cell>
          <table:table-cell office:value-type="string" calcext:value-type="string">
            <text:p>coda-450114';</text:p>
          </table:table-cell>
          <table:table-cell table:formula="of:=CONCATENATE([.A56];[.B56];[.C56];[.D56])" office:value-type="string" office:string-value="UPDATE sai_comp_diario SET comp_id='coda-4505166013' WHERE comp_id = 'coda-450114';" calcext:value-type="string">
            <text:p>UPDATE sai_comp_diario SET comp_id='coda-4505166013' WHERE comp_id = 'coda-450114';</text:p>
          </table:table-cell>
        </table:table-row>
        <table:table-row table:style-name="ro1">
          <table:table-cell office:value-type="string" calcext:value-type="string">
            <text:p>UPDATE sai_comp_diario SET comp_id='</text:p>
          </table:table-cell>
          <table:table-cell office:value-type="string" calcext:value-type="string">
            <text:p>coda-4505166113</text:p>
          </table:table-cell>
          <table:table-cell office:value-type="string" calcext:value-type="string">
            <text:p>' WHERE comp_id = '</text:p>
          </table:table-cell>
          <table:table-cell office:value-type="string" calcext:value-type="string">
            <text:p>coda-450314';</text:p>
          </table:table-cell>
          <table:table-cell table:formula="of:=CONCATENATE([.A57];[.B57];[.C57];[.D57])" office:value-type="string" office:string-value="UPDATE sai_comp_diario SET comp_id='coda-4505166113' WHERE comp_id = 'coda-450314';" calcext:value-type="string">
            <text:p>UPDATE sai_comp_diario SET comp_id='coda-4505166113' WHERE comp_id = 'coda-450314';</text:p>
          </table:table-cell>
        </table:table-row>
        <table:table-row table:style-name="ro1">
          <table:table-cell office:value-type="string" calcext:value-type="string">
            <text:p>UPDATE sai_comp_diario SET comp_id='</text:p>
          </table:table-cell>
          <table:table-cell office:value-type="string" calcext:value-type="string">
            <text:p>coda-4505166213</text:p>
          </table:table-cell>
          <table:table-cell office:value-type="string" calcext:value-type="string">
            <text:p>' WHERE comp_id = '</text:p>
          </table:table-cell>
          <table:table-cell office:value-type="string" calcext:value-type="string">
            <text:p>coda-450514';</text:p>
          </table:table-cell>
          <table:table-cell table:formula="of:=CONCATENATE([.A58];[.B58];[.C58];[.D58])" office:value-type="string" office:string-value="UPDATE sai_comp_diario SET comp_id='coda-4505166213' WHERE comp_id = 'coda-450514';" calcext:value-type="string">
            <text:p>UPDATE sai_comp_diario SET comp_id='coda-4505166213' WHERE comp_id = 'coda-450514';</text:p>
          </table:table-cell>
        </table:table-row>
        <table:table-row table:style-name="ro1" table:number-rows-repeated="2">
          <table:table-cell table:number-columns-repeated="5"/>
        </table:table-row>
        <table:table-row table:style-name="ro1">
          <table:table-cell table:style-name="ce1" office:value-type="string" calcext:value-type="string">
            <text:p>PROCEDIMIENTOS DE LA BASE DATOS QUE SE DEBEN ACTUALIZAR</text:p>
          </table:table-cell>
          <table:table-cell table:number-columns-repeated="4"/>
        </table:table-row>
        <table:table-row table:style-name="ro1">
          <table:table-cell table:style-name="ce2" office:value-type="string" calcext:value-type="string">
            <text:p>Sai_generar_codigo –generar còdigo año anterior</text:p>
          </table:table-cell>
          <table:table-cell table:number-columns-repeated="4"/>
        </table:table-row>
        <table:table-row table:style-name="ro1">
          <table:table-cell table:style-name="ce2" office:value-type="string" calcext:value-type="string">
            <text:p>sai_insert_sol_pago (--fecha := timestamp '2013-12-30 00:00:00'; -- Cambio del año anterior)</text:p>
          </table:table-cell>
          <table:table-cell table:number-columns-repeated="4"/>
        </table:table-row>
        <table:table-row table:style-name="ro1">
          <table:table-cell table:style-name="ce2" office:value-type="string" calcext:value-type="string">
            <text:p>sai_generar_causado (fecha_time := timestamp '2013-12-30 00:00:00', <text:s/>--fecha := '2013-12-30'; -- Cambio del año anterior</text:p>
          </table:table-cell>
          <table:table-cell table:number-columns-repeated="4"/>
        </table:table-row>
        <table:table-row table:style-name="ro1" table:number-rows-repeated="1048508">
          <table:table-cell table:number-columns-repeated="5"/>
        </table:table-row>
        <table:table-row table:style-name="ro2" table:number-rows-repeated="3">
          <table:table-cell table:number-columns-repeated="5"/>
        </table:table-row>
        <table:table-row table:style-name="ro2">
          <table:table-cell table:number-columns-repeated="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V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s" number:country="VE">BsF</number:currency-symbol>
      <number:number number:decimal-places="2" number:min-integer-digits="1" number:grouping="true"/>
    </number:currency-style>
    <number:currency-style style:name="N107">
      <style:text-properties fo:color="#ff0000"/>
      <number:text>(</number:text>
      <number:currency-symbol number:language="es" number:country="VE">BsF</number:currency-symbol>
      <number:number number:decimal-places="2" number:min-integer-digits="1" number:grouping="true"/>
      <number:text>)</number:text>
      <style:map style:condition="value()&gt;=0" style:apply-style-name="N107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8">00/00/0000</text:date>, <text:time style:data-style-name="N2" text:time-value="00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138cm"/>
    </style:style>
    <style:style style:name="co2" style:family="table-column">
      <style:table-column-properties fo:break-before="auto" style:column-width="4.03cm"/>
    </style:style>
    <style:style style:name="co3" style:family="table-column">
      <style:table-column-properties fo:break-before="auto" style:column-width="16.847cm"/>
    </style:style>
    <style:style style:name="co4" style:family="table-column">
      <style:table-column-properties fo:break-before="auto" style:column-width="2.258cm"/>
    </style:style>
    <style:style style:name="ro1" style:family="table-row">
      <style:table-row-properties style:row-height="0.526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Hoja2"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tran-450576813'</text:p>
          </table:table-cell>
          <table:table-cell office:value-type="string" calcext:value-type="string">
            <text:p>'sopg-4501202513'</text:p>
          </table:table-cell>
          <table:table-cell table:formula="of:=CONCATENATE(&quot;UPDATE sai_comp_diario SET esta_id=15 WHERE comp_doc_id=&quot;;[.B1];&quot;;&quot;)" office:value-type="string" office:string-value="UPDATE sai_comp_diario SET esta_id=15 WHERE comp_doc_id='sopg-4501202513';" calcext:value-type="string">
            <text:p>UPDATE sai_comp_diario SET esta_id=15 WHERE comp_doc_id='sopg-4501202513';</text:p>
          </table:table-cell>
        </table:table-row>
        <table:table-row table:style-name="ro2">
          <table:table-cell office:value-type="string" calcext:value-type="string">
            <text:p>'tran-450576813'</text:p>
          </table:table-cell>
          <table:table-cell office:value-type="string" calcext:value-type="string">
            <text:p>'sopg-4501202513'</text:p>
          </table:table-cell>
          <table:table-cell table:formula="of:=CONCATENATE(&quot;UPDATE sai_mov_cta_banco SET conciliado=2 WHERE docg_id=&quot;;[.B2];&quot;;&quot;)" office:value-type="string" office:string-value="UPDATE sai_mov_cta_banco SET conciliado=2 WHERE docg_id='sopg-4501202513';" calcext:value-type="string">
            <text:p>UPDATE sai_mov_cta_banco SET conciliado=2 WHERE docg_id='sopg-4501202513';</text:p>
          </table:table-cell>
        </table:table-row>
        <table:table-row table:style-name="ro2">
          <table:table-cell office:value-type="string" calcext:value-type="string">
            <text:p>'tran-450576813'</text:p>
          </table:table-cell>
          <table:table-cell office:value-type="string" calcext:value-type="string">
            <text:p>'sopg-4501202513'</text:p>
          </table:table-cell>
          <table:table-cell table:formula="of:=CONCATENATE(&quot;UPDATE sai_causado SET esta_id=2 WHERE caus_docu_id=&quot;;[.B3];&quot;;&quot;)" office:value-type="string" office:string-value="UPDATE sai_causado SET esta_id=2 WHERE caus_docu_id='sopg-4501202513';" calcext:value-type="string">
            <text:p>UPDATE sai_causado SET esta_id=2 WHERE caus_docu_id='sopg-4501202513';</text:p>
          </table:table-cell>
        </table:table-row>
        <table:table-row table:style-name="ro2">
          <table:table-cell office:value-type="string" calcext:value-type="string">
            <text:p>'tran-450576813'</text:p>
          </table:table-cell>
          <table:table-cell office:value-type="string" calcext:value-type="string">
            <text:p>'sopg-4501202513'</text:p>
          </table:table-cell>
          <table:table-cell table:formula="of:=CONCATENATE(&quot;UPDATE sai_doc_genera SET esta_id=15 WHERE docg_id=&quot;;[.B4];&quot;;&quot;)" office:value-type="string" office:string-value="UPDATE sai_doc_genera SET esta_id=15 WHERE docg_id='sopg-4501202513';" calcext:value-type="string">
            <text:p>UPDATE sai_doc_genera SET esta_id=15 WHERE docg_id='sopg-4501202513';</text:p>
          </table:table-cell>
        </table:table-row>
        <table:table-row table:style-name="ro2">
          <table:table-cell office:value-type="string" calcext:value-type="string">
            <text:p>'tran-450576813'</text:p>
          </table:table-cell>
          <table:table-cell office:value-type="string" calcext:value-type="string">
            <text:p>'sopg-4501202513'</text:p>
          </table:table-cell>
          <table:table-cell table:formula="of:=CONCATENATE(&quot;UPDATE sai_pagado SET esta_id=2 WHERE paga_docu_id=&quot;;[.A5];&quot;;&quot;)" office:value-type="string" office:string-value="UPDATE sai_pagado SET esta_id=2 WHERE paga_docu_id='tran-450576813';" calcext:value-type="string">
            <text:p>UPDATE sai_pagado SET esta_id=2 WHERE paga_docu_id='tran-450576813';</text:p>
          </table:table-cell>
        </table:table-row>
        <table:table-row table:style-name="ro2">
          <table:table-cell office:value-type="string" calcext:value-type="string">
            <text:p>'tran-450576813'</text:p>
          </table:table-cell>
          <table:table-cell office:value-type="string" calcext:value-type="string">
            <text:p>'sopg-4501202513'</text:p>
          </table:table-cell>
          <table:table-cell table:formula="of:=CONCATENATE(&quot;UPDATE sai_sol_pago SET esta_id=15 WHERE sopg_id=&quot;;[.B6];&quot;;&quot;)" office:value-type="string" office:string-value="UPDATE sai_sol_pago SET esta_id=15 WHERE sopg_id='sopg-4501202513';" calcext:value-type="string">
            <text:p>UPDATE sai_sol_pago SET esta_id=15 WHERE sopg_id='sopg-4501202513';</text:p>
          </table:table-cell>
        </table:table-row>
        <table:table-row table:style-name="ro2">
          <table:table-cell office:value-type="string" calcext:value-type="string">
            <text:p>'tran-450576813'</text:p>
          </table:table-cell>
          <table:table-cell office:value-type="string" calcext:value-type="string">
            <text:p>'sopg-4501202513'</text:p>
          </table:table-cell>
          <table:table-cell table:formula="of:=CONCATENATE(&quot;UPDATE sai_pago_transferencia SET esta_id=2 WHERE trans_id=&quot;;[.A7];&quot;;&quot;)" office:value-type="string" office:string-value="UPDATE sai_pago_transferencia SET esta_id=2 WHERE trans_id='tran-450576813';" calcext:value-type="string">
            <text:p>UPDATE sai_pago_transferencia SET esta_id=2 WHERE trans_id='tran-450576813';</text:p>
          </table:table-cell>
        </table:table-row>
        <table:table-row table:style-name="ro2">
          <table:table-cell office:value-type="string" calcext:value-type="string">
            <text:p>'tran-450576813'</text:p>
          </table:table-cell>
          <table:table-cell office:value-type="string" calcext:value-type="string">
            <text:p>'sopg-4501202513'</text:p>
          </table:table-cell>
          <table:table-cell table:formula="of:=CONCATENATE(&quot;UPDATE sai_doc_genera SET esta_id=15 WHERE docg_id=&quot;;[.A8];&quot;;&quot;)" office:value-type="string" office:string-value="UPDATE sai_doc_genera SET esta_id=15 WHERE docg_id='tran-450576813';" calcext:value-type="string">
            <text:p>UPDATE sai_doc_genera SET esta_id=15 WHERE docg_id='tran-450576813';</text:p>
          </table:table-cell>
        </table:table-row>
        <table:table-row table:style-name="ro1">
          <table:table-cell office:value-type="string" calcext:value-type="string">
            <text:p>'tran-450576813'</text:p>
          </table:table-cell>
          <table:table-cell office:value-type="string" calcext:value-type="string">
            <text:p>'sopg-4501202513'</text:p>
          </table:table-cell>
          <table:table-cell table:formula="of:=CONCATENATE(&quot;UPDATE sai_comp_diario SET esta_id=15 WHERE comp_doc_id=&quot;;[.A9];&quot;;&quot;)" office:value-type="string" office:string-value="UPDATE sai_comp_diario SET esta_id=15 WHERE comp_doc_id='tran-450576813';" calcext:value-type="string">
            <text:p>UPDATE sai_comp_diario SET esta_id=15 WHERE comp_doc_id='tran-45057681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V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s" number:country="VE">BsF</number:currency-symbol>
      <number:number number:decimal-places="2" number:min-integer-digits="1" number:grouping="true"/>
    </number:currency-style>
    <number:currency-style style:name="N107">
      <style:text-properties fo:color="#ff0000"/>
      <number:text>(</number:text>
      <number:currency-symbol number:language="es" number:country="VE">BsF</number:currency-symbol>
      <number:number number:decimal-places="2" number:min-integer-digits="1" number:grouping="true"/>
      <number:text>)</number:text>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9">00/00/0000</text:date>, <text:time style:data-style-name="N2" text:time-value="0000-00-00T00:00:02.39917376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267cm"/>
    </style:style>
    <style:style style:name="ro1" style:family="table-row">
      <style:table-row-properties style:row-height="0.453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Hoja1" table:style-name="ta1">
        <table:table-column table:style-name="co1" table:number-columns-repeated="2" table:default-cell-style-name="Default"/>
        <table:table-column table:style-name="co2" table:default-cell-style-name="Default"/>
        <table:table-column table:style-name="co1" table:default-cell-style-name="Default"/>
        <table:table-row table:style-name="ro1">
          <table:table-cell/>
          <table:table-cell office:value-type="string" calcext:value-type="string">
            <text:p>sopg-452113</text:p>
          </table:table-cell>
          <table:table-cell office:value-type="string" calcext:value-type="string">
            <text:p>sopg-450905913</text:p>
          </table:table-cell>
          <table:table-cell table:formula="of:=CONCATENATE(&quot;UPDATE sai_sol_pago_anexo SET sopg_id='&quot;;[.C1];&quot;' WHERE sopg_id='&quot;;[.B1];&quot;'; UPDATE sai_revisiones_doc SET revi_doc='&quot;;[.C1];&quot;' WHERE revi_doc='&quot;;[.B1];&quot;';  UPDATE sai_sol_pago SET sopg_id='&quot;;[.C1];&quot;' WHERE sopg_id='&quot;;[.B1];&quot;'; UPDATE sai_sol_pago_imputa SET sopg_id='&quot;;[.C1];&quot;' WHERE sopg_id='&quot;;[.B1];&quot;'; UPDATE sai_doc_genera SET docg_id='&quot;;[.C1];&quot;' WHERE docg_id='&quot;;[.B1];&quot;'; UPDATE sai_causado SET caus_docu_id='&quot;;[.C1];&quot;' WHERE caus_docu_id='&quot;;[.B1];&quot;';&quot; )" office:value-type="string" office:string-value="UPDATE sai_sol_pago_anexo SET sopg_id='sopg-450905913' WHERE sopg_id='sopg-452113'; UPDATE sai_revisiones_doc SET revi_doc='sopg-450905913' WHERE revi_doc='sopg-452113';  UPDATE sai_sol_pago SET sopg_id='sopg-450905913' WHERE sopg_id='sopg-452113'; UPDATE sai_sol_pago_imputa SET sopg_id='sopg-450905913' WHERE sopg_id='sopg-452113'; UPDATE sai_doc_genera SET docg_id='sopg-450905913' WHERE docg_id='sopg-452113'; UPDATE sai_causado SET caus_docu_id='sopg-450905913' WHERE caus_docu_id='sopg-452113';" calcext:value-type="string">
            <text:p>UPDATE sai_sol_pago_anexo SET sopg_id='sopg-450905913' WHERE sopg_id='sopg-452113'; UPDATE sai_revisiones_doc SET revi_doc='sopg-450905913' WHERE revi_doc='sopg-452113'; <text:s/>UPDATE sai_sol_pago SET sopg_id='sopg-450905913' WHERE sopg_id='sopg-452113'; UPDATE sai_sol_pago_imputa SET sopg_id='sopg-450905913' WHERE sopg_id='sopg-452113'; UPDATE sai_doc_genera SET docg_id='sopg-450905913' WHERE docg_id='sopg-452113'; UPDATE sai_causado SET caus_docu_id='sopg-450905913' WHERE caus_docu_id='sopg-452113';</text:p>
          </table:table-cell>
        </table:table-row>
        <table:table-row table:style-name="ro2">
          <table:table-cell/>
          <table:table-cell office:value-type="string" calcext:value-type="string">
            <text:p>sopg-452213</text:p>
          </table:table-cell>
          <table:table-cell office:value-type="string" calcext:value-type="string">
            <text:p>sopg-450906013</text:p>
          </table:table-cell>
          <table:table-cell table:formula="of:=CONCATENATE(&quot;UPDATE sai_sol_pago_anexo SET sopg_id='&quot;;[.C2];&quot;' WHERE sopg_id='&quot;;[.B2];&quot;'; UPDATE sai_revisiones_doc SET revi_doc='&quot;;[.C2];&quot;' WHERE revi_doc='&quot;;[.B2];&quot;';  UPDATE sai_sol_pago SET sopg_id='&quot;;[.C2];&quot;' WHERE sopg_id='&quot;;[.B2];&quot;'; UPDATE sai_sol_pago_imputa SET sopg_id='&quot;;[.C2];&quot;' WHERE sopg_id='&quot;;[.B2];&quot;'; UPDATE sai_doc_genera SET docg_id='&quot;;[.C2];&quot;' WHERE docg_id='&quot;;[.B2];&quot;'; UPDATE sai_causado SET caus_docu_id='&quot;;[.C2];&quot;' WHERE caus_docu_id='&quot;;[.B2];&quot;';&quot; )" office:value-type="string" office:string-value="UPDATE sai_sol_pago_anexo SET sopg_id='sopg-450906013' WHERE sopg_id='sopg-452213'; UPDATE sai_revisiones_doc SET revi_doc='sopg-450906013' WHERE revi_doc='sopg-452213';  UPDATE sai_sol_pago SET sopg_id='sopg-450906013' WHERE sopg_id='sopg-452213'; UPDATE sai_sol_pago_imputa SET sopg_id='sopg-450906013' WHERE sopg_id='sopg-452213'; UPDATE sai_doc_genera SET docg_id='sopg-450906013' WHERE docg_id='sopg-452213'; UPDATE sai_causado SET caus_docu_id='sopg-450906013' WHERE caus_docu_id='sopg-452213';" calcext:value-type="string">
            <text:p>UPDATE sai_sol_pago_anexo SET sopg_id='sopg-450906013' WHERE sopg_id='sopg-452213'; UPDATE sai_revisiones_doc SET revi_doc='sopg-450906013' WHERE revi_doc='sopg-452213'; <text:s/>UPDATE sai_sol_pago SET sopg_id='sopg-450906013' WHERE sopg_id='sopg-452213'; UPDATE sai_sol_pago_imputa SET sopg_id='sopg-450906013' WHERE sopg_id='sopg-452213'; UPDATE sai_doc_genera SET docg_id='sopg-450906013' WHERE docg_id='sopg-452213'; UPDATE sai_causado SET caus_docu_id='sopg-450906013' WHERE caus_docu_id='sopg-452213';</text:p>
          </table:table-cell>
        </table:table-row>
        <table:table-row table:style-name="ro2">
          <table:table-cell/>
          <table:table-cell office:value-type="string" calcext:value-type="string">
            <text:p>sopg-452313</text:p>
          </table:table-cell>
          <table:table-cell office:value-type="string" calcext:value-type="string">
            <text:p>sopg-450906113</text:p>
          </table:table-cell>
          <table:table-cell table:formula="of:=CONCATENATE(&quot;UPDATE sai_sol_pago_anexo SET sopg_id='&quot;;[.C3];&quot;' WHERE sopg_id='&quot;;[.B3];&quot;'; UPDATE sai_revisiones_doc SET revi_doc='&quot;;[.C3];&quot;' WHERE revi_doc='&quot;;[.B3];&quot;';  UPDATE sai_sol_pago SET sopg_id='&quot;;[.C3];&quot;' WHERE sopg_id='&quot;;[.B3];&quot;'; UPDATE sai_sol_pago_imputa SET sopg_id='&quot;;[.C3];&quot;' WHERE sopg_id='&quot;;[.B3];&quot;'; UPDATE sai_doc_genera SET docg_id='&quot;;[.C3];&quot;' WHERE docg_id='&quot;;[.B3];&quot;'; UPDATE sai_causado SET caus_docu_id='&quot;;[.C3];&quot;' WHERE caus_docu_id='&quot;;[.B3];&quot;';&quot; )" office:value-type="string" office:string-value="UPDATE sai_sol_pago_anexo SET sopg_id='sopg-450906113' WHERE sopg_id='sopg-452313'; UPDATE sai_revisiones_doc SET revi_doc='sopg-450906113' WHERE revi_doc='sopg-452313';  UPDATE sai_sol_pago SET sopg_id='sopg-450906113' WHERE sopg_id='sopg-452313'; UPDATE sai_sol_pago_imputa SET sopg_id='sopg-450906113' WHERE sopg_id='sopg-452313'; UPDATE sai_doc_genera SET docg_id='sopg-450906113' WHERE docg_id='sopg-452313'; UPDATE sai_causado SET caus_docu_id='sopg-450906113' WHERE caus_docu_id='sopg-452313';" calcext:value-type="string">
            <text:p>UPDATE sai_sol_pago_anexo SET sopg_id='sopg-450906113' WHERE sopg_id='sopg-452313'; UPDATE sai_revisiones_doc SET revi_doc='sopg-450906113' WHERE revi_doc='sopg-452313'; <text:s/>UPDATE sai_sol_pago SET sopg_id='sopg-450906113' WHERE sopg_id='sopg-452313'; UPDATE sai_sol_pago_imputa SET sopg_id='sopg-450906113' WHERE sopg_id='sopg-452313'; UPDATE sai_doc_genera SET docg_id='sopg-450906113' WHERE docg_id='sopg-452313'; UPDATE sai_causado SET caus_docu_id='sopg-450906113' WHERE caus_docu_id='sopg-452313';</text:p>
          </table:table-cell>
        </table:table-row>
        <table:table-row table:style-name="ro2">
          <table:table-cell/>
          <table:table-cell office:value-type="string" calcext:value-type="string">
            <text:p>sopg-452413</text:p>
          </table:table-cell>
          <table:table-cell office:value-type="string" calcext:value-type="string">
            <text:p>sopg-450906213</text:p>
          </table:table-cell>
          <table:table-cell table:formula="of:=CONCATENATE(&quot;UPDATE sai_sol_pago_anexo SET sopg_id='&quot;;[.C4];&quot;' WHERE sopg_id='&quot;;[.B4];&quot;'; UPDATE sai_revisiones_doc SET revi_doc='&quot;;[.C4];&quot;' WHERE revi_doc='&quot;;[.B4];&quot;';  UPDATE sai_sol_pago SET sopg_id='&quot;;[.C4];&quot;' WHERE sopg_id='&quot;;[.B4];&quot;'; UPDATE sai_sol_pago_imputa SET sopg_id='&quot;;[.C4];&quot;' WHERE sopg_id='&quot;;[.B4];&quot;'; UPDATE sai_doc_genera SET docg_id='&quot;;[.C4];&quot;' WHERE docg_id='&quot;;[.B4];&quot;'; UPDATE sai_causado SET caus_docu_id='&quot;;[.C4];&quot;' WHERE caus_docu_id='&quot;;[.B4];&quot;';&quot; )" office:value-type="string" office:string-value="UPDATE sai_sol_pago_anexo SET sopg_id='sopg-450906213' WHERE sopg_id='sopg-452413'; UPDATE sai_revisiones_doc SET revi_doc='sopg-450906213' WHERE revi_doc='sopg-452413';  UPDATE sai_sol_pago SET sopg_id='sopg-450906213' WHERE sopg_id='sopg-452413'; UPDATE sai_sol_pago_imputa SET sopg_id='sopg-450906213' WHERE sopg_id='sopg-452413'; UPDATE sai_doc_genera SET docg_id='sopg-450906213' WHERE docg_id='sopg-452413'; UPDATE sai_causado SET caus_docu_id='sopg-450906213' WHERE caus_docu_id='sopg-452413';" calcext:value-type="string">
            <text:p>UPDATE sai_sol_pago_anexo SET sopg_id='sopg-450906213' WHERE sopg_id='sopg-452413'; UPDATE sai_revisiones_doc SET revi_doc='sopg-450906213' WHERE revi_doc='sopg-452413'; <text:s/>UPDATE sai_sol_pago SET sopg_id='sopg-450906213' WHERE sopg_id='sopg-452413'; UPDATE sai_sol_pago_imputa SET sopg_id='sopg-450906213' WHERE sopg_id='sopg-452413'; UPDATE sai_doc_genera SET docg_id='sopg-450906213' WHERE docg_id='sopg-452413'; UPDATE sai_causado SET caus_docu_id='sopg-450906213' WHERE caus_docu_id='sopg-452413';</text:p>
          </table:table-cell>
        </table:table-row>
        <table:table-row table:style-name="ro2">
          <table:table-cell/>
          <table:table-cell office:value-type="string" calcext:value-type="string">
            <text:p>sopg-452513</text:p>
          </table:table-cell>
          <table:table-cell office:value-type="string" calcext:value-type="string">
            <text:p>sopg-450906313</text:p>
          </table:table-cell>
          <table:table-cell table:formula="of:=CONCATENATE(&quot;UPDATE sai_sol_pago_anexo SET sopg_id='&quot;;[.C5];&quot;' WHERE sopg_id='&quot;;[.B5];&quot;'; UPDATE sai_revisiones_doc SET revi_doc='&quot;;[.C5];&quot;' WHERE revi_doc='&quot;;[.B5];&quot;';  UPDATE sai_sol_pago SET sopg_id='&quot;;[.C5];&quot;' WHERE sopg_id='&quot;;[.B5];&quot;'; UPDATE sai_sol_pago_imputa SET sopg_id='&quot;;[.C5];&quot;' WHERE sopg_id='&quot;;[.B5];&quot;'; UPDATE sai_doc_genera SET docg_id='&quot;;[.C5];&quot;' WHERE docg_id='&quot;;[.B5];&quot;'; UPDATE sai_causado SET caus_docu_id='&quot;;[.C5];&quot;' WHERE caus_docu_id='&quot;;[.B5];&quot;';&quot; )" office:value-type="string" office:string-value="UPDATE sai_sol_pago_anexo SET sopg_id='sopg-450906313' WHERE sopg_id='sopg-452513'; UPDATE sai_revisiones_doc SET revi_doc='sopg-450906313' WHERE revi_doc='sopg-452513';  UPDATE sai_sol_pago SET sopg_id='sopg-450906313' WHERE sopg_id='sopg-452513'; UPDATE sai_sol_pago_imputa SET sopg_id='sopg-450906313' WHERE sopg_id='sopg-452513'; UPDATE sai_doc_genera SET docg_id='sopg-450906313' WHERE docg_id='sopg-452513'; UPDATE sai_causado SET caus_docu_id='sopg-450906313' WHERE caus_docu_id='sopg-452513';" calcext:value-type="string">
            <text:p>UPDATE sai_sol_pago_anexo SET sopg_id='sopg-450906313' WHERE sopg_id='sopg-452513'; UPDATE sai_revisiones_doc SET revi_doc='sopg-450906313' WHERE revi_doc='sopg-452513'; <text:s/>UPDATE sai_sol_pago SET sopg_id='sopg-450906313' WHERE sopg_id='sopg-452513'; UPDATE sai_sol_pago_imputa SET sopg_id='sopg-450906313' WHERE sopg_id='sopg-452513'; UPDATE sai_doc_genera SET docg_id='sopg-450906313' WHERE docg_id='sopg-452513'; UPDATE sai_causado SET caus_docu_id='sopg-450906313' WHERE caus_docu_id='sopg-452513';</text:p>
          </table:table-cell>
        </table:table-row>
        <table:table-row table:style-name="ro2">
          <table:table-cell/>
          <table:table-cell office:value-type="string" calcext:value-type="string">
            <text:p>sopg-452613</text:p>
          </table:table-cell>
          <table:table-cell office:value-type="string" calcext:value-type="string">
            <text:p>sopg-450906413</text:p>
          </table:table-cell>
          <table:table-cell table:formula="of:=CONCATENATE(&quot;UPDATE sai_sol_pago_anexo SET sopg_id='&quot;;[.C6];&quot;' WHERE sopg_id='&quot;;[.B6];&quot;'; UPDATE sai_revisiones_doc SET revi_doc='&quot;;[.C6];&quot;' WHERE revi_doc='&quot;;[.B6];&quot;';  UPDATE sai_sol_pago SET sopg_id='&quot;;[.C6];&quot;' WHERE sopg_id='&quot;;[.B6];&quot;'; UPDATE sai_sol_pago_imputa SET sopg_id='&quot;;[.C6];&quot;' WHERE sopg_id='&quot;;[.B6];&quot;'; UPDATE sai_doc_genera SET docg_id='&quot;;[.C6];&quot;' WHERE docg_id='&quot;;[.B6];&quot;'; UPDATE sai_causado SET caus_docu_id='&quot;;[.C6];&quot;' WHERE caus_docu_id='&quot;;[.B6];&quot;';&quot; )" office:value-type="string" office:string-value="UPDATE sai_sol_pago_anexo SET sopg_id='sopg-450906413' WHERE sopg_id='sopg-452613'; UPDATE sai_revisiones_doc SET revi_doc='sopg-450906413' WHERE revi_doc='sopg-452613';  UPDATE sai_sol_pago SET sopg_id='sopg-450906413' WHERE sopg_id='sopg-452613'; UPDATE sai_sol_pago_imputa SET sopg_id='sopg-450906413' WHERE sopg_id='sopg-452613'; UPDATE sai_doc_genera SET docg_id='sopg-450906413' WHERE docg_id='sopg-452613'; UPDATE sai_causado SET caus_docu_id='sopg-450906413' WHERE caus_docu_id='sopg-452613';" calcext:value-type="string">
            <text:p>UPDATE sai_sol_pago_anexo SET sopg_id='sopg-450906413' WHERE sopg_id='sopg-452613'; UPDATE sai_revisiones_doc SET revi_doc='sopg-450906413' WHERE revi_doc='sopg-452613'; <text:s/>UPDATE sai_sol_pago SET sopg_id='sopg-450906413' WHERE sopg_id='sopg-452613'; UPDATE sai_sol_pago_imputa SET sopg_id='sopg-450906413' WHERE sopg_id='sopg-452613'; UPDATE sai_doc_genera SET docg_id='sopg-450906413' WHERE docg_id='sopg-452613'; UPDATE sai_causado SET caus_docu_id='sopg-450906413' WHERE caus_docu_id='sopg-452613';</text:p>
          </table:table-cell>
        </table:table-row>
        <table:table-row table:style-name="ro2">
          <table:table-cell/>
          <table:table-cell office:value-type="string" calcext:value-type="string">
            <text:p>sopg-452713</text:p>
          </table:table-cell>
          <table:table-cell office:value-type="string" calcext:value-type="string">
            <text:p>sopg-450906513</text:p>
          </table:table-cell>
          <table:table-cell table:formula="of:=CONCATENATE(&quot;UPDATE sai_sol_pago_anexo SET sopg_id='&quot;;[.C7];&quot;' WHERE sopg_id='&quot;;[.B7];&quot;'; UPDATE sai_revisiones_doc SET revi_doc='&quot;;[.C7];&quot;' WHERE revi_doc='&quot;;[.B7];&quot;';  UPDATE sai_sol_pago SET sopg_id='&quot;;[.C7];&quot;' WHERE sopg_id='&quot;;[.B7];&quot;'; UPDATE sai_sol_pago_imputa SET sopg_id='&quot;;[.C7];&quot;' WHERE sopg_id='&quot;;[.B7];&quot;'; UPDATE sai_doc_genera SET docg_id='&quot;;[.C7];&quot;' WHERE docg_id='&quot;;[.B7];&quot;'; UPDATE sai_causado SET caus_docu_id='&quot;;[.C7];&quot;' WHERE caus_docu_id='&quot;;[.B7];&quot;';&quot; )" office:value-type="string" office:string-value="UPDATE sai_sol_pago_anexo SET sopg_id='sopg-450906513' WHERE sopg_id='sopg-452713'; UPDATE sai_revisiones_doc SET revi_doc='sopg-450906513' WHERE revi_doc='sopg-452713';  UPDATE sai_sol_pago SET sopg_id='sopg-450906513' WHERE sopg_id='sopg-452713'; UPDATE sai_sol_pago_imputa SET sopg_id='sopg-450906513' WHERE sopg_id='sopg-452713'; UPDATE sai_doc_genera SET docg_id='sopg-450906513' WHERE docg_id='sopg-452713'; UPDATE sai_causado SET caus_docu_id='sopg-450906513' WHERE caus_docu_id='sopg-452713';" calcext:value-type="string">
            <text:p>UPDATE sai_sol_pago_anexo SET sopg_id='sopg-450906513' WHERE sopg_id='sopg-452713'; UPDATE sai_revisiones_doc SET revi_doc='sopg-450906513' WHERE revi_doc='sopg-452713'; <text:s/>UPDATE sai_sol_pago SET sopg_id='sopg-450906513' WHERE sopg_id='sopg-452713'; UPDATE sai_sol_pago_imputa SET sopg_id='sopg-450906513' WHERE sopg_id='sopg-452713'; UPDATE sai_doc_genera SET docg_id='sopg-450906513' WHERE docg_id='sopg-452713'; UPDATE sai_causado SET caus_docu_id='sopg-450906513' WHERE caus_docu_id='sopg-45271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V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s" number:country="VE">BsF</number:currency-symbol>
      <number:number number:decimal-places="2" number:min-integer-digits="1" number:grouping="true"/>
    </number:currency-style>
    <number:currency-style style:name="N107">
      <style:text-properties fo:color="#ff0000"/>
      <number:currency-symbol number:language="es" number:country="VE">BsF</number:currency-symbol>
      <number:text>-</number:text>
      <number:number number:decimal-places="2" number:min-integer-digits="1" number:grouping="true"/>
      <style:map style:condition="value()&gt;=0" style:apply-style-name="N107P0"/>
    </number:currency-style>
    <number:currency-style style:name="N108P0" style:volatile="true">
      <number:currency-symbol number:language="es" number:country="VE">BsF</number:currency-symbol>
      <number:number number:decimal-places="2" number:min-integer-digits="1" number:grouping="true"/>
    </number:currency-style>
    <number:currency-style style:name="N108">
      <style:text-properties fo:color="#ff0000"/>
      <number:text>(</number:text>
      <number:currency-symbol number:language="es" number:country="VE">BsF</number:currency-symbol>
      <number:number number:decimal-places="2" number:min-integer-digits="1" number:grouping="true"/>
      <number:text>)</number:text>
      <style:map style:condition="value()&gt;=0" style:apply-style-name="N108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8">00/00/0000</text:date>, <text:time style:data-style-name="N2" text:time-value="0000-00-00T00:00:04.20977722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